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dd44af" officeooo:paragraph-rsid="00eb0dd5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officeooo:paragraph-rsid="000fecca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7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8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0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1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2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4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0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1" style:family="paragraph" style:parent-style-name="Standard">
      <style:text-properties fo:font-style="normal" officeooo:paragraph-rsid="00751d17" style:font-style-asian="normal" style:font-style-complex="normal"/>
    </style:style>
    <style:style style:name="P32" style:family="paragraph" style:parent-style-name="Standard">
      <style:text-properties fo:font-style="normal" officeooo:paragraph-rsid="006f66ec" style:font-style-asian="normal" style:font-style-complex="normal"/>
    </style:style>
    <style:style style:name="P33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4" style:family="paragraph" style:parent-style-name="Standard">
      <style:text-properties fo:font-style="normal" officeooo:paragraph-rsid="005f2637" style:font-style-asian="normal" style:font-style-complex="normal"/>
    </style:style>
    <style:style style:name="P35" style:family="paragraph" style:parent-style-name="Standard">
      <style:text-properties fo:font-style="normal" officeooo:paragraph-rsid="00644350" style:font-style-asian="normal" style:font-style-complex="normal"/>
    </style:style>
    <style:style style:name="P36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37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38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39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0" style:family="paragraph" style:parent-style-name="Standard">
      <style:text-properties fo:font-style="normal" officeooo:rsid="00751d17" officeooo:paragraph-rsid="0205ef18" style:font-style-asian="normal" style:font-style-complex="normal"/>
    </style:style>
    <style:style style:name="P41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2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3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4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5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46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47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48" style:family="paragraph" style:parent-style-name="Standard">
      <style:text-properties fo:font-style="normal" officeooo:paragraph-rsid="00939859" style:font-style-asian="normal" style:font-style-complex="normal"/>
    </style:style>
    <style:style style:name="P49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0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1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2" style:family="paragraph" style:parent-style-name="Standard">
      <style:text-properties fo:font-style="normal" officeooo:paragraph-rsid="00956521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4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55" style:family="paragraph" style:parent-style-name="Standard">
      <style:text-properties fo:font-style="normal" officeooo:rsid="00a1e031" style:font-style-asian="normal" style:font-style-complex="normal"/>
    </style:style>
    <style:style style:name="P56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57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58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59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0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6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6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6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67" style:family="paragraph" style:parent-style-name="Standard">
      <style:text-properties fo:font-style="normal" officeooo:paragraph-rsid="00c2c999" style:font-style-asian="normal" style:font-style-complex="normal"/>
    </style:style>
    <style:style style:name="P6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6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0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71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72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73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74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76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77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78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79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80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81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82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83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84" style:family="paragraph" style:parent-style-name="Standard">
      <style:text-properties fo:font-style="normal" officeooo:paragraph-rsid="01148430" style:font-style-asian="normal" style:font-style-complex="normal"/>
    </style:style>
    <style:style style:name="P85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86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87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88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89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0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91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92" style:family="paragraph" style:parent-style-name="Standard">
      <style:text-properties fo:font-style="normal" officeooo:paragraph-rsid="01190d75" style:font-style-asian="normal" style:font-style-complex="normal"/>
    </style:style>
    <style:style style:name="P93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94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95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96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97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98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00" style:family="paragraph" style:parent-style-name="Standard">
      <style:text-properties fo:font-style="normal" officeooo:paragraph-rsid="01305c41" style:font-style-asian="normal" style:font-style-complex="normal"/>
    </style:style>
    <style:style style:name="P101" style:family="paragraph" style:parent-style-name="Standard">
      <style:text-properties fo:font-style="normal" officeooo:paragraph-rsid="01401741" style:font-style-asian="normal" style:font-style-complex="normal"/>
    </style:style>
    <style:style style:name="P102" style:family="paragraph" style:parent-style-name="Standard">
      <style:text-properties fo:font-style="normal" officeooo:paragraph-rsid="01466326" style:font-style-asian="normal" style:font-style-complex="normal"/>
    </style:style>
    <style:style style:name="P103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04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05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06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07" style:family="paragraph" style:parent-style-name="Standard">
      <style:text-properties fo:font-style="normal" officeooo:paragraph-rsid="01549026" style:font-style-asian="normal" style:font-style-complex="normal"/>
    </style:style>
    <style:style style:name="P108" style:family="paragraph" style:parent-style-name="Standard">
      <style:text-properties fo:font-style="normal" officeooo:paragraph-rsid="01549d31" style:font-style-asian="normal" style:font-style-complex="normal"/>
    </style:style>
    <style:style style:name="P109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12" style:family="paragraph" style:parent-style-name="Standard">
      <style:text-properties fo:font-style="normal" officeooo:rsid="00fdd6a8" officeooo:paragraph-rsid="01e648d0" style:font-style-asian="normal" style:font-style-complex="normal"/>
    </style:style>
    <style:style style:name="P113" style:family="paragraph" style:parent-style-name="Standard">
      <style:text-properties fo:font-style="normal" officeooo:rsid="00684bfc" officeooo:paragraph-rsid="01f1e927" style:font-style-asian="normal" style:font-style-complex="normal"/>
    </style:style>
    <style:style style:name="P114" style:family="paragraph" style:parent-style-name="Standard">
      <style:text-properties fo:font-style="normal" officeooo:rsid="01f1e927" officeooo:paragraph-rsid="01f1e927" style:font-style-asian="normal" style:font-style-complex="normal"/>
    </style:style>
    <style:style style:name="P115" style:family="paragraph" style:parent-style-name="Standard">
      <style:text-properties fo:font-style="normal" officeooo:paragraph-rsid="02004c51" style:font-style-asian="normal" style:font-style-complex="normal"/>
    </style:style>
    <style:style style:name="P116" style:family="paragraph" style:parent-style-name="Standard">
      <style:text-properties fo:font-style="normal" officeooo:paragraph-rsid="0200a83b" style:font-style-asian="normal" style:font-style-complex="normal"/>
    </style:style>
    <style:style style:name="P117" style:family="paragraph" style:parent-style-name="Standard">
      <style:text-properties fo:font-style="normal" officeooo:rsid="0200a83b" officeooo:paragraph-rsid="0200a83b" style:font-style-asian="normal" style:font-style-complex="normal"/>
    </style:style>
    <style:style style:name="P118" style:family="paragraph" style:parent-style-name="Standard">
      <style:text-properties fo:font-style="normal" officeooo:rsid="009f187e" officeooo:paragraph-rsid="0217a59b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15%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3fcbcf" officeooo:paragraph-rsid="022c6f20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2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paragraph-rsid="0200a83b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f4c6c5" officeooo:paragraph-rsid="02432f54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fdd6a8" officeooo:paragraph-rsid="01e648d0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0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1cdcabe" officeooo:paragraph-rsid="023add60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paragraph-rsid="0200a83b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0da4eed" officeooo:paragraph-rsid="023add60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officeooo:paragraph-rsid="00134990"/>
    </style:style>
    <style:style style:name="P238" style:family="paragraph" style:parent-style-name="Standard">
      <style:text-properties fo:font-style="italic" style:font-style-asian="italic" style:font-style-complex="italic"/>
    </style:style>
    <style:style style:name="P239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0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41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42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43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44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45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46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47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48" style:family="paragraph" style:parent-style-name="Standard">
      <style:text-properties fo:font-style="italic" officeooo:paragraph-rsid="0057ec24" style:font-style-asian="italic" style:font-style-complex="italic"/>
    </style:style>
    <style:style style:name="P249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0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51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52" style:family="paragraph" style:parent-style-name="Standard">
      <style:text-properties fo:font-style="italic" officeooo:paragraph-rsid="005f2637" style:font-style-asian="italic" style:font-style-complex="italic"/>
    </style:style>
    <style:style style:name="P253" style:family="paragraph" style:parent-style-name="Standard">
      <style:text-properties fo:font-style="italic" officeooo:paragraph-rsid="00644350" style:font-style-asian="italic" style:font-style-complex="italic"/>
    </style:style>
    <style:style style:name="P254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55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56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57" style:family="paragraph" style:parent-style-name="Standard">
      <style:text-properties fo:font-style="italic" officeooo:paragraph-rsid="00684bfc" style:font-style-asian="italic" style:font-style-complex="italic"/>
    </style:style>
    <style:style style:name="P258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59" style:family="paragraph" style:parent-style-name="Standard">
      <style:text-properties fo:font-style="italic" officeooo:paragraph-rsid="006f66ec" style:font-style-asian="italic" style:font-style-complex="italic"/>
    </style:style>
    <style:style style:name="P260" style:family="paragraph" style:parent-style-name="Standard">
      <style:text-properties fo:font-style="italic" officeooo:paragraph-rsid="0071baff" style:font-style-asian="italic" style:font-style-complex="italic"/>
    </style:style>
    <style:style style:name="P261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62" style:family="paragraph" style:parent-style-name="Standard">
      <style:text-properties fo:font-style="italic" officeooo:paragraph-rsid="00751d17" style:font-style-asian="italic" style:font-style-complex="italic"/>
    </style:style>
    <style:style style:name="P263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64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65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66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67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68" style:family="paragraph" style:parent-style-name="Standard">
      <style:text-properties fo:font-style="italic" officeooo:rsid="006f66ec" officeooo:paragraph-rsid="01fd9e65" style:font-style-asian="italic" style:font-style-complex="italic"/>
    </style:style>
    <style:style style:name="P269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70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71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72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73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74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75" style:family="paragraph" style:parent-style-name="Standard">
      <style:text-properties fo:font-style="italic" officeooo:rsid="008c034a" officeooo:paragraph-rsid="020b5b34" style:font-style-asian="italic" style:font-style-complex="italic"/>
    </style:style>
    <style:style style:name="P276" style:family="paragraph" style:parent-style-name="Standard">
      <style:text-properties fo:font-style="italic" officeooo:paragraph-rsid="008eb3ea" style:font-style-asian="italic" style:font-style-complex="italic"/>
    </style:style>
    <style:style style:name="P277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78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79" style:family="paragraph" style:parent-style-name="Standard">
      <style:text-properties fo:font-style="italic" officeooo:paragraph-rsid="00939859" style:font-style-asian="italic" style:font-style-complex="italic"/>
    </style:style>
    <style:style style:name="P280" style:family="paragraph" style:parent-style-name="Standard">
      <style:text-properties fo:font-style="italic" officeooo:paragraph-rsid="00971224" style:font-style-asian="italic" style:font-style-complex="italic"/>
    </style:style>
    <style:style style:name="P281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82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83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84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85" style:family="paragraph" style:parent-style-name="Standard">
      <style:text-properties fo:font-style="italic" officeooo:paragraph-rsid="00a6f347" style:font-style-asian="italic" style:font-style-complex="italic"/>
    </style:style>
    <style:style style:name="P286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87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88" style:family="paragraph" style:parent-style-name="Standard">
      <style:text-properties fo:font-style="italic" officeooo:paragraph-rsid="00acfb9d" style:font-style-asian="italic" style:font-style-complex="italic"/>
    </style:style>
    <style:style style:name="P289" style:family="paragraph" style:parent-style-name="Standard">
      <style:text-properties fo:font-style="italic" officeooo:paragraph-rsid="00b41267" style:font-style-asian="italic" style:font-style-complex="italic"/>
    </style:style>
    <style:style style:name="P290" style:family="paragraph" style:parent-style-name="Standard">
      <style:text-properties fo:font-style="italic" officeooo:paragraph-rsid="00ba819c" style:font-style-asian="italic" style:font-style-complex="italic"/>
    </style:style>
    <style:style style:name="P291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292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293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294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295" style:family="paragraph" style:parent-style-name="Standard">
      <style:text-properties fo:font-style="italic" officeooo:paragraph-rsid="00c2c999" style:font-style-asian="italic" style:font-style-complex="italic"/>
    </style:style>
    <style:style style:name="P296" style:family="paragraph" style:parent-style-name="Standard">
      <style:text-properties fo:font-style="italic" officeooo:paragraph-rsid="00c50878" style:font-style-asian="italic" style:font-style-complex="italic"/>
    </style:style>
    <style:style style:name="P297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298" style:family="paragraph" style:parent-style-name="Standard">
      <style:text-properties fo:font-style="italic" officeooo:paragraph-rsid="00dd44af" style:font-style-asian="italic" style:font-style-complex="italic"/>
    </style:style>
    <style:style style:name="P299" style:family="paragraph" style:parent-style-name="Standard">
      <style:text-properties fo:font-style="italic" officeooo:paragraph-rsid="00f4c6c5" style:font-style-asian="italic" style:font-style-complex="italic"/>
    </style:style>
    <style:style style:name="P300" style:family="paragraph" style:parent-style-name="Standard">
      <style:text-properties fo:font-style="italic" officeooo:paragraph-rsid="00fc67ff" style:font-style-asian="italic" style:font-style-complex="italic"/>
    </style:style>
    <style:style style:name="P301" style:family="paragraph" style:parent-style-name="Standard">
      <style:text-properties fo:font-style="italic" officeooo:paragraph-rsid="00fdd3aa" style:font-style-asian="italic" style:font-style-complex="italic"/>
    </style:style>
    <style:style style:name="P302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03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04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05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06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07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08" style:family="paragraph" style:parent-style-name="Standard">
      <style:text-properties fo:font-style="italic" officeooo:paragraph-rsid="01148430" style:font-style-asian="italic" style:font-style-complex="italic"/>
    </style:style>
    <style:style style:name="P309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10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11" style:family="paragraph" style:parent-style-name="Standard">
      <style:text-properties fo:font-style="italic" officeooo:paragraph-rsid="01190d75" style:font-style-asian="italic" style:font-style-complex="italic"/>
    </style:style>
    <style:style style:name="P312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13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14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15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16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17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18" style:family="paragraph" style:parent-style-name="Standard">
      <style:text-properties fo:font-style="italic" officeooo:paragraph-rsid="01305c41" style:font-style-asian="italic" style:font-style-complex="italic"/>
    </style:style>
    <style:style style:name="P319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20" style:family="paragraph" style:parent-style-name="Standard">
      <style:text-properties fo:font-style="italic" officeooo:paragraph-rsid="01466326" style:font-style-asian="italic" style:font-style-complex="italic"/>
    </style:style>
    <style:style style:name="P321" style:family="paragraph" style:parent-style-name="Standard">
      <style:text-properties fo:font-style="italic" officeooo:paragraph-rsid="014f285e" style:font-style-asian="italic" style:font-style-complex="italic"/>
    </style:style>
    <style:style style:name="P322" style:family="paragraph" style:parent-style-name="Standard">
      <style:text-properties fo:font-style="italic" officeooo:paragraph-rsid="014d6fa3" style:font-style-asian="italic" style:font-style-complex="italic"/>
    </style:style>
    <style:style style:name="P323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24" style:family="paragraph" style:parent-style-name="Standard">
      <style:text-properties fo:font-style="italic" officeooo:paragraph-rsid="01549026" style:font-style-asian="italic" style:font-style-complex="italic"/>
    </style:style>
    <style:style style:name="P325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26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27" style:family="paragraph" style:parent-style-name="Standard">
      <style:text-properties fo:font-style="italic" officeooo:paragraph-rsid="0161b854" style:font-style-asian="italic" style:font-style-complex="italic"/>
    </style:style>
    <style:style style:name="P328" style:family="paragraph" style:parent-style-name="Standard">
      <style:text-properties fo:font-style="italic" officeooo:paragraph-rsid="01bb0dd2" style:font-style-asian="italic" style:font-style-complex="italic"/>
    </style:style>
    <style:style style:name="P329" style:family="paragraph" style:parent-style-name="Standard">
      <style:text-properties fo:font-style="italic" officeooo:paragraph-rsid="002f731d" style:font-style-asian="italic" style:font-style-complex="italic"/>
    </style:style>
    <style:style style:name="P330" style:family="paragraph" style:parent-style-name="Standard">
      <style:text-properties fo:font-style="italic" officeooo:paragraph-rsid="01f7ba13" style:font-style-asian="italic" style:font-style-complex="italic"/>
    </style:style>
    <style:style style:name="P331" style:family="paragraph" style:parent-style-name="Standard">
      <style:text-properties fo:font-style="italic" officeooo:rsid="01f28add" officeooo:paragraph-rsid="01f28add" style:font-style-asian="italic" style:font-style-complex="italic"/>
    </style:style>
    <style:style style:name="P332" style:family="paragraph" style:parent-style-name="Standard">
      <style:text-properties fo:font-style="italic" officeooo:paragraph-rsid="02004c51" style:font-style-asian="italic" style:font-style-complex="italic"/>
    </style:style>
    <style:style style:name="P333" style:family="paragraph" style:parent-style-name="Standard">
      <style:text-properties fo:font-style="italic" officeooo:paragraph-rsid="0200a83b" style:font-style-asian="italic" style:font-style-complex="italic"/>
    </style:style>
    <style:style style:name="P334" style:family="paragraph" style:parent-style-name="Standard">
      <style:text-properties fo:font-style="italic" officeooo:paragraph-rsid="008c034a" style:font-style-asian="italic" style:font-style-complex="italic"/>
    </style:style>
    <style:style style:name="P335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36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1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2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3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54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55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56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rsid="00d63bc5" officeooo:paragraph-rsid="023a25e0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f4c6c5" officeooo:paragraph-rsid="02432f54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2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390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1ce0a79" officeooo:paragraph-rsid="01ce0a79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ce0a79" officeooo:paragraph-rsid="023add60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paragraph-rsid="02004c51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07ca694" officeooo:paragraph-rsid="0200a83b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paragraph-rsid="0200a83b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07b2101" officeooo:paragraph-rsid="0200a83b" style:font-style-asian="italic" style:font-weight-asian="normal" style:font-style-complex="italic" style:font-weight-complex="normal"/>
    </style:style>
    <style:style style:name="P400" style:family="paragraph" style:parent-style-name="Standard">
      <style:paragraph-properties fo:line-height="100%"/>
      <style:text-properties fo:font-style="italic" fo:font-weight="normal" officeooo:rsid="00ba819c" officeooo:paragraph-rsid="02317e9f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2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3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4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09" style:family="paragraph" style:parent-style-name="Standard">
      <style:text-properties officeooo:paragraph-rsid="00154f37"/>
    </style:style>
    <style:style style:name="P410" style:family="paragraph" style:parent-style-name="Standard">
      <style:text-properties officeooo:paragraph-rsid="00186c3f"/>
    </style:style>
    <style:style style:name="P411" style:family="paragraph" style:parent-style-name="Standard">
      <style:text-properties officeooo:paragraph-rsid="0018e013"/>
    </style:style>
    <style:style style:name="P412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3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4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5" style:family="paragraph" style:parent-style-name="Standard">
      <style:text-properties officeooo:rsid="001c0ef5" officeooo:paragraph-rsid="001c0ef5"/>
    </style:style>
    <style:style style:name="P416" style:family="paragraph" style:parent-style-name="Standard">
      <style:text-properties officeooo:rsid="001c0ef5" officeooo:paragraph-rsid="00819260"/>
    </style:style>
    <style:style style:name="P417" style:family="paragraph" style:parent-style-name="Standard">
      <style:text-properties officeooo:rsid="001c5680" officeooo:paragraph-rsid="001c5680"/>
    </style:style>
    <style:style style:name="P418" style:family="paragraph" style:parent-style-name="Standard">
      <style:paragraph-properties fo:line-height="115%"/>
      <style:text-properties officeooo:rsid="001c5680" officeooo:paragraph-rsid="001c5680"/>
    </style:style>
    <style:style style:name="P419" style:family="paragraph" style:parent-style-name="Standard">
      <style:text-properties officeooo:paragraph-rsid="001c5680"/>
    </style:style>
    <style:style style:name="P420" style:family="paragraph" style:parent-style-name="Standard">
      <style:paragraph-properties fo:line-height="115%"/>
      <style:text-properties officeooo:paragraph-rsid="002ba0e7"/>
    </style:style>
    <style:style style:name="P421" style:family="paragraph" style:parent-style-name="Standard">
      <style:paragraph-properties fo:line-height="115%"/>
      <style:text-properties officeooo:paragraph-rsid="00819260"/>
    </style:style>
    <style:style style:name="P422" style:family="paragraph" style:parent-style-name="Standard">
      <style:paragraph-properties fo:line-height="115%"/>
      <style:text-properties officeooo:paragraph-rsid="0082c116"/>
    </style:style>
    <style:style style:name="P423" style:family="paragraph" style:parent-style-name="Standard">
      <style:paragraph-properties fo:line-height="115%"/>
      <style:text-properties officeooo:paragraph-rsid="008b54df"/>
    </style:style>
    <style:style style:name="P424" style:family="paragraph" style:parent-style-name="Standard">
      <style:paragraph-properties fo:line-height="115%"/>
      <style:text-properties officeooo:paragraph-rsid="00941a11"/>
    </style:style>
    <style:style style:name="P425" style:family="paragraph" style:parent-style-name="Standard">
      <style:paragraph-properties fo:line-height="115%"/>
      <style:text-properties officeooo:paragraph-rsid="009d5b59"/>
    </style:style>
    <style:style style:name="P426" style:family="paragraph" style:parent-style-name="Standard">
      <style:paragraph-properties fo:line-height="115%"/>
      <style:text-properties officeooo:paragraph-rsid="00a8ca1b"/>
    </style:style>
    <style:style style:name="P427" style:family="paragraph" style:parent-style-name="Standard">
      <style:paragraph-properties fo:line-height="115%"/>
      <style:text-properties officeooo:paragraph-rsid="00201bd5"/>
    </style:style>
    <style:style style:name="P428" style:family="paragraph" style:parent-style-name="Standard">
      <style:paragraph-properties fo:line-height="115%"/>
      <style:text-properties officeooo:paragraph-rsid="00f9fdc0"/>
    </style:style>
    <style:style style:name="P429" style:family="paragraph" style:parent-style-name="Standard">
      <style:paragraph-properties fo:line-height="115%"/>
      <style:text-properties officeooo:paragraph-rsid="012e9465"/>
    </style:style>
    <style:style style:name="P430" style:family="paragraph" style:parent-style-name="Standard">
      <style:paragraph-properties fo:line-height="115%"/>
      <style:text-properties officeooo:paragraph-rsid="012edf56"/>
    </style:style>
    <style:style style:name="P431" style:family="paragraph" style:parent-style-name="Standard">
      <style:paragraph-properties fo:line-height="115%"/>
      <style:text-properties officeooo:paragraph-rsid="01305c41"/>
    </style:style>
    <style:style style:name="P432" style:family="paragraph" style:parent-style-name="Standard">
      <style:paragraph-properties fo:line-height="100%"/>
      <style:text-properties officeooo:paragraph-rsid="00201bd5"/>
    </style:style>
    <style:style style:name="P433" style:family="paragraph" style:parent-style-name="Standard">
      <style:paragraph-properties fo:line-height="100%"/>
      <style:text-properties officeooo:paragraph-rsid="005b3d57"/>
    </style:style>
    <style:style style:name="P434" style:family="paragraph" style:parent-style-name="Standard">
      <style:paragraph-properties fo:line-height="100%"/>
      <style:text-properties officeooo:paragraph-rsid="005dfe09"/>
    </style:style>
    <style:style style:name="P435" style:family="paragraph" style:parent-style-name="Standard">
      <style:paragraph-properties fo:line-height="100%"/>
      <style:text-properties officeooo:paragraph-rsid="01148430"/>
    </style:style>
    <style:style style:name="P436" style:family="paragraph" style:parent-style-name="Standard">
      <style:paragraph-properties fo:line-height="100%"/>
      <style:text-properties officeooo:paragraph-rsid="013b189d"/>
    </style:style>
    <style:style style:name="P437" style:family="paragraph" style:parent-style-name="Standard">
      <style:paragraph-properties fo:line-height="100%"/>
      <style:text-properties officeooo:paragraph-rsid="013c5706"/>
    </style:style>
    <style:style style:name="P438" style:family="paragraph" style:parent-style-name="Standard">
      <style:paragraph-properties fo:line-height="100%"/>
      <style:text-properties officeooo:paragraph-rsid="0128c6e8"/>
    </style:style>
    <style:style style:name="P439" style:family="paragraph" style:parent-style-name="Standard">
      <style:paragraph-properties fo:line-height="100%"/>
      <style:text-properties officeooo:paragraph-rsid="012cecd7"/>
    </style:style>
    <style:style style:name="P440" style:family="paragraph" style:parent-style-name="Standard">
      <style:paragraph-properties fo:line-height="100%"/>
      <style:text-properties officeooo:paragraph-rsid="01459f86"/>
    </style:style>
    <style:style style:name="P441" style:family="paragraph" style:parent-style-name="Standard">
      <style:paragraph-properties fo:line-height="100%"/>
      <style:text-properties officeooo:paragraph-rsid="02317e9f"/>
    </style:style>
    <style:style style:name="P442" style:family="paragraph" style:parent-style-name="Standard">
      <style:text-properties officeooo:paragraph-rsid="001e2fb9"/>
    </style:style>
    <style:style style:name="P443" style:family="paragraph" style:parent-style-name="Standard">
      <style:text-properties officeooo:paragraph-rsid="00201bd5"/>
    </style:style>
    <style:style style:name="P444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5" style:family="paragraph" style:parent-style-name="Standard">
      <style:text-properties officeooo:paragraph-rsid="0023a424"/>
    </style:style>
    <style:style style:name="P446" style:family="paragraph" style:parent-style-name="Standard">
      <style:text-properties officeooo:paragraph-rsid="00254a2e"/>
    </style:style>
    <style:style style:name="P447" style:family="paragraph" style:parent-style-name="Standard">
      <style:text-properties officeooo:paragraph-rsid="0029f907"/>
    </style:style>
    <style:style style:name="P448" style:family="paragraph" style:parent-style-name="Standard">
      <style:text-properties officeooo:rsid="00beb82f" officeooo:paragraph-rsid="005b3d57"/>
    </style:style>
    <style:style style:name="P449" style:family="paragraph" style:parent-style-name="Standard">
      <style:text-properties officeooo:paragraph-rsid="00316632"/>
    </style:style>
    <style:style style:name="P450" style:family="paragraph" style:parent-style-name="Standard">
      <style:text-properties officeooo:paragraph-rsid="003523e3"/>
    </style:style>
    <style:style style:name="P451" style:family="paragraph" style:parent-style-name="Standard">
      <style:text-properties style:use-window-font-color="true"/>
    </style:style>
    <style:style style:name="P452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3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4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55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56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57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58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59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0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1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3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75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78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0" style:family="paragraph" style:parent-style-name="Standard">
      <style:text-properties style:use-window-font-color="true" fo:font-style="italic" fo:font-weight="normal" officeooo:rsid="01bb0dd2" officeooo:paragraph-rsid="01bb0dd2" style:font-style-asian="italic" style:font-weight-asian="normal" style:font-style-complex="italic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2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3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4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85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05c5090" style:font-style-asian="normal" style:font-weight-asian="bold" style:font-style-complex="normal" style:font-weight-complex="bold"/>
    </style:style>
    <style:style style:name="P486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a99820" officeooo:paragraph-rsid="01e7bb27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1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2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3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4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151b86d" officeooo:paragraph-rsid="0151b86d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20" style:family="paragraph" style:parent-style-name="Standard">
      <style:text-properties style:use-window-font-color="true" officeooo:rsid="007d92ff" officeooo:paragraph-rsid="007d92ff"/>
    </style:style>
    <style:style style:name="P521" style:family="paragraph" style:parent-style-name="Standard">
      <style:text-properties style:use-window-font-color="true" officeooo:rsid="007d92ff" officeooo:paragraph-rsid="01e91824"/>
    </style:style>
    <style:style style:name="P522" style:family="paragraph" style:parent-style-name="Standard">
      <style:text-properties style:use-window-font-color="true" officeooo:paragraph-rsid="007d92ff"/>
    </style:style>
    <style:style style:name="P523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4" style:family="paragraph" style:parent-style-name="Standard">
      <style:text-properties style:use-window-font-color="true" style:text-line-through-style="none" style:text-line-through-type="none" fo:font-style="normal" officeooo:paragraph-rsid="0193a3a5" style:font-style-asian="normal" style:font-style-complex="normal"/>
    </style:style>
    <style:style style:name="P525" style:family="paragraph" style:parent-style-name="Standard">
      <style:text-properties style:use-window-font-color="true" officeooo:paragraph-rsid="01e91824"/>
    </style:style>
    <style:style style:name="P526" style:family="paragraph" style:parent-style-name="Standard">
      <style:text-properties officeooo:paragraph-rsid="003c1931"/>
    </style:style>
    <style:style style:name="P527" style:family="paragraph" style:parent-style-name="Standard">
      <style:text-properties officeooo:paragraph-rsid="00432526"/>
    </style:style>
    <style:style style:name="P528" style:family="paragraph" style:parent-style-name="Standard">
      <style:text-properties officeooo:paragraph-rsid="004566c5"/>
    </style:style>
    <style:style style:name="P529" style:family="paragraph" style:parent-style-name="Standard">
      <style:text-properties officeooo:paragraph-rsid="004b8029"/>
    </style:style>
    <style:style style:name="P530" style:family="paragraph" style:parent-style-name="Standard">
      <style:text-properties officeooo:paragraph-rsid="0050b57f"/>
    </style:style>
    <style:style style:name="P531" style:family="paragraph" style:parent-style-name="Standard">
      <style:text-properties officeooo:rsid="00523bf9" officeooo:paragraph-rsid="00523bf9"/>
    </style:style>
    <style:style style:name="P532" style:family="paragraph" style:parent-style-name="Standard">
      <style:text-properties officeooo:paragraph-rsid="0055a125"/>
    </style:style>
    <style:style style:name="P533" style:family="paragraph" style:parent-style-name="Standard">
      <style:text-properties officeooo:paragraph-rsid="00572cb0"/>
    </style:style>
    <style:style style:name="P534" style:family="paragraph" style:parent-style-name="Standard">
      <style:text-properties officeooo:paragraph-rsid="005c5090"/>
    </style:style>
    <style:style style:name="P535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6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7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8" style:family="paragraph" style:parent-style-name="Standard">
      <style:text-properties fo:font-weight="bold" officeooo:paragraph-rsid="012e9465" style:font-weight-asian="bold" style:font-weight-complex="bold"/>
    </style:style>
    <style:style style:name="P539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40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1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2" style:family="paragraph" style:parent-style-name="Standard">
      <style:text-properties fo:font-weight="bold" officeooo:rsid="00eb0dd5" officeooo:paragraph-rsid="00eb0dd5" style:font-weight-asian="bold" style:font-weight-complex="bold"/>
    </style:style>
    <style:style style:name="P543" style:family="paragraph" style:parent-style-name="Standard">
      <style:text-properties officeooo:rsid="001e2fb9" officeooo:paragraph-rsid="001e2fb9"/>
    </style:style>
    <style:style style:name="P544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5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6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47" style:family="paragraph" style:parent-style-name="Standard">
      <style:text-properties style:text-line-through-style="none" style:text-line-through-type="none" fo:font-style="italic" officeooo:paragraph-rsid="02004c51" style:font-style-asian="italic" style:font-style-complex="italic"/>
    </style:style>
    <style:style style:name="P548" style:family="paragraph" style:parent-style-name="Standard">
      <style:text-properties style:text-line-through-style="none" style:text-line-through-type="none" fo:font-style="italic" officeooo:rsid="01ffc0f0" officeooo:paragraph-rsid="02004c51" style:font-style-asian="italic" style:font-style-complex="italic"/>
    </style:style>
    <style:style style:name="P549" style:family="paragraph" style:parent-style-name="Standard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550" style:family="paragraph" style:parent-style-name="Standard">
      <style:text-properties style:text-line-through-style="none" style:text-line-through-type="none" fo:font-style="italic" officeooo:rsid="00a1e031" officeooo:paragraph-rsid="00a1e031" style:font-style-asian="italic" style:font-style-complex="italic"/>
    </style:style>
    <style:style style:name="P551" style:family="paragraph" style:parent-style-name="Standard">
      <style:text-properties style:text-line-through-style="none" style:text-line-through-type="none" fo:font-style="italic" officeooo:rsid="00a1e031" officeooo:paragraph-rsid="0225be58" style:font-style-asian="italic" style:font-style-complex="italic"/>
    </style:style>
    <style:style style:name="P552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3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4" style:family="paragraph" style:parent-style-name="Standard">
      <style:text-properties style:text-line-through-style="none" style:text-line-through-type="none" fo:font-style="normal" officeooo:rsid="02004c51" officeooo:paragraph-rsid="02004c51" style:font-style-asian="normal" style:font-style-complex="normal"/>
    </style:style>
    <style:style style:name="P555" style:family="paragraph" style:parent-style-name="Standard">
      <style:text-properties style:text-line-through-style="none" style:text-line-through-type="none" fo:font-weight="bold" officeooo:paragraph-rsid="02004c51" style:font-weight-asian="bold" style:font-weight-complex="bold"/>
    </style:style>
    <style:style style:name="P556" style:family="paragraph" style:parent-style-name="Standard">
      <style:text-properties style:text-line-through-style="none" style:text-line-through-type="none" fo:font-weight="bold" officeooo:rsid="02004c51" officeooo:paragraph-rsid="02004c51" style:font-weight-asian="bold" style:font-weight-complex="bold"/>
    </style:style>
    <style:style style:name="P557" style:family="paragraph" style:parent-style-name="Standard">
      <style:text-properties style:text-line-through-style="none" style:text-line-through-type="none" officeooo:paragraph-rsid="02004c51"/>
    </style:style>
    <style:style style:name="P558" style:family="paragraph" style:parent-style-name="Standard">
      <style:text-properties style:text-line-through-style="none" style:text-line-through-type="none" officeooo:rsid="02004c51" officeooo:paragraph-rsid="02004c51"/>
    </style:style>
    <style:style style:name="P559" style:family="paragraph" style:parent-style-name="Standard">
      <style:text-properties style:text-line-through-style="none" style:text-line-through-type="none" officeooo:rsid="00793c0d" officeooo:paragraph-rsid="02004c51"/>
    </style:style>
    <style:style style:name="P560" style:family="paragraph" style:parent-style-name="Standard">
      <style:text-properties officeooo:paragraph-rsid="005f2637"/>
    </style:style>
    <style:style style:name="P561" style:family="paragraph" style:parent-style-name="Standard">
      <style:text-properties officeooo:rsid="005fb5cb" officeooo:paragraph-rsid="005fb5cb"/>
    </style:style>
    <style:style style:name="P562" style:family="paragraph" style:parent-style-name="Standard">
      <style:text-properties officeooo:paragraph-rsid="00607814"/>
    </style:style>
    <style:style style:name="P563" style:family="paragraph" style:parent-style-name="Standard">
      <style:text-properties officeooo:paragraph-rsid="0063f681"/>
    </style:style>
    <style:style style:name="P564" style:family="paragraph" style:parent-style-name="Standard">
      <style:text-properties officeooo:rsid="00644350" officeooo:paragraph-rsid="00644350"/>
    </style:style>
    <style:style style:name="P565" style:family="paragraph" style:parent-style-name="Standard">
      <style:text-properties officeooo:paragraph-rsid="00644350"/>
    </style:style>
    <style:style style:name="P566" style:family="paragraph" style:parent-style-name="Standard">
      <style:text-properties officeooo:paragraph-rsid="006579dd"/>
    </style:style>
    <style:style style:name="P567" style:family="paragraph" style:parent-style-name="Standard">
      <style:text-properties officeooo:paragraph-rsid="0066c57e"/>
    </style:style>
    <style:style style:name="P568" style:family="paragraph" style:parent-style-name="Standard">
      <style:text-properties officeooo:paragraph-rsid="0069643a"/>
    </style:style>
    <style:style style:name="P569" style:family="paragraph" style:parent-style-name="Standard">
      <style:text-properties officeooo:rsid="006f66ec" officeooo:paragraph-rsid="006f66ec"/>
    </style:style>
    <style:style style:name="P570" style:family="paragraph" style:parent-style-name="Standard">
      <style:text-properties officeooo:paragraph-rsid="006f66ec"/>
    </style:style>
    <style:style style:name="P571" style:family="paragraph" style:parent-style-name="Standard">
      <style:text-properties officeooo:paragraph-rsid="0071baff"/>
    </style:style>
    <style:style style:name="P572" style:family="paragraph" style:parent-style-name="Standard">
      <style:text-properties officeooo:rsid="0072cdc4" officeooo:paragraph-rsid="00751d17"/>
    </style:style>
    <style:style style:name="P573" style:family="paragraph" style:parent-style-name="Standard">
      <style:text-properties officeooo:rsid="0072cdc4" officeooo:paragraph-rsid="0205ef18"/>
    </style:style>
    <style:style style:name="P574" style:family="paragraph" style:parent-style-name="Standard">
      <style:text-properties officeooo:paragraph-rsid="00751d17"/>
    </style:style>
    <style:style style:name="P575" style:family="paragraph" style:parent-style-name="Standard">
      <style:text-properties officeooo:rsid="007d92ff" officeooo:paragraph-rsid="007d92ff"/>
    </style:style>
    <style:style style:name="P576" style:family="paragraph" style:parent-style-name="Standard">
      <style:text-properties officeooo:paragraph-rsid="007d92ff"/>
    </style:style>
    <style:style style:name="P577" style:family="paragraph" style:parent-style-name="Standard">
      <style:text-properties officeooo:paragraph-rsid="0053faec"/>
    </style:style>
    <style:style style:name="P578" style:family="paragraph" style:parent-style-name="Standard">
      <style:text-properties officeooo:paragraph-rsid="008478a0"/>
    </style:style>
    <style:style style:name="P579" style:family="paragraph" style:parent-style-name="Standard">
      <style:text-properties officeooo:paragraph-rsid="008eeb87"/>
    </style:style>
    <style:style style:name="P580" style:family="paragraph" style:parent-style-name="Standard">
      <style:text-properties officeooo:paragraph-rsid="00905987"/>
    </style:style>
    <style:style style:name="P581" style:family="paragraph" style:parent-style-name="Standard">
      <style:text-properties officeooo:paragraph-rsid="00939859"/>
    </style:style>
    <style:style style:name="P582" style:family="paragraph" style:parent-style-name="Standard">
      <style:text-properties officeooo:paragraph-rsid="0097dc17"/>
    </style:style>
    <style:style style:name="P583" style:family="paragraph" style:parent-style-name="Standard">
      <style:text-properties officeooo:rsid="009d5b59" officeooo:paragraph-rsid="009d5b59"/>
    </style:style>
    <style:style style:name="P584" style:family="paragraph" style:parent-style-name="Standard">
      <style:text-properties officeooo:rsid="009d5b59" officeooo:paragraph-rsid="009ec4fc"/>
    </style:style>
    <style:style style:name="P585" style:family="paragraph" style:parent-style-name="Standard">
      <style:text-properties officeooo:paragraph-rsid="009d5b59"/>
    </style:style>
    <style:style style:name="P586" style:family="paragraph" style:parent-style-name="Standard">
      <style:text-properties officeooo:paragraph-rsid="009ec4fc"/>
    </style:style>
    <style:style style:name="P587" style:family="paragraph" style:parent-style-name="Standard">
      <style:text-properties officeooo:paragraph-rsid="009f187e"/>
    </style:style>
    <style:style style:name="P588" style:family="paragraph" style:parent-style-name="Standard">
      <style:text-properties officeooo:paragraph-rsid="007fd79d"/>
    </style:style>
    <style:style style:name="P589" style:family="paragraph" style:parent-style-name="Standard">
      <style:text-properties officeooo:paragraph-rsid="00a1d04f"/>
    </style:style>
    <style:style style:name="P590" style:family="paragraph" style:parent-style-name="Standard">
      <style:text-properties officeooo:rsid="00a6f347" officeooo:paragraph-rsid="00a6f347"/>
    </style:style>
    <style:style style:name="P591" style:family="paragraph" style:parent-style-name="Standard">
      <style:text-properties officeooo:paragraph-rsid="00aa7e9e"/>
    </style:style>
    <style:style style:name="P592" style:family="paragraph" style:parent-style-name="Standard">
      <style:text-properties officeooo:paragraph-rsid="00a1e031"/>
    </style:style>
    <style:style style:name="P593" style:family="paragraph" style:parent-style-name="Standard">
      <style:text-properties officeooo:paragraph-rsid="00635f1a"/>
    </style:style>
    <style:style style:name="P594" style:family="paragraph" style:parent-style-name="Standard">
      <style:text-properties officeooo:paragraph-rsid="00ba819c"/>
    </style:style>
    <style:style style:name="P595" style:family="paragraph" style:parent-style-name="Standard">
      <style:paragraph-properties fo:line-height="100%"/>
      <style:text-properties officeooo:rsid="00ba819c" officeooo:paragraph-rsid="00c12d1c"/>
    </style:style>
    <style:style style:name="P596" style:family="paragraph" style:parent-style-name="Standard">
      <style:text-properties officeooo:paragraph-rsid="00bc5e43"/>
    </style:style>
    <style:style style:name="P597" style:family="paragraph" style:parent-style-name="Standard">
      <style:text-properties officeooo:paragraph-rsid="00c50878"/>
    </style:style>
    <style:style style:name="P598" style:family="paragraph" style:parent-style-name="Standard">
      <style:text-properties officeooo:paragraph-rsid="00c7021f"/>
    </style:style>
    <style:style style:name="P599" style:family="paragraph" style:parent-style-name="Standard">
      <style:text-properties officeooo:paragraph-rsid="00c88326"/>
    </style:style>
    <style:style style:name="P600" style:family="paragraph" style:parent-style-name="Standard">
      <style:text-properties officeooo:paragraph-rsid="00af3424"/>
    </style:style>
    <style:style style:name="P601" style:family="paragraph" style:parent-style-name="Standard">
      <style:text-properties officeooo:paragraph-rsid="00d63bc5"/>
    </style:style>
    <style:style style:name="P602" style:family="paragraph" style:parent-style-name="Standard">
      <style:text-properties officeooo:paragraph-rsid="00d833d3"/>
    </style:style>
    <style:style style:name="P603" style:family="paragraph" style:parent-style-name="Standard">
      <style:text-properties officeooo:paragraph-rsid="00dd44af"/>
    </style:style>
    <style:style style:name="P604" style:family="paragraph" style:parent-style-name="Standard">
      <style:text-properties officeooo:paragraph-rsid="00e1ae30"/>
    </style:style>
    <style:style style:name="P605" style:family="paragraph" style:parent-style-name="Standard">
      <style:text-properties officeooo:paragraph-rsid="00e56ddc"/>
    </style:style>
    <style:style style:name="P606" style:family="paragraph" style:parent-style-name="Standard">
      <style:text-properties officeooo:paragraph-rsid="00e6e228"/>
    </style:style>
    <style:style style:name="P607" style:family="paragraph" style:parent-style-name="Standard">
      <style:text-properties officeooo:paragraph-rsid="00e9938e"/>
    </style:style>
    <style:style style:name="P608" style:family="paragraph" style:parent-style-name="Standard">
      <style:text-properties officeooo:paragraph-rsid="00eb49f4"/>
    </style:style>
    <style:style style:name="P609" style:family="paragraph" style:parent-style-name="Standard">
      <style:text-properties officeooo:paragraph-rsid="00f4c6c5"/>
    </style:style>
    <style:style style:name="P610" style:family="paragraph" style:parent-style-name="Standard">
      <style:text-properties officeooo:rsid="00f68ffb" officeooo:paragraph-rsid="00f68ffb"/>
    </style:style>
    <style:style style:name="P611" style:family="paragraph" style:parent-style-name="Standard">
      <style:text-properties officeooo:paragraph-rsid="00f9fdc0"/>
    </style:style>
    <style:style style:name="P612" style:family="paragraph" style:parent-style-name="Standard">
      <style:text-properties officeooo:paragraph-rsid="00fb5f7f"/>
    </style:style>
    <style:style style:name="P613" style:family="paragraph" style:parent-style-name="Standard">
      <style:text-properties officeooo:paragraph-rsid="00fc67ff"/>
    </style:style>
    <style:style style:name="P614" style:family="paragraph" style:parent-style-name="Standard">
      <style:text-properties officeooo:paragraph-rsid="00fdd6a8"/>
    </style:style>
    <style:style style:name="P615" style:family="paragraph" style:parent-style-name="Standard">
      <style:text-properties officeooo:rsid="010639c7" officeooo:paragraph-rsid="01078b3d"/>
    </style:style>
    <style:style style:name="P616" style:family="paragraph" style:parent-style-name="Standard">
      <style:text-properties officeooo:rsid="010639c7" officeooo:paragraph-rsid="01078ca1"/>
    </style:style>
    <style:style style:name="P617" style:family="paragraph" style:parent-style-name="Standard">
      <style:text-properties officeooo:paragraph-rsid="010639c7"/>
    </style:style>
    <style:style style:name="P618" style:family="paragraph" style:parent-style-name="Standard">
      <style:text-properties officeooo:paragraph-rsid="010c3ac9"/>
    </style:style>
    <style:style style:name="P619" style:family="paragraph" style:parent-style-name="Standard">
      <style:text-properties officeooo:paragraph-rsid="010f5523"/>
    </style:style>
    <style:style style:name="P620" style:family="paragraph" style:parent-style-name="Standard">
      <style:text-properties officeooo:paragraph-rsid="010ff277"/>
    </style:style>
    <style:style style:name="P621" style:family="paragraph" style:parent-style-name="Standard">
      <style:text-properties officeooo:paragraph-rsid="0111d037"/>
    </style:style>
    <style:style style:name="P622" style:family="paragraph" style:parent-style-name="Standard">
      <style:text-properties officeooo:paragraph-rsid="01148430"/>
    </style:style>
    <style:style style:name="P623" style:family="paragraph" style:parent-style-name="Standard">
      <style:text-properties officeooo:paragraph-rsid="01190d75"/>
    </style:style>
    <style:style style:name="P624" style:family="paragraph" style:parent-style-name="Standard">
      <style:text-properties officeooo:rsid="011e7671" officeooo:paragraph-rsid="011e7671"/>
    </style:style>
    <style:style style:name="P625" style:family="paragraph" style:parent-style-name="Standard">
      <style:text-properties officeooo:paragraph-rsid="011e7671"/>
    </style:style>
    <style:style style:name="P626" style:family="paragraph" style:parent-style-name="Standard">
      <style:text-properties officeooo:paragraph-rsid="008c034a"/>
    </style:style>
    <style:style style:name="P627" style:family="paragraph" style:parent-style-name="Standard">
      <style:text-properties officeooo:paragraph-rsid="012b24b3"/>
    </style:style>
    <style:style style:name="P628" style:family="paragraph" style:parent-style-name="Standard">
      <style:text-properties officeooo:paragraph-rsid="012e9465"/>
    </style:style>
    <style:style style:name="P629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30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31" style:family="paragraph" style:parent-style-name="Standard">
      <style:text-properties officeooo:paragraph-rsid="01401741"/>
    </style:style>
    <style:style style:name="P632" style:family="paragraph" style:parent-style-name="Standard">
      <style:text-properties officeooo:paragraph-rsid="01466326"/>
    </style:style>
    <style:style style:name="P633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>
      <style:text-properties officeooo:paragraph-rsid="00d459e3"/>
    </style:style>
    <style:style style:name="P635" style:family="paragraph" style:parent-style-name="Standard">
      <style:text-properties officeooo:paragraph-rsid="0149fc19"/>
    </style:style>
    <style:style style:name="P636" style:family="paragraph" style:parent-style-name="Standard">
      <style:text-properties officeooo:paragraph-rsid="01078ca1"/>
    </style:style>
    <style:style style:name="P637" style:family="paragraph" style:parent-style-name="Standard">
      <style:text-properties officeooo:paragraph-rsid="014be95f"/>
    </style:style>
    <style:style style:name="P638" style:family="paragraph" style:parent-style-name="Standard">
      <style:text-properties officeooo:rsid="01528202" officeooo:paragraph-rsid="016331b0"/>
    </style:style>
    <style:style style:name="P639" style:family="paragraph" style:parent-style-name="Standard">
      <style:text-properties officeooo:paragraph-rsid="01549026"/>
    </style:style>
    <style:style style:name="P640" style:family="paragraph" style:parent-style-name="Standard">
      <style:text-properties officeooo:paragraph-rsid="015882c3"/>
    </style:style>
    <style:style style:name="P641" style:family="paragraph" style:parent-style-name="Standard">
      <style:text-properties officeooo:paragraph-rsid="015ee267"/>
    </style:style>
    <style:style style:name="P642" style:family="paragraph" style:parent-style-name="Standard">
      <style:text-properties officeooo:paragraph-rsid="01604964"/>
    </style:style>
    <style:style style:name="P643" style:family="paragraph" style:parent-style-name="Standard">
      <style:text-properties officeooo:paragraph-rsid="016331b0"/>
    </style:style>
    <style:style style:name="P644" style:family="paragraph" style:parent-style-name="Standard">
      <style:paragraph-properties fo:line-height="150%"/>
      <style:text-properties officeooo:paragraph-rsid="0166b397"/>
    </style:style>
    <style:style style:name="P645" style:family="paragraph" style:parent-style-name="Standard">
      <style:text-properties officeooo:paragraph-rsid="0179bfd9"/>
    </style:style>
    <style:style style:name="P646" style:family="paragraph" style:parent-style-name="Standard">
      <style:text-properties officeooo:paragraph-rsid="0066b31e"/>
    </style:style>
    <style:style style:name="P647" style:family="paragraph" style:parent-style-name="Standard">
      <style:text-properties officeooo:paragraph-rsid="019c0acb"/>
    </style:style>
    <style:style style:name="P648" style:family="paragraph" style:parent-style-name="Standard">
      <style:text-properties officeooo:paragraph-rsid="009ff1c7"/>
    </style:style>
    <style:style style:name="P649" style:family="paragraph" style:parent-style-name="Standard">
      <style:text-properties officeooo:paragraph-rsid="01bb0dd2"/>
    </style:style>
    <style:style style:name="P650" style:family="paragraph" style:parent-style-name="Standard">
      <style:text-properties officeooo:paragraph-rsid="01459f86"/>
    </style:style>
    <style:style style:name="P651" style:family="paragraph" style:parent-style-name="Standard">
      <style:text-properties officeooo:paragraph-rsid="00ec9cc0"/>
    </style:style>
    <style:style style:name="P652" style:family="paragraph" style:parent-style-name="Standard">
      <style:text-properties officeooo:paragraph-rsid="01d4bd22"/>
    </style:style>
    <style:style style:name="P653" style:family="paragraph" style:parent-style-name="Standard">
      <style:text-properties officeooo:paragraph-rsid="01e3ce58"/>
    </style:style>
    <style:style style:name="P654" style:family="paragraph" style:parent-style-name="Standard">
      <style:text-properties officeooo:paragraph-rsid="010ab710"/>
    </style:style>
    <style:style style:name="P655" style:family="paragraph" style:parent-style-name="Standard">
      <style:text-properties officeooo:paragraph-rsid="01e7bb27"/>
    </style:style>
    <style:style style:name="P656" style:family="paragraph" style:parent-style-name="Standard">
      <style:text-properties officeooo:rsid="006d78d1" officeooo:paragraph-rsid="006d78d1"/>
    </style:style>
    <style:style style:name="P657" style:family="paragraph" style:parent-style-name="Standard">
      <style:text-properties officeooo:paragraph-rsid="01f7ba13"/>
    </style:style>
    <style:style style:name="P658" style:family="paragraph" style:parent-style-name="Standard">
      <style:text-properties style:text-line-through-style="solid" style:text-line-through-type="single" fo:font-style="normal" fo:font-weight="bold" officeooo:rsid="007ca694" officeooo:paragraph-rsid="0200a83b" style:font-style-asian="normal" style:font-weight-asian="bold" style:font-style-complex="normal" style:font-weight-complex="bold"/>
    </style:style>
    <style:style style:name="P659" style:family="paragraph" style:parent-style-name="Standard">
      <style:text-properties style:text-line-through-style="solid" style:text-line-through-type="single" officeooo:paragraph-rsid="0075c7db"/>
    </style:style>
    <style:style style:name="P660" style:family="paragraph" style:parent-style-name="Standard">
      <style:text-properties officeooo:rsid="01ffc0f0" officeooo:paragraph-rsid="01ffc0f0"/>
    </style:style>
    <style:style style:name="P661" style:family="paragraph" style:parent-style-name="Standard">
      <style:text-properties officeooo:paragraph-rsid="02004c51"/>
    </style:style>
    <style:style style:name="P662" style:family="paragraph" style:parent-style-name="Standard">
      <style:text-properties officeooo:paragraph-rsid="0200a83b"/>
    </style:style>
    <style:style style:name="P663" style:family="paragraph" style:parent-style-name="Standard">
      <style:text-properties officeooo:paragraph-rsid="01206a6e"/>
    </style:style>
    <style:style style:name="P664" style:family="paragraph" style:parent-style-name="Standard">
      <style:text-properties officeooo:paragraph-rsid="01770822"/>
    </style:style>
    <style:style style:name="P665" style:family="paragraph" style:parent-style-name="Standard">
      <style:text-properties officeooo:paragraph-rsid="00879de3"/>
    </style:style>
    <style:style style:name="P666" style:family="paragraph" style:parent-style-name="Standard">
      <style:text-properties officeooo:paragraph-rsid="021273b0"/>
    </style:style>
    <style:style style:name="P667" style:family="paragraph" style:parent-style-name="Standard">
      <style:text-properties officeooo:paragraph-rsid="00cfa052"/>
    </style:style>
    <style:style style:name="P668" style:family="paragraph" style:parent-style-name="Standard">
      <style:text-properties officeooo:paragraph-rsid="021ca6fd"/>
    </style:style>
    <style:style style:name="P669" style:family="paragraph" style:parent-style-name="Standard">
      <style:text-properties officeooo:paragraph-rsid="0222f31f"/>
    </style:style>
    <style:style style:name="P670" style:family="paragraph" style:parent-style-name="Standard">
      <style:text-properties officeooo:paragraph-rsid="022c6f20"/>
    </style:style>
    <style:style style:name="P671" style:family="paragraph" style:parent-style-name="Standard">
      <style:text-properties officeooo:paragraph-rsid="0234cc0c"/>
    </style:style>
    <style:style style:name="P672" style:family="paragraph" style:parent-style-name="Standard">
      <style:text-properties officeooo:paragraph-rsid="023add60"/>
    </style:style>
    <style:style style:name="P673" style:family="paragraph" style:parent-style-name="Standard">
      <style:text-properties officeooo:paragraph-rsid="023f6dcb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margin-left="0in" fo:margin-right="0in" fo:line-height="115%" fo:text-indent="0in" style:auto-text-indent="false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12dfde8" officeooo:paragraph-rsid="004aa547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86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87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88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89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90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91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9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9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9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9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9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9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9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99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700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701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702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703" style:family="paragraph" style:parent-style-name="Standard">
      <style:paragraph-properties fo:break-before="page"/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704" style:family="paragraph" style:parent-style-name="Standard">
      <style:paragraph-properties fo:break-before="page"/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705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706" style:family="paragraph" style:parent-style-name="Standard">
      <style:paragraph-properties fo:line-height="150%" fo:break-before="page"/>
      <style:text-properties officeooo:paragraph-rsid="0166b397"/>
    </style:style>
    <style:style style:name="P707" style:family="paragraph" style:parent-style-name="Standard">
      <style:paragraph-properties fo:break-before="page"/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708" style:family="paragraph" style:parent-style-name="Standard">
      <style:paragraph-properties fo:line-height="100%" fo:break-before="page"/>
      <style:text-properties officeooo:paragraph-rsid="005c5090"/>
    </style:style>
    <style:style style:name="P709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710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711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712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713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714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715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16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17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18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19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20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21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22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23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24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25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26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27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28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29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30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31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32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33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34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35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36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37" style:family="paragraph" style:parent-style-name="Standard" style:list-style-name="L1">
      <style:text-properties officeooo:paragraph-rsid="001c5680"/>
    </style:style>
    <style:style style:name="P738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39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40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41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42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43" style:family="paragraph" style:parent-style-name="Standard" style:list-style-name="L15">
      <style:text-properties fo:font-style="italic" officeooo:rsid="00793c0d" officeooo:paragraph-rsid="02004c51" style:font-style-asian="italic" style:font-style-complex="italic"/>
    </style:style>
    <style:style style:name="P744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45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46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47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48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49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50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51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52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53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54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55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56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57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58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59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60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61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62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63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64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65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66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67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68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69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70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71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72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73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4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5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76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77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78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79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80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81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82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83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84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85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86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87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8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9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90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1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2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93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4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5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6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7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8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9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0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801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2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3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804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805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6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7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08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809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810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811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812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813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814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5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6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7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818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9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20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21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22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823" style:family="paragraph" style:parent-style-name="Standard" style:list-style-name="L11">
      <style:paragraph-properties fo:line-height="115%"/>
      <style:text-properties style:use-window-font-color="true" fo:font-style="italic" style:text-underline-style="none" officeooo:rsid="00bbbf73" officeooo:paragraph-rsid="01e1c22e" style:font-style-asian="italic" style:font-style-complex="italic"/>
    </style:style>
    <style:style style:name="P824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5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26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7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28" style:family="paragraph" style:parent-style-name="Standard" style:list-style-name="L66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29" style:family="paragraph" style:parent-style-name="Standard" style:list-style-name="L67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30" style:family="paragraph" style:parent-style-name="Standard" style:list-style-name="L67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31" style:family="paragraph" style:parent-style-name="Standard" style:list-style-name="L68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32" style:family="paragraph" style:parent-style-name="Standard" style:list-style-name="L15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833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34" style:family="paragraph" style:parent-style-name="Standard" style:list-style-name="L29">
      <style:text-properties officeooo:paragraph-rsid="00a8ca1b"/>
    </style:style>
    <style:style style:name="P835" style:family="paragraph" style:parent-style-name="Standard" style:list-style-name="L35">
      <style:text-properties officeooo:paragraph-rsid="00cfa052"/>
    </style:style>
    <style:style style:name="P836" style:family="paragraph" style:parent-style-name="Standard" style:list-style-name="L38">
      <style:text-properties officeooo:paragraph-rsid="00f9fdc0"/>
    </style:style>
    <style:style style:name="P837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38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39" style:family="paragraph" style:parent-style-name="Standard" style:list-style-name="L63">
      <style:text-properties officeooo:paragraph-rsid="013e50cb"/>
    </style:style>
    <style:style style:name="P840" style:family="paragraph" style:parent-style-name="Standard" style:list-style-name="L63">
      <style:text-properties officeooo:paragraph-rsid="01401741"/>
    </style:style>
    <style:style style:name="P841" style:family="paragraph" style:parent-style-name="Standard" style:list-style-name="L63">
      <style:text-properties officeooo:paragraph-rsid="013db3b4"/>
    </style:style>
    <style:style style:name="P842" style:family="paragraph" style:parent-style-name="Standard" style:list-style-name="L67">
      <style:text-properties officeooo:paragraph-rsid="0161b854"/>
    </style:style>
    <style:style style:name="P843" style:family="paragraph" style:parent-style-name="Standard" style:list-style-name="L67">
      <style:text-properties officeooo:rsid="01adadd2" officeooo:paragraph-rsid="01adadd2"/>
    </style:style>
    <style:style style:name="P844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d5b59" style:font-style-asian="italic" style:font-style-complex="italic"/>
    </style:style>
    <style:style style:name="T30" style:family="text">
      <style:text-properties fo:font-style="italic" officeooo:rsid="00a1d04f" style:font-style-asian="italic" style:font-style-complex="italic"/>
    </style:style>
    <style:style style:name="T31" style:family="text">
      <style:text-properties fo:font-style="italic" officeooo:rsid="00a8ca1b" style:font-style-asian="italic" style:font-style-complex="italic"/>
    </style:style>
    <style:style style:name="T32" style:family="text">
      <style:text-properties fo:font-style="italic" officeooo:rsid="00acfb9d" style:font-style-asian="italic" style:font-style-complex="italic"/>
    </style:style>
    <style:style style:name="T33" style:family="text">
      <style:text-properties fo:font-style="italic" officeooo:rsid="00bbf4cd" style:font-style-asian="italic" style:font-style-complex="italic"/>
    </style:style>
    <style:style style:name="T34" style:family="text">
      <style:text-properties fo:font-style="italic" officeooo:rsid="00ba819c" style:font-style-asian="italic" style:font-style-complex="italic"/>
    </style:style>
    <style:style style:name="T35" style:family="text">
      <style:text-properties fo:font-style="italic" officeooo:rsid="00bdd473" style:font-style-asian="italic" style:font-style-complex="italic"/>
    </style:style>
    <style:style style:name="T36" style:family="text">
      <style:text-properties fo:font-style="italic" officeooo:rsid="00c495da" style:font-style-asian="italic" style:font-style-complex="italic"/>
    </style:style>
    <style:style style:name="T37" style:family="text">
      <style:text-properties fo:font-style="italic" officeooo:rsid="00c50878" style:font-style-asian="italic" style:font-style-complex="italic"/>
    </style:style>
    <style:style style:name="T38" style:family="text">
      <style:text-properties fo:font-style="italic" officeooo:rsid="00f9fdc0" style:font-style-asian="italic" style:font-style-complex="italic"/>
    </style:style>
    <style:style style:name="T39" style:family="text">
      <style:text-properties fo:font-style="italic" officeooo:rsid="00fb5f7f" style:font-style-asian="italic" style:font-style-complex="italic"/>
    </style:style>
    <style:style style:name="T40" style:family="text">
      <style:text-properties fo:font-style="italic" officeooo:rsid="0108e64c" style:font-style-asian="italic" style:font-style-complex="italic"/>
    </style:style>
    <style:style style:name="T41" style:family="text">
      <style:text-properties fo:font-style="italic" officeooo:rsid="010c3ac9" style:font-style-asian="italic" style:font-style-complex="italic"/>
    </style:style>
    <style:style style:name="T42" style:family="text">
      <style:text-properties fo:font-style="italic" officeooo:rsid="010f5523" style:font-style-asian="italic" style:font-style-complex="italic"/>
    </style:style>
    <style:style style:name="T43" style:family="text">
      <style:text-properties fo:font-style="italic" officeooo:rsid="010da598" style:font-style-asian="italic" style:font-style-complex="italic"/>
    </style:style>
    <style:style style:name="T44" style:family="text">
      <style:text-properties fo:font-style="italic" officeooo:rsid="0111d037" style:font-style-asian="italic" style:font-style-complex="italic"/>
    </style:style>
    <style:style style:name="T45" style:family="text">
      <style:text-properties fo:font-style="italic" officeooo:rsid="01190d75" style:font-style-asian="italic" style:font-style-complex="italic"/>
    </style:style>
    <style:style style:name="T46" style:family="text">
      <style:text-properties fo:font-style="italic" officeooo:rsid="008c034a" style:font-style-asian="italic" style:font-style-complex="italic"/>
    </style:style>
    <style:style style:name="T47" style:family="text">
      <style:text-properties fo:font-style="italic" officeooo:rsid="0128c6e8" style:font-style-asian="italic" style:font-style-complex="italic"/>
    </style:style>
    <style:style style:name="T48" style:family="text">
      <style:text-properties fo:font-style="italic" officeooo:rsid="012e9465" style:font-style-asian="italic" style:font-style-complex="italic"/>
    </style:style>
    <style:style style:name="T49" style:family="text">
      <style:text-properties fo:font-style="italic" officeooo:rsid="01305c41" style:font-style-asian="italic" style:font-style-complex="italic"/>
    </style:style>
    <style:style style:name="T50" style:family="text">
      <style:text-properties fo:font-style="italic" officeooo:rsid="014be95f" style:font-style-asian="italic" style:font-style-complex="italic"/>
    </style:style>
    <style:style style:name="T51" style:family="text">
      <style:text-properties fo:font-style="italic" officeooo:rsid="010639c7" style:font-style-asian="italic" style:font-style-complex="italic"/>
    </style:style>
    <style:style style:name="T52" style:family="text">
      <style:text-properties fo:font-style="italic" officeooo:rsid="01703db4" style:font-style-asian="italic" style:font-style-complex="italic"/>
    </style:style>
    <style:style style:name="T53" style:family="text">
      <style:text-properties fo:font-style="italic" officeooo:rsid="010ab710" style:font-style-asian="italic" style:font-style-complex="italic"/>
    </style:style>
    <style:style style:name="T54" style:family="text">
      <style:text-properties fo:font-style="italic" officeooo:rsid="0198319c" style:font-style-asian="italic" style:font-style-complex="italic"/>
    </style:style>
    <style:style style:name="T55" style:family="text">
      <style:text-properties fo:font-style="italic" officeooo:rsid="0199826e" style:font-style-asian="italic" style:font-style-complex="italic"/>
    </style:style>
    <style:style style:name="T56" style:family="text">
      <style:text-properties fo:font-style="italic" officeooo:rsid="019a3e8a" style:font-style-asian="italic" style:font-style-complex="italic"/>
    </style:style>
    <style:style style:name="T57" style:family="text">
      <style:text-properties fo:font-style="italic" officeooo:rsid="01a04199" style:font-style-asian="italic" style:font-style-complex="italic"/>
    </style:style>
    <style:style style:name="T58" style:family="text">
      <style:text-properties fo:font-style="italic" officeooo:rsid="01adadd2" style:font-style-asian="italic" style:font-style-complex="italic"/>
    </style:style>
    <style:style style:name="T59" style:family="text">
      <style:text-properties fo:font-style="italic" officeooo:rsid="0205ef18" style:font-style-asian="italic" style:font-style-complex="italic"/>
    </style:style>
    <style:style style:name="T60" style:family="text">
      <style:text-properties fo:font-style="italic" officeooo:rsid="020b5b34" style:font-style-asian="italic" style:font-style-complex="italic"/>
    </style:style>
    <style:style style:name="T61" style:family="text">
      <style:text-properties fo:font-style="italic" officeooo:rsid="0217a59b" style:font-style-asian="italic" style:font-style-complex="italic"/>
    </style:style>
    <style:style style:name="T62" style:family="text">
      <style:text-properties fo:font-style="italic" officeooo:rsid="00a1e031" style:font-style-asian="italic" style:font-style-complex="italic"/>
    </style:style>
    <style:style style:name="T63" style:family="text">
      <style:text-properties fo:font-style="italic" officeooo:rsid="023f6dcb" style:font-style-asian="italic" style:font-style-complex="italic"/>
    </style:style>
    <style:style style:name="T6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1e648d0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cfa052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d04e1a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238247e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23add60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22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23" style:family="text">
      <style:text-properties fo:font-style="italic" style:text-underline-style="none" fo:font-weight="normal" officeooo:rsid="002f336e" style:font-style-asian="italic" style:font-weight-asian="normal" style:font-style-complex="italic" style:font-weight-complex="normal"/>
    </style:style>
    <style:style style:name="T124" style:family="text">
      <style:text-properties fo:font-style="italic" style:text-underline-style="none" fo:font-weight="normal" officeooo:rsid="022c6f20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style:font-style-asian="italic" style:font-style-complex="italic"/>
    </style:style>
    <style:style style:name="T126" style:family="text">
      <style:text-properties fo:font-style="italic" style:text-underline-style="none" officeooo:rsid="010f422a" style:font-style-asian="italic" style:font-style-complex="italic"/>
    </style:style>
    <style:style style:name="T127" style:family="text">
      <style:text-properties fo:font-style="italic" style:text-underline-style="none" officeooo:rsid="004caf23" style:font-style-asian="italic" style:font-style-complex="italic"/>
    </style:style>
    <style:style style:name="T128" style:family="text">
      <style:text-properties fo:font-style="italic" style:text-underline-style="none" officeooo:rsid="00d9c9e4" style:font-style-asian="italic" style:font-style-complex="italic"/>
    </style:style>
    <style:style style:name="T129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30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31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32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40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41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42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43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4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5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6" style:family="text">
      <style:text-properties officeooo:rsid="0010e9b7"/>
    </style:style>
    <style:style style:name="T147" style:family="text">
      <style:text-properties fo:color="#ff0000"/>
    </style:style>
    <style:style style:name="T148" style:family="text">
      <style:text-properties fo:color="#ff0000" fo:font-style="italic" officeooo:rsid="0011b025" style:font-style-asian="italic" style:font-style-complex="italic"/>
    </style:style>
    <style:style style:name="T149" style:family="text">
      <style:text-properties fo:color="#ff0000" fo:font-style="italic" officeooo:rsid="00186c3f" style:font-style-asian="italic" style:font-style-complex="italic"/>
    </style:style>
    <style:style style:name="T150" style:family="text">
      <style:text-properties fo:color="#ff0000" officeooo:rsid="0013daba"/>
    </style:style>
    <style:style style:name="T151" style:family="text">
      <style:text-properties fo:color="#ff0000" officeooo:rsid="00186c3f"/>
    </style:style>
    <style:style style:name="T152" style:family="text">
      <style:text-properties fo:color="#ff0000" officeooo:rsid="00acfb9d"/>
    </style:style>
    <style:style style:name="T153" style:family="text">
      <style:text-properties fo:color="#ff0000" fo:font-weight="normal" style:font-weight-asian="normal" style:font-weight-complex="normal"/>
    </style:style>
    <style:style style:name="T154" style:family="text">
      <style:text-properties fo:color="#ff0000" fo:font-weight="normal" officeooo:rsid="014d6fa3" style:font-weight-asian="normal" style:font-weight-complex="normal"/>
    </style:style>
    <style:style style:name="T155" style:family="text">
      <style:text-properties fo:color="#ff0000" fo:font-weight="normal" officeooo:rsid="0151b86d" style:font-weight-asian="normal" style:font-weight-complex="normal"/>
    </style:style>
    <style:style style:name="T156" style:family="text">
      <style:text-properties fo:color="#0000ff"/>
    </style:style>
    <style:style style:name="T157" style:family="text">
      <style:text-properties fo:color="#0000ff" fo:font-style="italic" officeooo:rsid="0011b025" style:font-style-asian="italic" style:font-style-complex="italic"/>
    </style:style>
    <style:style style:name="T158" style:family="text">
      <style:text-properties fo:color="#0000ff" fo:font-style="italic" officeooo:rsid="0013daba" style:font-style-asian="italic" style:font-style-complex="italic"/>
    </style:style>
    <style:style style:name="T159" style:family="text">
      <style:text-properties fo:color="#0000ff" fo:font-style="italic" officeooo:rsid="00186c3f" style:font-style-asian="italic" style:font-style-complex="italic"/>
    </style:style>
    <style:style style:name="T160" style:family="text">
      <style:text-properties fo:color="#0000ff" fo:font-style="italic" officeooo:rsid="0012a0dc" style:font-style-asian="italic" style:font-style-complex="italic"/>
    </style:style>
    <style:style style:name="T161" style:family="text">
      <style:text-properties fo:color="#0000ff" fo:font-style="italic" style:text-underline-style="none" officeooo:rsid="009f187e" style:font-style-asian="italic" style:font-style-complex="italic"/>
    </style:style>
    <style:style style:name="T162" style:family="text">
      <style:text-properties fo:color="#0000ff" officeooo:rsid="0013daba"/>
    </style:style>
    <style:style style:name="T163" style:family="text">
      <style:text-properties fo:color="#0000ff" officeooo:rsid="00186c3f"/>
    </style:style>
    <style:style style:name="T164" style:family="text">
      <style:text-properties fo:color="#0000ff" fo:background-color="transparent" loext:char-shading-value="0"/>
    </style:style>
    <style:style style:name="T165" style:family="text">
      <style:text-properties fo:color="#0000ff" officeooo:rsid="00acfb9d"/>
    </style:style>
    <style:style style:name="T166" style:family="text">
      <style:text-properties fo:color="#0000ff" fo:font-weight="normal" style:font-weight-asian="normal" style:font-weight-complex="normal"/>
    </style:style>
    <style:style style:name="T167" style:family="text">
      <style:text-properties fo:color="#0000ff" fo:font-weight="normal" officeooo:rsid="014d6fa3" style:font-weight-asian="normal" style:font-weight-complex="normal"/>
    </style:style>
    <style:style style:name="T168" style:family="text">
      <style:text-properties fo:color="#0000ff" fo:font-weight="normal" officeooo:rsid="0151b86d" style:font-weight-asian="normal" style:font-weight-complex="normal"/>
    </style:style>
    <style:style style:name="T169" style:family="text">
      <style:text-properties fo:color="#008000"/>
    </style:style>
    <style:style style:name="T170" style:family="text">
      <style:text-properties fo:color="#008000" fo:font-style="italic" style:font-style-asian="italic" style:font-style-complex="italic"/>
    </style:style>
    <style:style style:name="T171" style:family="text">
      <style:text-properties fo:color="#008000" fo:font-style="italic" officeooo:rsid="0011b025" style:font-style-asian="italic" style:font-style-complex="italic"/>
    </style:style>
    <style:style style:name="T172" style:family="text">
      <style:text-properties fo:color="#008000" fo:font-style="italic" officeooo:rsid="0013daba" style:font-style-asian="italic" style:font-style-complex="italic"/>
    </style:style>
    <style:style style:name="T173" style:family="text">
      <style:text-properties fo:color="#008000" fo:font-style="italic" officeooo:rsid="009f187e" style:font-style-asian="italic" style:font-style-complex="italic"/>
    </style:style>
    <style:style style:name="T174" style:family="text">
      <style:text-properties fo:color="#008000" officeooo:rsid="0013daba"/>
    </style:style>
    <style:style style:name="T175" style:family="text">
      <style:text-properties fo:color="#008000" officeooo:rsid="00acfb9d"/>
    </style:style>
    <style:style style:name="T176" style:family="text">
      <style:text-properties fo:color="#008000" fo:font-weight="normal" style:font-weight-asian="normal" style:font-weight-complex="normal"/>
    </style:style>
    <style:style style:name="T177" style:family="text">
      <style:text-properties fo:color="#008000" fo:font-weight="normal" officeooo:rsid="007ca694" style:font-weight-asian="normal" style:font-weight-complex="normal"/>
    </style:style>
    <style:style style:name="T178" style:family="text">
      <style:text-properties fo:color="#008000" fo:font-weight="normal" officeooo:rsid="008eb3ea" style:font-weight-asian="normal" style:font-weight-complex="normal"/>
    </style:style>
    <style:style style:name="T179" style:family="text">
      <style:text-properties fo:color="#008000" officeooo:rsid="02317e9f"/>
    </style:style>
    <style:style style:name="T180" style:family="text">
      <style:text-properties fo:color="#ff00ff"/>
    </style:style>
    <style:style style:name="T181" style:family="text">
      <style:text-properties fo:color="#ff00ff" fo:font-style="italic" officeooo:rsid="0011b025" style:font-style-asian="italic" style:font-style-complex="italic"/>
    </style:style>
    <style:style style:name="T182" style:family="text">
      <style:text-properties fo:color="#ff00ff" fo:font-style="italic" officeooo:rsid="0013daba" style:font-style-asian="italic" style:font-style-complex="italic"/>
    </style:style>
    <style:style style:name="T183" style:family="text">
      <style:text-properties fo:color="#ff00ff" fo:font-style="italic" officeooo:rsid="00186c3f" style:font-style-asian="italic" style:font-style-complex="italic"/>
    </style:style>
    <style:style style:name="T184" style:family="text">
      <style:text-properties fo:color="#ff00ff" officeooo:rsid="00186c3f"/>
    </style:style>
    <style:style style:name="T185" style:family="text">
      <style:text-properties fo:color="#ff00ff" officeooo:rsid="00acfb9d"/>
    </style:style>
    <style:style style:name="T186" style:family="text">
      <style:text-properties fo:color="#1e90ff"/>
    </style:style>
    <style:style style:name="T187" style:family="text">
      <style:text-properties fo:color="#1e90ff" fo:font-style="italic" style:font-style-asian="italic" style:font-style-complex="italic"/>
    </style:style>
    <style:style style:name="T188" style:family="text">
      <style:text-properties fo:color="#1e90ff" fo:font-style="italic" officeooo:rsid="0013daba" style:font-style-asian="italic" style:font-style-complex="italic"/>
    </style:style>
    <style:style style:name="T189" style:family="text">
      <style:text-properties fo:color="#1e90ff" fo:font-style="italic" officeooo:rsid="00186c3f" style:font-style-asian="italic" style:font-style-complex="italic"/>
    </style:style>
    <style:style style:name="T190" style:family="text">
      <style:text-properties fo:color="#1e90ff" fo:font-style="italic" officeooo:rsid="0011b025" style:font-style-asian="italic" style:font-style-complex="italic"/>
    </style:style>
    <style:style style:name="T191" style:family="text">
      <style:text-properties fo:color="#1e90ff" officeooo:rsid="0013daba"/>
    </style:style>
    <style:style style:name="T192" style:family="text">
      <style:text-properties fo:color="#1e90ff" officeooo:rsid="00186c3f"/>
    </style:style>
    <style:style style:name="T193" style:family="text">
      <style:text-properties officeooo:rsid="0013daba"/>
    </style:style>
    <style:style style:name="T194" style:family="text">
      <style:text-properties fo:font-style="normal" style:font-style-asian="normal" style:font-style-complex="normal"/>
    </style:style>
    <style:style style:name="T195" style:family="text">
      <style:text-properties fo:font-style="normal" officeooo:rsid="00134990" style:font-style-asian="normal" style:font-style-complex="normal"/>
    </style:style>
    <style:style style:name="T196" style:family="text">
      <style:text-properties fo:font-style="normal" officeooo:rsid="0013daba" style:font-style-asian="normal" style:font-style-complex="normal"/>
    </style:style>
    <style:style style:name="T197" style:family="text">
      <style:text-properties fo:font-style="normal" officeooo:rsid="00154f37" style:font-style-asian="normal" style:font-style-complex="normal"/>
    </style:style>
    <style:style style:name="T198" style:family="text">
      <style:text-properties fo:font-style="normal" officeooo:rsid="001819bc" style:font-style-asian="normal" style:font-style-complex="normal"/>
    </style:style>
    <style:style style:name="T199" style:family="text">
      <style:text-properties fo:font-style="normal" officeooo:rsid="00186c3f" style:font-style-asian="normal" style:font-style-complex="normal"/>
    </style:style>
    <style:style style:name="T200" style:family="text">
      <style:text-properties fo:font-style="normal" officeooo:rsid="0018e013" style:font-style-asian="normal" style:font-style-complex="normal"/>
    </style:style>
    <style:style style:name="T201" style:family="text">
      <style:text-properties fo:font-style="normal" officeooo:rsid="001c0ef5" style:font-style-asian="normal" style:font-style-complex="normal"/>
    </style:style>
    <style:style style:name="T202" style:family="text">
      <style:text-properties fo:font-style="normal" officeooo:rsid="0055a125" style:font-style-asian="normal" style:font-style-complex="normal"/>
    </style:style>
    <style:style style:name="T203" style:family="text">
      <style:text-properties fo:font-style="normal" officeooo:rsid="005fb5cb" style:font-style-asian="normal" style:font-style-complex="normal"/>
    </style:style>
    <style:style style:name="T204" style:family="text">
      <style:text-properties fo:font-style="normal" officeooo:rsid="00607814" style:font-style-asian="normal" style:font-style-complex="normal"/>
    </style:style>
    <style:style style:name="T205" style:family="text">
      <style:text-properties fo:font-style="normal" officeooo:rsid="00616041" style:font-style-asian="normal" style:font-style-complex="normal"/>
    </style:style>
    <style:style style:name="T206" style:family="text">
      <style:text-properties fo:font-style="normal" officeooo:rsid="0063f681" style:font-style-asian="normal" style:font-style-complex="normal"/>
    </style:style>
    <style:style style:name="T207" style:family="text">
      <style:text-properties fo:font-style="normal" officeooo:rsid="00644350" style:font-style-asian="normal" style:font-style-complex="normal"/>
    </style:style>
    <style:style style:name="T208" style:family="text">
      <style:text-properties fo:font-style="normal" officeooo:rsid="006579dd" style:font-style-asian="normal" style:font-style-complex="normal"/>
    </style:style>
    <style:style style:name="T209" style:family="text">
      <style:text-properties fo:font-style="normal" officeooo:rsid="0068aca7" style:font-style-asian="normal" style:font-style-complex="normal"/>
    </style:style>
    <style:style style:name="T210" style:family="text">
      <style:text-properties fo:font-style="normal" officeooo:rsid="0069ae1a" style:font-style-asian="normal" style:font-style-complex="normal"/>
    </style:style>
    <style:style style:name="T211" style:family="text">
      <style:text-properties fo:font-style="normal" officeooo:rsid="006b8991" style:font-style-asian="normal" style:font-style-complex="normal"/>
    </style:style>
    <style:style style:name="T212" style:family="text">
      <style:text-properties fo:font-style="normal" officeooo:rsid="006f66ec" style:font-style-asian="normal" style:font-style-complex="normal"/>
    </style:style>
    <style:style style:name="T213" style:family="text">
      <style:text-properties fo:font-style="normal" officeooo:rsid="006d78d1" style:font-style-asian="normal" style:font-style-complex="normal"/>
    </style:style>
    <style:style style:name="T214" style:family="text">
      <style:text-properties fo:font-style="normal" officeooo:rsid="0071baff" style:font-style-asian="normal" style:font-style-complex="normal"/>
    </style:style>
    <style:style style:name="T215" style:family="text">
      <style:text-properties fo:font-style="normal" officeooo:rsid="00751d17" style:font-style-asian="normal" style:font-style-complex="normal"/>
    </style:style>
    <style:style style:name="T216" style:family="text">
      <style:text-properties fo:font-style="normal" officeooo:rsid="0075c7db" style:font-style-asian="normal" style:font-style-complex="normal"/>
    </style:style>
    <style:style style:name="T217" style:family="text">
      <style:text-properties fo:font-style="normal" officeooo:rsid="007d92ff" style:font-style-asian="normal" style:font-style-complex="normal"/>
    </style:style>
    <style:style style:name="T218" style:family="text">
      <style:text-properties fo:font-style="normal" officeooo:rsid="00819260" style:font-style-asian="normal" style:font-style-complex="normal"/>
    </style:style>
    <style:style style:name="T219" style:family="text">
      <style:text-properties fo:font-style="normal" officeooo:rsid="008478a0" style:font-style-asian="normal" style:font-style-complex="normal"/>
    </style:style>
    <style:style style:name="T220" style:family="text">
      <style:text-properties fo:font-style="normal" officeooo:rsid="0085ac68" style:font-style-asian="normal" style:font-style-complex="normal"/>
    </style:style>
    <style:style style:name="T221" style:family="text">
      <style:text-properties fo:font-style="normal" officeooo:rsid="00941a11" style:font-style-asian="normal" style:font-style-complex="normal"/>
    </style:style>
    <style:style style:name="T222" style:family="text">
      <style:text-properties fo:font-style="normal" officeooo:rsid="009d5b59" style:font-style-asian="normal" style:font-style-complex="normal"/>
    </style:style>
    <style:style style:name="T223" style:family="text">
      <style:text-properties fo:font-style="normal" officeooo:rsid="009ec4fc" style:font-style-asian="normal" style:font-style-complex="normal"/>
    </style:style>
    <style:style style:name="T224" style:family="text">
      <style:text-properties fo:font-style="normal" officeooo:rsid="00a6f347" style:font-style-asian="normal" style:font-style-complex="normal"/>
    </style:style>
    <style:style style:name="T225" style:family="text">
      <style:text-properties fo:font-style="normal" officeooo:rsid="00a1e031" style:font-style-asian="normal" style:font-style-complex="normal"/>
    </style:style>
    <style:style style:name="T226" style:family="text">
      <style:text-properties fo:font-style="normal" officeooo:rsid="00acfb9d" style:font-style-asian="normal" style:font-style-complex="normal"/>
    </style:style>
    <style:style style:name="T227" style:family="text">
      <style:text-properties fo:font-style="normal" officeooo:rsid="00af3424" style:font-style-asian="normal" style:font-style-complex="normal"/>
    </style:style>
    <style:style style:name="T228" style:family="text">
      <style:text-properties fo:font-style="normal" officeooo:rsid="00ba819c" style:font-style-asian="normal" style:font-style-complex="normal"/>
    </style:style>
    <style:style style:name="T229" style:family="text">
      <style:text-properties fo:font-style="normal" officeooo:rsid="00bbf4cd" style:font-style-asian="normal" style:font-style-complex="normal"/>
    </style:style>
    <style:style style:name="T230" style:family="text">
      <style:text-properties fo:font-style="normal" officeooo:rsid="00bc5e43" style:font-style-asian="normal" style:font-style-complex="normal"/>
    </style:style>
    <style:style style:name="T231" style:family="text">
      <style:text-properties fo:font-style="normal" officeooo:rsid="00bdd473" style:font-style-asian="normal" style:font-style-complex="normal"/>
    </style:style>
    <style:style style:name="T232" style:family="text">
      <style:text-properties fo:font-style="normal" officeooo:rsid="00c12d1c" style:font-style-asian="normal" style:font-style-complex="normal"/>
    </style:style>
    <style:style style:name="T233" style:family="text">
      <style:text-properties fo:font-style="normal" officeooo:rsid="00c2c999" style:font-style-asian="normal" style:font-style-complex="normal"/>
    </style:style>
    <style:style style:name="T234" style:family="text">
      <style:text-properties fo:font-style="normal" officeooo:rsid="00c495da" style:font-style-asian="normal" style:font-style-complex="normal"/>
    </style:style>
    <style:style style:name="T235" style:family="text">
      <style:text-properties fo:font-style="normal" officeooo:rsid="00c50878" style:font-style-asian="normal" style:font-style-complex="normal"/>
    </style:style>
    <style:style style:name="T236" style:family="text">
      <style:text-properties fo:font-style="normal" officeooo:rsid="0066b31e" style:font-style-asian="normal" style:font-style-complex="normal"/>
    </style:style>
    <style:style style:name="T237" style:family="text">
      <style:text-properties fo:font-style="normal" officeooo:rsid="00684bfc" style:font-style-asian="normal" style:font-style-complex="normal"/>
    </style:style>
    <style:style style:name="T238" style:family="text">
      <style:text-properties fo:font-style="normal" officeooo:rsid="00c7021f" style:font-style-asian="normal" style:font-style-complex="normal"/>
    </style:style>
    <style:style style:name="T239" style:family="text">
      <style:text-properties fo:font-style="normal" officeooo:rsid="00c7cebc" style:font-style-asian="normal" style:font-style-complex="normal"/>
    </style:style>
    <style:style style:name="T240" style:family="text">
      <style:text-properties fo:font-style="normal" officeooo:rsid="00c88326" style:font-style-asian="normal" style:font-style-complex="normal"/>
    </style:style>
    <style:style style:name="T241" style:family="text">
      <style:text-properties fo:font-style="normal" officeooo:rsid="00d63bc5" style:font-style-asian="normal" style:font-style-complex="normal"/>
    </style:style>
    <style:style style:name="T242" style:family="text">
      <style:text-properties fo:font-style="normal" officeooo:rsid="00eb49f4" style:font-style-asian="normal" style:font-style-complex="normal"/>
    </style:style>
    <style:style style:name="T243" style:family="text">
      <style:text-properties fo:font-style="normal" officeooo:rsid="010c3ac9" style:font-style-asian="normal" style:font-style-complex="normal"/>
    </style:style>
    <style:style style:name="T244" style:family="text">
      <style:text-properties fo:font-style="normal" officeooo:rsid="010c4cb4" style:font-style-asian="normal" style:font-style-complex="normal"/>
    </style:style>
    <style:style style:name="T245" style:family="text">
      <style:text-properties fo:font-style="normal" officeooo:rsid="010da598" style:font-style-asian="normal" style:font-style-complex="normal"/>
    </style:style>
    <style:style style:name="T246" style:family="text">
      <style:text-properties fo:font-style="normal" officeooo:rsid="010f5523" style:font-style-asian="normal" style:font-style-complex="normal"/>
    </style:style>
    <style:style style:name="T247" style:family="text">
      <style:text-properties fo:font-style="normal" officeooo:rsid="0111d037" style:font-style-asian="normal" style:font-style-complex="normal"/>
    </style:style>
    <style:style style:name="T248" style:family="text">
      <style:text-properties fo:font-style="normal" officeooo:rsid="01148430" style:font-style-asian="normal" style:font-style-complex="normal"/>
    </style:style>
    <style:style style:name="T249" style:family="text">
      <style:text-properties fo:font-style="normal" officeooo:rsid="01190d75" style:font-style-asian="normal" style:font-style-complex="normal"/>
    </style:style>
    <style:style style:name="T250" style:family="text">
      <style:text-properties fo:font-style="normal" officeooo:rsid="011511c0" style:font-style-asian="normal" style:font-style-complex="normal"/>
    </style:style>
    <style:style style:name="T251" style:family="text">
      <style:text-properties fo:font-style="normal" officeooo:rsid="011e7671" style:font-style-asian="normal" style:font-style-complex="normal"/>
    </style:style>
    <style:style style:name="T252" style:family="text">
      <style:text-properties fo:font-style="normal" officeooo:rsid="01206a6e" style:font-style-asian="normal" style:font-style-complex="normal"/>
    </style:style>
    <style:style style:name="T253" style:family="text">
      <style:text-properties fo:font-style="normal" officeooo:rsid="008c034a" style:font-style-asian="normal" style:font-style-complex="normal"/>
    </style:style>
    <style:style style:name="T254" style:family="text">
      <style:text-properties fo:font-style="normal" officeooo:rsid="0128c6e8" style:font-style-asian="normal" style:font-style-complex="normal"/>
    </style:style>
    <style:style style:name="T255" style:family="text">
      <style:text-properties fo:font-style="normal" officeooo:rsid="012b24b3" style:font-style-asian="normal" style:font-style-complex="normal"/>
    </style:style>
    <style:style style:name="T256" style:family="text">
      <style:text-properties fo:font-style="normal" officeooo:rsid="012cecd7" style:font-style-asian="normal" style:font-style-complex="normal"/>
    </style:style>
    <style:style style:name="T257" style:family="text">
      <style:text-properties fo:font-style="normal" officeooo:rsid="012e9465" style:font-style-asian="normal" style:font-style-complex="normal"/>
    </style:style>
    <style:style style:name="T258" style:family="text">
      <style:text-properties fo:font-style="normal" officeooo:rsid="01305c41" style:font-style-asian="normal" style:font-style-complex="normal"/>
    </style:style>
    <style:style style:name="T259" style:family="text">
      <style:text-properties fo:font-style="normal" officeooo:rsid="01494a68" style:font-style-asian="normal" style:font-style-complex="normal"/>
    </style:style>
    <style:style style:name="T260" style:family="text">
      <style:text-properties fo:font-style="normal" officeooo:rsid="014be95f" style:font-style-asian="normal" style:font-style-complex="normal"/>
    </style:style>
    <style:style style:name="T261" style:family="text">
      <style:text-properties fo:font-style="normal" officeooo:rsid="000fecca" style:font-style-asian="normal" style:font-style-complex="normal"/>
    </style:style>
    <style:style style:name="T262" style:family="text">
      <style:text-properties fo:font-style="normal" officeooo:rsid="00b41267" style:font-style-asian="normal" style:font-style-complex="normal"/>
    </style:style>
    <style:style style:name="T263" style:family="text">
      <style:text-properties fo:font-style="normal" officeooo:rsid="0174886a" style:font-style-asian="normal" style:font-style-complex="normal"/>
    </style:style>
    <style:style style:name="T264" style:family="text">
      <style:text-properties fo:font-style="normal" officeooo:rsid="0194da6f" style:font-style-asian="normal" style:font-style-complex="normal"/>
    </style:style>
    <style:style style:name="T265" style:family="text">
      <style:text-properties fo:font-style="normal" officeooo:rsid="0198319c" style:font-style-asian="normal" style:font-style-complex="normal"/>
    </style:style>
    <style:style style:name="T266" style:family="text">
      <style:text-properties fo:font-style="normal" officeooo:rsid="019a451e" style:font-style-asian="normal" style:font-style-complex="normal"/>
    </style:style>
    <style:style style:name="T267" style:family="text">
      <style:text-properties fo:font-style="normal" officeooo:rsid="019c0acb" style:font-style-asian="normal" style:font-style-complex="normal"/>
    </style:style>
    <style:style style:name="T268" style:family="text">
      <style:text-properties fo:font-style="normal" officeooo:rsid="019c6d7b" style:font-style-asian="normal" style:font-style-complex="normal"/>
    </style:style>
    <style:style style:name="T269" style:family="text">
      <style:text-properties fo:font-style="normal" officeooo:rsid="010ab710" style:font-style-asian="normal" style:font-style-complex="normal"/>
    </style:style>
    <style:style style:name="T270" style:family="text">
      <style:text-properties fo:font-style="normal" officeooo:rsid="01ebd8c8" style:font-style-asian="normal" style:font-style-complex="normal"/>
    </style:style>
    <style:style style:name="T271" style:family="text">
      <style:text-properties fo:font-style="normal" officeooo:rsid="01fb8b62" style:font-style-asian="normal" style:font-style-complex="normal"/>
    </style:style>
    <style:style style:name="T272" style:family="text">
      <style:text-properties fo:font-style="normal" officeooo:rsid="01fee9dd" style:font-style-asian="normal" style:font-style-complex="normal"/>
    </style:style>
    <style:style style:name="T273" style:family="text">
      <style:text-properties fo:font-style="normal" officeooo:rsid="020b5b34" style:font-style-asian="normal" style:font-style-complex="normal"/>
    </style:style>
    <style:style style:name="T274" style:family="text">
      <style:text-properties fo:font-style="normal" officeooo:rsid="00879de3" style:font-style-asian="normal" style:font-style-complex="normal"/>
    </style:style>
    <style:style style:name="T275" style:family="text">
      <style:text-properties fo:font-style="normal" officeooo:rsid="021273b0" style:font-style-asian="normal" style:font-style-complex="normal"/>
    </style:style>
    <style:style style:name="T276" style:family="text">
      <style:text-properties fo:font-style="normal" officeooo:rsid="0217347d" style:font-style-asian="normal" style:font-style-complex="normal"/>
    </style:style>
    <style:style style:name="T277" style:family="text">
      <style:text-properties fo:font-style="normal" officeooo:rsid="021ca6fd" style:font-style-asian="normal" style:font-style-complex="normal"/>
    </style:style>
    <style:style style:name="T278" style:family="text">
      <style:text-properties fo:font-style="normal" officeooo:rsid="021e9c32" style:font-style-asian="normal" style:font-style-complex="normal"/>
    </style:style>
    <style:style style:name="T279" style:family="text">
      <style:text-properties fo:font-style="normal" officeooo:rsid="00ad6801" style:font-style-asian="normal" style:font-style-complex="normal"/>
    </style:style>
    <style:style style:name="T280" style:family="text">
      <style:text-properties fo:font-style="normal" officeooo:rsid="0221921f" style:font-style-asian="normal" style:font-style-complex="normal"/>
    </style:style>
    <style:style style:name="T281" style:family="text">
      <style:text-properties fo:font-style="normal" officeooo:rsid="0223c6da" style:font-style-asian="normal" style:font-style-complex="normal"/>
    </style:style>
    <style:style style:name="T282" style:family="text">
      <style:text-properties fo:font-style="normal" officeooo:rsid="0222f31f" style:font-style-asian="normal" style:font-style-complex="normal"/>
    </style:style>
    <style:style style:name="T283" style:family="text">
      <style:text-properties fo:font-style="normal" officeooo:rsid="02317e9f" style:font-style-asian="normal" style:font-style-complex="normal"/>
    </style:style>
    <style:style style:name="T284" style:family="text">
      <style:text-properties fo:font-style="normal" officeooo:rsid="023407ab" style:font-style-asian="normal" style:font-style-complex="normal"/>
    </style:style>
    <style:style style:name="T285" style:family="text">
      <style:text-properties fo:font-style="normal" officeooo:rsid="023f6dcb" style:font-style-asian="normal" style:font-style-complex="normal"/>
    </style:style>
    <style:style style:name="T286" style:family="text">
      <style:text-properties fo:font-style="normal" officeooo:rsid="024798dd" style:font-style-asian="normal" style:font-style-complex="normal"/>
    </style:style>
    <style:style style:name="T2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1e648d0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34cc0c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0cfa052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0d04e1a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387a63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3add60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2452cb5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1e4e433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fo:font-weight="normal" officeooo:rsid="01ef3d36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none" fo:font-weight="normal" officeooo:rsid="022c6f20" style:font-style-asian="normal" style:font-weight-asian="normal" style:font-style-complex="normal" style:font-weight-complex="normal"/>
    </style:style>
    <style:style style:name="T384" style:family="text">
      <style:text-properties fo:font-style="normal" style:text-underline-style="none" style:font-style-asian="normal" style:font-style-complex="normal"/>
    </style:style>
    <style:style style:name="T385" style:family="text">
      <style:text-properties fo:font-style="normal" style:text-underline-style="none" officeooo:rsid="00bbbf73" style:font-style-asian="normal" style:font-style-complex="normal"/>
    </style:style>
    <style:style style:name="T386" style:family="text">
      <style:text-properties fo:font-style="normal" style:text-underline-style="none" officeooo:rsid="08e9819c" style:font-style-asian="normal" style:font-style-complex="normal"/>
    </style:style>
    <style:style style:name="T387" style:family="text">
      <style:text-properties fo:font-style="normal" style:text-underline-style="none" officeooo:rsid="00be4749" style:font-style-asian="normal" style:font-style-complex="normal"/>
    </style:style>
    <style:style style:name="T388" style:family="text">
      <style:text-properties fo:font-style="normal" style:text-underline-style="none" officeooo:rsid="00d708a6" style:font-style-asian="normal" style:font-style-complex="normal"/>
    </style:style>
    <style:style style:name="T389" style:family="text">
      <style:text-properties fo:font-style="normal" style:text-underline-style="none" officeooo:rsid="00ec1e8c" style:font-style-asian="normal" style:font-style-complex="normal"/>
    </style:style>
    <style:style style:name="T390" style:family="text">
      <style:text-properties fo:font-style="normal" style:text-underline-style="none" officeooo:rsid="00d9c9e4" style:font-style-asian="normal" style:font-style-complex="normal"/>
    </style:style>
    <style:style style:name="T391" style:family="text">
      <style:text-properties fo:font-style="normal" style:text-underline-style="none" officeooo:rsid="08f0811a" style:font-style-asian="normal" style:font-style-complex="normal"/>
    </style:style>
    <style:style style:name="T392" style:family="text">
      <style:text-properties fo:font-style="normal" style:text-underline-style="none" officeooo:rsid="010f422a" style:font-style-asian="normal" style:font-style-complex="normal"/>
    </style:style>
    <style:style style:name="T393" style:family="text">
      <style:text-properties fo:font-style="normal" style:text-underline-style="none" officeooo:rsid="00476ae1" style:font-style-asian="normal" style:font-style-complex="normal"/>
    </style:style>
    <style:style style:name="T394" style:family="text">
      <style:text-properties fo:font-style="normal" style:text-underline-style="none" officeooo:rsid="01ef8283" style:font-style-asian="normal" style:font-style-complex="normal"/>
    </style:style>
    <style:style style:name="T395" style:family="text">
      <style:text-properties fo:font-style="normal" style:text-underline-style="none" officeooo:rsid="01f16dc1" style:font-style-asian="normal" style:font-style-complex="normal"/>
    </style:style>
    <style:style style:name="T396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97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98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99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400" style:family="text">
      <style:text-properties fo:font-style="normal" style:text-underline-style="solid" style:text-underline-width="auto" style:text-underline-color="font-color" officeooo:rsid="00c12d1c" style:font-style-asian="normal" style:font-style-complex="normal"/>
    </style:style>
    <style:style style:name="T401" style:family="text">
      <style:text-properties officeooo:rsid="00154f37"/>
    </style:style>
    <style:style style:name="T402" style:family="text">
      <style:text-properties officeooo:rsid="0016b56f"/>
    </style:style>
    <style:style style:name="T403" style:family="text">
      <style:text-properties officeooo:rsid="00186c3f"/>
    </style:style>
    <style:style style:name="T404" style:family="text">
      <style:text-properties fo:color="#228b22" fo:font-style="italic" officeooo:rsid="00186c3f" style:font-style-asian="italic" style:font-style-complex="italic"/>
    </style:style>
    <style:style style:name="T405" style:family="text">
      <style:text-properties fo:color="#8b4513"/>
    </style:style>
    <style:style style:name="T406" style:family="text">
      <style:text-properties fo:color="#8b4513" officeooo:rsid="00186c3f"/>
    </style:style>
    <style:style style:name="T407" style:family="text">
      <style:text-properties officeooo:rsid="00205d85"/>
    </style:style>
    <style:style style:name="T408" style:family="text">
      <style:text-properties officeooo:rsid="001c5680"/>
    </style:style>
    <style:style style:name="T409" style:family="text">
      <style:text-properties officeooo:rsid="001e2fb9"/>
    </style:style>
    <style:style style:name="T41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411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412" style:family="text">
      <style:text-properties style:text-line-through-style="none" style:text-line-through-type="none" fo:font-style="italic" fo:font-weight="normal" officeooo:rsid="02004c51" style:font-style-asian="italic" style:font-weight-asian="normal" style:font-style-complex="italic" style:font-weight-complex="normal"/>
    </style:style>
    <style:style style:name="T413" style:family="text">
      <style:text-properties style:text-line-through-style="none" style:text-line-through-type="none" fo:font-style="italic" fo:font-weight="normal" officeooo:rsid="007b2101" style:font-style-asian="italic" style:font-weight-asian="normal" style:font-style-complex="italic" style:font-weight-complex="normal"/>
    </style:style>
    <style:style style:name="T414" style:family="text">
      <style:text-properties style:text-line-through-style="none" style:text-line-through-type="none" fo:font-style="italic" fo:font-weight="bold" officeooo:rsid="02004c51" style:font-style-asian="italic" style:font-weight-asian="bold" style:font-style-complex="italic" style:font-weight-complex="bold"/>
    </style:style>
    <style:style style:name="T415" style:family="text">
      <style:text-properties style:text-line-through-style="none" style:text-line-through-type="none" fo:font-style="normal" officeooo:rsid="02004c51" style:font-style-asian="normal" style:font-style-complex="normal"/>
    </style:style>
    <style:style style:name="T416" style:family="text">
      <style:text-properties style:text-line-through-style="none" style:text-line-through-type="none" fo:font-style="normal" officeooo:rsid="02047b03" style:font-style-asian="normal" style:font-style-complex="normal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officeooo:rsid="00a75993" style:font-weight-asian="bold" style:font-weight-complex="bold"/>
    </style:style>
    <style:style style:name="T419" style:family="text">
      <style:text-properties fo:font-weight="bold" officeooo:rsid="00beb82f" style:font-weight-asian="bold" style:font-weight-complex="bold"/>
    </style:style>
    <style:style style:name="T420" style:family="text">
      <style:text-properties fo:font-weight="bold" officeooo:rsid="00476ae1" style:font-weight-asian="bold" style:font-weight-complex="bold"/>
    </style:style>
    <style:style style:name="T421" style:family="text">
      <style:text-properties fo:font-weight="bold" officeooo:rsid="013013d9" style:font-weight-asian="bold" style:font-weight-complex="bold"/>
    </style:style>
    <style:style style:name="T422" style:family="text">
      <style:text-properties fo:font-weight="bold" officeooo:rsid="0053faec" style:font-weight-asian="bold" style:font-weight-complex="bold"/>
    </style:style>
    <style:style style:name="T423" style:family="text">
      <style:text-properties fo:font-weight="bold" officeooo:rsid="00bfa17d" style:font-weight-asian="bold" style:font-weight-complex="bold"/>
    </style:style>
    <style:style style:name="T424" style:family="text">
      <style:text-properties fo:font-weight="bold" officeooo:rsid="02a94de9" style:font-weight-asian="bold" style:font-weight-complex="bold"/>
    </style:style>
    <style:style style:name="T425" style:family="text">
      <style:text-properties fo:font-weight="bold" officeooo:rsid="00912fec" style:font-weight-asian="bold" style:font-weight-complex="bold"/>
    </style:style>
    <style:style style:name="T426" style:family="text">
      <style:text-properties fo:font-weight="bold" officeooo:rsid="008eb3ea" style:font-weight-asian="bold" style:font-weight-complex="bold"/>
    </style:style>
    <style:style style:name="T427" style:family="text">
      <style:text-properties fo:font-weight="bold" officeooo:rsid="00939859" style:font-weight-asian="bold" style:font-weight-complex="bold"/>
    </style:style>
    <style:style style:name="T428" style:family="text">
      <style:text-properties fo:font-weight="bold" officeooo:rsid="00a35d76" style:font-weight-asian="bold" style:font-weight-complex="bold"/>
    </style:style>
    <style:style style:name="T429" style:family="text">
      <style:text-properties fo:font-weight="bold" officeooo:rsid="00a6f347" style:font-weight-asian="bold" style:font-weight-complex="bold"/>
    </style:style>
    <style:style style:name="T430" style:family="text">
      <style:text-properties fo:font-weight="bold" officeooo:rsid="00ba819c" style:font-weight-asian="bold" style:font-weight-complex="bold"/>
    </style:style>
    <style:style style:name="T431" style:family="text">
      <style:text-properties fo:font-weight="bold" officeooo:rsid="00c50878" style:font-weight-asian="bold" style:font-weight-complex="bold"/>
    </style:style>
    <style:style style:name="T432" style:family="text">
      <style:text-properties fo:font-weight="bold" officeooo:rsid="00dd44af" style:font-weight-asian="bold" style:font-weight-complex="bold"/>
    </style:style>
    <style:style style:name="T433" style:family="text">
      <style:text-properties fo:font-weight="bold" officeooo:rsid="00f4c6c5" style:font-weight-asian="bold" style:font-weight-complex="bold"/>
    </style:style>
    <style:style style:name="T434" style:family="text">
      <style:text-properties fo:font-weight="bold" officeooo:rsid="00fc67ff" style:font-weight-asian="bold" style:font-weight-complex="bold"/>
    </style:style>
    <style:style style:name="T435" style:family="text">
      <style:text-properties fo:font-weight="bold" officeooo:rsid="00751d17" style:font-weight-asian="bold" style:font-weight-complex="bold"/>
    </style:style>
    <style:style style:name="T436" style:family="text">
      <style:text-properties fo:font-weight="bold" officeooo:rsid="0134038e" style:font-weight-asian="bold" style:font-weight-complex="bold"/>
    </style:style>
    <style:style style:name="T437" style:family="text">
      <style:text-properties fo:font-weight="bold" officeooo:rsid="01305c41" style:font-weight-asian="bold" style:font-weight-complex="bold"/>
    </style:style>
    <style:style style:name="T438" style:family="text">
      <style:text-properties fo:font-weight="bold" officeooo:rsid="02070606" style:font-weight-asian="bold" style:font-weight-complex="bold"/>
    </style:style>
    <style:style style:name="T439" style:family="text">
      <style:text-properties fo:font-weight="bold" officeooo:rsid="0206e857" style:font-weight-asian="bold" style:font-weight-complex="bold"/>
    </style:style>
    <style:style style:name="T440" style:family="text">
      <style:text-properties fo:font-weight="bold" officeooo:rsid="020b5b34" style:font-weight-asian="bold" style:font-weight-complex="bold"/>
    </style:style>
    <style:style style:name="T441" style:family="text">
      <style:text-properties fo:font-weight="bold" officeooo:rsid="0225be58" style:font-weight-asian="bold" style:font-weight-complex="bold"/>
    </style:style>
    <style:style style:name="T442" style:family="text">
      <style:text-properties fo:font-weight="bold" officeooo:rsid="023cb1a2" style:font-weight-asian="bold" style:font-weight-complex="bold"/>
    </style:style>
    <style:style style:name="T443" style:family="text">
      <style:text-properties officeooo:rsid="0034ed8b"/>
    </style:style>
    <style:style style:name="T444" style:family="text">
      <style:text-properties fo:font-weight="normal" style:font-weight-asian="normal" style:font-weight-complex="normal"/>
    </style:style>
    <style:style style:name="T445" style:family="text">
      <style:text-properties fo:font-weight="normal" officeooo:rsid="00912fec" style:font-weight-asian="normal" style:font-weight-complex="normal"/>
    </style:style>
    <style:style style:name="T446" style:family="text">
      <style:text-properties fo:font-weight="normal" officeooo:rsid="02b807dc" style:font-weight-asian="normal" style:font-weight-complex="normal"/>
    </style:style>
    <style:style style:name="T447" style:family="text">
      <style:text-properties fo:font-weight="normal" officeooo:rsid="00bbbf73" style:font-weight-asian="normal" style:font-weight-complex="normal"/>
    </style:style>
    <style:style style:name="T448" style:family="text">
      <style:text-properties fo:font-weight="normal" officeooo:rsid="002ba0e7" style:font-weight-asian="normal" style:font-weight-complex="normal"/>
    </style:style>
    <style:style style:name="T449" style:family="text">
      <style:text-properties fo:font-weight="normal" officeooo:rsid="00bfa17d" style:font-weight-asian="normal" style:font-weight-complex="normal"/>
    </style:style>
    <style:style style:name="T450" style:family="text">
      <style:text-properties fo:font-weight="normal" officeooo:rsid="02a94de9" style:font-weight-asian="normal" style:font-weight-complex="normal"/>
    </style:style>
    <style:style style:name="T451" style:family="text">
      <style:text-properties fo:font-weight="normal" officeooo:rsid="004450ff" style:font-weight-asian="normal" style:font-weight-complex="normal"/>
    </style:style>
    <style:style style:name="T452" style:family="text">
      <style:text-properties fo:font-weight="normal" officeooo:rsid="01113d34" style:font-weight-asian="normal" style:font-weight-complex="normal"/>
    </style:style>
    <style:style style:name="T453" style:family="text">
      <style:text-properties fo:font-weight="normal" officeooo:rsid="00476ae1" style:font-weight-asian="normal" style:font-weight-complex="normal"/>
    </style:style>
    <style:style style:name="T454" style:family="text">
      <style:text-properties fo:font-weight="normal" officeooo:rsid="08ad15c9" style:font-weight-asian="normal" style:font-weight-complex="normal"/>
    </style:style>
    <style:style style:name="T455" style:family="text">
      <style:text-properties fo:font-weight="normal" officeooo:rsid="008eb3ea" style:font-weight-asian="normal" style:font-weight-complex="normal"/>
    </style:style>
    <style:style style:name="T456" style:family="text">
      <style:text-properties fo:font-weight="normal" officeooo:rsid="00939859" style:font-weight-asian="normal" style:font-weight-complex="normal"/>
    </style:style>
    <style:style style:name="T457" style:family="text">
      <style:text-properties fo:font-weight="normal" officeooo:rsid="00941a11" style:font-weight-asian="normal" style:font-weight-complex="normal"/>
    </style:style>
    <style:style style:name="T458" style:family="text">
      <style:text-properties fo:font-weight="normal" officeooo:rsid="00dd44af" style:font-weight-asian="normal" style:font-weight-complex="normal"/>
    </style:style>
    <style:style style:name="T459" style:family="text">
      <style:text-properties fo:font-weight="normal" officeooo:rsid="00e1ae30" style:font-weight-asian="normal" style:font-weight-complex="normal"/>
    </style:style>
    <style:style style:name="T460" style:family="text">
      <style:text-properties fo:font-weight="normal" officeooo:rsid="00f4c6c5" style:font-weight-asian="normal" style:font-weight-complex="normal"/>
    </style:style>
    <style:style style:name="T461" style:family="text">
      <style:text-properties fo:font-weight="normal" officeooo:rsid="00f51685" style:font-weight-asian="normal" style:font-weight-complex="normal"/>
    </style:style>
    <style:style style:name="T462" style:family="text">
      <style:text-properties fo:font-weight="normal" officeooo:rsid="00fc67ff" style:font-weight-asian="normal" style:font-weight-complex="normal"/>
    </style:style>
    <style:style style:name="T463" style:family="text">
      <style:text-properties fo:font-weight="normal" officeooo:rsid="00fdd3aa" style:font-weight-asian="normal" style:font-weight-complex="normal"/>
    </style:style>
    <style:style style:name="T464" style:family="text">
      <style:text-properties fo:font-weight="normal" officeooo:rsid="012e9465" style:font-weight-asian="normal" style:font-weight-complex="normal"/>
    </style:style>
    <style:style style:name="T465" style:family="text">
      <style:text-properties fo:font-weight="normal" officeooo:rsid="012edf56" style:font-weight-asian="normal" style:font-weight-complex="normal"/>
    </style:style>
    <style:style style:name="T466" style:family="text">
      <style:text-properties fo:font-weight="normal" officeooo:rsid="01305c41" style:font-weight-asian="normal" style:font-weight-complex="normal"/>
    </style:style>
    <style:style style:name="T467" style:family="text">
      <style:text-properties fo:font-weight="normal" officeooo:rsid="0134038e" style:font-weight-asian="normal" style:font-weight-complex="normal"/>
    </style:style>
    <style:style style:name="T468" style:family="text">
      <style:text-properties fo:font-weight="normal" officeooo:rsid="0139bd35" style:font-weight-asian="normal" style:font-weight-complex="normal"/>
    </style:style>
    <style:style style:name="T469" style:family="text">
      <style:text-properties fo:font-weight="normal" officeooo:rsid="01401741" style:font-weight-asian="normal" style:font-weight-complex="normal"/>
    </style:style>
    <style:style style:name="T470" style:family="text">
      <style:text-properties fo:font-weight="normal" officeooo:rsid="0142451b" style:font-weight-asian="normal" style:font-weight-complex="normal"/>
    </style:style>
    <style:style style:name="T471" style:family="text">
      <style:text-properties fo:font-weight="normal" officeooo:rsid="0149fc19" style:font-weight-asian="normal" style:font-weight-complex="normal"/>
    </style:style>
    <style:style style:name="T472" style:family="text">
      <style:text-properties fo:font-weight="normal" officeooo:rsid="014be95f" style:font-weight-asian="normal" style:font-weight-complex="normal"/>
    </style:style>
    <style:style style:name="T473" style:family="text">
      <style:text-properties fo:font-weight="normal" officeooo:rsid="03ee7eb1" style:font-weight-asian="normal" style:font-weight-complex="normal"/>
    </style:style>
    <style:style style:name="T474" style:family="text">
      <style:text-properties fo:font-weight="normal" officeooo:rsid="045e6749" style:font-weight-asian="normal" style:font-weight-complex="normal"/>
    </style:style>
    <style:style style:name="T475" style:family="text">
      <style:text-properties fo:font-weight="normal" officeooo:rsid="04602400" style:font-weight-asian="normal" style:font-weight-complex="normal"/>
    </style:style>
    <style:style style:name="T476" style:family="text">
      <style:text-properties fo:font-weight="normal" officeooo:rsid="020febde" style:font-weight-asian="normal" style:font-weight-complex="normal"/>
    </style:style>
    <style:style style:name="T477" style:family="text">
      <style:text-properties fo:font-weight="normal" officeooo:rsid="022c6f20" style:font-weight-asian="normal" style:font-weight-complex="normal"/>
    </style:style>
    <style:style style:name="T478" style:family="text">
      <style:text-properties style:use-window-font-color="true"/>
    </style:style>
    <style:style style:name="T479" style:family="text">
      <style:text-properties style:use-window-font-color="true" fo:font-weight="bold" style:font-weight-asian="bold" style:font-weight-complex="bold"/>
    </style:style>
    <style:style style:name="T480" style:family="text">
      <style:text-properties style:use-window-font-color="true" fo:font-weight="bold" officeooo:rsid="0044d7a4" style:font-weight-asian="bold" style:font-weight-complex="bold"/>
    </style:style>
    <style:style style:name="T481" style:family="text">
      <style:text-properties style:use-window-font-color="true" fo:font-weight="bold" officeooo:rsid="007ca694" style:font-weight-asian="bold" style:font-weight-complex="bold"/>
    </style:style>
    <style:style style:name="T482" style:family="text">
      <style:text-properties style:use-window-font-color="true" fo:font-weight="bold" officeooo:rsid="01536dcf" style:font-weight-asian="bold" style:font-weight-complex="bold"/>
    </style:style>
    <style:style style:name="T483" style:family="text">
      <style:text-properties style:use-window-font-color="true" fo:font-weight="bold" officeooo:rsid="01549026" style:font-weight-asian="bold" style:font-weight-complex="bold"/>
    </style:style>
    <style:style style:name="T484" style:family="text">
      <style:text-properties style:use-window-font-color="true" fo:font-weight="bold" officeooo:rsid="01549d31" style:font-weight-asian="bold" style:font-weight-complex="bold"/>
    </style:style>
    <style:style style:name="T485" style:family="text">
      <style:text-properties style:use-window-font-color="true" fo:font-weight="bold" officeooo:rsid="01bb0dd2" style:font-weight-asian="bold" style:font-weight-complex="bold"/>
    </style:style>
    <style:style style:name="T486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87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88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89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90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91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92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93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94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95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96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97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98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99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500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501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502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503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504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505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506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507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508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509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510" style:family="text">
      <style:text-properties style:use-window-font-color="true" fo:font-style="italic" officeooo:rsid="009f187e" style:font-style-asian="italic" style:font-style-complex="italic"/>
    </style:style>
    <style:style style:name="T51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12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513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51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515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51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51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518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51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520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521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522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523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524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525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526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527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528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529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530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531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532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533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534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535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536" style:family="text">
      <style:text-properties style:use-window-font-color="true" fo:font-style="normal" fo:font-weight="normal" officeooo:rsid="01f19ea8" style:font-style-asian="normal" style:font-weight-asian="normal" style:font-style-complex="normal" style:font-weight-complex="normal"/>
    </style:style>
    <style:style style:name="T537" style:family="text">
      <style:text-properties style:use-window-font-color="true" fo:font-style="normal" style:font-style-asian="normal" style:font-style-complex="normal"/>
    </style:style>
    <style:style style:name="T538" style:family="text">
      <style:text-properties style:use-window-font-color="true" fo:font-style="normal" officeooo:rsid="0050063f" style:font-style-asian="normal" style:font-style-complex="normal"/>
    </style:style>
    <style:style style:name="T539" style:family="text">
      <style:text-properties style:use-window-font-color="true" fo:font-style="normal" officeooo:rsid="00523bf9" style:font-style-asian="normal" style:font-style-complex="normal"/>
    </style:style>
    <style:style style:name="T540" style:family="text">
      <style:text-properties style:use-window-font-color="true" fo:font-style="normal" officeooo:rsid="016f0506" style:font-style-asian="normal" style:font-style-complex="normal"/>
    </style:style>
    <style:style style:name="T541" style:family="text">
      <style:text-properties style:use-window-font-color="true" fo:font-style="normal" officeooo:rsid="0176ee1b" style:font-style-asian="normal" style:font-style-complex="normal"/>
    </style:style>
    <style:style style:name="T542" style:family="text">
      <style:text-properties style:use-window-font-color="true" fo:font-style="normal" officeooo:rsid="017029bc" style:font-style-asian="normal" style:font-style-complex="normal"/>
    </style:style>
    <style:style style:name="T543" style:family="text">
      <style:text-properties style:use-window-font-color="true" fo:font-style="normal" officeooo:rsid="00a1d04f" style:font-style-asian="normal" style:font-style-complex="normal"/>
    </style:style>
    <style:style style:name="T544" style:family="text">
      <style:text-properties style:use-window-font-color="true" fo:font-style="normal" officeooo:rsid="0050b57f" style:font-style-asian="normal" style:font-style-complex="normal"/>
    </style:style>
    <style:style style:name="T545" style:family="text">
      <style:text-properties style:use-window-font-color="true" fo:font-style="normal" officeooo:rsid="01148430" style:font-style-asian="normal" style:font-style-complex="normal"/>
    </style:style>
    <style:style style:name="T546" style:family="text">
      <style:text-properties style:use-window-font-color="true" fo:font-style="normal" officeooo:rsid="009f187e" style:font-style-asian="normal" style:font-style-complex="normal"/>
    </style:style>
    <style:style style:name="T547" style:family="text">
      <style:text-properties style:use-window-font-color="true" fo:font-style="normal" officeooo:rsid="019eaf58" style:font-style-asian="normal" style:font-style-complex="normal"/>
    </style:style>
    <style:style style:name="T548" style:family="text">
      <style:text-properties style:use-window-font-color="true" fo:font-style="normal" officeooo:rsid="01f19ea8" style:font-style-asian="normal" style:font-style-complex="normal"/>
    </style:style>
    <style:style style:name="T549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50" style:family="text">
      <style:text-properties style:use-window-font-color="true" officeooo:rsid="016f0506"/>
    </style:style>
    <style:style style:name="T551" style:family="text">
      <style:text-properties style:use-window-font-color="true" officeooo:rsid="009ff1c7"/>
    </style:style>
    <style:style style:name="T552" style:family="text">
      <style:text-properties style:use-window-font-color="true" fo:font-weight="normal" style:font-weight-asian="normal" style:font-weight-complex="normal"/>
    </style:style>
    <style:style style:name="T553" style:family="text">
      <style:text-properties style:use-window-font-color="true" fo:font-weight="normal" officeooo:rsid="007ca694" style:font-weight-asian="normal" style:font-weight-complex="normal"/>
    </style:style>
    <style:style style:name="T554" style:family="text">
      <style:text-properties style:use-window-font-color="true" fo:font-weight="normal" officeooo:rsid="01466326" style:font-weight-asian="normal" style:font-weight-complex="normal"/>
    </style:style>
    <style:style style:name="T555" style:family="text">
      <style:text-properties style:use-window-font-color="true" fo:font-weight="normal" officeooo:rsid="014d6fa3" style:font-weight-asian="normal" style:font-weight-complex="normal"/>
    </style:style>
    <style:style style:name="T556" style:family="text">
      <style:text-properties style:use-window-font-color="true" fo:font-weight="normal" officeooo:rsid="01536dcf" style:font-weight-asian="normal" style:font-weight-complex="normal"/>
    </style:style>
    <style:style style:name="T557" style:family="text">
      <style:text-properties style:use-window-font-color="true" fo:font-weight="normal" officeooo:rsid="01549026" style:font-weight-asian="normal" style:font-weight-complex="normal"/>
    </style:style>
    <style:style style:name="T558" style:family="text">
      <style:text-properties style:use-window-font-color="true" fo:font-weight="normal" officeooo:rsid="0159ad23" style:font-weight-asian="normal" style:font-weight-complex="normal"/>
    </style:style>
    <style:style style:name="T559" style:family="text">
      <style:text-properties style:use-window-font-color="true" fo:font-weight="normal" officeooo:rsid="015ee267" style:font-weight-asian="normal" style:font-weight-complex="normal"/>
    </style:style>
    <style:style style:name="T560" style:family="text">
      <style:text-properties style:use-window-font-color="true" fo:font-weight="normal" officeooo:rsid="0151b86d" style:font-weight-asian="normal" style:font-weight-complex="normal"/>
    </style:style>
    <style:style style:name="T561" style:family="text">
      <style:text-properties style:use-window-font-color="true" fo:font-weight="normal" officeooo:rsid="01b389de" style:font-weight-asian="normal" style:font-weight-complex="normal"/>
    </style:style>
    <style:style style:name="T562" style:family="text">
      <style:text-properties style:use-window-font-color="true" fo:font-weight="normal" officeooo:rsid="01b73f45" style:font-weight-asian="normal" style:font-weight-complex="normal"/>
    </style:style>
    <style:style style:name="T563" style:family="text">
      <style:text-properties style:use-window-font-color="true" fo:font-weight="normal" officeooo:rsid="01bb0dd2" style:font-weight-asian="normal" style:font-weight-complex="normal"/>
    </style:style>
    <style:style style:name="T564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65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66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67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68" style:family="text">
      <style:text-properties style:use-window-font-color="true" officeooo:rsid="01549026"/>
    </style:style>
    <style:style style:name="T569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70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71" style:family="text">
      <style:text-properties style:use-window-font-color="true" style:text-line-through-style="none" style:text-line-through-type="none" fo:font-style="normal" officeooo:rsid="01f4e33a" style:font-style-asian="normal" style:font-style-complex="normal"/>
    </style:style>
    <style:style style:name="T572" style:family="text">
      <style:text-properties style:use-window-font-color="true" style:text-line-through-style="none" style:text-line-through-type="none" fo:font-style="normal" officeooo:rsid="01f5c2f9" style:font-style-asian="normal" style:font-style-complex="normal"/>
    </style:style>
    <style:style style:name="T573" style:family="text">
      <style:text-properties style:use-window-font-color="true" style:text-line-through-style="none" style:text-line-through-type="none" fo:font-style="normal" officeooo:rsid="01f6d949" style:font-style-asian="normal" style:font-style-complex="normal"/>
    </style:style>
    <style:style style:name="T574" style:family="text">
      <style:text-properties style:use-window-font-color="true" style:text-line-through-style="none" style:text-line-through-type="none" fo:font-style="normal" officeooo:rsid="01f7ba13" style:font-style-asian="normal" style:font-style-complex="normal"/>
    </style:style>
    <style:style style:name="T575" style:family="text">
      <style:text-properties style:use-window-font-color="true" officeooo:rsid="01a5396b"/>
    </style:style>
    <style:style style:name="T576" style:family="text">
      <style:text-properties style:use-window-font-color="true" style:text-underline-style="none" fo:font-weight="normal" style:font-weight-asian="normal" style:font-weight-complex="normal"/>
    </style:style>
    <style:style style:name="T577" style:family="text">
      <style:text-properties style:use-window-font-color="true" style:text-underline-style="solid" style:text-underline-width="auto" style:text-underline-color="font-color"/>
    </style:style>
    <style:style style:name="T578" style:family="text">
      <style:text-properties style:text-underline-style="none"/>
    </style:style>
    <style:style style:name="T579" style:family="text">
      <style:text-properties style:text-underline-style="none" fo:font-weight="normal" style:font-weight-asian="normal" style:font-weight-complex="normal"/>
    </style:style>
    <style:style style:name="T580" style:family="text">
      <style:text-properties style:text-underline-style="none" fo:font-weight="normal" officeooo:rsid="0043121f" style:font-weight-asian="normal" style:font-weight-complex="normal"/>
    </style:style>
    <style:style style:name="T581" style:family="text">
      <style:text-properties style:text-underline-style="none" fo:font-weight="normal" officeooo:rsid="0044d7a4" style:font-weight-asian="normal" style:font-weight-complex="normal"/>
    </style:style>
    <style:style style:name="T582" style:family="text">
      <style:text-properties style:text-underline-style="none" fo:font-weight="normal" officeooo:rsid="00e7b674" style:font-weight-asian="normal" style:font-weight-complex="normal"/>
    </style:style>
    <style:style style:name="T583" style:family="text">
      <style:text-properties style:text-underline-style="none" fo:font-weight="normal" officeooo:rsid="002eb485" style:font-weight-asian="normal" style:font-weight-complex="normal"/>
    </style:style>
    <style:style style:name="T584" style:family="text">
      <style:text-properties style:text-underline-style="none" fo:font-weight="normal" officeooo:rsid="00d5826a" style:font-weight-asian="normal" style:font-weight-complex="normal"/>
    </style:style>
    <style:style style:name="T585" style:family="text">
      <style:text-properties style:text-underline-style="none" fo:font-weight="normal" officeooo:rsid="00476ae1" style:font-weight-asian="normal" style:font-weight-complex="normal"/>
    </style:style>
    <style:style style:name="T586" style:family="text">
      <style:text-properties style:text-underline-style="none" fo:font-weight="normal" officeooo:rsid="013282b3" style:font-weight-asian="normal" style:font-weight-complex="normal"/>
    </style:style>
    <style:style style:name="T587" style:family="text">
      <style:text-properties style:text-underline-style="none" fo:font-weight="normal" officeooo:rsid="004caf23" style:font-weight-asian="normal" style:font-weight-complex="normal"/>
    </style:style>
    <style:style style:name="T588" style:family="text">
      <style:text-properties style:text-underline-style="none" fo:font-weight="normal" officeooo:rsid="0128c6e8" style:font-weight-asian="normal" style:font-weight-complex="normal"/>
    </style:style>
    <style:style style:name="T589" style:family="text">
      <style:text-properties style:text-underline-style="none" fo:font-weight="normal" officeooo:rsid="00254a2e" style:font-weight-asian="normal" style:font-weight-complex="normal"/>
    </style:style>
    <style:style style:name="T590" style:family="text">
      <style:text-properties style:text-underline-style="none" fo:font-weight="bold" style:font-weight-asian="bold" style:font-weight-complex="bold"/>
    </style:style>
    <style:style style:name="T591" style:family="text">
      <style:text-properties style:text-underline-style="none" fo:font-weight="bold" officeooo:rsid="002eb485" style:font-weight-asian="bold" style:font-weight-complex="bold"/>
    </style:style>
    <style:style style:name="T592" style:family="text">
      <style:text-properties style:text-underline-style="none" fo:font-weight="bold" officeooo:rsid="00f74e17" style:font-weight-asian="bold" style:font-weight-complex="bold"/>
    </style:style>
    <style:style style:name="T593" style:family="text">
      <style:text-properties style:text-underline-style="none" fo:font-weight="bold" officeooo:rsid="01debf64" style:font-weight-asian="bold" style:font-weight-complex="bold"/>
    </style:style>
    <style:style style:name="T594" style:family="text">
      <style:text-properties style:text-underline-style="none" fo:font-weight="bold" officeooo:rsid="009622c6" style:font-weight-asian="bold" style:font-weight-complex="bold"/>
    </style:style>
    <style:style style:name="T595" style:family="text">
      <style:text-properties style:text-underline-style="none" officeooo:rsid="00bbbf73"/>
    </style:style>
    <style:style style:name="T596" style:family="text">
      <style:text-properties style:text-underline-style="none" officeooo:rsid="00d708a6"/>
    </style:style>
    <style:style style:name="T597" style:family="text">
      <style:text-properties style:text-underline-style="none" officeooo:rsid="00f74e17"/>
    </style:style>
    <style:style style:name="T598" style:family="text">
      <style:text-properties style:text-underline-style="none" officeooo:rsid="00378059"/>
    </style:style>
    <style:style style:name="T599" style:family="text">
      <style:text-properties style:text-underline-style="none" officeooo:rsid="0a1c7a91"/>
    </style:style>
    <style:style style:name="T600" style:family="text">
      <style:text-properties style:text-underline-style="none" officeooo:rsid="08ec3514"/>
    </style:style>
    <style:style style:name="T601" style:family="text">
      <style:text-properties officeooo:rsid="00722a19"/>
    </style:style>
    <style:style style:name="T602" style:family="text">
      <style:text-properties officeooo:rsid="00254a2e"/>
    </style:style>
    <style:style style:name="T603" style:family="text">
      <style:text-properties officeooo:rsid="008a06de"/>
    </style:style>
    <style:style style:name="T604" style:family="text">
      <style:text-properties officeooo:rsid="08e38a7d"/>
    </style:style>
    <style:style style:name="T605" style:family="text">
      <style:text-properties officeooo:rsid="00a75993"/>
    </style:style>
    <style:style style:name="T606" style:family="text">
      <style:text-properties officeooo:rsid="002ba0e7"/>
    </style:style>
    <style:style style:name="T607" style:family="text">
      <style:text-properties officeooo:rsid="00beb82f"/>
    </style:style>
    <style:style style:name="T608" style:family="text">
      <style:text-properties officeooo:rsid="00ba4170"/>
    </style:style>
    <style:style style:name="T609" style:family="text">
      <style:text-properties officeooo:rsid="00bbbf73"/>
    </style:style>
    <style:style style:name="T610" style:family="text">
      <style:text-properties officeooo:rsid="00bd3f9d"/>
    </style:style>
    <style:style style:name="T611" style:family="text">
      <style:text-properties officeooo:rsid="002f336e"/>
    </style:style>
    <style:style style:name="T612" style:family="text">
      <style:text-properties officeooo:rsid="0043008e"/>
    </style:style>
    <style:style style:name="T613" style:family="text">
      <style:text-properties officeooo:rsid="00f5260b"/>
    </style:style>
    <style:style style:name="T614" style:family="text">
      <style:text-properties officeooo:rsid="004a157b"/>
    </style:style>
    <style:style style:name="T615" style:family="text">
      <style:text-properties officeooo:rsid="013013d9"/>
    </style:style>
    <style:style style:name="T616" style:family="text">
      <style:text-properties officeooo:rsid="0137af9f"/>
    </style:style>
    <style:style style:name="T617" style:family="text">
      <style:text-properties officeooo:rsid="004acb3b"/>
    </style:style>
    <style:style style:name="T618" style:family="text">
      <style:text-properties officeooo:rsid="016860b9"/>
    </style:style>
    <style:style style:name="T619" style:family="text">
      <style:text-properties officeooo:rsid="0050b57f"/>
    </style:style>
    <style:style style:name="T620" style:family="text">
      <style:text-properties officeooo:rsid="0188ed42"/>
    </style:style>
    <style:style style:name="T621" style:family="text">
      <style:text-properties officeooo:rsid="0055a125"/>
    </style:style>
    <style:style style:name="T622" style:family="text">
      <style:text-properties officeooo:rsid="00572cb0"/>
    </style:style>
    <style:style style:name="T623" style:family="text">
      <style:text-properties officeooo:rsid="0176ee1b"/>
    </style:style>
    <style:style style:name="T624" style:family="text">
      <style:text-properties officeooo:rsid="005c5090"/>
    </style:style>
    <style:style style:name="T625" style:family="text">
      <style:text-properties officeooo:rsid="005f2637"/>
    </style:style>
    <style:style style:name="T626" style:family="text">
      <style:text-properties officeooo:rsid="005fb5cb"/>
    </style:style>
    <style:style style:name="T627" style:family="text">
      <style:text-properties officeooo:rsid="0063f681"/>
    </style:style>
    <style:style style:name="T628" style:family="text">
      <style:text-properties officeooo:rsid="00644350"/>
    </style:style>
    <style:style style:name="T629" style:family="text">
      <style:text-properties officeooo:rsid="006579dd"/>
    </style:style>
    <style:style style:name="T630" style:family="text">
      <style:text-properties officeooo:rsid="0066b31e"/>
    </style:style>
    <style:style style:name="T631" style:family="text">
      <style:text-properties officeooo:rsid="0066c57e"/>
    </style:style>
    <style:style style:name="T632" style:family="text">
      <style:text-properties officeooo:rsid="00684bfc"/>
    </style:style>
    <style:style style:name="T633" style:family="text">
      <style:text-properties officeooo:rsid="0069643a"/>
    </style:style>
    <style:style style:name="T634" style:family="text">
      <style:text-properties officeooo:rsid="00703df9"/>
    </style:style>
    <style:style style:name="T635" style:family="text">
      <style:text-properties officeooo:rsid="0072cdc4"/>
    </style:style>
    <style:style style:name="T636" style:family="text">
      <style:text-properties officeooo:rsid="00751d17"/>
    </style:style>
    <style:style style:name="T637" style:family="text">
      <style:text-properties officeooo:rsid="0076848f"/>
    </style:style>
    <style:style style:name="T638" style:family="text">
      <style:text-properties officeooo:rsid="0077a442"/>
    </style:style>
    <style:style style:name="T639" style:family="text">
      <style:text-properties officeooo:rsid="00793c0d"/>
    </style:style>
    <style:style style:name="T640" style:family="text">
      <style:text-properties officeooo:rsid="007b2101"/>
    </style:style>
    <style:style style:name="T641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642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643" style:family="text">
      <style:text-properties fo:font-size="14pt" fo:font-weight="bold" style:font-size-asian="14pt" style:font-weight-asian="bold" style:font-size-complex="14pt" style:font-weight-complex="bold"/>
    </style:style>
    <style:style style:name="T64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45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46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47" style:family="text">
      <style:text-properties fo:font-size="14pt" fo:font-style="normal" fo:font-weight="bold" officeooo:rsid="0069ae1a" style:font-size-asian="14pt" style:font-style-asian="normal" style:font-weight-asian="bold" style:font-size-complex="14pt" style:font-style-complex="normal" style:font-weight-complex="bold"/>
    </style:style>
    <style:style style:name="T648" style:family="text">
      <style:text-properties fo:font-size="14pt" fo:font-style="normal" style:font-size-asian="14pt" style:font-style-asian="normal" style:font-size-complex="14pt" style:font-style-complex="normal"/>
    </style:style>
    <style:style style:name="T649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5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51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52" style:family="text">
      <style:text-properties fo:font-size="14pt" fo:font-style="italic" style:font-size-asian="14pt" style:font-style-asian="italic" style:font-size-complex="14pt" style:font-style-complex="italic"/>
    </style:style>
    <style:style style:name="T653" style:family="text">
      <style:text-properties officeooo:rsid="007d92ff"/>
    </style:style>
    <style:style style:name="T654" style:family="text">
      <style:text-properties officeooo:rsid="007fd79d"/>
    </style:style>
    <style:style style:name="T655" style:family="text">
      <style:text-properties officeooo:rsid="00819260"/>
    </style:style>
    <style:style style:name="T656" style:family="text">
      <style:text-properties officeooo:rsid="0082c116"/>
    </style:style>
    <style:style style:name="T657" style:family="text">
      <style:text-properties officeooo:rsid="008478a0"/>
    </style:style>
    <style:style style:name="T658" style:family="text">
      <style:text-properties officeooo:rsid="00941a11"/>
    </style:style>
    <style:style style:name="T659" style:family="text">
      <style:text-properties officeooo:rsid="009d5b59"/>
    </style:style>
    <style:style style:name="T660" style:family="text">
      <style:text-properties officeooo:rsid="00a1d04f"/>
    </style:style>
    <style:style style:name="T661" style:family="text">
      <style:text-properties fo:color="#ff8c00" fo:font-style="italic" style:font-style-asian="italic" style:font-style-complex="italic"/>
    </style:style>
    <style:style style:name="T662" style:family="text">
      <style:text-properties officeooo:rsid="00a1e031"/>
    </style:style>
    <style:style style:name="T663" style:family="text">
      <style:text-properties officeooo:rsid="00a35d76"/>
    </style:style>
    <style:style style:name="T664" style:family="text">
      <style:text-properties officeooo:rsid="00a69dce"/>
    </style:style>
    <style:style style:name="T665" style:family="text">
      <style:text-properties officeooo:rsid="00a6f347"/>
    </style:style>
    <style:style style:name="T666" style:family="text">
      <style:text-properties officeooo:rsid="00a8ca1b"/>
    </style:style>
    <style:style style:name="T667" style:family="text">
      <style:text-properties officeooo:rsid="00acfb9d"/>
    </style:style>
    <style:style style:name="T668" style:family="text">
      <style:text-properties officeooo:rsid="00ad6801"/>
    </style:style>
    <style:style style:name="T669" style:family="text">
      <style:text-properties officeooo:rsid="00b41267"/>
    </style:style>
    <style:style style:name="T670" style:family="text">
      <style:text-properties officeooo:rsid="00ba819c"/>
    </style:style>
    <style:style style:name="T671" style:family="text">
      <style:text-properties officeooo:rsid="00bbf4cd"/>
    </style:style>
    <style:style style:name="T672" style:family="text">
      <style:text-properties officeooo:rsid="00bdd473"/>
    </style:style>
    <style:style style:name="T673" style:family="text">
      <style:text-properties officeooo:rsid="00c12d1c"/>
    </style:style>
    <style:style style:name="T674" style:family="text">
      <style:text-properties officeooo:rsid="00c2c999"/>
    </style:style>
    <style:style style:name="T675" style:family="text">
      <style:text-properties officeooo:rsid="00c50878"/>
    </style:style>
    <style:style style:name="T676" style:family="text">
      <style:text-properties officeooo:rsid="00c88326"/>
    </style:style>
    <style:style style:name="T677" style:family="text">
      <style:text-properties officeooo:rsid="00cbb52c"/>
    </style:style>
    <style:style style:name="T678" style:family="text">
      <style:text-properties officeooo:rsid="00d23a32"/>
    </style:style>
    <style:style style:name="T679" style:family="text">
      <style:text-properties officeooo:rsid="00d3f114"/>
    </style:style>
    <style:style style:name="T680" style:family="text">
      <style:text-properties officeooo:rsid="00d833d3"/>
    </style:style>
    <style:style style:name="T681" style:family="text">
      <style:text-properties officeooo:rsid="00d873e2"/>
    </style:style>
    <style:style style:name="T682" style:family="text">
      <style:text-properties officeooo:rsid="00eb49f4"/>
    </style:style>
    <style:style style:name="T683" style:family="text">
      <style:text-properties officeooo:rsid="00fb5f7f"/>
    </style:style>
    <style:style style:name="T684" style:family="text">
      <style:text-properties officeooo:rsid="00fc67ff"/>
    </style:style>
    <style:style style:name="T685" style:family="text">
      <style:text-properties officeooo:rsid="00fdd3aa"/>
    </style:style>
    <style:style style:name="T686" style:family="text">
      <style:text-properties officeooo:rsid="010639c7"/>
    </style:style>
    <style:style style:name="T687" style:family="text">
      <style:text-properties officeooo:rsid="010ab710"/>
    </style:style>
    <style:style style:name="T688" style:family="text">
      <style:text-properties officeooo:rsid="010ff277"/>
    </style:style>
    <style:style style:name="T689" style:family="text">
      <style:text-properties officeooo:rsid="0111d037"/>
    </style:style>
    <style:style style:name="T690" style:family="text">
      <style:text-properties officeooo:rsid="011511c0"/>
    </style:style>
    <style:style style:name="T691" style:family="text">
      <style:text-properties officeooo:rsid="01185712"/>
    </style:style>
    <style:style style:name="T692" style:family="text">
      <style:text-properties officeooo:rsid="01190d75"/>
    </style:style>
    <style:style style:name="T693" style:family="text">
      <style:text-properties officeooo:rsid="01206a6e"/>
    </style:style>
    <style:style style:name="T694" style:family="text">
      <style:text-properties officeooo:rsid="0128c6e8"/>
    </style:style>
    <style:style style:name="T695" style:family="text">
      <style:text-properties officeooo:rsid="00201bd5"/>
    </style:style>
    <style:style style:name="T696" style:family="text">
      <style:text-properties officeooo:rsid="012b24b3"/>
    </style:style>
    <style:style style:name="T697" style:family="text">
      <style:text-properties officeooo:rsid="012e9465"/>
    </style:style>
    <style:style style:name="T698" style:family="text">
      <style:text-properties officeooo:rsid="01305c41"/>
    </style:style>
    <style:style style:name="T699" style:family="text">
      <style:text-properties officeooo:rsid="0140be6f"/>
    </style:style>
    <style:style style:name="T700" style:family="text">
      <style:text-properties officeooo:rsid="0149fc19"/>
    </style:style>
    <style:style style:name="T701" style:family="text">
      <style:text-properties officeooo:rsid="014be95f"/>
    </style:style>
    <style:style style:name="T702" style:family="text">
      <style:text-properties officeooo:rsid="010185dc"/>
    </style:style>
    <style:style style:name="T703" style:family="text">
      <style:text-properties officeooo:rsid="0437fd59"/>
    </style:style>
    <style:style style:name="T704" style:family="text">
      <style:text-properties officeooo:rsid="03ee7eb1"/>
    </style:style>
    <style:style style:name="T705" style:family="text">
      <style:text-properties officeooo:rsid="03f7049e"/>
    </style:style>
    <style:style style:name="T706" style:family="text">
      <style:text-properties officeooo:rsid="0735889c"/>
    </style:style>
    <style:style style:name="T707" style:family="text">
      <style:text-properties officeooo:rsid="0739531b"/>
    </style:style>
    <style:style style:name="T708" style:family="text">
      <style:text-properties officeooo:rsid="0166b397"/>
    </style:style>
    <style:style style:name="T709" style:family="text">
      <style:text-properties officeooo:rsid="018bcdc5"/>
    </style:style>
    <style:style style:name="T710" style:family="text">
      <style:text-properties officeooo:rsid="0194da6f"/>
    </style:style>
    <style:style style:name="T711" style:family="text">
      <style:text-properties officeooo:rsid="019eaf58"/>
    </style:style>
    <style:style style:name="T712" style:family="text">
      <style:text-properties officeooo:rsid="01a04199"/>
    </style:style>
    <style:style style:name="T713" style:family="text">
      <style:text-properties officeooo:rsid="01a19cb6"/>
    </style:style>
    <style:style style:name="T714" style:family="text">
      <style:text-properties officeooo:rsid="01aed7c1"/>
    </style:style>
    <style:style style:name="T715" style:family="text">
      <style:text-properties officeooo:rsid="01c2a24c"/>
    </style:style>
    <style:style style:name="T716" style:family="text">
      <style:text-properties officeooo:rsid="01c643a5"/>
    </style:style>
    <style:style style:name="T717" style:family="text">
      <style:text-properties officeooo:rsid="01c94548"/>
    </style:style>
    <style:style style:name="T718" style:family="text">
      <style:text-properties officeooo:rsid="01d3fba1"/>
    </style:style>
    <style:style style:name="T719" style:family="text">
      <style:text-properties officeooo:rsid="01e648d0"/>
    </style:style>
    <style:style style:name="T720" style:family="text">
      <style:text-properties officeooo:rsid="01e7bb27"/>
    </style:style>
    <style:style style:name="T721" style:family="text">
      <style:text-properties officeooo:rsid="01edabe0"/>
    </style:style>
    <style:style style:name="T722" style:family="text">
      <style:text-properties officeooo:rsid="01f1e927"/>
    </style:style>
    <style:style style:name="T723" style:family="text">
      <style:text-properties officeooo:rsid="01f51dd1"/>
    </style:style>
    <style:style style:name="T724" style:family="text">
      <style:text-properties officeooo:rsid="02004c51"/>
    </style:style>
    <style:style style:name="T725" style:family="text">
      <style:text-properties officeooo:rsid="0206dac1"/>
    </style:style>
    <style:style style:name="T726" style:family="text">
      <style:text-properties officeooo:rsid="020b5b34"/>
    </style:style>
    <style:style style:name="T727" style:family="text">
      <style:text-properties officeooo:rsid="021273b0"/>
    </style:style>
    <style:style style:name="T728" style:family="text">
      <style:text-properties fo:language="ru" fo:country="RU"/>
    </style:style>
    <style:style style:name="T729" style:family="text">
      <style:text-properties fo:language="ru" fo:country="RU" officeooo:rsid="021273b0"/>
    </style:style>
    <style:style style:name="T730" style:family="text">
      <style:text-properties officeooo:rsid="0217a59b"/>
    </style:style>
    <style:style style:name="T731" style:family="text">
      <style:text-properties style:text-underline-style="solid" style:text-underline-width="auto" style:text-underline-color="font-color"/>
    </style:style>
    <style:style style:name="T732" style:family="text">
      <style:text-properties style:text-underline-style="solid" style:text-underline-width="auto" style:text-underline-color="font-color" officeooo:rsid="00bdd473"/>
    </style:style>
    <style:style style:name="T73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34" style:family="text">
      <style:text-properties officeooo:rsid="0225be58"/>
    </style:style>
    <style:style style:name="T735" style:family="text">
      <style:text-properties officeooo:rsid="02287da0"/>
    </style:style>
    <style:style style:name="T736" style:family="text">
      <style:text-properties officeooo:rsid="023371a6"/>
    </style:style>
    <style:style style:name="T737" style:family="text">
      <style:text-properties officeooo:rsid="01ce0a79"/>
    </style:style>
    <style:style style:name="T738" style:family="text">
      <style:text-properties officeooo:rsid="024798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93">совершенное</text:span> автор<text:span text:style-name="T193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0"><text:span text:style-name="T1">Помимо </text:span><text:span text:style-name="T146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3"><text:span text:style-name="T1">Дополнение как бы дополняет по смыслу сказуемое. Оно выражено </text:span><text:span text:style-name="T401">одним или несколькими </text:span><text:span text:style-name="T1">существительным</text:span><text:span text:style-name="T401">и</text:span><text:span text:style-name="T1">, перед которым</text:span><text:span text:style-name="T402">и</text:span><text:span text:style-name="T1"> обычно идет предлог или </text:span><text:span text:style-name="T401">инфинитив</text:span><text:span text:style-name="T1">.</text:span></text:p>
      <text:p text:style-name="P1"/>
      <text:p text:style-name="P409"><text:span text:style-name="T1">Обстоятельство описывает место, время, </text:span><text:span text:style-name="T401">или </text:span><text:span text:style-name="T1">способ действия. Оно выражено словом или группой слов, отвечающих на вопросы: «</text:span><text:span text:style-name="T197">где?»</text:span><text:span text:style-name="T263">,</text:span><text:span text:style-name="T197"> «</text:span><text:span text:style-name="T261">когда?», «</text:span><text:span text:style-name="T199">к</text:span><text:span text:style-name="T261">ак?» </text:span><text:span text:style-name="T262">(это тоже дополнение)</text:span></text:p>
      <text:p text:style-name="P59"/>
      <text:p text:style-name="P16">Английское предложение иногда удобнее переводить с конца. Для удобства можно добавлять дополнительные уточняющие слова.</text:p>
      <text:p text:style-name="P15"/>
      <text:p text:style-name="P410"><text:span text:style-name="T200">В а</text:span><text:span text:style-name="T195">нглийско</text:span><text:span text:style-name="T200">м</text:span><text:span text:style-name="T195"> предложени</text:span><text:span text:style-name="T200">и важно</text:span><text:span text:style-name="T195"> </text:span><text:span text:style-name="T202">соблюдать</text:span><text:span text:style-name="T195"> </text:span><text:span text:style-name="T200">правильн</text:span><text:span text:style-name="T202">ый</text:span><text:span text:style-name="T200"> </text:span><text:span text:style-name="T195">поряд</text:span><text:span text:style-name="T202">о</text:span><text:span text:style-name="T195">к слов.</text:span></text:p>
      <text:p text:style-name="P14">Сначала <text:span text:style-name="T621">идет</text:span> <text:span text:style-name="T147">подлежащее</text:span>, затем <text:span text:style-name="T156">сказуемое</text:span>, после <text:span text:style-name="T169">дополнение</text:span> и/или <text:span text:style-name="T180">обстоятельство</text:span>.</text:p>
      <text:p text:style-name="P17"/>
      <text:p text:style-name="P237"><text:span text:style-name="T148">We</text:span><text:span text:style-name="T3"> </text:span><text:span text:style-name="T157">do</text:span><text:span text:style-name="T3"> </text:span><text:span text:style-name="T170">the</text:span><text:span text:style-name="T171"> </text:span><text:span text:style-name="T172">job</text:span><text:span text:style-name="T3"> </text:span><text:span text:style-name="T182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39"/>
      <text:p text:style-name="P411"><text:span text:style-name="T197">С</text:span><text:span text:style-name="T196">казуемое часто разделяется</text:span><text:span text:style-name="T197"> на</text:span><text:span text:style-name="T196"> </text:span><text:span text:style-name="T188">вспомогательный </text:span><text:span text:style-name="T196">и </text:span><text:span text:style-name="T158">смысловой</text:span><text:span text:style-name="T4"> </text:span>глаголы<text:span text:style-name="T196">. </text:span><text:span text:style-name="T201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8"/>
      <text:p text:style-name="P409"><text:span text:style-name="T148">They</text:span><text:span text:style-name="T3"> </text:span><text:span text:style-name="T190">have </text:span><text:span text:style-name="T187">not</text:span><text:span text:style-name="T157"> finish</text:span><text:span text:style-name="T160">ed</text:span><text:span text:style-name="T3"> </text:span><text:span text:style-name="T171">their work</text:span><text:span text:style-name="T3"> </text:span><text:span text:style-name="T181">in time</text:span><text:span text:style-name="T3"> — </text:span><text:span text:style-name="T5">Они не закончили работу вовремя.</text:span></text:p>
      <text:p text:style-name="P240"><text:span text:style-name="T150">I</text:span><text:span text:style-name="T193"> </text:span><text:span text:style-name="T191">will</text:span><text:span text:style-name="T162"> give</text:span><text:span text:style-name="T193"> </text:span><text:span text:style-name="T174">you money</text:span><text:span text:style-name="T193"> — Я дам тебе деньги </text:span><text:span text:style-name="T403">(два дополнения)</text:span><text:span text:style-name="T193">.</text:span></text:p>
      <text:p text:style-name="P19"/>
      <text:p text:style-name="P409"><text:span text:style-name="T197">В вопросительных предложениях порядок слов другой. Сначала идет вспомогательный глагол, затем подлежащее, </text:span><text:span text:style-name="T198">а после — смысловой глагол, дополнение и/</text:span><text:span text:style-name="T199">или</text:span><text:span text:style-name="T198"> обстоятельство.</text:span></text:p>
      <text:p text:style-name="P20">Перед вспомогательным глаголом может также идти вопросительное слово.</text:p>
      <text:p text:style-name="P20"/>
      <text:p text:style-name="P410"><text:span text:style-name="T189">Do</text:span><text:span text:style-name="T6"> </text:span><text:span text:style-name="T149">you</text:span><text:span text:style-name="T6"> </text:span><text:span text:style-name="T159">want</text:span><text:span text:style-name="T404"> </text:span><text:span text:style-name="T2">to live</text:span><text:span text:style-name="T404"> </text:span><text:span text:style-name="T183">in Spain</text:span><text:span text:style-name="T6">? — Ты хочешь жить в Испании?</text:span></text:p>
      <text:p text:style-name="P241"><text:span text:style-name="T406">What</text:span><text:span text:style-name="T403"> </text:span><text:span text:style-name="T192">are</text:span><text:span text:style-name="T403"> </text:span><text:span text:style-name="T151">you</text:span><text:span text:style-name="T403"> </text:span><text:span text:style-name="T163">doing</text:span><text:span text:style-name="T403"> </text:span><text:span text:style-name="T184">here</text:span><text:span text:style-name="T403">? </text:span><text:span text:style-name="T407">—</text:span><text:span text:style-name="T403"> Что ты здесь делаешь?</text:span></text:p>
      <text:p text:style-name="P241"/>
      <text:p text:style-name="P93">Если обстоятельство состоит из нескольких слов, то оно может переехать в самое начало:</text:p>
      <text:p text:style-name="P93"/>
      <text:p text:style-name="P314">Tom walks to work <text:span text:style-name="T180">every morning</text:span> / <text:span text:style-name="T180">Every morning</text:span> Tom walks to work —</text:p>
      <text:p text:style-name="P314">Том ходит на работу каждое утро.</text:p>
      <text:p text:style-name="P314"/>
      <text:p text:style-name="P93">Глаголы, требующие 2х дополнений: <text:span text:style-name="T2">give, lend, pass, send, show.</text:span></text:p>
      <text:p text:style-name="P103"/>
      <text:p text:style-name="P625"><text:span text:style-name="T259">Сами д</text:span><text:span text:style-name="T251">ополнения могут указываться </text:span><text:span text:style-name="T252">2мя</text:span><text:span text:style-name="T251"> способами:</text:span></text:p>
      <text:p text:style-name="P93"/>
      <text:p text:style-name="P93">1. После глагола указывается человек, а затем предмет; без предлогов.</text:p>
      <text:p text:style-name="P624"><text:span text:style-name="T194"><text:s text:c="2"/></text:span><text:span text:style-name="T2"><text:s text:c="2"/>I lent </text:span><text:span text:style-name="T170">Mike</text:span><text:span text:style-name="T2"> some </text:span><text:span text:style-name="T170">money</text:span><text:span text:style-name="T2"> — Я одолжил Майку деньги.</text:span></text:p>
      <text:p text:style-name="P314"/>
      <text:p text:style-name="P93">2. После глагола указывается предмет, а затем человек; перед человеком будет предлог <text:span text:style-name="T2">to</text:span>.</text:p>
      <text:p text:style-name="P93"><text:s text:c="4"/><text:span text:style-name="T2">I </text:span><text:span text:style-name="T170">lent</text:span><text:span text:style-name="T2"> some money </text:span><text:span text:style-name="T661">to</text:span><text:span text:style-name="T2"> </text:span><text:span text:style-name="T170">Mike</text:span><text:span text:style-name="T2"> — Я одолжил деньги Майку.</text:span></text:p>
      <text:p text:style-name="P9"><text:soft-page-break/>Английские времена</text:p>
      <text:p text:style-name="P415"/>
      <text:p text:style-name="P416">В английском языке 12 времен. Они разбиты на 4 группы: <text:span text:style-name="T2">Simple, Continuous, Perfect </text:span><text:span text:style-name="T194">и</text:span><text:span text:style-name="T2"> Perfect Continuous</text:span>. Каждая<text:span text:style-name="T655"> </text:span>групп<text:span text:style-name="T655">а</text:span> включает в себя 3 времени: <text:span text:style-name="T2">Present, Past, Future</text:span>.</text:p>
      <text:p text:style-name="P415"/>
      <text:p text:style-name="P401">Present Simple</text:p>
      <text:p text:style-name="P417"/>
      <text:p text:style-name="P418">Используется чтобы сообщить: </text:p>
      <text:list xml:id="list2042224629" text:style-name="L1">
        <text:list-item>
          <text:p text:style-name="P737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38"><text:span text:style-name="T408">регулярны</text:span><text:span text:style-name="T614">е</text:span><text:span text:style-name="T408"> события настоящего;</text:span></text:p>
        </text:list-item>
      </text:list>
      <text:p text:style-name="P545"/>
      <text:p text:style-name="P450"><text:span text:style-name="T410">I </text:span><text:span text:style-name="T133">live</text:span><text:span text:style-name="T410"> in New York — Я </text:span><text:span text:style-name="T411">живу</text:span><text:span text:style-name="T410"> в Нью Йорке.</text:span></text:p>
      <text:p text:style-name="P419"/>
      <text:p text:style-name="P543">В утверждениях, когда подлежащее в третьем лице, единственном числе <text:span text:style-name="T2">(he, she, it), </text:span></text:p>
      <text:p text:style-name="P442"><text:span text:style-name="T409">к сказуемому добавляется окончание </text:span><text:span text:style-name="T8">-s</text:span><text:span text:style-name="T409"> (</text:span><text:span text:style-name="T8">-es</text:span><text:span text:style-name="T409"> если заканчивается на гласную или шипящий). </text:span></text:p>
      <text:p text:style-name="P544"/>
      <text:p text:style-name="P443"><text:span text:style-name="T410">Peter </text:span><text:span text:style-name="T133">works</text:span><text:span text:style-name="T410"> in New York — Питер </text:span><text:span text:style-name="T411">работает</text:span><text:span text:style-name="T410"> в Нью Йорке;</text:span></text:p>
      <text:p text:style-name="P417"/>
      <text:p text:style-name="P427"><text:span text:style-name="T694">Слова-маячки</text:span><text:span text:style-name="T695"> (перед сказуемым):</text:span></text:p>
      <text:list xml:id="list2019346651" text:style-name="L2">
        <text:list-item>
          <text:p text:style-name="P739">always - <text:span text:style-name="T443">всегда</text:span>;</text:p>
        </text:list-item>
        <text:list-item>
          <text:p text:style-name="P739">usually - <text:span text:style-name="T443">обычно</text:span>;</text:p>
        </text:list-item>
        <text:list-item>
          <text:p text:style-name="P739">often - <text:span text:style-name="T443">часто</text:span>;</text:p>
        </text:list-item>
        <text:list-item>
          <text:p text:style-name="P739">sometimes - <text:span text:style-name="T443">иногда</text:span>;</text:p>
        </text:list-item>
        <text:list-item>
          <text:p text:style-name="P739">never — <text:span text:style-name="T443">никогда;</text:span></text:p>
        </text:list-item>
        <text:list-item>
          <text:p text:style-name="P808">hardly ever — едва ли, почти никогда;</text:p>
        </text:list-item>
      </text:list>
      <text:p text:style-name="P242"/>
      <text:p text:style-name="P243">I <text:span text:style-name="T417">always</text:span> wash my hands before eating — Я <text:span text:style-name="T417">всегда</text:span> мою руки перед едой.</text:p>
      <text:p text:style-name="Standard"/>
      <text:p text:style-name="P533"><text:span text:style-name="T622">Отрицание образуется с помощью частицы </text:span><text:span text:style-name="T13">not</text:span><text:span text:style-name="T622">, </text:span>которая идет в паре со вспомогательным глаголом <text:span text:style-name="T2">do</text:span>. <text:span text:style-name="T581">Если подлежащее </text:span><text:span text:style-name="T103">he/she/it</text:span><text:span text:style-name="T581">, то </text:span><text:span text:style-name="T113">do</text:span><text:span text:style-name="T585"> меняется на</text:span><text:span text:style-name="T581"> </text:span><text:span text:style-name="T103">does</text:span><text:span text:style-name="T581">.</text:span></text:p>
      <text:p text:style-name="P444"/>
      <text:p text:style-name="P336">People <text:span text:style-name="T479">do </text:span><text:span text:style-name="T480">not</text:span><text:span text:style-name="T478"> live</text:span> in space — Люди <text:span text:style-name="T417">не</text:span> живут в космосе.</text:p>
      <text:p text:style-name="P336">Water <text:span text:style-name="T479">does </text:span><text:span text:style-name="T480">not</text:span><text:span text:style-name="T478"> boil</text:span> at 50 degrees Celsius — Вода <text:span text:style-name="T417">не</text:span> кипит при 50 грудусах.</text:p>
      <text:p text:style-name="P336"/>
      <text:p text:style-name="P432"><text:span text:style-name="T338">Практически всегда </text:span><text:span text:style-name="T103">do not</text:span><text:span text:style-name="T338"> использу</text:span><text:span text:style-name="T339">е</text:span><text:span text:style-name="T338">тся в сокращении: </text:span></text:p>
      <text:p text:style-name="P119"/>
      <text:p text:style-name="P337">We <text:span text:style-name="T417">don`t</text:span> drink whisky — Мы <text:span text:style-name="T417">не</text:span> пьем виски. </text:p>
      <text:p text:style-name="P335">He <text:span text:style-name="T417">doesn`t</text:span> drink tea — Он <text:span text:style-name="T417">не</text:span> пьет чай.</text:p>
      <text:p text:style-name="P247"/>
      <text:p text:style-name="P532"><text:span text:style-name="T621">В вопросах вспомогательный глагол </text:span><text:span text:style-name="T12">do</text:span><text:span text:style-name="T340"> ставится перед подлежащим:</text:span></text:p>
      <text:p text:style-name="P120"/>
      <text:p text:style-name="P452"><text:span text:style-name="T590">Do</text:span><text:span text:style-name="T579"> you like action movies? </text:span><text:span text:style-name="T580">— </text:span><text:span text:style-name="T579">Тебе нравятся экшен фильмы? </text:span></text:p>
      <text:p text:style-name="P445"><text:span text:style-name="T487">What books </text:span><text:span text:style-name="T490">do</text:span><text:span text:style-name="T491">es</text:span><text:span text:style-name="T487"> </text:span><text:span text:style-name="T488">he</text:span><text:span text:style-name="T487"> read? </text:span><text:span text:style-name="T489">—</text:span><text:span text:style-name="T487"> Какие книги </text:span><text:span text:style-name="T488">он</text:span><text:span text:style-name="T487"> </text:span><text:span text:style-name="T488">читает</text:span><text:span text:style-name="T487">?</text:span></text:p>
      <text:p text:style-name="P120"/>
      <text:p text:style-name="P354">Present Continuous</text:p>
      <text:p text:style-name="P121"/>
      <text:p text:style-name="P446"><text:span text:style-name="T341">Используется, чтобы </text:span><text:span text:style-name="T358">сообщить</text:span><text:span text:style-name="T341"> о </text:span><text:span text:style-name="T351">действии</text:span><text:span text:style-name="T341">, </text:span><text:span text:style-name="T352">которое происходит</text:span><text:span text:style-name="T341"> </text:span><text:span text:style-name="T396">сейчас</text:span><text:span text:style-name="T341"> и еще не законч</text:span><text:span text:style-name="T358">ено</text:span><text:span text:style-name="T341">.</text:span></text:p>
      <text:p text:style-name="P122">Состоит из связки вспомогательного глагола <text:span text:style-name="T2">be</text:span> и смыслового <text:span text:style-name="T617">глагола </text:span>с окончанием <text:span text:style-name="T2">-ing</text:span>:</text:p>
      <text:p text:style-name="P458"/>
      <text:p text:style-name="P458">She <text:span text:style-name="T417">is driving</text:span> to work. <text:span text:style-name="T601">—</text:span> Она <text:span text:style-name="T417">едет</text:span> на работу.</text:p>
      <text:p text:style-name="P459">I <text:span text:style-name="T422">a</text:span><text:span text:style-name="T417">m not listening</text:span> to you. <text:span text:style-name="T603">—</text:span> Я <text:span text:style-name="T417">не слушаю</text:span> тебя.</text:p>
      <text:p text:style-name="P460">Where <text:span text:style-name="T417">is </text:span>he <text:span text:style-name="T417">going</text:span>? <text:span text:style-name="T603">—</text:span> Куда он <text:span text:style-name="T417">идет</text:span>?</text:p>
      <text:p text:style-name="P135"><text:soft-page-break/><text:span text:style-name="T694">Слова-маячки</text:span> <text:span text:style-name="T606">(в разных местах)</text:span>:</text:p>
      <text:list xml:id="list1920809389" text:style-name="L3">
        <text:list-item>
          <text:p text:style-name="P778">look — смотри;</text:p>
        </text:list-item>
        <text:list-item>
          <text:p text:style-name="P813">listen — послушай;</text:p>
        </text:list-item>
        <text:list-item>
          <text:p text:style-name="P778">now — сейчас (<text:span text:style-name="T602">обычно </text:span>в конце);</text:p>
        </text:list-item>
        <text:list-item>
          <text:p text:style-name="P740"><text:span text:style-name="T579">at the moment — в этот момент (</text:span><text:span text:style-name="T589">обычно </text:span><text:span text:style-name="T579">в конце).</text:span></text:p>
        </text:list-item>
        <text:list-item>
          <text:p text:style-name="P813">currently — в текущий момент;</text:p>
        </text:list-item>
      </text:list>
      <text:p text:style-name="P339"/>
      <text:p text:style-name="P338">I am working right <text:span text:style-name="T417">now</text:span>. — Прямо сейчас я работаю.</text:p>
      <text:p text:style-name="P338"><text:span text:style-name="T417">Look</text:span> out of the window! It`s raining. — Посмотри в окно. Идет дождь.</text:p>
      <text:p text:style-name="P147"/>
      <text:p text:style-name="P329"><text:span text:style-name="T593">Non-</text:span><text:span text:style-name="T594">Continuous </text:span><text:span text:style-name="T593">глаголы</text:span></text:p>
      <text:p text:style-name="P146"/>
      <text:p text:style-name="P132">Как правило это глаголы, описывающие чувства или мысли.</text:p>
      <text:p text:style-name="P529"><text:span text:style-name="T362">Но если они </text:span><text:span text:style-name="T363">идут</text:span><text:span text:style-name="T362"> </text:span><text:span text:style-name="T363">внутри</text:span><text:span text:style-name="T362"> </text:span><text:span text:style-name="T363">какой-</text:span><text:span text:style-name="T364">то</text:span><text:span text:style-name="T363"> </text:span><text:span text:style-name="T362">устойчивой связки, то могут быть и с </text:span><text:span text:style-name="T114">-ing</text:span><text:span text:style-name="T362">.</text:span></text:p>
      <text:p text:style-name="P341"/>
      <text:p text:style-name="P514">Глаголы восприятия:</text:p>
      <text:list xml:id="list1152080530" text:style-name="L4">
        <text:list-item>
          <text:p text:style-name="P814">see — видеть;</text:p>
        </text:list-item>
        <text:list-item>
          <text:p text:style-name="P814">hear — слышать;</text:p>
        </text:list-item>
        <text:list-item>
          <text:p text:style-name="P814">feel — чувствовать <text:span text:style-name="T604">себя</text:span>;</text:p>
        </text:list-item>
        <text:list-item>
          <text:p text:style-name="P814">taste — чувствовать вкус (пробовать);</text:p>
        </text:list-item>
        <text:list-item>
          <text:p text:style-name="P814">smell — чувствовать запах (нюхать);</text:p>
        </text:list-item>
      </text:list>
      <text:p text:style-name="P515"/>
      <text:p text:style-name="P514">Глаголы для выражения мнения:</text:p>
      <text:list xml:id="list3150230812" text:style-name="L5">
        <text:list-item>
          <text:p text:style-name="P815">belive — верить;</text:p>
        </text:list-item>
        <text:list-item>
          <text:p text:style-name="P815">doubt — сомневаться;</text:p>
        </text:list-item>
        <text:list-item>
          <text:p text:style-name="P815">think — думать;</text:p>
        </text:list-item>
        <text:list-item>
          <text:p text:style-name="P810">assume — полагать;</text:p>
        </text:list-item>
        <text:list-item>
          <text:p text:style-name="P810">consider — считать, полагать;</text:p>
        </text:list-item>
        <text:list-item>
          <text:p text:style-name="P810">find — находить;</text:p>
        </text:list-item>
        <text:list-item>
          <text:p text:style-name="P817">suppose — предполагать;</text:p>
        </text:list-item>
      </text:list>
      <text:p text:style-name="P516"/>
      <text:p text:style-name="P514">Глаголы, показывающие состояние мыслей:</text:p>
      <text:list xml:id="list851999061" text:style-name="L6">
        <text:list-item>
          <text:p text:style-name="P816">forget — забывать;</text:p>
        </text:list-item>
        <text:list-item>
          <text:p text:style-name="P816">imagine — представлять;</text:p>
        </text:list-item>
        <text:list-item>
          <text:p text:style-name="P816">know — знать;</text:p>
        </text:list-item>
        <text:list-item>
          <text:p text:style-name="P816">understand — понимать;</text:p>
        </text:list-item>
        <text:list-item>
          <text:p text:style-name="P811">mean — иметь в виду;</text:p>
        </text:list-item>
        <text:list-item>
          <text:p text:style-name="P811">notice — замечать, обращать внимание;</text:p>
        </text:list-item>
        <text:list-item>
          <text:p text:style-name="P811">recognise — узнавать;</text:p>
        </text:list-item>
        <text:list-item>
          <text:p text:style-name="P818">remember — помнить;</text:p>
        </text:list-item>
      </text:list>
      <text:p text:style-name="P515"/>
      <text:p text:style-name="P517">Глаголы, указывающие на эмоции и желания:</text:p>
      <text:list xml:id="list3454735269" text:style-name="L7">
        <text:list-item>
          <text:p text:style-name="P820">love — любить;</text:p>
        </text:list-item>
        <text:list-item>
          <text:p text:style-name="P820">like — нравиться;</text:p>
        </text:list-item>
        <text:list-item>
          <text:p text:style-name="P820">hate — ненавидеть;</text:p>
        </text:list-item>
        <text:list-item>
          <text:p text:style-name="P820">hope — надеяться;</text:p>
        </text:list-item>
        <text:list-item>
          <text:p text:style-name="P820">want — хотеть;</text:p>
        </text:list-item>
        <text:list-item>
          <text:p text:style-name="P820">wish — желать;</text:p>
        </text:list-item>
        <text:list-item>
          <text:p text:style-name="P812">dislike — не любить, не нравиться;</text:p>
        </text:list-item>
        <text:list-item>
          <text:p text:style-name="P812">envy — завидовать;</text:p>
        </text:list-item>
        <text:list-item>
          <text:p text:style-name="P812">fear — бояться;</text:p>
        </text:list-item>
        <text:list-item>
          <text:p text:style-name="P812">mind — возражать;</text:p>
        </text:list-item>
        <text:list-item>
          <text:p text:style-name="P812"><text:soft-page-break/>need — нуждаться;</text:p>
        </text:list-item>
        <text:list-item>
          <text:p text:style-name="P812">prefer — предпочитать;</text:p>
        </text:list-item>
        <text:list-item>
          <text:p text:style-name="P819">regret — сожалеть;</text:p>
        </text:list-item>
      </text:list>
      <text:p text:style-name="P517"/>
      <text:p text:style-name="P517">Другие глаголы:</text:p>
      <text:list xml:id="list2699701725" text:style-name="L8">
        <text:list-item>
          <text:p text:style-name="P821">look — выглядеть;</text:p>
        </text:list-item>
        <text:list-item>
          <text:p text:style-name="P821">have — иметь;</text:p>
        </text:list-item>
        <text:list-item>
          <text:p text:style-name="P809">be — быть;</text:p>
        </text:list-item>
        <text:list-item>
          <text:p text:style-name="P809">care — быть не безразличным, заботиться;</text:p>
        </text:list-item>
        <text:list-item>
          <text:p text:style-name="P809">contain — содержать;</text:p>
        </text:list-item>
        <text:list-item>
          <text:p text:style-name="P809">cost — стоить, иметь стоимость;</text:p>
        </text:list-item>
        <text:list-item>
          <text:p text:style-name="P809">possess — владеть;</text:p>
        </text:list-item>
        <text:list-item>
          <text:p text:style-name="P809">seem — казаться;</text:p>
        </text:list-item>
        <text:list-item>
          <text:p text:style-name="P822">weigh — весить, иметь вес;</text:p>
        </text:list-item>
      </text:list>
      <text:p text:style-name="P123"/>
      <text:p text:style-name="P342">I <text:span text:style-name="T417">think</text:span> Amy is a strange girl. - Я <text:span text:style-name="T417">думаю</text:span>, Эмми странная девушка.</text:p>
      <text:p text:style-name="P342">You <text:span text:style-name="T417">look</text:span> great! - Ты <text:span text:style-name="T417">выглядишь</text:span> отлично!</text:p>
      <text:p text:style-name="P340"/>
      <text:p text:style-name="P355">Present Perfect</text:p>
      <text:p text:style-name="P134"/>
      <text:p text:style-name="P670"><text:span text:style-name="T342">И</text:span><text:span text:style-name="T354">спользуется чтобы сообщить о результате </text:span><text:span text:style-name="T383">или опыте,</text:span><text:span text:style-name="T354"> который важен в настоящем. </text:span></text:p>
      <text:p text:style-name="P145">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p>
      <text:p text:style-name="P125"/>
      <text:p text:style-name="P125">Состоит из связки вспомогательного глагола have и смыслового глагола в 3й форме.</text:p>
      <text:p text:style-name="P448"><text:span text:style-name="T387">В </text:span><text:span text:style-name="T384">отрицаниях почти всегда используется сокращенная форма глагола </text:span><text:span text:style-name="T125">haven`t</text:span><text:span text:style-name="T384">.</text:span></text:p>
      <text:p text:style-name="P127"><text:span text:style-name="T607">Сокращени</text:span><text:span text:style-name="T623">е</text:span><text:span text:style-name="T607"> </text:span><text:span text:style-name="T14">`ve not</text:span><text:span text:style-name="T607"> не используется.</text:span></text:p>
      <text:p text:style-name="P126"/>
      <text:p text:style-name="P447"><text:span text:style-name="T109">You </text:span><text:span text:style-name="T130">have</text:span><text:span text:style-name="T109"> </text:span><text:span text:style-name="T130">broken</text:span><text:span text:style-name="T109"> the vase. </text:span><text:span text:style-name="T110">— </text:span><text:span text:style-name="T109">Ты </text:span><text:span text:style-name="T130">разбил</text:span><text:span text:style-name="T109"> вазу (результат, кот</text:span><text:span text:style-name="T124">орый</text:span><text:span text:style-name="T109"> </text:span><text:span text:style-name="T111">важен сейчас</text:span><text:span text:style-name="T109">).</text:span></text:p>
      <text:p text:style-name="P702"><text:span text:style-name="T445">I </text:span><text:span text:style-name="T425">haven</text:span><text:span text:style-name="T419">`</text:span><text:span text:style-name="T425">t</text:span><text:span text:style-name="T445"> </text:span><text:span text:style-name="T425">expected</text:span><text:span text:style-name="T445"> that. </text:span><text:span text:style-name="T447">—</text:span><text:span text:style-name="T445"> Я этого </text:span><text:span text:style-name="T425">не</text:span><text:span text:style-name="T445"> </text:span><text:span text:style-name="T425">ожидал</text:span><text:span text:style-name="T445">.</text:span></text:p>
      <text:p text:style-name="P702"><text:span text:style-name="T423">Ha</text:span><text:span text:style-name="T424">s</text:span><text:span text:style-name="T449"> </text:span><text:span text:style-name="T450">he</text:span><text:span text:style-name="T449"> </text:span><text:span text:style-name="T423">been</text:span><text:span text:style-name="T449"> to Rome? </text:span><text:span text:style-name="T447">—</text:span><text:span text:style-name="T449"> </text:span><text:span text:style-name="T450">Он</text:span><text:span text:style-name="T449"> </text:span><text:span text:style-name="T423">бывал</text:span><text:span text:style-name="T449"> в Риме? </text:span><text:span text:style-name="T477">(имеет ли он такой опыт)</text:span></text:p>
      <text:p text:style-name="P346"/>
      <text:p text:style-name="P577"><text:span text:style-name="T342">Также использу</text:span><text:span text:style-name="T349">ется</text:span><text:span text:style-name="T342">, </text:span><text:span text:style-name="T343">если</text:span><text:span text:style-name="T342"> что-то произошло впервые.</text:span></text:p>
      <text:p text:style-name="P343"><text:span text:style-name="T605">It`s the fitst time I </text:span><text:span text:style-name="T418">have</text:span><text:span text:style-name="T605"> </text:span><text:span text:style-name="T418">driven</text:span><text:span text:style-name="T605"> a car — Это впервые, когда я </text:span><text:span text:style-name="T418">веду</text:span><text:span text:style-name="T605"> машину.</text:span></text:p>
      <text:p text:style-name="P343"/>
      <text:p text:style-name="P128">Как образуется 3я форма глагола:</text:p>
      <text:list xml:id="list1327738229" text:style-name="L9">
        <text:list-item>
          <text:p text:style-name="P779">если глагол правильный, то к нему добавляется окончание -ed;</text:p>
        </text:list-item>
        <text:list-item>
          <text:p text:style-name="P780">если глагол неправильный, то <text:span text:style-name="T611">его <text:s/></text:span>нужно<text:span text:style-name="T611"> </text:span>искать в таблице неправильных глаголов;</text:p>
        </text:list-item>
      </text:list>
      <text:p text:style-name="P124"/>
      <text:p text:style-name="P129"><text:span text:style-name="T694">Слова-маячки</text:span>:</text:p>
      <text:list xml:id="list1419314911" text:style-name="L10">
        <text:list-item>
          <text:p text:style-name="P784">just — только что;</text:p>
        </text:list-item>
        <text:list-item>
          <text:p text:style-name="P784">already — уже;</text:p>
        </text:list-item>
        <text:list-item>
          <text:p text:style-name="P781">yet — <text:span text:style-name="T721">уже / </text:span>еще не;</text:p>
        </text:list-item>
      </text:list>
      <text:p text:style-name="P344"/>
      <text:p text:style-name="P148">Место <text:span text:style-name="T2">just</text:span>, <text:span text:style-name="T2">already</text:span> — между <text:span text:style-name="T2">have</text:span> и 3й формой глагола. <text:span text:style-name="T444">Слово </text:span><text:span text:style-name="T64">yet</text:span><text:span text:style-name="T444"> стоит </text:span><text:span text:style-name="T446">всегда </text:span><text:span text:style-name="T444">в конце предложения. </text:span><text:span text:style-name="T64">Just</text:span><text:span text:style-name="T444"> и </text:span><text:span text:style-name="T64">already</text:span><text:span text:style-name="T444"> использ</text:span><text:span text:style-name="T448">уются</text:span><text:span text:style-name="T444"> в утверждениях. </text:span><text:span text:style-name="T64">Yet</text:span><text:span text:style-name="T444"> — в вопросах и отрицаниях</text:span><text:span text:style-name="T447">. </text:span></text:p>
      <text:p text:style-name="P344"/>
      <text:p text:style-name="P350">I have <text:span text:style-name="T417">just</text:span> eaten a sandwich. <text:span text:style-name="T608">—</text:span> Я <text:span text:style-name="T417">только что</text:span> съел бутерброд.</text:p>
      <text:p text:style-name="P345">We have n<text:span text:style-name="T607">o</text:span>t finished <text:span text:style-name="T417">yet</text:span>. <text:span text:style-name="T608">—</text:span> Мы <text:span text:style-name="T417">еще не</text:span> закончили.</text:p>
      <text:p text:style-name="P345"/>
      <text:p text:style-name="P420"><text:span text:style-name="T385">Другие </text:span><text:span text:style-name="T386">маячки</text:span><text:span text:style-name="T385">:</text:span></text:p>
      <text:list xml:id="list421925010" text:style-name="L11">
        <text:list-item>
          <text:p text:style-name="P741"><text:span text:style-name="T595">ever — когда-</text:span><text:span text:style-name="T599">либо</text:span><text:span text:style-name="T595">;</text:span></text:p>
        </text:list-item>
        <text:list-item>
          <text:p text:style-name="P785"><text:soft-page-break/>never — никогда;</text:p>
        </text:list-item>
        <text:list-item>
          <text:p text:style-name="P785">recently — в последнее время;</text:p>
        </text:list-item>
        <text:list-item>
          <text:p text:style-name="P785">these days — в последние дни;</text:p>
        </text:list-item>
        <text:list-item>
          <text:p text:style-name="P741"><text:span text:style-name="T595">словосочетани</text:span><text:span text:style-name="T600">я</text:span><text:span text:style-name="T595"> с this (this mornig, this week);</text:span></text:p>
        </text:list-item>
        <text:list-item>
          <text:p text:style-name="P823">so far — на дайнный момент / до настоящего времени;</text:p>
        </text:list-item>
      </text:list>
      <text:p text:style-name="P149"/>
      <text:p text:style-name="P149">Место <text:span text:style-name="T2">ever</text:span>, <text:span text:style-name="T2">never</text:span> — перед 3й формой глагола, <text:span text:style-name="T610">а</text:span> <text:span text:style-name="T2">recently</text:span>, <text:span text:style-name="T2">these days</text:span> и </text:p>
      <text:p text:style-name="P149">словосочетания с <text:span text:style-name="T2">this</text:span> — в конце предложения.</text:p>
      <text:p text:style-name="P149"/>
      <text:p text:style-name="P351">I <text:span text:style-name="T607">ha</text:span>ve <text:span text:style-name="T417">never</text:span> been to New York. <text:span text:style-name="T609">— </text:span>Я <text:span text:style-name="T417">никогда</text:span> не был в Нью Йорке.</text:p>
      <text:p text:style-name="P526"><text:span text:style-name="T107">I </text:span><text:span text:style-name="T104">ha</text:span><text:span text:style-name="T107">ve worked a lot </text:span><text:span text:style-name="T129">these days</text:span><text:span text:style-name="T107">. </text:span><text:span text:style-name="T108">—</text:span><text:span text:style-name="T107"> Я много работал </text:span><text:span text:style-name="T129">в эти дни</text:span><text:span text:style-name="T107">.</text:span></text:p>
      <text:p text:style-name="P693"/>
      <text:p text:style-name="P685">Present Perfect Continuous</text:p>
      <text:p text:style-name="P677"/>
      <text:p text:style-name="P687"><text:span text:style-name="T344">И</text:span><text:span text:style-name="T350">спользуется чтобы сообщить о действии, которое еще не закончено и при этом известна </text:span></text:p>
      <text:p text:style-name="P688"><text:span text:style-name="T350">его продолжительность, </text:span><text:span text:style-name="T352">т. е. «</text:span><text:span text:style-name="T353">я </text:span><text:span text:style-name="T352">делал и продолжаю делать». </text:span></text:p>
      <text:p text:style-name="P678"/>
      <text:p text:style-name="P688"><text:span text:style-name="T346">С</text:span><text:span text:style-name="T345">остоит из связки вспомогательного глагола </text:span><text:span text:style-name="T123">have</text:span><text:span text:style-name="T345">, cлова </text:span><text:span text:style-name="T123">been</text:span><text:span text:style-name="T345"> </text:span><text:span text:style-name="T348">(</text:span><text:span text:style-name="T382">3</text:span><text:span text:style-name="T348"> форма глагола </text:span><text:span text:style-name="T105">be</text:span><text:span text:style-name="T348">) </text:span></text:p>
      <text:p text:style-name="P688"><text:span text:style-name="T347">и смыслового глагола с окончанием </text:span><text:span text:style-name="T106">-ing</text:span><text:span text:style-name="T347">. </text:span><text:span text:style-name="T345">Переводится</text:span><text:span text:style-name="T350"> настоящим</text:span><text:span text:style-name="T114">.</text:span></text:p>
      <text:p text:style-name="P695"/>
      <text:p text:style-name="P244"><text:span text:style-name="T578">I </text:span><text:span text:style-name="T590">have been learning</text:span><text:span text:style-name="T578"> English for 2 years. </text:span><text:span text:style-name="T595">—</text:span><text:span text:style-name="T578"> Я </text:span><text:span text:style-name="T590">учу</text:span><text:span text:style-name="T578"> английский уже 2 года (и еще не закончил).</text:span></text:p>
      <text:p text:style-name="P663"><text:span text:style-name="T118">I </text:span><text:span text:style-name="T132">have not been waiting</text:span><text:span text:style-name="T118"> long. </text:span><text:span text:style-name="T116">—</text:span><text:span text:style-name="T118"> Я </text:span><text:span text:style-name="T132">не жду</text:span><text:span text:style-name="T118"> долго </text:span><text:span text:style-name="T119">(это не происходит в течен</text:span><text:span text:style-name="T122">ии</text:span><text:span text:style-name="T119"> указ. времени)</text:span><text:span text:style-name="T118">.</text:span></text:p>
      <text:p text:style-name="P664"><text:span text:style-name="T131">Have</text:span><text:span text:style-name="T115"> you </text:span><text:span text:style-name="T131">been</text:span><text:span text:style-name="T115"> </text:span><text:span text:style-name="T131">waiting</text:span><text:span text:style-name="T115"> long? </text:span><text:span text:style-name="T116">— </text:span><text:span text:style-name="T115">Вы </text:span><text:span text:style-name="T117">долго</text:span><text:span text:style-name="T115"> </text:span><text:span text:style-name="T131">ждете</text:span><text:span text:style-name="T115">? </text:span><text:span text:style-name="T119">(как долго происходит действие)</text:span><text:span text:style-name="T115"> </text:span></text:p>
      <text:p text:style-name="P683"/>
      <text:p text:style-name="P701"><text:span text:style-name="T369">Слова-маячки</text:span><text:span text:style-name="T337">:</text:span></text:p>
      <text:list xml:id="list2191881768" text:style-name="L12">
        <text:list-item>
          <text:p text:style-name="P786">for — в течении;</text:p>
        </text:list-item>
        <text:list-item>
          <text:p text:style-name="P786">since — с какого-то времени;</text:p>
        </text:list-item>
        <text:list-item>
          <text:p text:style-name="P844">how long — как долго.</text:p>
        </text:list-item>
      </text:list>
      <text:p text:style-name="P697"/>
      <text:p text:style-name="P699"><text:span text:style-name="T583">We`ve been staying in this hotel </text:span><text:span text:style-name="T591">since</text:span><text:span text:style-name="T583"> Tuesday. </text:span><text:span text:style-name="T584">— </text:span><text:span text:style-name="T583">Мы находимся в этом отеле </text:span><text:span text:style-name="T591">со</text:span><text:span text:style-name="T583"> вторника.</text:span></text:p>
      <text:p text:style-name="P679"/>
      <text:p text:style-name="P449"><text:span text:style-name="T388">Е</text:span><text:span text:style-name="T390">сли используется глагол </text:span><text:span text:style-name="T128">be</text:span><text:span text:style-name="T390"> или глагол состояния, которы</text:span><text:span text:style-name="T395">й</text:span><text:span text:style-name="T390"> не </text:span><text:span text:style-name="T394">быва</text:span><text:span text:style-name="T395">е</text:span><text:span text:style-name="T394">т</text:span><text:span text:style-name="T390"> в Continuous</text:span><text:span text:style-name="T389">,</text:span><text:span text:style-name="T390"> </text:span></text:p>
      <text:p text:style-name="P449"><text:span text:style-name="T390">то </text:span><text:span text:style-name="T391">Present Perfect Continuous</text:span><text:span text:style-name="T390"> будет в </text:span><text:span text:style-name="T391">форме</text:span><text:span text:style-name="T390"> Present Perfect. </text:span></text:p>
      <text:p text:style-name="P349"/>
      <text:p text:style-name="P245"><text:span text:style-name="T579">I have known</text:span><text:span text:style-name="T590"> </text:span><text:span text:style-name="T579">(</text:span><text:span text:style-name="T582">а </text:span><text:span text:style-name="T579">не have been knowing)</text:span><text:span text:style-name="T578"> Alice for 3 years. </text:span><text:span text:style-name="T596">—</text:span><text:span text:style-name="T578"> Я </text:span><text:span text:style-name="T579">знаю</text:span><text:span text:style-name="T578"> Алису уже 3 года</text:span></text:p>
      <text:p text:style-name="P353"/>
      <text:p text:style-name="P15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74"><text:span text:style-name="T454">Если у смыслового глагола окончание</text:span><text:span text:style-name="T65"> -ing</text:span><text:span text:style-name="T454">, то </text:span><text:span text:style-name="T65">have</text:span><text:span text:style-name="T454"> применяется только с </text:span><text:span text:style-name="T65">been</text:span><text:span text:style-name="T454">.</text:span></text:p>
      <text:p text:style-name="P353"/>
      <text:p text:style-name="P402"><text:span text:style-name="T578">Past </text:span><text:span text:style-name="T598">Simple</text:span></text:p>
      <text:p text:style-name="P130"/>
      <text:p text:style-name="P131">Используется, чтобы сообщить:</text:p>
      <text:list xml:id="list908577071" text:style-name="L13">
        <text:list-item>
          <text:p text:style-name="P782">факт<text:span text:style-name="T612">ы</text:span> прошлого, историю, биографию;</text:p>
        </text:list-item>
        <text:list-item>
          <text:p text:style-name="P782">результат, который не важен в настоящем;</text:p>
        </text:list-item>
      </text:list>
      <text:p text:style-name="P347"/>
      <text:p text:style-name="P527"><text:span text:style-name="T365">Глагол</text:span><text:span text:style-name="T355"> </text:span><text:span text:style-name="T361">принимает</text:span><text:span text:style-name="T355"> 2ю форму. </text:span><text:span text:style-name="T365">Она</text:span><text:span text:style-name="T355"> образуется с пом</text:span><text:span text:style-name="T365">ощью</text:span><text:span text:style-name="T355"> окончания -ed для правильных глоголов, </text:span><text:span text:style-name="T361">а н</text:span><text:span text:style-name="T355">еправильные глаголы находится в таблице.</text:span></text:p>
      <text:p text:style-name="P133"/>
      <text:p text:style-name="P246"><text:span text:style-name="T578">Mozart </text:span><text:span text:style-name="T590">lived</text:span><text:span text:style-name="T578"> from 1756 to 1791 — Моцарт </text:span><text:span text:style-name="T590">жил</text:span><text:span text:style-name="T578"> с 1756 по 1791 год. </text:span></text:p>
      <text:p text:style-name="P248"><text:span text:style-name="T592">Did</text:span><text:span text:style-name="T597"> you </text:span><text:span text:style-name="T592">go</text:span><text:span text:style-name="T597"> to Los Angeles last week? - Ты </text:span><text:span text:style-name="T592">ездил</text:span><text:span text:style-name="T597"> в Лос Анжелес на прошлой неделе?</text:span></text:p>
      <text:p text:style-name="P696"><text:span text:style-name="T453">I </text:span><text:span text:style-name="T420">didn`t go</text:span><text:span text:style-name="T453"> to Los Angeles — Я </text:span><text:span text:style-name="T420">не ездил</text:span><text:span text:style-name="T453"> в Лос Анжелес.</text:span></text:p>
      <text:p text:style-name="P144"/>
      <text:p text:style-name="P99"><text:soft-page-break/><text:span text:style-name="T588">Слова-маячки</text:span><text:span text:style-name="T579">:</text:span></text:p>
      <text:list xml:id="list1103248837" text:style-name="L14">
        <text:list-item>
          <text:p text:style-name="P742">ago — <text:span text:style-name="T613">тому назад</text:span>;</text:p>
        </text:list-item>
        <text:list-item>
          <text:p text:style-name="P742">last — <text:span text:style-name="T613">прошлый</text:span>;</text:p>
        </text:list-item>
        <text:list-item>
          <text:p text:style-name="P783">yesterday — вчера;</text:p>
        </text:list-item>
      </text:list>
      <text:p text:style-name="P142"/>
      <text:p text:style-name="P653"><text:span text:style-name="T374">Past Simple часто путают с Present Perfect. </text:span><text:span text:style-name="T377">Здесь</text:span><text:span text:style-name="T375"> </text:span><text:span text:style-name="T376">г</text:span><text:span text:style-name="T375">лавное отличие в том, что </text:span><text:span text:style-name="T374">Present Perfect всегда сообща</text:span><text:span text:style-name="T376">ет</text:span><text:span text:style-name="T374"> доп</text:span><text:span text:style-name="T377">олнительную</text:span><text:span text:style-name="T374"> информацию, </text:span><text:span text:style-name="T376">которая </text:span><text:span text:style-name="T374">указыва</text:span><text:span text:style-name="T376">ет</text:span><text:span text:style-name="T356"> </text:span><text:span text:style-name="T374">на настоящее время </text:span><text:span text:style-name="T375">(</text:span><text:span text:style-name="T377">она может остутствовать в предложении </text:span><text:span text:style-name="T378">явно</text:span><text:span text:style-name="T377">, но всегда будет понятна из контекста</text:span><text:span text:style-name="T375">).</text:span><text:span text:style-name="T374"> </text:span><text:span text:style-name="T380">Но</text:span><text:span text:style-name="T375"> е</text:span><text:span text:style-name="T356">сли </text:span><text:span text:style-name="T375">изветно</text:span><text:span text:style-name="T356">, когда </text:span><text:span text:style-name="T376">именно </text:span><text:span text:style-name="T356">произошло событие, то Present Perfect </text:span><text:span text:style-name="T380">уже нельзя</text:span><text:span text:style-name="T379"> использ</text:span><text:span text:style-name="T381">овать.</text:span></text:p>
      <text:p text:style-name="P143"/>
      <text:p text:style-name="P645"><text:span text:style-name="T112">Tom has lost his key last weak </text:span><text:span text:style-name="T119">(неправильно) </text:span></text:p>
      <text:p text:style-name="P645"><text:span text:style-name="T112">Tom lost his key last weak </text:span><text:span text:style-name="T119">(правильно) </text:span></text:p>
      <text:p text:style-name="P348"/>
      <text:p text:style-name="P528"><text:span text:style-name="T392">Если вопрос содержит слово </text:span><text:span text:style-name="T126">when</text:span><text:span text:style-name="T392">, то он автоматич. привязывает </text:span><text:span text:style-name="T393">предложение</text:span><text:span text:style-name="T392"> к моменту </text:span></text:p>
      <text:p text:style-name="P151"><text:span text:style-name="T451">в прошлом. </text:span><text:span text:style-name="T452">Поэтому Present Perfect в вопросах с </text:span><text:span text:style-name="T66">when</text:span><text:span text:style-name="T452"> не используется.</text:span></text:p>
      <text:p text:style-name="P698"/>
      <text:p text:style-name="P698">Past Continuous</text:p>
      <text:p text:style-name="P680"/>
      <text:p text:style-name="P689"><text:span text:style-name="T357">И</text:span><text:span text:style-name="T358">спользуется, чтобы сообщить о действии, которое происходило в </text:span><text:span text:style-name="T361">точный</text:span><text:span text:style-name="T358"> момент</text:span></text:p>
      <text:p text:style-name="P689"><text:span text:style-name="T358">прошлого, </text:span><text:span text:style-name="T359">и </text:span><text:span text:style-name="T358">не было закончено.</text:span></text:p>
      <text:p text:style-name="P681"/>
      <text:p text:style-name="P690"><text:span text:style-name="T359">В предложении не обязательно должен </text:span><text:span text:style-name="T361">указываться</text:span><text:span text:style-name="T359"> точный момент. Он может только подразумеваться и быть понятен по контексту (</text:span><text:span text:style-name="T361">по</text:span><text:span text:style-name="T359"> </text:span><text:span text:style-name="T360">ситуаци</text:span><text:span text:style-name="T361">и</text:span><text:span text:style-name="T359">).</text:span></text:p>
      <text:p text:style-name="P684"/>
      <text:p text:style-name="P676">Cхема такая же, как и в Present Continuous, только глагол <text:span text:style-name="T2">be</text:span> записывается </text:p>
      <text:p text:style-name="P676">в прошедшей форме (<text:span text:style-name="T2">was/were</text:span>):</text:p>
      <text:p text:style-name="P675"/>
      <text:p text:style-name="P352">Last Sunday at 5 I <text:span text:style-name="T417">was having</text:span> dinner with my friends — В прошлое воскресенье в 5 </text:p>
      <text:p text:style-name="P352">я <text:span text:style-name="T417">ужинал</text:span> со своими друзьями (привязка к точному моменту в прошлом).</text:p>
      <text:p text:style-name="P352"/>
      <text:p text:style-name="P692"><text:span text:style-name="T615">My parents </text:span><text:span text:style-name="T421">were watching</text:span><text:span text:style-name="T615"> TV when I came home yesterday — Мои родители </text:span><text:span text:style-name="T421">смотрели</text:span><text:span text:style-name="T615"> телевизор, когда я пришел вчера домой (незаконченное действие </text:span><text:span text:style-name="T616">в тот момент</text:span><text:span text:style-name="T615">).</text:span></text:p>
      <text:p text:style-name="P692"/>
      <text:p text:style-name="P700"><text:span text:style-name="T586">W</text:span><text:span text:style-name="T587">e weren`t reading — Мы не читали (именно тогда). </text:span></text:p>
      <text:p text:style-name="P694">Was I running? — Я бежал?</text:p>
      <text:p text:style-name="P481"/>
      <text:p text:style-name="P481">Future Simple</text:p>
      <text:p text:style-name="P482"/>
      <text:p text:style-name="P530"><text:span text:style-name="T619">Используется чтобы сообщить о будущих </text:span><text:span text:style-name="T624">действиях</text:span><text:span text:style-name="T619">. </text:span><text:span text:style-name="T512">Эта форма говорит о том, что человек сделает что-то в будущем, но решение он принял </text:span><text:span text:style-name="T536">спонтанно, </text:span><text:span text:style-name="T512">в момент речи.</text:span></text:p>
      <text:p text:style-name="Standard"/>
      <text:p text:style-name="P531">Состоит из вспомогательного глагола <text:span text:style-name="T2">will</text:span> и смыслового глагола в начальной форме.</text:p>
      <text:p text:style-name="P486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620">о</text:span> <text:span text:style-name="T2">won`t</text:span>.</text:p>
      <text:p text:style-name="P531"/>
      <text:p text:style-name="P465">We <text:span text:style-name="T417">will</text:span> proobably <text:span text:style-name="T417">meet</text:span> soon — Мы, возможно, скоро <text:span text:style-name="T417">встретимся</text:span>.</text:p>
      <text:p text:style-name="P465">I hope everything <text:span text:style-name="T417">will be</text:span> fine — Надеюсь, все <text:span text:style-name="T417">будет </text:span>хорошо.</text:p>
      <text:p text:style-name="P486"><text:span text:style-name="T133">Will</text:span><text:span text:style-name="T2"> you </text:span><text:span text:style-name="T133">be</text:span><text:span text:style-name="T2"> at home toworrow? No, I won`t — </text:span><text:span text:style-name="T11">Ты </text:span><text:span text:style-name="T134">будешь</text:span><text:span text:style-name="T11"> завтра дома? Нет</text:span><text:span text:style-name="T2">.</text:span></text:p>
      <text:p text:style-name="P466"/>
      <text:p text:style-name="P433"><text:span text:style-name="T513">В</text:span><text:span text:style-name="T514"> предложени</text:span><text:span text:style-name="T513">ях</text:span><text:span text:style-name="T514"> </text:span><text:span text:style-name="T513">будут </text:span><text:span text:style-name="T514">часто </text:span><text:span text:style-name="T513">попадаться слова</text:span><text:span text:style-name="T514">, </text:span><text:span text:style-name="T513">выражающие</text:span><text:span text:style-name="T514"> мнение: <text:s/></text:span></text:p>
      <text:p text:style-name="P433"><text:span text:style-name="T496">I think </text:span><text:span text:style-name="T497">(я думаю)</text:span><text:span text:style-name="T496">, I`m sure </text:span><text:span text:style-name="T497">(я уверен), I hope (я надеюсь), </text:span><text:span text:style-name="T496">probably (возможно).</text:span></text:p>
      <text:p text:style-name="P485"/>
      <text:p text:style-name="P708"><text:span text:style-name="T549">Оборот </text:span><text:span text:style-name="T492">be going to</text:span></text:p>
      <text:p text:style-name="P534"/>
      <text:p text:style-name="P434"><text:span text:style-name="T513">Также позволяет </text:span><text:span text:style-name="T518">сообщить</text:span><text:span text:style-name="T513"> о будущем. </text:span><text:span text:style-name="T518">Но п</text:span><text:span text:style-name="T515">одразумевает, что человек говорит не о спонтанном </text:span><text:span text:style-name="T518">решении</text:span><text:span text:style-name="T515">, </text:span><text:span text:style-name="T516">а о заранее </text:span><text:span text:style-name="T517">продуманных</text:span><text:span text:style-name="T516"> действиях. </text:span><text:span text:style-name="T518">Означает</text:span><text:span text:style-name="T515"> «собираюсь сделать».</text:span></text:p>
      <text:p text:style-name="P488"/>
      <text:p text:style-name="P463">I`m going to meet my friends tomorrow — Я собираюсь встретиться с друзьями завтра.</text:p>
      <text:p text:style-name="P535"><text:span text:style-name="T478">I`m going to go</text:span><text:span text:style-name="T550"> out after I finish my work — Я собираюсь погулять после, как закончу работу.</text:span></text:p>
      <text:p text:style-name="P468"/>
      <text:p text:style-name="P435"><text:span text:style-name="T520">Когда очевидно что вот-вот случится какое-то действие, то </text:span><text:span text:style-name="T498">be going to</text:span><text:span text:style-name="T520"> </text:span><text:span text:style-name="T519">передает оттенок неизбежности происходящего и применяется по отношению к </text:span><text:span text:style-name="T520">другому </text:span><text:span text:style-name="T519">человеку или объетку.</text:span></text:p>
      <text:p text:style-name="P487"/>
      <text:p text:style-name="P467">Look! He`s going to fall — Смотри! Он сейчас упадет.</text:p>
      <text:p text:style-name="P468">The sky is dark. It`s going to rain — Небо темное. Сейчас пойдет дождь.</text:p>
      <text:p text:style-name="P468"/>
      <text:p text:style-name="P535"><text:span text:style-name="T537">В разговорно</text:span><text:span text:style-name="T548">м</text:span><text:span text:style-name="T537"> </text:span><text:span text:style-name="T541">стиле</text:span><text:span text:style-name="T540"> </text:span><text:span text:style-name="T542">этот </text:span><text:span text:style-name="T540">оборот </text:span><text:span text:style-name="T537">очень часто </text:span><text:span text:style-name="T541">записывается</text:span><text:span text:style-name="T537"> как </text:span><text:span text:style-name="T478">gonna</text:span><text:span text:style-name="T537"> </text:span><text:span text:style-name="T478">[гона].</text:span></text:p>
      <text:p text:style-name="P469"/>
      <text:p text:style-name="P686"><text:span text:style-name="T127">P</text:span><text:span text:style-name="T125">resent</text:span><text:span text:style-name="T578"> в значении будущего</text:span></text:p>
      <text:p text:style-name="P682"/>
      <text:p text:style-name="P691"><text:span text:style-name="T368">О</text:span><text:span text:style-name="T366"> будущем можно </text:span><text:span text:style-name="T368">также </text:span><text:span text:style-name="T366">говорить с помощью </text:span><text:span text:style-name="T367">формы </text:span><text:span text:style-name="T366">Present. </text:span><text:span text:style-name="T538">Present Simple </text:span><text:span text:style-name="T539">часто </text:span><text:span text:style-name="T538">использ</text:span><text:span text:style-name="T539">уется</text:span><text:span text:style-name="T538">, когда речь идет о рассписании, которое не зависит от говорящего. </text:span></text:p>
      <text:p text:style-name="P691"><text:span text:style-name="T538">Present Continuous </text:span><text:span text:style-name="T545">используется</text:span><text:span text:style-name="T538"> </text:span><text:span text:style-name="T544">когда говорят о личных планах.</text:span></text:p>
      <text:p text:style-name="P453"/>
      <text:p text:style-name="P462">I am flying to London tomorrow — <text:span text:style-name="T618">Завтра я лечу в Лондон (личный план)</text:span></text:p>
      <text:p text:style-name="P464">My airplane flies at 6 o`clock tomorrow — Мой самолет летит завтра в 6 (рассписание)</text:p>
      <text:p text:style-name="P461"/>
      <text:p text:style-name="P461"/>
      <text:p text:style-name="P519">Модальные глаголы</text:p>
      <text:p text:style-name="Standard"/>
      <text:p text:style-name="P560"><text:span text:style-name="T625">Это особенные глаголы, которые </text:span><text:span text:style-name="T669">могут</text:span><text:span text:style-name="T625"> </text:span><text:span text:style-name="T669">использоваться</text:span><text:span text:style-name="T625"> и как смысловые, и как вспомогательные, притендуя со </text:span><text:span text:style-name="T669">вспомогательными</text:span><text:span text:style-name="T625"> на одну позицию в предложении.</text:span></text:p>
      <text:p text:style-name="P593"><text:span text:style-name="T626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626">.</text:span></text:p>
      <text:p text:style-name="P593"/>
      <text:p text:style-name="P567"><text:span text:style-name="T625">Модальные глаголы не меняют свою форму (не </text:span><text:span text:style-name="T631">имеют</text:span><text:span text:style-name="T625"> окончаний </text:span><text:span text:style-name="T15">-s, -ed</text:span><text:span text:style-name="T625">). В связи с </text:span><text:span text:style-name="T631">этим</text:span><text:span text:style-name="T625">, </text:span></text:p>
      <text:p text:style-name="P567"><text:span text:style-name="T625">они не могут </text:span><text:span text:style-name="T631">применяться</text:span><text:span text:style-name="T625"> во всех временах и поэтому, дополняют</text:span><text:span text:style-name="T631">ся</text:span><text:span text:style-name="T625"> модальны</text:span><text:span text:style-name="T631">ми</text:span><text:span text:style-name="T625"> конструкци</text:span><text:span text:style-name="T631">ями</text:span><text:span text:style-name="T625">: </text:span><text:span text:style-name="T16">be able to, have to </text:span><text:span text:style-name="T203">и</text:span><text:span text:style-name="T16"> used to</text:span><text:span text:style-name="T626">.</text:span></text:p>
      <text:p text:style-name="P560"/>
      <text:p text:style-name="P561">После модальных глаголов и конструкций почти всегда идет <text:span text:style-name="T669">голый </text:span>инфинитив.</text:p>
      <text:p text:style-name="P540"/>
      <text:p text:style-name="P561"><text:span text:style-name="T417">Глаголы </text:span><text:span text:style-name="T133">will</text:span><text:span text:style-name="T417"> и </text:span><text:span text:style-name="T133">shall</text:span></text:p>
      <text:p text:style-name="P561"/>
      <text:p text:style-name="P561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61">а с <text:span text:style-name="T2">won`t</text:span> — настоящим. <text:span text:style-name="T2">Won`t</text:span> означает «отказывается».</text:p>
      <text:p text:style-name="P561"/>
      <text:p text:style-name="P249">What`s wrong? My Car won`t start — Что случилось? Моя машина не заводится.</text:p>
      <text:p text:style-name="P250">(не смотря на мои ожидание, действие не происходит).</text:p>
      <text:p text:style-name="P250"/>
      <text:p text:style-name="P562"><text:span text:style-name="T17">S</text:span><text:span text:style-name="T16">hall</text:span><text:span text:style-name="T203"> не используется в современном английском. Он </text:span><text:span text:style-name="T205">встречается</text:span><text:span text:style-name="T203"> в вопросах вместо </text:span><text:span text:style-name="T16">will, </text:span><text:span text:style-name="T204">когда нужно получить одобрение от собеседника (только когда подлежащее </text:span><text:span text:style-name="T17">I</text:span><text:span text:style-name="T204"> или </text:span><text:span text:style-name="T17">we</text:span><text:span text:style-name="T204">).</text:span></text:p>
      <text:p text:style-name="P21"/>
      <text:p text:style-name="P250">Shall I close the door? - Я закрою дверь? (вы не против, если я закрою дверь?)</text:p>
      <text:p text:style-name="P249"/>
      <text:p text:style-name="P181"/>
      <text:p text:style-name="P703">Глаголы <text:span text:style-name="T2">can</text:span> и <text:span text:style-name="T2">could</text:span></text:p>
      <text:p text:style-name="P249"/>
      <text:p text:style-name="P23"><text:span text:style-name="T2">Can</text:span> переводится как «могу», «умею». <text:s/>С частицей <text:span text:style-name="T2">not</text:span> он пишется либо слитно, </text:p>
      <text:p text:style-name="P23">либо сокращенно (<text:span text:style-name="T2">cannot <text:s/></text:span>или<text:span text:style-name="T2"> can`t</text:span>).</text:p>
      <text:p text:style-name="P22"/>
      <text:p text:style-name="P251">She can play the guitar — Она умеет играть на гитаре.</text:p>
      <text:p text:style-name="P251">You can`t smoke here — Ты не можешь сдесь курить.</text:p>
      <text:p text:style-name="P251">Can I help you? - Я могу вам помочь?</text:p>
      <text:p text:style-name="P249"/>
      <text:p text:style-name="P560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2">Он часто применяется в качестве официальной формы обращения.</text:p>
      <text:p text:style-name="P22"/>
      <text:p text:style-name="P251">I could read at the age of 4 — Я мог читать в 4 года.</text:p>
      <text:p text:style-name="P158"/>
      <text:p text:style-name="P22"><text:span text:style-name="T417">Глаголы </text:span><text:span text:style-name="T133">might</text:span><text:span text:style-name="T417"> и </text:span><text:span text:style-name="T133">may</text:span></text:p>
      <text:p text:style-name="P22"/>
      <text:p text:style-name="P563"><text:span text:style-name="T17">Might [майт]</text:span><text:span text:style-name="T204"> переводится как «может </text:span><text:span text:style-name="T206">ли</text:span><text:span text:style-name="T204">», «мог бы», </text:span><text:span text:style-name="T206">или</text:span><text:span text:style-name="T204"> «должно быть»</text:span><text:span text:style-name="T206">, </text:span><text:span text:style-name="T204">«наверное». </text:span></text:p>
      <text:p text:style-name="P33">Он указывает на вероятность того, что что-то произойдет сейчас или в будущем. </text:p>
      <text:p text:style-name="P563"><text:span text:style-name="T204">Отрицание </text:span><text:span text:style-name="T17">might not</text:span><text:span text:style-name="T204"> сокращается до </text:span><text:span text:style-name="T17">mightn`t [майтэнт].</text:span></text:p>
      <text:p text:style-name="P563"/>
      <text:p text:style-name="P330">Might Tom call in the evening? — <text:span text:style-name="T627">Может ли </text:span>Том позвонить вечером?</text:p>
      <text:p text:style-name="P560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52"/>
      <text:p text:style-name="P657"><text:span text:style-name="T18">M</text:span><text:span text:style-name="T2">ay</text:span><text:span text:style-name="T194"> </text:span><text:span text:style-name="T571">п</text:span><text:span text:style-name="T569">ереводится как «име</text:span><text:span text:style-name="T570">ю</text:span><text:span text:style-name="T569"> возможность». </text:span><text:span text:style-name="T571">Его </text:span><text:span text:style-name="T569">применяют </text:span><text:span text:style-name="T573">обычно</text:span><text:span text:style-name="T571"> в </text:span><text:span text:style-name="T572">вежливых </text:span><text:span text:style-name="T571">вопросах</text:span><text:span text:style-name="T569">, когда </text:span><text:span text:style-name="T571">спрашивают разрешения </text:span><text:span text:style-name="T574">или в значении «может быть» (maybe)</text:span><text:span text:style-name="T569">.</text:span></text:p>
      <text:p text:style-name="P524"/>
      <text:p text:style-name="P523">May I help you, sir? — <text:span text:style-name="T627">И</text:span>мею ли я возможность вам помочь <text:span text:style-name="T723">сэр</text:span>?</text:p>
      <text:p text:style-name="P182"/>
      <text:p text:style-name="P34"><text:span text:style-name="T417">Глагол </text:span><text:span text:style-name="T133">must</text:span></text:p>
      <text:p text:style-name="P34"/>
      <text:p text:style-name="P35">Переводится как «должен», «обязан» или «должно быть», «наверное». </text:p>
      <text:p text:style-name="P565"><text:span text:style-name="T207">Он указывает на обязанност</text:span><text:span text:style-name="T209">ь</text:span><text:span text:style-name="T207">, долг, приказ.</text:span></text:p>
      <text:p text:style-name="P34"/>
      <text:p text:style-name="P252">I must go — Я должен идти.</text:p>
      <text:p text:style-name="P252">Must we hurry? — Нам нужно торопиться?</text:p>
      <text:p text:style-name="P34"/>
      <text:p text:style-name="P560"><text:span text:style-name="T194">Отрицание </text:span><text:span text:style-name="T2">must not</text:span><text:span text:style-name="T194"> означает «нельзя», «запрещено». Сокращается до </text:span><text:span text:style-name="T2">musn`t [мазнт].</text:span></text:p>
      <text:p text:style-name="P253">You musn`t park here — Здесь нельзя парковаться. (здесь «you» это формальное подлежащее)</text:p>
      <text:p text:style-name="P34"/>
      <text:p text:style-name="P564"><text:span text:style-name="T194">В отличие от </text:span><text:span text:style-name="T2">might</text:span><text:span text:style-name="T194">, в значениях «должно быть», «наверное», он передает не вероятност</text:span><text:span text:style-name="T264">ь</text:span><text:span text:style-name="T194">, </text:span></text:p>
      <text:p text:style-name="P24">а уверенное предположение.</text:p>
      <text:p text:style-name="P24"/>
      <text:p text:style-name="P254">She must be very tired — Она, наверное, очень уставшая <text:span text:style-name="T710">(я почти уверен в этом)</text:span>.</text:p>
      <text:p text:style-name="P254"/>
      <text:p text:style-name="P152">Глагол should</text:p>
      <text:p text:style-name="P24"/>
      <text:p text:style-name="P24"><text:span text:style-name="T2">Should [шуд]</text:span> <text:span text:style-name="T629">переводится как «нужно», «следует сделать». Подходит чтобы дать совет.</text:span></text:p>
      <text:p text:style-name="P566"><text:span text:style-name="T207">Для совета, </text:span><text:span text:style-name="T208">к</text:span><text:span text:style-name="T207"> </text:span><text:span text:style-name="T20">should</text:span><text:span text:style-name="T207"> можно также </text:span><text:span text:style-name="T208">добавить</text:span><text:span text:style-name="T207"> обороты, </text:span><text:span text:style-name="T208">в</text:span><text:span text:style-name="T207">ыра</text:span><text:span text:style-name="T208">жающие</text:span><text:span text:style-name="T207"> мне</text:span><text:span text:style-name="T208">н</text:span><text:span text:style-name="T207">ие, </text:span></text:p>
      <text:p text:style-name="P566"><text:span text:style-name="T207">например: </text:span><text:span text:style-name="T20">I think, I don`t think</text:span><text:span text:style-name="T207">.</text:span></text:p>
      <text:p text:style-name="P29"/>
      <text:p text:style-name="P256">You should be more attentive — Вам следует быть более внимательным.</text:p>
      <text:p text:style-name="P254">I think you should leave — Думаю, вам пора уйти.</text:p>
      <text:p text:style-name="P24"><text:soft-page-break/><text:span text:style-name="T2">Should</text:span> также выражает: недоумение, удивление, возмущение. В этом случае он передает</text:p>
      <text:p text:style-name="P24">эмоциональную окраску высказыванию. Отрицательная форма говорит о плохой затее.</text:p>
      <text:p text:style-name="P24"/>
      <text:p text:style-name="P255">Why should I go there? — Скакой стати мне туда идти?</text:p>
      <text:p text:style-name="P254"/>
      <text:p text:style-name="P152">Глагол would</text:p>
      <text:p text:style-name="P24"/>
      <text:p text:style-name="P598"><text:span text:style-name="T20">Would </text:span><text:span text:style-name="T21">[вуд]</text:span><text:span text:style-name="T236"> соответствует частице «бы» когда люди представляют ситуацию </text:span><text:span text:style-name="T268">либо</text:span><text:span text:style-name="T236"> сообщает </text:span></text:p>
      <text:p text:style-name="P598"><text:span text:style-name="T236">о привычках прошлого. </text:span><text:span text:style-name="T237">Он ч</text:span><text:span text:style-name="T236">асто сокращается до `d. </text:span><text:span text:style-name="T238">Я</text:span><text:span text:style-name="T236">вляется прошедшей формой от </text:span><text:span text:style-name="T21">will</text:span><text:span text:style-name="T236">.</text:span></text:p>
      <text:p text:style-name="P25"/>
      <text:p text:style-name="P255">I would like to live in New Your — Я бы хотел жить в Нью Йорке (представил).</text:p>
      <text:p text:style-name="P255">I wouldn`t watch this film with my child — Я бы не смотрела этот фильм с моим ребенком.</text:p>
      <text:p text:style-name="P646"><text:span text:style-name="T55">When I was young I </text:span><text:span text:style-name="T141">would</text:span><text:span text:style-name="T55"> </text:span><text:span text:style-name="T141">play</text:span><text:span text:style-name="T55"> </text:span><text:span text:style-name="T56">games</text:span><text:span text:style-name="T55"> — Когда я был молод, я </text:span><text:span text:style-name="T141">играл</text:span><text:span text:style-name="T55"> в </text:span><text:span text:style-name="T56">игры</text:span><text:span text:style-name="T55"> (привычка про</text:span><text:span text:style-name="T56">ш</text:span><text:span text:style-name="T55">).</text:span></text:p>
      <text:p text:style-name="P25"/>
      <text:p text:style-name="P25">Фраза <text:span text:style-name="T2">would you like</text:span> часто используется, когда хотят <text:span text:style-name="T630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6"/>
      <text:p text:style-name="P255">Would you like a cup of tea? Yes, I would — Вы бы хотили чашечку чая? Да, хотел бы.</text:p>
      <text:p text:style-name="P255">What would you like? I`d like some cofee — Чтобы вы хотели? Я бы хотел кофе.</text:p>
      <text:p text:style-name="P30"/>
      <text:p text:style-name="P153">Конструкция <text:span text:style-name="T2">be able to</text:span></text:p>
      <text:p text:style-name="P25"/>
      <text:p text:style-name="P27">Дублирует по значению модальные глаголы <text:span text:style-name="T2">can/could</text:span>. <text:span text:style-name="T632">В основном используется в будущем, </text:span></text:p>
      <text:p text:style-name="P113">в значении «смогу», «<text:span text:style-name="T709">сумею</text:span>»; или в прошлом, в значении «смог». <text:span text:style-name="T722">Также используется </text:span></text:p>
      <text:p text:style-name="P114">если в предложении уже есть вспомогательный или модальный глагол.</text:p>
      <text:p text:style-name="P27"/>
      <text:p text:style-name="P257"><text:span text:style-name="T628">If I learn </text:span><text:span text:style-name="T632">Eng</text:span><text:span text:style-name="T628">, I will be able to understand it — Если я буду учить </text:span><text:span text:style-name="T632">англ</text:span><text:span text:style-name="T628">, я смогу понимать его.</text:span></text:p>
      <text:p text:style-name="P257"><text:span text:style-name="T632">He</text:span><text:span text:style-name="T628"> talked quickly, but I was able to understand h</text:span><text:span text:style-name="T632">im </text:span><text:span text:style-name="T628">— </text:span><text:span text:style-name="T632">Он</text:span><text:span text:style-name="T628"> говорил быстр</text:span><text:span text:style-name="T632">о</text:span><text:span text:style-name="T628">, но я смог </text:span><text:span text:style-name="T632">его </text:span><text:span text:style-name="T628">понять.</text:span></text:p>
      <text:p text:style-name="P331">I have been able to sleep well recently — В последнее время я смог хорошо поспать.</text:p>
      <text:p text:style-name="P331">She might <text:span text:style-name="T724">be able to</text:span> help you — <text:span text:style-name="T724">Она возможно сможет тебе помочь.</text:span></text:p>
      <text:p text:style-name="P153"/>
      <text:p text:style-name="P25"><text:span text:style-name="T417">Конструкция </text:span><text:span text:style-name="T133">have to</text:span></text:p>
      <text:p text:style-name="P25"/>
      <text:p text:style-name="P568"><text:span text:style-name="T207">Дублирует по значению модальный глагол </text:span><text:span text:style-name="T20">must</text:span><text:span text:style-name="T207">. </text:span><text:span text:style-name="T209">Указывает</text:span><text:span text:style-name="T207"> </text:span><text:span text:style-name="T209">на </text:span><text:span text:style-name="T207">обязанност</text:span><text:span text:style-name="T209">ь</text:span><text:span text:style-name="T207">, котор</text:span><text:span text:style-name="T209">ую</text:span><text:span text:style-name="T207"> человек вынежден выполнять не по свое воле. </text:span><text:span text:style-name="T265">Также заменяет </text:span><text:span text:style-name="T54">must</text:span><text:span text:style-name="T265"> в прошедшем и будущем.</text:span></text:p>
      <text:p text:style-name="P25"/>
      <text:p text:style-name="P255">I must do it — Я должен это сделать (это мой долг).</text:p>
      <text:p text:style-name="P255">I have to do it — Я должен это сделать (того требуют обстоятельства).</text:p>
      <text:p text:style-name="P25"/>
      <text:p text:style-name="P28">В отрицательных предложениях <text:span text:style-name="T2">must</text:span> <text:span text:style-name="T633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5"/>
      <text:p text:style-name="P255">You mustn`t tell anyone — Ты не должен рассказывать никому.</text:p>
      <text:p text:style-name="P255">You don`t have to tell me everything — Можешь не рассказывать мне всего.</text:p>
      <text:p text:style-name="P255"/>
      <text:p text:style-name="P154">Конструкция <text:span text:style-name="T2">used to</text:span></text:p>
      <text:p text:style-name="P258"/>
      <text:p text:style-name="P647"><text:span text:style-name="T267">Заменяет</text:span><text:span text:style-name="T210"> глагол </text:span><text:span text:style-name="T22">would</text:span><text:span text:style-name="T210">,</text:span><text:span text:style-name="T266"> </text:span><text:span text:style-name="T210">когда говорят о </text:span><text:span text:style-name="T266">состоянии в</text:span><text:span text:style-name="T210"> прошло</text:span><text:span text:style-name="T266">м</text:span><text:span text:style-name="T211">. </text:span><text:span text:style-name="T210">Переводится как «раньше» </text:span><text:span text:style-name="T211">либо</text:span><text:span text:style-name="T210"> </text:span><text:span text:style-name="T211">вообще </text:span><text:span text:style-name="T210">выпадает при переводе. </text:span></text:p>
      <text:p text:style-name="P36"/>
      <text:p text:style-name="P264">I used to live in Bristol — Раньше я жил в Бристоле (а сейчас нет).</text:p>
      <text:p text:style-name="P264">I didn`t use to drink tea — Раньше я не пил чай (а теперь пью).</text:p>
      <text:p text:style-name="P656"><text:soft-page-break/><text:span text:style-name="T647">П</text:span><text:span text:style-name="T644">овелительное наклонение </text:span><text:span text:style-name="T650">(Imperative)</text:span></text:p>
      <text:p text:style-name="P37"/>
      <text:p text:style-name="P571"><text:span text:style-name="T213">Это способ озвучить</text:span><text:span text:style-name="T271">:</text:span><text:span text:style-name="T213"> просьбу, приказ, призыв </text:span><text:span text:style-name="T214">или </text:span><text:span text:style-name="T212">пожелание</text:span><text:span text:style-name="T213">. </text:span><text:span text:style-name="T212">Предложение в повелительном наклонении не имеет подлежащего и начинается с </text:span><text:span text:style-name="T222">начальной формы глагола</text:span><text:span text:style-name="T212">.</text:span></text:p>
      <text:p text:style-name="P259"/>
      <text:p text:style-name="P260">Don`t come here — Не подходи сюда. <text:span text:style-name="T634">(просьба)</text:span></text:p>
      <text:p text:style-name="P265">Put your gun down! — Опусти оружие! (приказ)</text:p>
      <text:p text:style-name="P266">Come here — Подойдите сюда. (призыв к действию)</text:p>
      <text:p text:style-name="P38"/>
      <text:p text:style-name="P569"><text:span text:style-name="T212">Ч</text:span><text:span text:style-name="T194">тобы озвучить пожелание, или предложить человеку угоститься едой, используют</text:span><text:span text:style-name="T272">ся</text:span><text:span text:style-name="T194"> устойчивые обороты с глаголом have:</text:span></text:p>
      <text:p text:style-name="P265"/>
      <text:p text:style-name="P265">Have a cake, please — Угощайтесь тортом, пожалуйста.</text:p>
      <text:p text:style-name="P265">Have a nice time — Приятно провести время.</text:p>
      <text:p text:style-name="P265">Have fun — Повеселитесь.</text:p>
      <text:p text:style-name="P38"/>
      <text:p text:style-name="P570"><text:span text:style-name="T212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12"> (</text:span><text:span text:style-name="T23">let us — давай</text:span><text:span text:style-name="T212">). Это один из способом быть вежливее.</text:span></text:p>
      <text:p text:style-name="P38"/>
      <text:p text:style-name="P268">Let`s do it — Давай сделаем это.</text:p>
      <text:p text:style-name="P265">Let`s not watch this movie — Давай не будем смотреть этот фильм.</text:p>
      <text:p text:style-name="P265"/>
      <text:p text:style-name="P38"/>
      <text:p text:style-name="P5"><text:span text:style-name="T212">П</text:span><text:span text:style-name="T194">ассивный залог </text:span><text:span text:style-name="T2">(Passive Voice)</text:span></text:p>
      <text:p text:style-name="P68"/>
      <text:p text:style-name="P599"><text:span text:style-name="T240">В английском язые есть 2 вида залогов</text:span><text:span text:style-name="T239">: активный и пассивный. В активном залоге дейсвие совершает автор, а в пассивном —</text:span><text:span text:style-name="T240"> </text:span><text:span text:style-name="T239">дейс</text:span><text:span text:style-name="T240">т</text:span><text:span text:style-name="T239">вие совершается над автором.</text:span></text:p>
      <text:p text:style-name="P69"/>
      <text:p text:style-name="P573"><text:span text:style-name="T194">Сказуемое в пассивном залоге состоит из </text:span><text:span text:style-name="T215">вспомогательного глагола </text:span><text:span text:style-name="T25">be </text:span><text:span text:style-name="T59">(либо get)</text:span><text:span text:style-name="T215"> </text:span></text:p>
      <text:p text:style-name="P40">и смыслового глагола в 3й форме (для группы Simple).</text:p>
      <text:p text:style-name="P39"/>
      <text:p text:style-name="P261"><text:span text:style-name="T636">The work </text:span><text:span text:style-name="T435">was finished</text:span><text:span text:style-name="T636"> yesterday — Работа </text:span><text:span text:style-name="T435">закончена</text:span><text:span text:style-name="T636"> вчера (пассивный залог).</text:span></text:p>
      <text:p text:style-name="P261"><text:span text:style-name="T636">I </text:span><text:span text:style-name="T435">finished</text:span><text:span text:style-name="T636"> my work yesterday — Я </text:span><text:span text:style-name="T435">закончил</text:span><text:span text:style-name="T636"> работу вчера (активный залог).</text:span></text:p>
      <text:p text:style-name="P39"/>
      <text:p text:style-name="P574"><text:span text:style-name="T215">Если нужно указать автора действия, то это можно сделать с помощью предлога </text:span><text:span text:style-name="T25">by</text:span><text:span text:style-name="T215">:</text:span></text:p>
      <text:p text:style-name="P572"><text:span text:style-name="T25">Ann Karenina was written </text:span><text:span text:style-name="T67">by Leo Tolstoy</text:span><text:span text:style-name="T25"> — Анна Каренина была написана Львом Толстым.</text:span></text:p>
      <text:p text:style-name="P261"/>
      <text:p text:style-name="P31"><text:span text:style-name="T635">Подлежащие </text:span><text:span text:style-name="T24">I</text:span><text:span text:style-name="T635">, в пассивн</text:span><text:span text:style-name="T636">ом</text:span><text:span text:style-name="T635"> залог</text:span><text:span text:style-name="T636">е</text:span><text:span text:style-name="T635"> </text:span><text:span text:style-name="T636">часто </text:span><text:span text:style-name="T635">переводится не как «я», а как «мне/мной/меня».</text:span></text:p>
      <text:p text:style-name="P31"/>
      <text:p text:style-name="P262">I am ignored all the time — Меня игнорируют все время.</text:p>
      <text:p text:style-name="P262">I was born in 1990 — Я родился в 1990 году (Меня родили в 1990 году).</text:p>
      <text:p text:style-name="P38"/>
      <text:p text:style-name="P39">Present Perfect Passive требует дополнительного слова been, после have. Если его не указать,</text:p>
      <text:p text:style-name="P39">то предложение получится в форме активного залога Present Perfect.</text:p>
      <text:p text:style-name="P39"/>
      <text:p text:style-name="P263">I have been taught an important lesson — Мне преподали важный урок.</text:p>
      <text:p text:style-name="P263">I have taught an important lesson — Я преподал важный урок.</text:p>
      <text:p text:style-name="P38"/>
      <text:p text:style-name="P38">Предложение в Present Perfect Passive можно перепутать с Present Perfect Continuous.</text:p>
      <text:p text:style-name="P570"><text:span text:style-name="T212">Здесь главное </text:span><text:span text:style-name="T216">отличие</text:span><text:span text:style-name="T212"> в том, что в Passive смысловой глагол стоит в 3й форме,</text:span></text:p>
      <text:p text:style-name="P38">а в Continuous — с окончанием ing.</text:p>
      <text:p text:style-name="P38"/>
      <text:p text:style-name="P267"><text:soft-page-break/>I have been spoken English — Со мной говорили по английски.</text:p>
      <text:p text:style-name="P265">I have been speaking English for 2 years. — Я говорю по английски уже 2 года.</text:p>
      <text:p text:style-name="P259"/>
      <text:p text:style-name="P32">Также можно легко перепутать ситуации, когда be используется с прилагательным и когда</text:p>
      <text:p text:style-name="P570"><text:span text:style-name="T216">в </text:span><text:span text:style-name="T194">пассивн</text:span><text:span text:style-name="T216">о</text:span><text:span text:style-name="T194">м залог</text:span><text:span text:style-name="T216">е</text:span><text:span text:style-name="T194">. Здесь важно отличать прилагательное от глагола.</text:span></text:p>
      <text:p text:style-name="P259"/>
      <text:p text:style-name="P259">I am ignored all the time — Меня игнорируют все время (ignored — глагол в 3й форме).</text:p>
      <text:p text:style-name="P289">I am interested in art — Я интересуюсь искусством (interested — прилагательное).</text:p>
      <text:p text:style-name="Standard"/>
      <text:p text:style-name="Standard"/>
      <text:p text:style-name="P10">Вопросительные предложения</text:p>
      <text:p text:style-name="Standard"/>
      <text:p text:style-name="P660">В английском языке вопросительные предложения можно условно разделить на две группы.</text:p>
      <text:p text:style-name="P660">К первой группе будут относ<text:span text:style-name="T724">я</text:span>тся общие и специальные вопросы. Ко второй группе — разделительные вопросы и вопросы к подлежащему. </text:p>
      <text:p text:style-name="P660"/>
      <text:p text:style-name="P660">Эти группы будут отличаться между собой только порядком слов в предложении. Вопросы из первой группы имеют обратный порядок слов, а из второй — прямой.</text:p>
      <text:p text:style-name="P660"/>
      <text:p text:style-name="P555">Общий вопрос</text:p>
      <text:p text:style-name="P557"/>
      <text:p text:style-name="P557"><text:span text:style-name="T637">В</text:span>опрос, предполага<text:span text:style-name="T640">ющий</text:span> ответ «да/нет». <text:span text:style-name="T724">С</text:span>лужит для получения общей информации. Вопросительные слова не используются. Всегда начинается со вспомогательного глагола.</text:p>
      <text:p text:style-name="P557"/>
      <text:p text:style-name="P557">Чтобы коротко ответить на такой вопрос, недостаточно просто написать <text:span text:style-name="T2">yes/no</text:span>. Нужно также</text:p>
      <text:p text:style-name="P557">добавить корешок — местоимение со вспомогательным глаголом. Корешок будет указывать</text:p>
      <text:p text:style-name="P557">на мысль, которая была сказана в предыдушем предложении:</text:p>
      <text:p text:style-name="P557"/>
      <text:p text:style-name="P547">Do you play the piano? — Yes, I do.</text:p>
      <text:p text:style-name="P548">Does Rita play football? — No, she doesn`t.</text:p>
      <text:p text:style-name="P548"/>
      <text:p text:style-name="P661"><text:span text:style-name="T415">Общий вопрос может быть с альтернативой. В этом случае алтернатива будет для какой-то части </text:span><text:span text:style-name="T416">предложения</text:span><text:span text:style-name="T415">: для подлежащего, сказуемоем </text:span><text:span text:style-name="T416">или</text:span><text:span text:style-name="T415"> дополнения.</text:span></text:p>
      <text:p text:style-name="P554"/>
      <text:p text:style-name="P396">Does <text:span text:style-name="T417">your mother </text:span>or<text:span text:style-name="T417"> your father</text:span> help you? (<text:span text:style-name="T640">альтернатива </text:span><text:span text:style-name="T724">для</text:span><text:span text:style-name="T640"> </text:span>подлежаще<text:span text:style-name="T724">го</text:span>)</text:p>
      <text:p text:style-name="P396">Has he just <text:span text:style-name="T417">arrived </text:span>or<text:span text:style-name="T417"> left</text:span>? (<text:span text:style-name="T724">для</text:span> смыслово<text:span text:style-name="T724">го</text:span> глагол<text:span text:style-name="T724">а</text:span>)</text:p>
      <text:p text:style-name="P661"><text:span text:style-name="T412">Will you go to Kiev </text:span><text:span text:style-name="T414">by train </text:span><text:span text:style-name="T412">or</text:span><text:span text:style-name="T414"> by plane</text:span><text:span text:style-name="T412">? (для</text:span><text:span text:style-name="T413"> </text:span><text:span text:style-name="T412">дополнения)</text:span></text:p>
      <text:p text:style-name="P659"/>
      <text:p text:style-name="P556">Специальный вопрос</text:p>
      <text:p text:style-name="P558"/>
      <text:p text:style-name="P661"><text:span text:style-name="T640">З</text:span><text:span text:style-name="T639">адается для получения дополнительной информации и поэтому всегда начинается </text:span></text:p>
      <text:p text:style-name="P559">с вопросительного слова или вопросительной связки:</text:p>
      <text:p text:style-name="P659"/>
      <text:list xml:id="list54552941" text:style-name="L15">
        <text:list-item>
          <text:p text:style-name="P743">who [ху] — кто;</text:p>
        </text:list-item>
        <text:list-item>
          <text:p text:style-name="P743">whom [хум] — кого;</text:p>
        </text:list-item>
        <text:list-item>
          <text:p text:style-name="P743">whose [хуз] — чей;</text:p>
        </text:list-item>
        <text:list-item>
          <text:p text:style-name="P743">what — что, какой;</text:p>
        </text:list-item>
        <text:list-item>
          <text:p text:style-name="P743">which — который;</text:p>
        </text:list-item>
        <text:list-item>
          <text:p text:style-name="P743">where [вэа] — где, куда;</text:p>
        </text:list-item>
        <text:list-item>
          <text:p text:style-name="P743">when — когда;</text:p>
        </text:list-item>
        <text:list-item>
          <text:p text:style-name="P743">why [вай] — зачем, почему;</text:p>
        </text:list-item>
        <text:list-item>
          <text:p text:style-name="P743">how [хау] — как;</text:p>
        </text:list-item>
        <text:list-item>
          <text:p text:style-name="P743"><text:soft-page-break/>how often [хау офэн] — как часто;</text:p>
        </text:list-item>
        <text:list-item>
          <text:p text:style-name="P743">how many — сколько (исчисляемые существительные);</text:p>
        </text:list-item>
        <text:list-item>
          <text:p text:style-name="P743">how much — сколько (неисчесляемые существительные);</text:p>
        </text:list-item>
        <text:list-item>
          <text:p text:style-name="P743">how long [хау лон] — как долго;</text:p>
        </text:list-item>
        <text:list-item>
          <text:p text:style-name="P743">how long ago — как давно;</text:p>
        </text:list-item>
        <text:list-item>
          <text:p text:style-name="P832">how old — сколько лет.</text:p>
        </text:list-item>
      </text:list>
      <text:p text:style-name="P549"/>
      <text:p text:style-name="P661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639">соотв</text:span>. <text:span text:style-name="T2">Which</text:span> подразумевает выбор из нескольких вариантов.</text:p>
      <text:p text:style-name="P661"/>
      <text:p text:style-name="P332">What do you like? — Что ты любишь?</text:p>
      <text:p text:style-name="P332">What car have you got? — Какая у тебя машина?</text:p>
      <text:p text:style-name="P332">Which car is yours? — Какая из машин твоя?</text:p>
      <text:p text:style-name="P332"/>
      <text:p text:style-name="P11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115">и самостоятельно.</text:p>
      <text:p text:style-name="P115"/>
      <text:p text:style-name="P332">How old are you? — Сколько тебе лет?</text:p>
      <text:p text:style-name="P332">How are you? — Как ты?</text:p>
      <text:p text:style-name="P332"/>
      <text:p text:style-name="P117">Если в вопросе есть предлог, то он будет всегда стоять в конце предложения, </text:p>
      <text:p text:style-name="P117">после глагола, который дополняет.</text:p>
      <text:p text:style-name="P116"/>
      <text:p text:style-name="P397"><text:span text:style-name="T405">Who</text:span> do you <text:span text:style-name="T478">meet</text:span> <text:span text:style-name="T417">with</text:span>? — <text:span text:style-name="T417">С</text:span> <text:span text:style-name="T405">кем</text:span> ты встречаешься?</text:p>
      <text:p text:style-name="P397"><text:span text:style-name="T405">What</text:span> are you <text:span text:style-name="T478">looking</text:span> <text:span text:style-name="T417">at</text:span>? — <text:span text:style-name="T417">На</text:span> <text:span text:style-name="T405">что</text:span> ты смотришь?</text:p>
      <text:p text:style-name="P397"/>
      <text:p text:style-name="P185">Разделительный вопрос</text:p>
      <text:p text:style-name="P185"/>
      <text:p text:style-name="P662"><text:span text:style-name="T288">З</text:span><text:span text:style-name="T289">адается</text:span><text:span text:style-name="T287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235"/>
      <text:p text:style-name="P235">Состоит из 2х частей, разделенных запятой: утверждения и противоположного корешка.</text:p>
      <text:p text:style-name="P235">Корешок можно переводить словами: «правда?» «да?», «не так ли?», «верно?»</text:p>
      <text:p text:style-name="P235"/>
      <text:p text:style-name="P235">В корешке, <text:span text:style-name="T638">п</text:span>осле <text:span text:style-name="T638">вспомогательного </text:span>глагола, стоит местоимение, заменяющее подлежащее:</text:p>
      <text:p text:style-name="P398">You play tennis every day, don`t you? — Ты играешь в теннис, да?</text:p>
      <text:p text:style-name="P235"/>
      <text:p text:style-name="P235">Если в главной части отрицание, то в корешке должно быть утверждение (и наоборот).</text:p>
      <text:p text:style-name="P398">You don`t like tomato juice, do you? — Ты не любишь томатный сок, да?</text:p>
      <text:p text:style-name="P235"/>
      <text:p text:style-name="P235">Если в главной части используется <text:span text:style-name="T2">I am</text:span>, то в корешке нужно говорить <text:span text:style-name="T2">aren`t I:</text:span></text:p>
      <text:p text:style-name="P397">I am a famous artist, aren`t I? — Я знаменитая художница, <text:span text:style-name="T725">не так ли</text:span>?</text:p>
      <text:p text:style-name="P397"/>
      <text:p text:style-name="P185">Вопрос к подлежащему</text:p>
      <text:p text:style-name="P116"/>
      <text:p text:style-name="P116">Задается, когда хотят узнать кто или что совершает действие. Начинается со слова <text:span text:style-name="T2">who</text:span></text:p>
      <text:p text:style-name="P662"><text:span text:style-name="T194">или </text:span><text:span text:style-name="T2">what</text:span><text:span text:style-name="T194">, которое заменяют собой подлежащее.</text:span></text:p>
      <text:p text:style-name="P116"/>
      <text:p text:style-name="P333">Who is in the Room? — Кто в комнате?</text:p>
      <text:p text:style-name="P333">What was that? — Что это было?</text:p>
      <text:p text:style-name="P399">Who are my best friends? → Mike and Paul are my best friends.</text:p>
      <text:p text:style-name="P658"/>
      <text:p text:style-name="P707">Отрицательные предложения</text:p>
      <text:p text:style-name="P451"/>
      <text:p text:style-name="P520">Чтобы придать мысли отрицательное значение используется частица <text:span text:style-name="T2">not </text:span><text:span text:style-name="T194">или</text:span> слово <text:span text:style-name="T2">never</text:span> </text:p>
      <text:p text:style-name="P525"><text:span text:style-name="T217">Частица</text:span><text:span text:style-name="T27"> not</text:span><text:span text:style-name="T653"> переводится как «не». Она всегда стоит либо в связке со вспомогательным, </text:span></text:p>
      <text:p text:style-name="P521">либо с модальным глаголом и является частью сказуемого.</text:p>
      <text:p text:style-name="P522"/>
      <text:p text:style-name="P522"><text:span text:style-name="T2">I not like horror movies (неправильно, остуствует вспомогательный</text:span><text:span text:style-name="T27"> </text:span><text:span text:style-name="T2">глагол)</text:span></text:p>
      <text:p text:style-name="P520"/>
      <text:p text:style-name="P520">Но если отрицатульную мысль сообщить в дополнении, то <text:span text:style-name="T2">not</text:span> будет стоять самостоятельно.</text:p>
      <text:p text:style-name="P454">It`s quite impolite not to call me back — Очень не вежливо не перезванивать мне.</text:p>
      <text:p text:style-name="P575"/>
      <text:p text:style-name="P575"/>
      <text:p text:style-name="P6">Самые важные глаголы</text:p>
      <text:p text:style-name="Standard"/>
      <text:p text:style-name="P576"><text:span text:style-name="T653">Это глаголы: </text:span><text:span text:style-name="T27">be</text:span><text:span text:style-name="T653">, </text:span><text:span text:style-name="T27">do</text:span><text:span text:style-name="T653">, </text:span><text:span text:style-name="T27">have</text:span><text:span text:style-name="T653"> и </text:span><text:span text:style-name="T27">get</text:span><text:span text:style-name="T653">. Они могут быть как смысловыми, так и вспомогательными. (кроме </text:span><text:span text:style-name="T27">get</text:span><text:span text:style-name="T653">). А также входить в устойчивые обороты, меняя свое основное значение.</text:span></text:p>
      <text:p text:style-name="P576"/>
      <text:p text:style-name="P536">Глагол <text:span text:style-name="T2">be</text:span></text:p>
      <text:p text:style-name="Standard"/>
      <text:p text:style-name="P422"><text:span text:style-name="T220">Переводится как</text:span><text:span text:style-name="T654"> «быть» </text:span><text:span text:style-name="T676">и</text:span><text:span text:style-name="T655"> </text:span><text:span text:style-name="T654">меняется в зависимости от подлежащего.</text:span></text:p>
      <text:p text:style-name="P422"/>
      <text:p text:style-name="P421"><text:span text:style-name="T655">В </text:span><text:span text:style-name="T28">Present</text:span><text:span text:style-name="T655"> </text:span><text:span text:style-name="T657">этот глагол</text:span><text:span text:style-name="T656"> </text:span><text:span text:style-name="T655">принимает следующие формы:</text:span></text:p>
      <text:list xml:id="list1663857379" text:style-name="L16">
        <text:list-item>
          <text:p text:style-name="P744">am — если подлежащее в первом лице (I);</text:p>
        </text:list-item>
        <text:list-item>
          <text:p text:style-name="P744">is — если подлежащее в третьем лице, единственном числе (he/she/it);</text:p>
        </text:list-item>
        <text:list-item>
          <text:p text:style-name="P744">are — если подлежащее во множественном числе (you/we/they).</text:p>
        </text:list-item>
      </text:list>
      <text:p text:style-name="P269"/>
      <text:p text:style-name="P41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8">После <text:span text:style-name="T2">be</text:span> обычно указывается характеристика (какой) или место (где).</text:p>
      <text:p text:style-name="P41"/>
      <text:p text:style-name="P269">This dress is blue — Это платье синие.</text:p>
      <text:p text:style-name="P269">I am in my office now — Я у себя в офисе сейчас.</text:p>
      <text:p text:style-name="P41"/>
      <text:p text:style-name="P42">Связка <text:span text:style-name="T2">be </text:span>+ прилагательное, <text:span text:style-name="T693">очень </text:span>часто переводится глаголом:</text:p>
      <text:p text:style-name="P356">I am interested in art — Я интересуюсь искусством.</text:p>
      <text:p text:style-name="P42"/>
      <text:p text:style-name="P578"><text:span text:style-name="T218">В вопрос</text:span><text:span text:style-name="T219">ах</text:span><text:span text:style-name="T218"> глагол </text:span><text:span text:style-name="T28">be</text:span><text:span text:style-name="T218"> меняется местами с подлежащим, а в отрица</text:span><text:span text:style-name="T219">ниях</text:span><text:span text:style-name="T218">, используется </text:span></text:p>
      <text:p text:style-name="P578"><text:span text:style-name="T218">с частицей </text:span><text:span text:style-name="T28">not</text:span><text:span text:style-name="T218">: В корешке ответа, вместо </text:span><text:span text:style-name="T28">do/does,</text:span><text:span text:style-name="T218"> используется </text:span><text:span text:style-name="T28">am/is/are</text:span><text:span text:style-name="T218">:</text:span></text:p>
      <text:p text:style-name="P42"/>
      <text:p text:style-name="P270">Is John married? No, he isn`t. — Джон женат? Нет.</text:p>
      <text:p text:style-name="P270"/>
      <text:p text:style-name="P553">Очень часто <text:span text:style-name="T2">am/is/are</text:span> сокращают:</text:p>
      <text:list xml:id="list2681314766" text:style-name="L17">
        <text:list-item>
          <text:p text:style-name="P833">I am → I`m;</text:p>
        </text:list-item>
        <text:list-item>
          <text:p text:style-name="P833">he is → he`s;</text:p>
        </text:list-item>
        <text:list-item>
          <text:p text:style-name="P833">you are → you`re;</text:p>
        </text:list-item>
      </text:list>
      <text:p text:style-name="P546"/>
      <text:p text:style-name="P552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52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70"/>
      <text:p text:style-name="P421"><text:span text:style-name="T218">В </text:span><text:span text:style-name="T28">Past</text:span><text:span text:style-name="T218"> </text:span><text:span text:style-name="T219">он </text:span><text:span text:style-name="T218">принимает слудеющие формы:</text:span></text:p>
      <text:list xml:id="list1398969533" text:style-name="L18">
        <text:list-item>
          <text:p text:style-name="P745">was — если подлежащее в единственном числе (I/he/she/it);</text:p>
        </text:list-item>
        <text:list-item>
          <text:p text:style-name="P745">were — если подлежащее во множественном числе (you/we/they).</text:p>
        </text:list-item>
      </text:list>
      <text:p text:style-name="P42"><text:soft-page-break/>В <text:span text:style-name="T2">Future</text:span> принимает только одну форму — <text:span text:style-name="T2">will be:</text:span></text:p>
      <text:p text:style-name="P270"/>
      <text:p text:style-name="P271">Was the weather good? No, it wasn`t — Погода была хорошая? Нет.</text:p>
      <text:p text:style-name="P270">I will be happy to eat — Я буду рад поесть.</text:p>
      <text:p text:style-name="P270"/>
      <text:p text:style-name="P155">Глагол <text:span text:style-name="T2">do</text:span></text:p>
      <text:p text:style-name="P186"/>
      <text:p text:style-name="P186">Переводится как «делать». В одном предложении может встречаться несколько раз,</text:p>
      <text:p text:style-name="P186">в качестве вспомогательного глагола и смыслового. Вспомогательным глаголом он может</text:p>
      <text:p text:style-name="P186">быть только в отрицаниях и вопросах, времен группы <text:span text:style-name="T2">Simple</text:span>.</text:p>
      <text:p text:style-name="P356"/>
      <text:p text:style-name="P356">What do you <text:span text:style-name="T417">do</text:span>? — Что ты <text:span text:style-name="T417">делаешь</text:span>?</text:p>
      <text:p text:style-name="P356">Do you like pets? No, I don`t — Ты любишь домашних животних? Нет.</text:p>
      <text:p text:style-name="P186"/>
      <text:p text:style-name="P186">В прошедшем времени преорбазуется в <text:span text:style-name="T2">did</text:span> — «делал».</text:p>
      <text:p text:style-name="P270"/>
      <text:p text:style-name="P155">Глагол <text:span text:style-name="T2">have</text:span></text:p>
      <text:p text:style-name="P42"/>
      <text:p text:style-name="P42">Переводится как «иметь». Для времен группы <text:span text:style-name="T2">Perfect</text:span> выступает в роли вспомогательного</text:p>
      <text:p text:style-name="P665"><text:span text:style-name="T218">глагола. Также может быть частью устойчивых </text:span><text:span text:style-name="T273">выражений</text:span><text:span text:style-name="T218">. </text:span></text:p>
      <text:p text:style-name="P43"/>
      <text:p text:style-name="P43">Когда <text:span text:style-name="T2">have</text:span> является смысловым глаголом, <text:span text:style-name="T726">то </text:span>он работает по тем же правилам что и другие</text:p>
      <text:p text:style-name="P43">смысловые глаголы, т. е. требует вспомогательного <text:span text:style-name="T2">do</text:span> для отрицаний и вопросов.</text:p>
      <text:p text:style-name="P43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3"/>
      <text:p text:style-name="P272">Mike has many friends — У Майка много друзей.</text:p>
      <text:p text:style-name="P272">He doesn`t have many friends — У него не много друзей.</text:p>
      <text:p text:style-name="P272">Do you have many friends? — У тебя много друзей?</text:p>
      <text:p text:style-name="P43"/>
      <text:p text:style-name="P665"><text:span text:style-name="T274">Иногда </text:span><text:span text:style-name="T60">have</text:span><text:span text:style-name="T274">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span></text:p>
      <text:p text:style-name="P43"/>
      <text:p text:style-name="P272">I have a lot of friends — У меня (есть) много друзей.</text:p>
      <text:p text:style-name="P43"/>
      <text:p text:style-name="P43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72">He hasn`t lost his keys — Он не потерял свои ключи (has в отрицании).</text:p>
      <text:p text:style-name="P272"/>
      <text:p text:style-name="P44">В прошедшем времени преобразуется в <text:span text:style-name="T2">had</text:span> — «имел».</text:p>
      <text:p text:style-name="P281">I had a lot of friends — У меня было много друзей (Я имел много друзей).</text:p>
      <text:p text:style-name="P272"/>
      <text:p text:style-name="P43"><text:span text:style-name="T689">Глагол</text:span><text:span text:style-name="T44"> h</text:span><text:span text:style-name="T2">ave</text:span> в значении «иметь» не употребляется во временах группы <text:span text:style-name="T2">Continuous</text:span>.</text:p>
      <text:p text:style-name="P273">I am having many friends now (неправильно). I have many friends (правильно).</text:p>
      <text:p text:style-name="P273"/>
      <text:p text:style-name="P42">В разговорной речи часто используется оборот <text:span text:style-name="T2">have got</text:span>. Он обозначает тоже самое,</text:p>
      <text:p text:style-name="P42">что и <text:span text:style-name="T2">have</text:span> (иметь/владеть), но используется только в настоящем времени.</text:p>
      <text:p text:style-name="P42"/>
      <text:p text:style-name="P270">Have you got a Mercedes? / Do you have a Mercedes? — У тебя есть мерседес?</text:p>
      <text:p text:style-name="P270">I haven`t got a Mercedes / I don`t have a Mercedes — У меня нет мерседеса.</text:p>
      <text:p text:style-name="P270"/>
      <text:p text:style-name="P621"><text:span text:style-name="T218">Глагол </text:span><text:span text:style-name="T28">have</text:span><text:span text:style-name="T218"> может входить в состав устойчивых </text:span><text:span text:style-name="T273">выражений</text:span><text:span text:style-name="T218">. В этом </text:span><text:span text:style-name="T273">случае </text:span><text:span text:style-name="T218">он переводится </text:span><text:span text:style-name="T273">иначе</text:span><text:span text:style-name="T218">. Также здесь отменяется правило, </text:span><text:span text:style-name="T247">когда</text:span><text:span text:style-name="T218"> </text:span><text:span text:style-name="T28">have</text:span><text:span text:style-name="T218"> нельзя употребять в </text:span><text:span text:style-name="T28">Continuous</text:span><text:span text:style-name="T218">:</text:span></text:p>
      <text:p text:style-name="P45"/>
      <text:p text:style-name="P50"><text:soft-page-break/><text:span text:style-name="T658">В</text:span><text:span text:style-name="T655">ыражения, связанные с приемом пищи:</text:span></text:p>
      <text:list xml:id="list1335474632" text:style-name="L19">
        <text:list-item>
          <text:p text:style-name="P746">have a coffee/tea/drink — пить кофе/чай/напиток;</text:p>
        </text:list-item>
        <text:list-item>
          <text:p text:style-name="P746">have a meal — принимать пищу;</text:p>
        </text:list-item>
        <text:list-item>
          <text:p text:style-name="P746">have a breakfast/luch/dinner — завтракать/обедать/ужинать;</text:p>
        </text:list-item>
      </text:list>
      <text:p text:style-name="P104"/>
      <text:p text:style-name="P424"><text:span text:style-name="T221">В</text:span><text:span text:style-name="T218">ыражения, связанные с времяпровождением:</text:span></text:p>
      <text:list xml:id="list2393367861" text:style-name="L20">
        <text:list-item>
          <text:p text:style-name="P747">have a date — ходить на свидание;</text:p>
        </text:list-item>
        <text:list-item>
          <text:p text:style-name="P747">have a good time — хорошо проводить время;</text:p>
        </text:list-item>
        <text:list-item>
          <text:p text:style-name="P747">have a meeting / an appointment — назначать встречу;</text:p>
        </text:list-item>
        <text:list-item>
          <text:p text:style-name="P747">have a nice day — удачного дня (пожелание);</text:p>
        </text:list-item>
      </text:list>
      <text:p text:style-name="P50"/>
      <text:p text:style-name="P50"><text:span text:style-name="T658">В</text:span><text:span text:style-name="T655">ыражения, связанные с внешностью:</text:span></text:p>
      <text:list xml:id="list382445232" text:style-name="L21">
        <text:list-item>
          <text:p text:style-name="P748">have a bath/shower— принимать ванну/душ;</text:p>
        </text:list-item>
        <text:list-item>
          <text:p text:style-name="P748">have a shave/haircat — побриться/постричься;</text:p>
        </text:list-item>
      </text:list>
      <text:p text:style-name="P273"/>
      <text:p text:style-name="P423"><text:span text:style-name="T221">В</text:span><text:span text:style-name="T218">ыражения, связанные с общением:</text:span></text:p>
      <text:list xml:id="list1842191459" text:style-name="L22">
        <text:list-item>
          <text:p text:style-name="P749">have a guess — угадывать, догадываться;</text:p>
        </text:list-item>
        <text:list-item>
          <text:p text:style-name="P749">have a talk/discussion/chat — беседовать/обсуждать/болтать;</text:p>
        </text:list-item>
        <text:list-item>
          <text:p text:style-name="P749">have a call — позвонить;</text:p>
        </text:list-item>
      </text:list>
      <text:p text:style-name="P270"/>
      <text:p text:style-name="P421"><text:span text:style-name="T221">В</text:span><text:span text:style-name="T218">ыражения связанные со здоровьем:</text:span></text:p>
      <text:list xml:id="list406756498" text:style-name="L23">
        <text:list-item>
          <text:p text:style-name="P750">have a baby — родить;</text:p>
        </text:list-item>
        <text:list-item>
          <text:p text:style-name="P751">have a cold/cough — простудиться/кашлять;</text:p>
        </text:list-item>
        <text:list-item>
          <text:p text:style-name="P750">have a headache — болит голова;</text:p>
        </text:list-item>
      </text:list>
      <text:p text:style-name="P270"/>
      <text:p text:style-name="P421"><text:span text:style-name="T221">В</text:span><text:span text:style-name="T218">ыражения, связанные с отдыхом:</text:span></text:p>
      <text:list xml:id="list4285485391" text:style-name="L24">
        <text:list-item>
          <text:p text:style-name="P752">have a day off — взять выходной;</text:p>
        </text:list-item>
        <text:list-item>
          <text:p text:style-name="P752">have a dream/nightmare — видеть сон/кошмар;</text:p>
        </text:list-item>
        <text:list-item>
          <text:p text:style-name="P752">have a rest — отдыхать;</text:p>
        </text:list-item>
        <text:list-item>
          <text:p text:style-name="P752">have a sleep — спать.</text:p>
        </text:list-item>
      </text:list>
      <text:p text:style-name="P270"/>
      <text:p text:style-name="P49"><text:span text:style-name="T658">В</text:span><text:span text:style-name="T655">ыражения, свяханые с физической активностью:</text:span></text:p>
      <text:list xml:id="list2699880270" text:style-name="L25">
        <text:list-item>
          <text:p text:style-name="P753">have a good journey — добраться без проблем (пожелание);</text:p>
        </text:list-item>
        <text:list-item>
          <text:p text:style-name="P753">have a good flight — хорошо долететь (пожелание);</text:p>
        </text:list-item>
        <text:list-item>
          <text:p text:style-name="P753">have a lift — подвести (на машине);</text:p>
        </text:list-item>
        <text:list-item>
          <text:p text:style-name="P753">have a ride — проехаться;</text:p>
        </text:list-item>
        <text:list-item>
          <text:p text:style-name="P753">have a walk — пройтись (прогуляться);</text:p>
        </text:list-item>
        <text:list-item>
          <text:p text:style-name="P753">have a swim — поплавать;</text:p>
        </text:list-item>
        <text:list-item>
          <text:p text:style-name="P753">have a hug — обняться;</text:p>
        </text:list-item>
        <text:list-item>
          <text:p text:style-name="P753">have a kiss — поцеловаться.</text:p>
        </text:list-item>
      </text:list>
      <text:p text:style-name="P157"/>
      <text:p text:style-name="P156">Глагол <text:span text:style-name="T2">get</text:span></text:p>
      <text:p text:style-name="P46"/>
      <text:p text:style-name="P46">Переводится по разному, в зависимости от слов, идущих после него. Поэтому его нужно переводить в связке с соседними словами.</text:p>
      <text:p text:style-name="P46"/>
      <text:p text:style-name="P626"><text:span text:style-name="T253">Если после </text:span><text:span text:style-name="T46">get</text:span><text:span text:style-name="T253"> идет существительное, то он </text:span><text:span text:style-name="T275">о</text:span><text:span text:style-name="T253">знач</text:span><text:span text:style-name="T275">ает</text:span><text:span text:style-name="T253"> «получать, покупать, </text:span><text:span text:style-name="T275">доста</text:span><text:span text:style-name="T276">ва</text:span><text:span text:style-name="T275">ть</text:span><text:span text:style-name="T253">».</text:span></text:p>
      <text:p text:style-name="P46"/>
      <text:p text:style-name="P274">I got an A — Я получил пятерку. (A — это оценка)</text:p>
      <text:p text:style-name="P274">I got a new car — Я купил новую машину.</text:p>
      <text:p text:style-name="P334"><text:span text:style-name="T727">С</text:span>an I speak to <text:span text:style-name="T727">Joe</text:span>? <text:span text:style-name="T727">Yes,</text:span> I’ll <text:span text:style-name="T727">get</text:span> <text:span text:style-name="T727">him</text:span> — <text:span text:style-name="T727">Я м</text:span><text:span text:style-name="T728">огу поговорить с </text:span><text:span text:style-name="T729">Джо</text:span><text:span text:style-name="T728">? </text:span><text:span text:style-name="T729">Да,</text:span><text:span text:style-name="T728"> </text:span><text:span text:style-name="T729">я</text:span><text:span text:style-name="T728"> позову </text:span><text:span text:style-name="T729">(достану)</text:span><text:span text:style-name="T728"> </text:span><text:span text:style-name="T729">его</text:span><text:span text:style-name="T728">.</text:span></text:p>
      <text:p text:style-name="P666"><text:soft-page-break/><text:span text:style-name="T253">Если после </text:span><text:span text:style-name="T46">get</text:span><text:span text:style-name="T253"> идет прилагательное, то это означает «прийти к состоянию», например: </text:span></text:p>
      <text:p text:style-name="P666"><text:span text:style-name="T46">get hungry</text:span><text:span text:style-name="T253"> (проголодаться), </text:span><text:span text:style-name="T46">get better</text:span><text:span text:style-name="T253"> (стать лучше), </text:span><text:span text:style-name="T46">get cold</text:span><text:span text:style-name="T253"> (замерзнуть).</text:span></text:p>
      <text:p text:style-name="P46"/>
      <text:p text:style-name="P275">He <text:span text:style-name="T417">got dressed</text:span> quickly and left — Он быстро <text:span text:style-name="T417">оделся</text:span> и ушел.</text:p>
      <text:p text:style-name="P274"/>
      <text:p text:style-name="P46">Если <text:span text:style-name="T2">get</text:span> используется с частицей <text:span text:style-name="T2">to</text:span>, то это означает «прибы<text:span text:style-name="T727">ть</text:span> в такое-то место».</text:p>
      <text:p text:style-name="P46"/>
      <text:p text:style-name="P274">I got to work late — Я приехал на работу поздно.</text:p>
      <text:p text:style-name="P274">I got to the airport by train — Я приехал в аэропорт на поезде.</text:p>
      <text:p text:style-name="P274"/>
      <text:p text:style-name="P46">Если <text:span text:style-name="T2">get</text:span> используется со средством передвижения, то он приобретает значение</text:p>
      <text:p text:style-name="P626"><text:span text:style-name="T253">«сесть в транспорт». В этом случае он может </text:span><text:span text:style-name="T252">идти</text:span><text:span text:style-name="T253"> с предлогом </text:span><text:span text:style-name="T46">on</text:span><text:span text:style-name="T253">.</text:span></text:p>
      <text:p text:style-name="P46"/>
      <text:p text:style-name="P274">I got on a bus at 5 o`clock — Я сел в автобус в 5 часов.</text:p>
      <text:p text:style-name="P274">I got a taxi — Я взял такси.</text:p>
      <text:p text:style-name="P274"/>
      <text:p text:style-name="P46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46"/>
      <text:p text:style-name="P274">They <text:span text:style-name="T417">got married</text:span> last year — <text:span text:style-name="T726">Они </text:span><text:span text:style-name="T440">поженились</text:span><text:span text:style-name="T726"> в прошлом году.</text:span></text:p>
      <text:p text:style-name="P46"/>
      <text:p text:style-name="P47">После <text:span text:style-name="T2">get</text:span> могут стоять предлоги, от которых он может сильно меняться:</text:p>
      <text:list xml:id="list834201626" text:style-name="L26">
        <text:list-item>
          <text:p text:style-name="P754">get along — ладить друг с другом;</text:p>
        </text:list-item>
        <text:list-item>
          <text:p text:style-name="P754">get away — удирать;</text:p>
        </text:list-item>
        <text:list-item>
          <text:p text:style-name="P754">get back — вернуться;</text:p>
        </text:list-item>
        <text:list-item>
          <text:p text:style-name="P754">get in — попасть внутрь;</text:p>
        </text:list-item>
        <text:list-item>
          <text:p text:style-name="P754">get on — справиться с ситуацией.</text:p>
        </text:list-item>
      </text:list>
      <text:p text:style-name="P46"/>
      <text:p text:style-name="P274">I`ll get away from work as soon as I can — Я уйду с этой работы, как только смогу.</text:p>
      <text:p text:style-name="P274">Get in the car quickly! — Быстро садись в машину!</text:p>
      <text:p text:style-name="P274">How are you getting on with your new job? — Как дела на новой работе?</text:p>
      <text:p text:style-name="P274"/>
      <text:p text:style-name="P156">Глаголы, в которых все путаются</text:p>
      <text:p text:style-name="P156"/>
      <text:p text:style-name="P579"><text:span text:style-name="T68">Tell</text:span><text:span text:style-name="T290"> и </text:span><text:span text:style-name="T68">say</text:span><text:span text:style-name="T290"> </text:span><text:span text:style-name="T291">передают значение</text:span><text:span text:style-name="T290"> «сказать». Только </text:span><text:span text:style-name="T68">tell</text:span><text:span text:style-name="T290"> </text:span><text:span text:style-name="T291">означает</text:span><text:span text:style-name="T290"> «рассказать кому-то» или «рассказать что-то» и требует дополнения. А </text:span><text:span text:style-name="T68">say</text:span><text:span text:style-name="T290"> означает просто «сказать».</text:span></text:p>
      <text:p text:style-name="P187"/>
      <text:p text:style-name="P276"><text:span text:style-name="T426">Tell </text:span><text:span text:style-name="T178">me</text:span><text:span text:style-name="T455"> the truth — </text:span><text:span text:style-name="T426">Скажи </text:span><text:span text:style-name="T178">мне</text:span><text:span text:style-name="T455"> правду.</text:span></text:p>
      <text:p text:style-name="P277"><text:span text:style-name="T444">`It is good,` Mr Bean </text:span><text:span text:style-name="T417">said</text:span><text:span text:style-name="T444"> — «Это хорошо», </text:span><text:span text:style-name="T417">сказал</text:span><text:span text:style-name="T444"> мистер Бин.</text:span></text:p>
      <text:p text:style-name="P357"/>
      <text:p text:style-name="P580"><text:span text:style-name="T69">See, look, watch </text:span><text:span text:style-name="T291">передают значение «видеть». </text:span><text:span text:style-name="T70">See</text:span><text:span text:style-name="T292"> означает «видеть», как визическую возможность. </text:span><text:span text:style-name="T70">Look</text:span><text:span text:style-name="T292"> означает «смотреть» </text:span><text:span text:style-name="T293">как осознанное действие</text:span><text:span text:style-name="T292">. Если смотрят </text:span><text:span text:style-name="T397">на</text:span><text:span text:style-name="T292"> какой-то объект, то доб. предлог </text:span><text:span text:style-name="T70">at</text:span><text:span text:style-name="T292">. W</text:span><text:span text:style-name="T70">atch</text:span><text:span text:style-name="T292"> означает «наблюдать за» и требует дополнения.</text:span></text:p>
      <text:p text:style-name="P188"/>
      <text:p text:style-name="P278"><text:span text:style-name="T444">I </text:span><text:span text:style-name="T417">see</text:span><text:span text:style-name="T444"> a bird in the tree — Я </text:span><text:span text:style-name="T417">вижу</text:span><text:span text:style-name="T444"> птицу на дереве.</text:span></text:p>
      <text:p text:style-name="P277"><text:span text:style-name="T444">Don`t worry, I`m not </text:span><text:span text:style-name="T417">looking</text:span><text:span text:style-name="T444"> — Не волнуйся, я не </text:span><text:span text:style-name="T417">смотрю</text:span><text:span text:style-name="T444">.</text:span></text:p>
      <text:p text:style-name="P277"><text:span text:style-name="T444">I`m </text:span><text:span text:style-name="T417">looking </text:span><text:span text:style-name="T479">at</text:span><text:span text:style-name="T444"> the dog — Я </text:span><text:span text:style-name="T417">смотрю </text:span><text:span text:style-name="T479">на</text:span><text:span text:style-name="T444"> собаку.</text:span></text:p>
      <text:p text:style-name="P277"><text:span text:style-name="T444">I like </text:span><text:span text:style-name="T417">watching </text:span><text:span text:style-name="T176">birds</text:span><text:span text:style-name="T444"> — Мне нравится </text:span><text:span text:style-name="T417">наблюдать </text:span><text:span text:style-name="T479">за</text:span><text:span text:style-name="T176"> птицами</text:span><text:span text:style-name="T444">.</text:span></text:p>
      <text:p text:style-name="P357"/>
      <text:p text:style-name="P581"><text:span text:style-name="T71">Hear</text:span><text:span text:style-name="T294"> и </text:span><text:span text:style-name="T71">list</text:span><text:span text:style-name="T294"> переводятся как «слышать» и «слушать». Первый означает физическую возможность (подобно </text:span><text:span text:style-name="T71">see</text:span><text:span text:style-name="T294">) а второй — осознанное действие (подобно </text:span><text:span text:style-name="T71">look</text:span><text:span text:style-name="T294">). Когда говорят </text:span></text:p>
      <text:p text:style-name="P581"><text:span text:style-name="T294">о том, что именно слушают, то к </text:span><text:span text:style-name="T71">listen</text:span><text:span text:style-name="T294"> доб. предлог </text:span><text:span text:style-name="T71">to</text:span><text:span text:style-name="T294">, но при переводе он выпадает.</text:span></text:p>
      <text:p text:style-name="P279"><text:soft-page-break/><text:span text:style-name="T456">Can you </text:span><text:span text:style-name="T427">hear</text:span><text:span text:style-name="T456"> some noise? — Ты </text:span><text:span text:style-name="T427">слышишь</text:span><text:span text:style-name="T456"> шум?</text:span></text:p>
      <text:p text:style-name="P279"><text:span text:style-name="T427">Listen to</text:span><text:span text:style-name="T456"> me, please — Пожалуйста, </text:span><text:span text:style-name="T427">послушай</text:span><text:span text:style-name="T456"> меня.</text:span></text:p>
      <text:p text:style-name="P279"><text:span text:style-name="T456">What music do you </text:span><text:span text:style-name="T427">listen to</text:span><text:span text:style-name="T456">? - Какую музыку ты </text:span><text:span text:style-name="T427">слушает</text:span><text:span text:style-name="T456">?</text:span></text:p>
      <text:p text:style-name="P358"/>
      <text:p text:style-name="P48"><text:span text:style-name="T72">D</text:span><text:span text:style-name="T71">o</text:span><text:span text:style-name="T456"> </text:span><text:span text:style-name="T457">и</text:span><text:span text:style-name="T456"> </text:span><text:span text:style-name="T71">make</text:span><text:span text:style-name="T456"> означают «делать». Только первый имеет абстрактное значение (</text:span><text:span text:style-name="T476">т. е. </text:span><text:span text:style-name="T456">заниматься</text:span></text:p>
      <text:p text:style-name="P189">делом), а второй больше связан с физической активностью, с созданием предметов.</text:p>
      <text:p text:style-name="P359"/>
      <text:p text:style-name="P280"><text:span text:style-name="T456">Could you </text:span><text:span text:style-name="T427">do</text:span><text:span text:style-name="T456"> me a favour — Не мог бы ты </text:span><text:span text:style-name="T427">оказать</text:span><text:span text:style-name="T456"> мне услугу?</text:span></text:p>
      <text:p text:style-name="P280"><text:span text:style-name="T456">I belive she`ll </text:span><text:span text:style-name="T427">make</text:span><text:span text:style-name="T456"> the right choice — Я верю, что она </text:span><text:span text:style-name="T427">сделает</text:span><text:span text:style-name="T456"> правильный выбор.</text:span></text:p>
      <text:p text:style-name="P189"/>
      <text:p text:style-name="P190">Устойчивые выражения с do:</text:p>
      <text:list xml:id="list2224073113" text:style-name="L27">
        <text:list-item>
          <text:p text:style-name="P787">do an exam/test — сдавать экзамен/тест;</text:p>
        </text:list-item>
        <text:list-item>
          <text:p text:style-name="P787">do a course — пройти курс;</text:p>
        </text:list-item>
        <text:list-item>
          <text:p text:style-name="P787">do work/homework/housework — делать работу / домашнюю работу / работу по дому;</text:p>
        </text:list-item>
        <text:list-item>
          <text:p text:style-name="P787">do a favour — оказывать услугу;</text:p>
        </text:list-item>
        <text:list-item>
          <text:p text:style-name="P787">do business — заниматься бизнесом;</text:p>
        </text:list-item>
        <text:list-item>
          <text:p text:style-name="P787">do right/wrong — поступать правильно/неправильно;</text:p>
        </text:list-item>
        <text:list-item>
          <text:p text:style-name="P787">do the shopping — делать покупки;</text:p>
        </text:list-item>
        <text:list-item>
          <text:p text:style-name="P787">do the wassing up — мыть посуду;</text:p>
        </text:list-item>
      </text:list>
      <text:p text:style-name="P189"/>
      <text:p text:style-name="P190">Устойчивые выражения с make:</text:p>
      <text:list xml:id="list3237529177" text:style-name="L28">
        <text:list-item>
          <text:p text:style-name="P788">make a noise — шуметь;</text:p>
        </text:list-item>
        <text:list-item>
          <text:p text:style-name="P788">make a bed — застилать постель;</text:p>
        </text:list-item>
        <text:list-item>
          <text:p text:style-name="P788">make a cake/tea/dinner — приготовить торт/чай/ужин;</text:p>
        </text:list-item>
        <text:list-item>
          <text:p text:style-name="P788">make a choice — сделать выбор;</text:p>
        </text:list-item>
        <text:list-item>
          <text:p text:style-name="P788">make a scision — принять решение;</text:p>
        </text:list-item>
        <text:list-item>
          <text:p text:style-name="P788">make a promise — обещать, дать обещание;</text:p>
        </text:list-item>
        <text:list-item>
          <text:p text:style-name="P788">make a friends — подружиться.</text:p>
        </text:list-item>
      </text:list>
      <text:p text:style-name="Standard"/>
      <text:p text:style-name="Standard"/>
      <text:p text:style-name="P52"><text:span text:style-name="T641">И</text:span><text:span text:style-name="T642">нфинитив и герундий</text:span></text:p>
      <text:p text:style-name="P582"/>
      <text:p text:style-name="P586">Когда в английском предложении несколько глаголов идут подряд, то первый является <text:span text:style-name="T659">смысловым</text:span>, а следующ<text:span text:style-name="T659">ие</text:span>, свободны<text:span text:style-name="T659">е</text:span> от времени, <text:span text:style-name="T659">будут</text:span> в форме инфинитива или герундия.</text:p>
      <text:p text:style-name="P582">Инфинитив и герундий дополняют по смыслу сказуемое. Они являются взаимозаменяемы.</text:p>
      <text:p text:style-name="Standard"/>
      <text:p text:style-name="P537">Инфинитив</text:p>
      <text:p text:style-name="P583"/>
      <text:p text:style-name="P583">Это глагол в начальной форме, который почти всегда пишется с частицей to.</text:p>
      <text:p text:style-name="P584"/>
      <text:p text:style-name="P282">We <text:span text:style-name="T156">promise</text:span> <text:span text:style-name="T417">to get</text:span> the money — Мы обещали <text:span text:style-name="T417">достать</text:span> денег.</text:p>
      <text:p text:style-name="P282">Don`t <text:span text:style-name="T156">forget</text:span> <text:span text:style-name="T417">to write</text:span> importang things — Не забывай <text:span text:style-name="T417">записывать</text:span> самое главное.</text:p>
      <text:p text:style-name="P583"/>
      <text:p text:style-name="P53">Между смысловым глаголом и идущим за ним инфинитивом часто стоит дополнение.</text:p>
      <text:p text:style-name="P425"><text:span text:style-name="T222">Обычно дополнение </text:span><text:span text:style-name="T223">ставиться</text:span><text:span text:style-name="T222"> после: </text:span><text:span text:style-name="T29">ask, tell, advice, expect, pesuade, teach.</text:span></text:p>
      <text:p text:style-name="P282"/>
      <text:p text:style-name="P282">I <text:span text:style-name="T164">asked</text:span> <text:span text:style-name="T169">Mike</text:span> <text:span text:style-name="T417">to come</text:span> in — Я просила Майка войти.</text:p>
      <text:p text:style-name="P282"><text:span text:style-name="T164">Tell</text:span> <text:span text:style-name="T169">them</text:span> <text:span text:style-name="T417">to leave</text:span> us alone — Попроси их оставить нас в покое.</text:p>
      <text:p text:style-name="P282"/>
      <text:p text:style-name="P54">Если после смыслового глагола указано дополнение, то такие предложения удобней</text:p>
      <text:p text:style-name="P54">переводить с использованием придаточного предложения.</text:p>
      <text:p text:style-name="P282"/>
      <text:p text:style-name="P585"><text:soft-page-break/><text:span text:style-name="T29">I </text:span><text:span text:style-name="T2">promise you</text:span><text:span text:style-name="T29"> </text:span><text:span text:style-name="T135">to be</text:span><text:span text:style-name="T29"> there always — Я обещаю тебе, </text:span><text:span text:style-name="T135">что буду</text:span><text:span text:style-name="T29"> рядом всегда.</text:span></text:p>
      <text:p text:style-name="P283"/>
      <text:p text:style-name="P118"><text:span text:style-name="T659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для, за, <text:span text:style-name="T730">на</text:span>).</text:p>
      <text:p text:style-name="P412"/>
      <text:p text:style-name="P510"><text:span text:style-name="T29">I went out </text:span><text:span text:style-name="T135">to buy</text:span><text:span text:style-name="T29"> food — Я вышел, </text:span><text:span text:style-name="T135">чтобы купить</text:span><text:span text:style-name="T29"> еды.</text:span></text:p>
      <text:p text:style-name="P510"><text:span text:style-name="T29">I went out </text:span><text:span text:style-name="T135">for</text:span><text:span text:style-name="T29"> food — Я вышел </text:span><text:span text:style-name="T135">за</text:span><text:span text:style-name="T29"> едой.</text:span></text:p>
      <text:p text:style-name="P510"><text:span text:style-name="T29">I surfed the Internet </text:span><text:span text:style-name="T135">for</text:span><text:span text:style-name="T29"> new info — Я ходил по интернету </text:span><text:span text:style-name="T135">в</text:span><text:span text:style-name="T29"> </text:span><text:span text:style-name="T135">поисках</text:span><text:span text:style-name="T29"> новой информац</text:span><text:span text:style-name="T61">ии</text:span><text:span text:style-name="T29">.</text:span></text:p>
      <text:p text:style-name="P456"/>
      <text:p text:style-name="P511">Есть глаголы, после который инфинитив идет без частицы <text:span text:style-name="T2">to</text:span> (голый инфинитив).</text:p>
      <text:p text:style-name="P511">Самыми распространенным из них являются <text:span text:style-name="T2">let,</text:span> <text:span text:style-name="T2">make </text:span><text:span text:style-name="T712">и</text:span><text:span text:style-name="T57"> help</text:span>.</text:p>
      <text:p text:style-name="P511"/>
      <text:p text:style-name="P455"><text:span text:style-name="T156">Let</text:span> Peter <text:span text:style-name="T417">explain</text:span> himself — Позволь Питеру <text:span text:style-name="T444">объясниться</text:span>.</text:p>
      <text:p text:style-name="P455"><text:span text:style-name="T156">Let</text:span> us (let`s) <text:span text:style-name="T417">watch</text:span> this movie — Давай посмотрим этот фильм <text:span text:style-name="T713">(позоволь нам)</text:span>.</text:p>
      <text:p text:style-name="P455"/>
      <text:p text:style-name="P648"><text:span text:style-name="T546">Если после </text:span><text:span text:style-name="T510">make</text:span><text:span text:style-name="T546"> </text:span><text:span text:style-name="T547">есть</text:span><text:span text:style-name="T546"> еще один глагол, то в этом случае </text:span><text:span text:style-name="T510">make</text:span><text:span text:style-name="T546"> переводится не как «делать», </text:span></text:p>
      <text:p text:style-name="P512">а как «заставлять». <text:span text:style-name="T711">П</text:span>осле <text:span text:style-name="T2">make</text:span> нужно <text:span text:style-name="T711">обязательно </text:span>указать дополнение.</text:p>
      <text:p text:style-name="P455"/>
      <text:p text:style-name="P587"><text:span text:style-name="T510">I can`t </text:span><text:span text:style-name="T161">make</text:span><text:span text:style-name="T510"> </text:span><text:span text:style-name="T173">John</text:span><text:span text:style-name="T510"> </text:span><text:span text:style-name="T493">work</text:span><text:span text:style-name="T510"> — Я не могу заставить Джона работать.</text:span></text:p>
      <text:p text:style-name="P457"/>
      <text:p text:style-name="P178"><text:span text:style-name="T551">Г</text:span><text:span text:style-name="T478">ерундий</text:span></text:p>
      <text:p text:style-name="P513"/>
      <text:p text:style-name="P513">Это нечно среднее между глаголом и существительным, потому что может переводиться</text:p>
      <text:p text:style-name="P589"><text:span text:style-name="T543">и так, и этак. Выглядит как глагол c окончанием -ing</text:span>.</text:p>
      <text:p text:style-name="Standard"/>
      <text:p text:style-name="P590">Герундий <text:span text:style-name="T664">используется после предлогов и некоторых глаголов. </text:span></text:p>
      <text:p text:style-name="P590">В этом случае он переводится глаголом.</text:p>
      <text:p text:style-name="P413"/>
      <text:p text:style-name="P238">I <text:span text:style-name="T156">ran</text:span> for a long time <text:span text:style-name="T577">without</text:span> <text:span text:style-name="T417">stopping</text:span> — Я долго бежал, не <text:span text:style-name="T417">останавливаясь</text:span>.</text:p>
      <text:p text:style-name="P238">Don`t stop. <text:span text:style-name="T156">Keep</text:span> <text:span text:style-name="T577">on</text:span> <text:span text:style-name="T417">running</text:span>! — Не останавливайся. Продолжай <text:span text:style-name="T417">бежать</text:span>!</text:p>
      <text:p text:style-name="P238"/>
      <text:p text:style-name="P591">Между смысловым глаголом <text:span text:style-name="T662">и герундием также </text:span>может стоять дополнение:</text:p>
      <text:p text:style-name="P238">I <text:span text:style-name="T156">saw</text:span> <text:span text:style-name="T169">John</text:span> <text:span text:style-name="T417">working</text:span> in the garden — Я видел, как Джон работает в саду.</text:p>
      <text:p text:style-name="P55"/>
      <text:p text:style-name="P56">Связка <text:span text:style-name="T2">go</text:span> + герундий означает «занимаюсь этим делом»</text:p>
      <text:p text:style-name="P56">А связка <text:span text:style-name="T2">like</text:span> + герундий означает «люблю заниматься этим делом».</text:p>
      <text:p text:style-name="P56"/>
      <text:p text:style-name="P284">Would you like <text:span text:style-name="T417">to go skiing</text:span>? — Ты хочешь <text:span text:style-name="T417">покататься на лыжах</text:span>?</text:p>
      <text:p text:style-name="P284">I would rather <text:span text:style-name="T417">go shopping</text:span> — <text:span text:style-name="T663">Я</text:span> <text:span text:style-name="T663">бы </text:span>лучше <text:span text:style-name="T417">по</text:span><text:span text:style-name="T428">шопилась</text:span>.</text:p>
      <text:p text:style-name="P284">I <text:span text:style-name="T417">like shopping</text:span>! — Я <text:span text:style-name="T417">люблю </text:span><text:span text:style-name="T428">шопиться</text:span>!</text:p>
      <text:p text:style-name="P284"/>
      <text:p text:style-name="P57">Если герундий стоит в начале предложения, то он является подлежащим и будет переводиться существительным.</text:p>
      <text:p text:style-name="P57"/>
      <text:p text:style-name="P285"><text:span text:style-name="T429">Swimming</text:span><text:span text:style-name="T665"> is very good for your health — </text:span><text:span text:style-name="T429">Плаванье</text:span><text:span text:style-name="T665"> хорошо для здоровья</text:span></text:p>
      <text:p text:style-name="P285"><text:span text:style-name="T429">Learning</text:span><text:span text:style-name="T665"> English is not easy — </text:span><text:span text:style-name="T429">Изучение</text:span><text:span text:style-name="T665"> английского это нелегко.</text:span></text:p>
      <text:p text:style-name="P57"/>
      <text:p text:style-name="P426">Глаголы, после которых принято использовать герундий:</text:p>
      <text:list xml:id="list27105602" text:style-name="L29">
        <text:list-item>
          <text:p text:style-name="P755">stop, finish, give up, carry on, go on, keep on (начало или конец процесса);</text:p>
        </text:list-item>
        <text:list-item>
          <text:p text:style-name="P834"><text:span text:style-name="T2">dislike, </text:span><text:span text:style-name="T30">enjoy (отношени</text:span><text:span text:style-name="T31">е</text:span><text:span text:style-name="T30"> к чему-то);</text:span></text:p>
        </text:list-item>
        <text:list-item>
          <text:p text:style-name="P756"><text:span text:style-name="T660">see, watch, hear, listen to (чувственн</text:span><text:span text:style-name="T666">ые</text:span><text:span text:style-name="T660"> восприяти</text:span><text:span text:style-name="T666">е</text:span><text:span text:style-name="T660">);</text:span></text:p>
        </text:list-item>
        <text:list-item>
          <text:p text:style-name="P756"><text:span text:style-name="T665">suggest, mind, avoid, practive, can`t help </text:span><text:span text:style-name="T662">(</text:span><text:span text:style-name="T666">другие глаголы и словосочетания)</text:span><text:span text:style-name="T665">;</text:span></text:p>
        </text:list-item>
      </text:list>
      <text:p text:style-name="P287"><text:soft-page-break/><text:span text:style-name="T224">Г</text:span><text:span text:style-name="T194">лаголы, после которых можно использовать как инфинитив, так и герундий:</text:span></text:p>
      <text:list xml:id="list864502174" text:style-name="L30">
        <text:list-item>
          <text:p text:style-name="P757">start, begin, continues (связанные с процессом)</text:p>
        </text:list-item>
        <text:list-item>
          <text:p text:style-name="P757">love, like, hate, prefer (связанные с отношением)</text:p>
        </text:list-item>
      </text:list>
      <text:p text:style-name="P58"/>
      <text:p text:style-name="P286">I started to leart English at school / I started learning English at school.</text:p>
      <text:p text:style-name="P633"/>
      <text:p text:style-name="P633"/>
      <text:p text:style-name="P57"><text:span text:style-name="T643">Формальное подлежащее </text:span><text:span text:style-name="T651">(</text:span><text:span text:style-name="T650">Dummy subject</text:span><text:span text:style-name="T651">)</text:span></text:p>
      <text:p text:style-name="P57"/>
      <text:p text:style-name="P627"><text:span text:style-name="T226">Когда в авнглийском предложен. отсутстует подлежащее, то его место </text:span><text:span text:style-name="T255">занимает</text:span><text:span text:style-name="T226"> формальное подлежащее. Обычно это либо </text:span><text:span text:style-name="T32">there</text:span><text:span text:style-name="T226">, либо </text:span><text:span text:style-name="T32">it</text:span><text:span text:style-name="T226">, но иногда это могут быть: </text:span><text:span text:style-name="T32">they</text:span><text:span text:style-name="T226">, </text:span><text:span text:style-name="T32">this</text:span><text:span text:style-name="T226">, </text:span><text:span text:style-name="T32">that</text:span><text:span text:style-name="T226">, </text:span><text:span text:style-name="T32">you</text:span><text:span text:style-name="T226">. Такие предложения удобнее переводить с конца </text:span><text:span text:style-name="T270">или с дополнения</text:span><text:span text:style-name="T226">.</text:span></text:p>
      <text:p text:style-name="P60"/>
      <text:p text:style-name="P668"><text:span text:style-name="T226">Подлежащее </text:span><text:span text:style-name="T32">there</text:span><text:span text:style-name="T226"> всегда идет в связке с глаголом </text:span><text:span text:style-name="T32">be</text:span><text:span text:style-name="T226">. О</text:span><text:span text:style-name="T277">но используется чтобы сказать </text:span></text:p>
      <text:p text:style-name="P668"><text:span text:style-name="T277">о местоположении объекта </text:span><text:span text:style-name="T278">(</text:span><text:span text:style-name="T277">дополнения</text:span><text:span text:style-name="T278">)</text:span><text:span text:style-name="T277"> </text:span><text:span text:style-name="T226">котор</text:span><text:span text:style-name="T278">ый</text:span><text:span text:style-name="T226"> идет после </text:span><text:span text:style-name="T32">be</text:span><text:span text:style-name="T226">.</text:span></text:p>
      <text:p text:style-name="P60"/>
      <text:p text:style-name="P288"><text:span text:style-name="T152">There</text:span><text:span text:style-name="T667"> </text:span><text:span text:style-name="T165">is</text:span><text:span text:style-name="T667"> </text:span><text:span text:style-name="T175">a new restaurant</text:span><text:span text:style-name="T667"> </text:span><text:span text:style-name="T185">in King Street</text:span><text:span text:style-name="T667"> — На Кинг-стрит есть новый ресторан.</text:span></text:p>
      <text:p text:style-name="P288"><text:span text:style-name="T152">There</text:span><text:span text:style-name="T667"> </text:span><text:span text:style-name="T165">was</text:span><text:span text:style-name="T667"> </text:span><text:span text:style-name="T175">a fight</text:span><text:span text:style-name="T667"> </text:span><text:span text:style-name="T185">in the street today</text:span><text:span text:style-name="T667"> — На улице сегодня была драка.</text:span></text:p>
      <text:p text:style-name="P57"/>
      <text:p text:style-name="P56">Иногда с помощью <text:span text:style-name="T2">there</text:span> + <text:span text:style-name="T2">be</text:span> говорят о существительном, которое не соверша<text:span text:style-name="T668">ет никаких</text:span></text:p>
      <text:p text:style-name="P56">действий <text:span text:style-name="T735">(не имеет глагола)</text:span>, но с которым связана дополнительная информация.</text:p>
      <text:p text:style-name="P284"/>
      <text:p text:style-name="P284"><text:span text:style-name="T147">There</text:span> is <text:span text:style-name="T417">something</text:span> <text:span text:style-name="T731">I want to tell you</text:span> — Есть, кое-что, что я должен сказать тебе.</text:p>
      <text:p text:style-name="P284"/>
      <text:p text:style-name="P669"><text:span text:style-name="T225">Подлежащее </text:span><text:span text:style-name="T62">it</text:span><text:span text:style-name="T225"> обычно используется, когда </text:span><text:span text:style-name="T281">нужно</text:span><text:span text:style-name="T225"> сообщить время, сказать о погоде </text:span></text:p>
      <text:p text:style-name="P669"><text:span text:style-name="T282">или о чем-то, что не связано с местоположением. </text:span><text:span text:style-name="T279">После </text:span><text:span text:style-name="T280">него</text:span><text:span text:style-name="T279"> может идти существительное, прилагательное или </text:span><text:span text:style-name="T280">любой </text:span><text:span text:style-name="T279">глагол, </text:span><text:span text:style-name="T280">но чаще всего идет именно прилагательное.</text:span></text:p>
      <text:p text:style-name="P284"/>
      <text:p text:style-name="P284"><text:span text:style-name="T147">It</text:span> <text:span text:style-name="T156">is</text:span> 5 o`clock — Сейчас 5 часов.</text:p>
      <text:p text:style-name="P284"><text:span text:style-name="T147">It</text:span> <text:span text:style-name="T156">is</text:span> warm — Тепло.</text:p>
      <text:p text:style-name="P550"><text:span text:style-name="T147">It</text:span> often <text:span text:style-name="T156">snows</text:span> in the winter — Зимой часто идет снег.</text:p>
      <text:p text:style-name="P551"><text:span text:style-name="T417">It</text:span> <text:span text:style-name="T734">i</text:span>s easy to understand — <text:span text:style-name="T441">Это</text:span><text:span text:style-name="T734"> легко понять.</text:span></text:p>
      <text:p text:style-name="P284"/>
      <text:p text:style-name="P56">Также формальное подлежащее используется, когда действие не выполняет кто-то</text:p>
      <text:p text:style-name="P592"><text:span text:style-name="T225">конкретный. Такие предложения можно </text:span><text:span text:style-name="T227">переводить</text:span><text:span text:style-name="T225"> из активного залога в пассивный.</text:span></text:p>
      <text:p text:style-name="P56"/>
      <text:p text:style-name="P238">They say this film is interesting / This film is said to be interesting —</text:p>
      <text:p text:style-name="P238">Говорят, этот фильминтересный.</text:p>
      <text:p text:style-name="P284"/>
      <text:p text:style-name="P284"/>
      <text:p text:style-name="P600"><text:span text:style-name="T645">Местоимени</text:span><text:span text:style-name="T646">е</text:span><text:span text:style-name="T645"> </text:span><text:span text:style-name="T651">(Pronoun)</text:span></text:p>
      <text:p text:style-name="P56"/>
      <text:p text:style-name="P594"><text:span text:style-name="T225">Это слово, которым заменяют имя человека, название предмета или понятие. </text:span><text:span text:style-name="T228">М</text:span><text:span text:style-name="T225">естоимения </text:span><text:span text:style-name="T242">бывают</text:span><text:span text:style-name="T225">: </text:span><text:span text:style-name="T228">личны</text:span><text:span text:style-name="T242">ми</text:span><text:span text:style-name="T228">, притяжательны</text:span><text:span text:style-name="T242">ми</text:span><text:span text:style-name="T228">, возвратны</text:span><text:span text:style-name="T242">ми</text:span><text:span text:style-name="T228">, указательны</text:span><text:span text:style-name="T242">ми,</text:span><text:span text:style-name="T228"> неопределенны</text:span><text:span text:style-name="T242">ми</text:span><text:span text:style-name="T228">.</text:span></text:p>
      <text:p text:style-name="P61"/>
      <text:p text:style-name="P160">Личные местоимения</text:p>
      <text:p text:style-name="P61"/>
      <text:p text:style-name="P608"><text:span text:style-name="T283">Могут быть в именительном или в объектном падеже</text:span><text:span text:style-name="T228">. В английском языке</text:span><text:span text:style-name="T242"> всего </text:span><text:span text:style-name="T233">2</text:span><text:span text:style-name="T228"> падежа: именительный и объектный. Объектный падеж соответсвует </text:span><text:span text:style-name="T283">любому </text:span><text:span text:style-name="T228">косвенному падежу.</text:span></text:p>
      <text:p text:style-name="P61"/>
      <text:p text:style-name="P595"><text:span text:style-name="T194">Личные местоимения </text:span><text:span text:style-name="T230">в именительном падеже</text:span><text:span text:style-name="T231"> </text:span><text:span text:style-name="T232">отвечают на вопросы «кто?», «что?» </text:span></text:p>
      <text:p text:style-name="P595"><text:span text:style-name="T232">и заменяют </text:span><text:span text:style-name="T233">собой </text:span><text:span text:style-name="T400">подлежащее</text:span><text:span text:style-name="T232">:</text:span></text:p>
      <text:list xml:id="list2384548733" text:style-name="L31">
        <text:list-item>
          <text:p text:style-name="P758"><text:soft-page-break/>I — я;</text:p>
        </text:list-item>
        <text:list-item>
          <text:p text:style-name="P758">you — ты/вы;</text:p>
        </text:list-item>
        <text:list-item>
          <text:p text:style-name="P758">he — он;</text:p>
        </text:list-item>
        <text:list-item>
          <text:p text:style-name="P758">she — она;</text:p>
        </text:list-item>
        <text:list-item>
          <text:p text:style-name="P758">it — он/она/оно/это;</text:p>
        </text:list-item>
        <text:list-item>
          <text:p text:style-name="P758">we — мы;</text:p>
        </text:list-item>
        <text:list-item>
          <text:p text:style-name="P758">they — они;</text:p>
        </text:list-item>
      </text:list>
      <text:p text:style-name="P414"/>
      <text:p text:style-name="P291"><text:span text:style-name="T147">I</text:span> <text:span text:style-name="T156">love</text:span> <text:span text:style-name="T169">Ja</text:span><text:span text:style-name="T179">n</text:span><text:span text:style-name="T169">e</text:span> — Я люблю Джейн</text:p>
      <text:p text:style-name="P291"/>
      <text:p text:style-name="P62"><text:span text:style-name="T672">Местоимение</text:span><text:span text:style-name="T35"> </text:span><text:span text:style-name="T2">I</text:span> заменяет первое лицо <text:span text:style-name="T671">и</text:span> <text:span text:style-name="T671">в</text:span>сегда пишется с большой буквы. </text:p>
      <text:p text:style-name="P62"><text:span text:style-name="T672">Местоимения </text:span><text:span text:style-name="T35">h</text:span><text:span text:style-name="T2">e, she</text:span> заменяют человека. Они не могут заменить предмет или животное.</text:p>
      <text:p text:style-name="P61"/>
      <text:p text:style-name="P62"><text:span text:style-name="T672">Местоимение</text:span><text:span text:style-name="T35"> y</text:span><text:span text:style-name="T2">ou</text:span> заменяет второе лицо. По умолчанию означает «вы» и лишь по тону </text:p>
      <text:p text:style-name="P62">и словам можно догадаться что вместо «вы», хотят сказать «ты».</text:p>
      <text:p text:style-name="P61"/>
      <text:p text:style-name="P594"><text:span text:style-name="T229">Местоимение</text:span><text:span text:style-name="T33"> i</text:span><text:span text:style-name="T34">t</text:span><text:span text:style-name="T228"> заменяет неодушевленный предмет </text:span><text:span text:style-name="T229">и</text:span><text:span text:style-name="T228"> животн</text:span><text:span text:style-name="T230">ое (в единственном числе)</text:span><text:span text:style-name="T228">.</text:span></text:p>
      <text:p text:style-name="P596"><text:span text:style-name="T230">Местоимение</text:span><text:span text:style-name="T34"> they</text:span><text:span text:style-name="T228"> </text:span><text:span text:style-name="T230">з</text:span><text:span text:style-name="T228">аменя</text:span><text:span text:style-name="T230">е</text:span><text:span text:style-name="T228">т людей и неодушевленные предметы.</text:span></text:p>
      <text:p text:style-name="P61"/>
      <text:p text:style-name="P594"><text:span text:style-name="T34">Where is the </text:span><text:span text:style-name="T136">book</text:span><text:span text:style-name="T34">? </text:span><text:span text:style-name="T136">It</text:span><text:span text:style-name="T34"> is on the table — Где </text:span><text:span text:style-name="T136">книга</text:span><text:span text:style-name="T34">? </text:span><text:span text:style-name="T136">Она</text:span><text:span text:style-name="T34"> на столе.</text:span></text:p>
      <text:p text:style-name="P290"><text:span text:style-name="T670">Where are the </text:span><text:span text:style-name="T430">keys</text:span><text:span text:style-name="T670">? </text:span><text:span text:style-name="T430">They</text:span><text:span text:style-name="T670"> are on the table — Где </text:span><text:span text:style-name="T430">ключи</text:span><text:span text:style-name="T670">? </text:span><text:span text:style-name="T430">Они</text:span><text:span text:style-name="T670"> на столе.</text:span></text:p>
      <text:p text:style-name="P61"/>
      <text:p text:style-name="P63">Личные местоимения в объектном падеже <text:span text:style-name="T673">отвечают на вопрос</text:span><text:span text:style-name="T674">ы</text:span><text:span text:style-name="T673"> «кого?», «кому?», «кем?» </text:span><text:s/></text:p>
      <text:p text:style-name="P63"><text:span text:style-name="T673">(«чего?», «чему?», «чем?» для неодушевлен.) и </text:span><text:span text:style-name="T672">заменяют </text:span><text:span text:style-name="T732">дополнение</text:span><text:span text:style-name="T672">:</text:span></text:p>
      <text:p text:style-name="P63"/>
      <text:list xml:id="list1606237309" text:style-name="L32">
        <text:list-item>
          <text:p text:style-name="P759">me — меня, мне, мной;</text:p>
        </text:list-item>
        <text:list-item>
          <text:p text:style-name="P759">you — тебя, тебе, тобой / вас, вам, вами;</text:p>
        </text:list-item>
        <text:list-item>
          <text:p text:style-name="P759">him — его, ему, им;</text:p>
        </text:list-item>
        <text:list-item>
          <text:p text:style-name="P759">her — ее, ей;</text:p>
        </text:list-item>
        <text:list-item>
          <text:p text:style-name="P760">it — его, ему, им, <text:span text:style-name="T673">ее, ей</text:span> (неодушевлен.);</text:p>
        </text:list-item>
        <text:list-item>
          <text:p text:style-name="P759">us — нас, нам, нами;</text:p>
        </text:list-item>
        <text:list-item>
          <text:p text:style-name="P759">them — их, им, ими.</text:p>
        </text:list-item>
      </text:list>
      <text:p text:style-name="P293"/>
      <text:p text:style-name="P292"><text:span text:style-name="T147">Jane</text:span> <text:span text:style-name="T156">loves</text:span> <text:span text:style-name="T169">me</text:span> — Джейн любит меня</text:p>
      <text:p text:style-name="P161"/>
      <text:p text:style-name="P441"><text:span text:style-name="T231">Если</text:span><text:span text:style-name="T230"> сказуемое </text:span><text:span text:style-name="T231">это</text:span><text:span text:style-name="T228">: </text:span><text:span text:style-name="T34">like</text:span><text:span text:style-name="T228">, </text:span><text:span text:style-name="T34">have</text:span><text:span text:style-name="T228">, </text:span><text:span text:style-name="T34">enjoy,</text:span><text:span text:style-name="T228"> </text:span><text:span text:style-name="T34">need</text:span><text:span text:style-name="T228">, </text:span><text:span text:style-name="T231">то </text:span><text:span text:style-name="T228">подлежащие </text:span><text:span text:style-name="T231">будет</text:span><text:span text:style-name="T228"> </text:span><text:span text:style-name="T231">в </text:span><text:span text:style-name="T230">объектн</text:span><text:span text:style-name="T231">ом</text:span><text:span text:style-name="T228"> падеж</text:span><text:span text:style-name="T231">е</text:span><text:span text:style-name="T228">.</text:span></text:p>
      <text:p text:style-name="P400">I like my job — Мне нравится моя работа.</text:p>
      <text:p text:style-name="P161"/>
      <text:p text:style-name="P161">Притяжательные местоимения</text:p>
      <text:p text:style-name="P70"/>
      <text:p text:style-name="P64">Отвечают на вопрос «чей?» и заменяют собой артикли.</text:p>
      <text:p text:style-name="P64"/>
      <text:p text:style-name="P65">Притяжательные местоимения 1 типа употребляются в связке с существительным<text:span text:style-name="T736">и</text:span></text:p>
      <text:p text:style-name="P65">(существительное обязательно идет после):</text:p>
      <text:p text:style-name="P65"/>
      <text:list xml:id="list1833355008" text:style-name="L33">
        <text:list-item>
          <text:p text:style-name="P761">my — мой;</text:p>
        </text:list-item>
        <text:list-item>
          <text:p text:style-name="P761">your — твой/ваш;</text:p>
        </text:list-item>
        <text:list-item>
          <text:p text:style-name="P761">his — его;</text:p>
        </text:list-item>
        <text:list-item>
          <text:p text:style-name="P761">her — ее;</text:p>
        </text:list-item>
        <text:list-item>
          <text:p text:style-name="P761">its — этого.</text:p>
        </text:list-item>
        <text:list-item>
          <text:p text:style-name="P761">our — наш;</text:p>
        </text:list-item>
        <text:list-item>
          <text:p text:style-name="P761">their — их;</text:p>
        </text:list-item>
      </text:list>
      <text:p text:style-name="P294"><text:soft-page-break/>I like <text:span text:style-name="T417">my work</text:span> — Мне нравится <text:span text:style-name="T417">моя работа</text:span>. (без артикля)</text:p>
      <text:p text:style-name="P294">He likes <text:span text:style-name="T417">his work</text:span> — Ему нравится <text:span text:style-name="T417">его работа</text:span>.</text:p>
      <text:p text:style-name="P294"/>
      <text:p text:style-name="P64">Иногда такие местоимения удобнее переводить словом «свой» и его вариантами.</text:p>
      <text:p text:style-name="P294">He loves <text:span text:style-name="T417">his</text:span> native town — Он любит <text:span text:style-name="T417">свой</text:span> родной город.</text:p>
      <text:p text:style-name="P294"/>
      <text:p text:style-name="P66">Притяжательные местоимения 2го типа употребляются самостоятельно:</text:p>
      <text:list xml:id="list923177881" text:style-name="L34">
        <text:list-item>
          <text:p text:style-name="P762">mine — мой;</text:p>
        </text:list-item>
        <text:list-item>
          <text:p text:style-name="P763">yours — твой/ваш;</text:p>
        </text:list-item>
        <text:list-item>
          <text:p text:style-name="P763">his — его;</text:p>
        </text:list-item>
        <text:list-item>
          <text:p text:style-name="P763">hers — ее;</text:p>
        </text:list-item>
        <text:list-item>
          <text:p text:style-name="P763">its — этого;</text:p>
        </text:list-item>
        <text:list-item>
          <text:p text:style-name="P763">ours — наш;</text:p>
        </text:list-item>
        <text:list-item>
          <text:p text:style-name="P763">theirs — их;</text:p>
        </text:list-item>
      </text:list>
      <text:p text:style-name="P295"/>
      <text:p text:style-name="P295">Don`t touch it. It`s <text:span text:style-name="T417">mine</text:span> — Не трогай это. Это <text:span text:style-name="T417">мое</text:span>.</text:p>
      <text:p text:style-name="P295"/>
      <text:p text:style-name="P183">Возвратные местоимения</text:p>
      <text:p text:style-name="P67"/>
      <text:p text:style-name="P673"><text:span text:style-name="T270">С</text:span><text:span text:style-name="T234">остоят из 2х частей: корня </text:span><text:span text:style-name="T36">my/your/him/her/it </text:span><text:span text:style-name="T234">и окончания </text:span><text:span text:style-name="T36">-self </text:span><text:span text:style-name="T285">или</text:span><text:span text:style-name="T63"> your/</text:span><text:span text:style-name="T36">our/them </text:span><text:span text:style-name="T63">и -selves</text:span><text:span text:style-name="T234">. </text:span></text:p>
      <text:p text:style-name="P597"><text:span text:style-name="T241">П</text:span><text:span text:style-name="T235">оказывают, что человек совершает дейсвтие по отношению к самому себе и перевод</text:span><text:span text:style-name="T284">ят</text:span><text:span text:style-name="T241">ся</text:span><text:span text:style-name="T235"> словами «себя», «себе», «собой» либо появляются у глаголов, в виде окончания -сь, -ся.</text:span></text:p>
      <text:p text:style-name="P71"/>
      <text:p text:style-name="P296"><text:span text:style-name="T675">I looked at </text:span><text:span text:style-name="T431">myself</text:span><text:span text:style-name="T675"> in the mirror — Я посмотрела на </text:span><text:span text:style-name="T431">себя</text:span><text:span text:style-name="T675"> в зеркало.</text:span></text:p>
      <text:p text:style-name="P296"><text:span text:style-name="T675">He had to explain </text:span><text:span text:style-name="T431">himself</text:span><text:span text:style-name="T675"> — Ему пришлось объяснить</text:span><text:span text:style-name="T431">ся</text:span></text:p>
      <text:p text:style-name="P403"/>
      <text:p text:style-name="P191"><text:span text:style-name="T675">Местоимение, образованное от </text:span><text:span text:style-name="T37">you,</text:span><text:span text:style-name="T675"> имеет варианты: </text:span><text:span text:style-name="T37">yourself</text:span><text:span text:style-name="T675"> и </text:span><text:span text:style-name="T37">yourselves</text:span><text:span text:style-name="T675">. Это практически</text:span></text:p>
      <text:p text:style-name="P199">единственный случай в английском, когда видны отличия между «ты» и «вы».</text:p>
      <text:p text:style-name="P191"/>
      <text:p text:style-name="P360">You talk to yourself when you sleep — Ты говоришь с собой, когда спишь.</text:p>
      <text:p text:style-name="P360">You should belive in yourselves — Вы должны верить в себя.</text:p>
      <text:p text:style-name="P360"/>
      <text:p text:style-name="P191">Местоимение <text:span text:style-name="T2">itself</text:span> используется в значении «сам по себе», «само собой» и стоит после</text:p>
      <text:p text:style-name="P191">существительных в единственном числе или абстракный понятиях.</text:p>
      <text:p text:style-name="P360"/>
      <text:p text:style-name="P360">I hope crisis resolves itself — Я надеюсь, кризис разрешится сам собой.</text:p>
      <text:p text:style-name="P360"/>
      <text:p text:style-name="P192">Глаголы, <text:span text:style-name="T677">с котор.</text:span> не используются возвратные местоимения: <text:span text:style-name="T2">concentrate, relax, feel, meet</text:span>.</text:p>
      <text:p text:style-name="P191"/>
      <text:p text:style-name="P360">I feel good — Я чувствую себя хорошо <text:span text:style-name="T677">(feel myself — неправильно)</text:span>.</text:p>
      <text:p text:style-name="P360">You need to relax — Тебе нужно расслабиться.</text:p>
      <text:p text:style-name="P360"/>
      <text:p text:style-name="P191">Возвратные местоимения также используются, когда необходимо подчеркнуть что человек</text:p>
      <text:p text:style-name="P191">сделал что-то сам. В этом случае они так и переводятся: «сам, самостоятельно».</text:p>
      <text:p text:style-name="P191"/>
      <text:p text:style-name="P360">If you want to do it well, do it yourself — Хочешь сделать хорошо, делай это сам.</text:p>
      <text:p text:style-name="P360"/>
      <text:p text:style-name="P159">Указательные местоимения</text:p>
      <text:p text:style-name="P191"/>
      <text:p text:style-name="P667"><text:span text:style-name="T696">У</text:span>казывают на человека, предмет или <text:span text:style-name="T678">мысль. </text:span><text:span text:style-name="T679">Заменяются артиклем the:</text:span></text:p>
      <text:list xml:id="list3973378770" text:style-name="L35">
        <text:list-item>
          <text:p text:style-name="P835"><text:span text:style-name="T99">this, </text:span><text:span text:style-name="T100">that</text:span><text:span text:style-name="T99"> — этот, </text:span><text:span text:style-name="T100">тот</text:span><text:span text:style-name="T99">;</text:span></text:p>
        </text:list-item>
        <text:list-item>
          <text:p text:style-name="P789">these, those — эти, те;</text:p>
        </text:list-item>
      </text:list>
      <text:p text:style-name="P671"><text:soft-page-break/><text:span text:style-name="T332">Если объект близко, то использу</text:span><text:span text:style-name="T331">е</text:span><text:span text:style-name="T332">т</text:span><text:span text:style-name="T333">ся</text:span><text:span text:style-name="T332"> this </text:span><text:span text:style-name="T331">/ </text:span><text:span text:style-name="T332">these, </text:span><text:span text:style-name="T331">а если</text:span><text:span text:style-name="T332"> далеко и до него </text:span></text:p>
      <text:p text:style-name="P671"><text:span text:style-name="T332">не дотянуться — то that </text:span><text:span text:style-name="T331">/ </text:span><text:span text:style-name="T332">those.</text:span></text:p>
      <text:p text:style-name="P193"/>
      <text:p text:style-name="P667"><text:span text:style-name="T99">This is my friend Joe — </text:span><text:span text:style-name="T100">(</text:span><text:span text:style-name="T101">в</text:span><text:span text:style-name="T100">от) Э</text:span><text:span text:style-name="T99">то мой друг Джо.</text:span></text:p>
      <text:p text:style-name="P361">Those pictures on the wall are very beautiful — Те картины на стене очень красивые.</text:p>
      <text:p text:style-name="P195"/>
      <text:p text:style-name="P608"><text:span text:style-name="T295">Очень часто </text:span><text:span text:style-name="T73">this</text:span><text:span text:style-name="T295"> и </text:span><text:span text:style-name="T73">that</text:span><text:span text:style-name="T295"> выступают формальным подлежащим, указывая на мысль. В этом случае </text:span><text:span text:style-name="T73">this</text:span><text:span text:style-name="T295"> соответсвует тому, о чем человек </text:span><text:span text:style-name="T296">говорит или </text:span><text:span text:style-name="T295">думает сейчас, а </text:span><text:span text:style-name="T73">that</text:span><text:span text:style-name="T295"> — тому, </text:span></text:p>
      <text:p text:style-name="P608"><text:span text:style-name="T295">о чем </text:span><text:span text:style-name="T296">говорил или </text:span><text:span text:style-name="T295">думал раньше. Также </text:span><text:span text:style-name="T73">that</text:span><text:span text:style-name="T295"> может указывать на прошло</text:span><text:span text:style-name="T305">е </text:span><text:span text:style-name="T295">событие.</text:span></text:p>
      <text:p text:style-name="P194"/>
      <text:p text:style-name="P362">I`ve got a new job! That`s good news — Я получил работу. Это хорошие новости</text:p>
      <text:p text:style-name="P362">(that указывает на озвученную ранее мысл<text:span text:style-name="T679">ь</text:span>).</text:p>
      <text:p text:style-name="P194"/>
      <text:p text:style-name="P362">Thanks for help. That was nice of you — Спасибо за помощь. Это было мило с вашей стороны (that указывает на ранее произошедшее событие).</text:p>
      <text:p text:style-name="P362"/>
      <text:p text:style-name="P634"><text:span text:style-name="T324">Иногда,</text:span><text:span text:style-name="T325"> вместо </text:span><text:span text:style-name="T93">this is,</text:span><text:span text:style-name="T325"> используют </text:span><text:span text:style-name="T93">it is</text:span><text:span text:style-name="T325">. Разницы между этим</text:span><text:span text:style-name="T326">и</text:span><text:span text:style-name="T325"> словосочетаниями нет.</text:span></text:p>
      <text:p text:style-name="P363">This is my book / It is my book — Это моя книга.</text:p>
      <text:p text:style-name="P363"/>
      <text:p text:style-name="P180">Неопределенные местоимения </text:p>
      <text:p text:style-name="P196"/>
      <text:p text:style-name="P652"><text:span text:style-name="T97">S</text:span><text:span text:style-name="T74">ome, any, no</text:span><text:span text:style-name="T297"> связаны с чем-то неопределенным и часто выпадают при переводе. </text:span></text:p>
      <text:p text:style-name="P233">Могут использоваться как с существительным, так и сами по себе.</text:p>
      <text:p text:style-name="P197"/>
      <text:p text:style-name="P601"><text:span text:style-name="T297">Местоимения </text:span><text:span text:style-name="T74">some</text:span><text:span text:style-name="T297"> и </text:span><text:span text:style-name="T74">any</text:span><text:span text:style-name="T297"> означают «какой-то», «некоторый», «несколько». </text:span><text:span text:style-name="T298">Они с</text:span><text:span text:style-name="T297">тоят перед существительным во множественно числе или перед неисчисляемым существительным.</text:span></text:p>
      <text:p text:style-name="P197"/>
      <text:p text:style-name="P364">I have some friends — У меня есть (некоторые) друзья.</text:p>
      <text:p text:style-name="P364">Give me some water, please — Дай мне немного воды, пожалуйста.</text:p>
      <text:p text:style-name="P364">Here are the cookies. Would you like some? — Вот печенье. Хочешь?</text:p>
      <text:p text:style-name="P197"/>
      <text:p text:style-name="P197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197">Связка <text:span text:style-name="T2">not</text:span> + <text:span text:style-name="T2">any</text:span> обычно переводится двойным отрицанием.</text:p>
      <text:p text:style-name="P197"/>
      <text:p text:style-name="P364">I have n<text:span text:style-name="T682">o</text:span>t got any friends — У меня нет никаких друзей.</text:p>
      <text:p text:style-name="P364"/>
      <text:p text:style-name="P198">В утвержениях <text:span text:style-name="T2">some</text:span> ставить не обязательно. <text:span text:style-name="T680">А вот в вопросах активно используются </text:span></text:p>
      <text:p text:style-name="P200">оба местоимения, т. к. здесь они передают разный смысл.</text:p>
      <text:p text:style-name="P197"/>
      <text:p text:style-name="P602"><text:span text:style-name="T75">Some</text:span><text:span text:style-name="T298"> в вопросах имеет позитивный оттенок и используется когда что-то предлагают или просят, предполагая что это </text:span><text:span text:style-name="T299">есть</text:span><text:span text:style-name="T298"> у самих, либо у т</text:span><text:span text:style-name="T299">ех</text:span><text:span text:style-name="T298">, кому адресована просьба.</text:span></text:p>
      <text:p text:style-name="P365"/>
      <text:p text:style-name="P366">Would you like some milk? — Вы хотите молока? (<text:span text:style-name="T681">могу </text:span>поделиться)</text:p>
      <text:p text:style-name="P366">Could you give me some milk? — Я могу попросить молока? (поделитесь пожалуйста)</text:p>
      <text:p text:style-name="P365"/>
      <text:p text:style-name="P602"><text:span text:style-name="T74">Any,</text:span><text:span text:style-name="T297"> </text:span><text:span text:style-name="T299">наоборот, </text:span><text:span text:style-name="T297">передает сомнение </text:span><text:span text:style-name="T299">о </text:span><text:span text:style-name="T297">наличии </text:span><text:span text:style-name="T299">того</text:span><text:span text:style-name="T297">, </text:span><text:span text:style-name="T300">что</text:span><text:span text:style-name="T297"> спрашивают, поэтому обычно используется </text:span><text:span text:style-name="T299">в </text:span><text:span text:style-name="T334">тех</text:span><text:span text:style-name="T299"> вопросах</text:span><text:span text:style-name="T297">, </text:span><text:span text:style-name="T299">где</text:span><text:span text:style-name="T297"> нужн</text:span><text:span text:style-name="T306">а</text:span><text:span text:style-name="T297"> дополнительн</text:span><text:span text:style-name="T306">ая</text:span><text:span text:style-name="T297"> информаци</text:span><text:span text:style-name="T306">я</text:span><text:span text:style-name="T297">.</text:span></text:p>
      <text:p text:style-name="P365"/>
      <text:p text:style-name="P365">Have you got any milk in the fridge? — У тебя есть молоко в холодильнике?</text:p>
      <text:p text:style-name="P365"/>
      <text:p text:style-name="P198">Если задается вопрос и ожидается положительный ответ, то используется <text:span text:style-name="T2">some</text:span>.</text:p>
      <text:p text:style-name="P365">Are you waiting for some people? — Ты ждешь каких-то людей? (не так ли?)</text:p>
      <text:p text:style-name="P651"><text:soft-page-break/><text:span text:style-name="T307">Местоимение </text:span><text:span text:style-name="T79">no</text:span><text:span text:style-name="T307"> </text:span><text:span text:style-name="T308">может </text:span><text:span text:style-name="T307">заменя</text:span><text:span text:style-name="T308">ть</text:span><text:span text:style-name="T307"> </text:span><text:span text:style-name="T98">not</text:span><text:span text:style-name="T330"> + </text:span><text:span text:style-name="T79">any</text:span><text:span text:style-name="T307">. </text:span><text:span text:style-name="T98">N</text:span><text:span text:style-name="T79">o</text:span><text:span text:style-name="T307"> стоит перед существительным, а</text:span><text:span text:style-name="T329"> </text:span><text:span text:style-name="T79">not</text:span><text:span text:style-name="T307"> идет вместе со вспом</text:span><text:span text:style-name="T328">.</text:span><text:span text:style-name="T307"> глаголом. Они не использ</text:span><text:span text:style-name="T335">уются</text:span><text:span text:style-name="T307"> вместе в одном предложении.</text:span></text:p>
      <text:p text:style-name="P236"/>
      <text:p text:style-name="P367">There are no shops here / There aren`t any shops here — Здесь нет магазинов.</text:p>
      <text:p text:style-name="P367"/>
      <text:p text:style-name="P603"><text:span text:style-name="T301">Неопределенные местоимения могут объединяться со словами: </text:span><text:span text:style-name="T76">body/one</text:span><text:span text:style-name="T301">, </text:span><text:span text:style-name="T76">thing</text:span><text:span text:style-name="T301"> или </text:span><text:span text:style-name="T76">where</text:span><text:span text:style-name="T301">.</text:span></text:p>
      <text:p text:style-name="P205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01"/>
      <text:p text:style-name="P297"><text:span text:style-name="T444">There is </text:span><text:span text:style-name="T417">somebody</text:span><text:span text:style-name="T444"> in the street — </text:span><text:span text:style-name="T417">Кто-то</text:span><text:span text:style-name="T444"> на улице.</text:span></text:p>
      <text:p text:style-name="P297"><text:span text:style-name="T444">Is there </text:span><text:span text:style-name="T417">anybody</text:span><text:span text:style-name="T444"> in the street? — Есть </text:span><text:span text:style-name="T417">кто-</text:span><text:span text:style-name="T442">то</text:span><text:span text:style-name="T444"> на улице?</text:span></text:p>
      <text:p text:style-name="P297"><text:span text:style-name="T444">There is </text:span><text:span text:style-name="T417">nobody</text:span><text:span text:style-name="T444"> in the street / There isn`t </text:span><text:span text:style-name="T417">anybody</text:span><text:span text:style-name="T444"> in the street — </text:span><text:span text:style-name="T417">Никого</text:span><text:span text:style-name="T444"> нет на улице.</text:span></text:p>
      <text:p text:style-name="P672"><text:span text:style-name="T95">There is </text:span><text:span text:style-name="T142">everybody</text:span><text:span text:style-name="T95"> in the street — На улице </text:span><text:span text:style-name="T142">все</text:span><text:span text:style-name="T95"> </text:span><text:span text:style-name="T96">(кажд</text:span><text:span text:style-name="T102">ое тело</text:span><text:span text:style-name="T96">)</text:span><text:span text:style-name="T95">.</text:span></text:p>
      <text:p text:style-name="P395"/>
      <text:p text:style-name="P232"><text:span text:style-name="T737">Местоимение every означает «всякий», «каждый». </text:span><text:span text:style-name="T718">Используется в утверждениях и вопросах.</text:span></text:p>
      <text:p text:style-name="P395"/>
      <text:p text:style-name="P394"/>
      <text:p text:style-name="P541"><text:span text:style-name="T649">П</text:span><text:span text:style-name="T648">ритяжательный падеж </text:span><text:span text:style-name="T652">(Possessive Voice)</text:span></text:p>
      <text:p text:style-name="P201"/>
      <text:p text:style-name="P607"><text:span text:style-name="T304">У</text:span><text:span text:style-name="T301">казывает на владельца </text:span><text:span text:style-name="T304">предмета</text:span><text:span text:style-name="T301">. Чтобы поставить </text:span><text:span text:style-name="T302">владельца</text:span><text:span text:style-name="T301"> в этот падеж, нужно добавить к нему окончание </text:span><text:span text:style-name="T76">`s</text:span><text:span text:style-name="T301">. </text:span><text:span text:style-name="T304">Как</text:span><text:span text:style-name="T301"> и притяжательное местоимение, отвечает на вопрос «чей?». </text:span></text:p>
      <text:p text:style-name="P202"/>
      <text:p text:style-name="P298"><text:span text:style-name="T458">This is </text:span><text:span text:style-name="T432">Tom`s</text:span><text:span text:style-name="T458"> friend — Это друг </text:span><text:span text:style-name="T432">Тома</text:span><text:span text:style-name="T458"> (</text:span><text:span text:style-name="T459">владелец</text:span><text:span text:style-name="T458"> в притяжательном падеже)</text:span></text:p>
      <text:p text:style-name="P298"><text:span text:style-name="T458">This is </text:span><text:span text:style-name="T432">his</text:span><text:span text:style-name="T458"> friend — Это </text:span><text:span text:style-name="T432">его</text:span><text:span text:style-name="T458"> друг (притяжательное местоимение)</text:span></text:p>
      <text:p text:style-name="P201"/>
      <text:p text:style-name="P605"><text:span text:style-name="T301">Если предмет является частью другого </text:span><text:span text:style-name="T303">(большего) </text:span><text:span text:style-name="T301">предмета, то вместо притяжательного падежа используется предлог </text:span><text:span text:style-name="T76">of</text:span><text:span text:style-name="T301">. Т. к. владельцем может быть кто-то живой.</text:span></text:p>
      <text:p text:style-name="P203"/>
      <text:p text:style-name="P369">The wheel of the car — Колесо машины (Car`s wheel неправильно).</text:p>
      <text:p text:style-name="P369"/>
      <text:p text:style-name="P234">С общественным организациями можно использовать как окончание <text:span text:style-name="T2">`s</text:span>, так и предлог <text:span text:style-name="T2">of:</text:span></text:p>
      <text:p text:style-name="P393">government`s policy / policy of the government (политика правительства).</text:p>
      <text:p text:style-name="P201"/>
      <text:p text:style-name="P603"><text:span text:style-name="T301">Если </text:span><text:span text:style-name="T302">владелец</text:span><text:span text:style-name="T301"> только подразумевается, то его можно не указывать.</text:span></text:p>
      <text:p text:style-name="P368">This isn`t my car. It`s my brothers`s — Это не моя машина. Она брата.</text:p>
      <text:p text:style-name="P201"/>
      <text:p text:style-name="P604"><text:span text:style-name="T301">Если </text:span><text:span text:style-name="T303">владелец</text:span><text:span text:style-name="T301"> идет в связке с прилагательным или местоимением, </text:span><text:span text:style-name="T302">или владельцев несколько, то </text:span><text:span text:style-name="T77">`s</text:span><text:span text:style-name="T302"> ставится в конце: </text:span><text:span text:style-name="T77">a </text:span><text:span text:style-name="T137">big dog`s</text:span><text:span text:style-name="T77"> owner, </text:span><text:span text:style-name="T137">my friend`s</text:span><text:span text:style-name="T77"> house, </text:span><text:span text:style-name="T138">Tom</text:span><text:span text:style-name="T139"> and </text:span><text:span text:style-name="T138">Jil</text:span><text:span text:style-name="T139">`s</text:span><text:span text:style-name="T76"> wedding.</text:span></text:p>
      <text:p text:style-name="P201"/>
      <text:p text:style-name="P606"><text:span text:style-name="T301">Если </text:span><text:span text:style-name="T303">владелец</text:span><text:span text:style-name="T301"> во множественном числе, то в конце пишется только апостроф, без </text:span><text:span text:style-name="T76">s</text:span><text:span text:style-name="T301">. </text:span></text:p>
      <text:p text:style-name="P204">Но если во множественном числе слово-исключение, то применяются обычные правила: </text:p>
      <text:p text:style-name="P204"/>
      <text:p text:style-name="P635"><text:span text:style-name="T76">my </text:span><text:span text:style-name="T139">friends`</text:span><text:span text:style-name="T76"> school, </text:span><text:span text:style-name="T139">men`s</text:span><text:span text:style-name="T76"> clothes </text:span><text:span text:style-name="T78">(мужская одежда)</text:span><text:span text:style-name="T301">.</text:span></text:p>
      <text:p text:style-name="P12"/>
      <text:p text:style-name="P12"/>
      <text:p text:style-name="P542"><text:span text:style-name="T649">С</text:span><text:span text:style-name="T648">уществительное </text:span><text:span text:style-name="T652">(Noun)</text:span></text:p>
      <text:p text:style-name="P206"/>
      <text:p text:style-name="P207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07"/>
      <text:p text:style-name="P162"/>
      <text:p text:style-name="P704">Множественное число</text:p>
      <text:p text:style-name="P207"/>
      <text:p text:style-name="P207">Распространяется только на существительные и не касается прилагательных.</text:p>
      <text:p text:style-name="P207">Образуется с помощью окончания <text:span text:style-name="T2">-s</text:span> или <text:span text:style-name="T2">-es</text:span>.</text:p>
      <text:p text:style-name="P207"/>
      <text:p text:style-name="P370">A blue ballon<text:span text:style-name="T643">s</text:span> — Голуб<text:span text:style-name="T417">ые</text:span> шарик<text:span text:style-name="T417">и</text:span>.</text:p>
      <text:p text:style-name="P207"/>
      <text:p text:style-name="P162">Исчисляемые и неисчисляемые</text:p>
      <text:p text:style-name="P207"/>
      <text:p text:style-name="P214">Исчисляемые существительные можно посчитать. Они могут быть как в единственном, </text:p>
      <text:p text:style-name="P609"><text:span text:style-name="T309">так и во множественном числе. Количество можно указать числом, наречием или артиклем </text:span><text:span text:style-name="T80">a</text:span><text:span text:style-name="T309">.</text:span></text:p>
      <text:p text:style-name="P405"/>
      <text:p text:style-name="P299"><text:span text:style-name="T433">3</text:span><text:span text:style-name="T460"> apples — 3 яблока </text:span><text:span text:style-name="T461">(числительное)</text:span><text:span text:style-name="T460">. </text:span></text:p>
      <text:p text:style-name="P609"><text:span text:style-name="T140">Many</text:span><text:span text:style-name="T80"> books — Много книг </text:span><text:span text:style-name="T81">(местоимение)</text:span><text:span text:style-name="T80">.</text:span></text:p>
      <text:p text:style-name="P299"><text:span text:style-name="T460">I want </text:span><text:span text:style-name="T433">a</text:span><text:span text:style-name="T460"> banana — Я хочу банан </text:span><text:span text:style-name="T461">(артикль a означает one)</text:span><text:span text:style-name="T460">.</text:span></text:p>
      <text:p text:style-name="P373"/>
      <text:p text:style-name="P609"><text:span text:style-name="T309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80">it</text:span><text:span text:style-name="T309">. </text:span><text:span text:style-name="T327">Ч</text:span><text:span text:style-name="T309">тобы выразить их кол-во</text:span><text:span text:style-name="T310">,</text:span><text:span text:style-name="T309"> используется мерка:</text:span></text:p>
      <text:p text:style-name="P214"/>
      <text:p text:style-name="P215">Мерка для жидкостей:</text:p>
      <text:list xml:id="list2302166602" text:style-name="L36">
        <text:list-item>
          <text:p text:style-name="P790">a glass of — стакан;</text:p>
        </text:list-item>
        <text:list-item>
          <text:p text:style-name="P790">a cup of — чашка;</text:p>
        </text:list-item>
        <text:list-item>
          <text:p text:style-name="P790">a jar of — банка;</text:p>
        </text:list-item>
        <text:list-item>
          <text:p text:style-name="P790">a jug of — кувшин;</text:p>
        </text:list-item>
        <text:list-item>
          <text:p text:style-name="P790">a bottle of — бутылка;</text:p>
        </text:list-item>
      </text:list>
      <text:p text:style-name="P214"/>
      <text:p text:style-name="P215">Мерка для сыпучих веществ:</text:p>
      <text:list xml:id="list3565043271" text:style-name="L37">
        <text:list-item>
          <text:p text:style-name="P791">a packet of — упаковка;</text:p>
        </text:list-item>
        <text:list-item>
          <text:p text:style-name="P791">a bowl of — миска;</text:p>
        </text:list-item>
        <text:list-item>
          <text:p text:style-name="P791">a bag of — мешок;</text:p>
        </text:list-item>
        <text:list-item>
          <text:p text:style-name="P791">a kilo of — килограм;</text:p>
        </text:list-item>
      </text:list>
      <text:p text:style-name="P214"/>
      <text:p text:style-name="P215">Мерка для продуктов, которые режут:</text:p>
      <text:list xml:id="list165905385913590" text:continue-numbering="true" text:style-name="L37">
        <text:list-item>
          <text:p text:style-name="P791">a piece/slice of — кусочек;</text:p>
        </text:list-item>
        <text:list-item>
          <text:p text:style-name="P791">a loaf of — буханка;</text:p>
        </text:list-item>
      </text:list>
      <text:p text:style-name="P214"/>
      <text:p text:style-name="P216">Существительные, которые всегда неислисляемые: </text:p>
      <text:p text:style-name="P374">news, money, bad luck, traffic, furniture, progress, information, advice, hair, paper, food.</text:p>
      <text:p text:style-name="P373"/>
      <text:p text:style-name="P373">It is good news — Это хорошие новости (без артикля).</text:p>
      <text:p text:style-name="P373">I need good advice — Мне нужен хороший совет (без артикля).</text:p>
      <text:p text:style-name="P373"/>
      <text:p text:style-name="P163">Несколько существительных рядом</text:p>
      <text:p text:style-name="P208"/>
      <text:p text:style-name="P208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08">Первое существительное всегда стоит в единственном числе.</text:p>
      <text:p text:style-name="P208"/>
      <text:p text:style-name="P371">A tennis ball — теннисный мяч / мяч для тенниса;</text:p>
      <text:p text:style-name="P371">A income tax — подоходный налог / налог на прибыль;</text:p>
      <text:p text:style-name="P371"/>
      <text:p text:style-name="P208"><text:soft-page-break/>Иногда первое существительное имеет окончание -ing. По правилам английского, </text:p>
      <text:p text:style-name="P208">глагол с окончанием -ing грамматически является существительным.</text:p>
      <text:p text:style-name="P208"/>
      <text:p text:style-name="P371">A swimming pool — плавательный бассейн;</text:p>
      <text:p text:style-name="Standard"/>
      <text:p text:style-name="Standard"/>
      <text:p text:style-name="P7">Артикли <text:span text:style-name="T2">(Articles)</text:span></text:p>
      <text:p text:style-name="P610"/>
      <text:p text:style-name="P611"><text:span text:style-name="T311">Это маленькие слова перед существительными, которые передают </text:span><text:span text:style-name="T312">их</text:span><text:span text:style-name="T311"> краткую характеристику. Есть 2 вида артикля: неопределенный (</text:span><text:span text:style-name="T82">a/an) </text:span><text:span text:style-name="T312">и</text:span><text:span text:style-name="T83"> </text:span><text:span text:style-name="T311">определенный (</text:span><text:span text:style-name="T82">the)</text:span><text:span text:style-name="T311">.</text:span></text:p>
      <text:p text:style-name="P209"/>
      <text:p text:style-name="P174">Неопределенный артикль <text:span text:style-name="T38">a/an</text:span></text:p>
      <text:p text:style-name="P210"/>
      <text:p text:style-name="P211">Указывает на какой-то один неопределенный предмет. Каждый человек может представить </text:p>
      <text:p text:style-name="P212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11"/>
      <text:p text:style-name="P372">A house — Дом (один представит особняк, другой — маленький домик).</text:p>
      <text:p text:style-name="P372">I have <text:span text:style-name="T417">a</text:span> cat / I have <text:span text:style-name="T417">one</text:span> cat — У меня есть (одна такая) кошка.</text:p>
      <text:p text:style-name="P211"/>
      <text:p text:style-name="P211"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11">Если согласная не произносится, то ставится <text:span text:style-name="T2">an</text:span>: <text:span text:style-name="T2">an hour (аувер), an honesty (анэсти).</text:span></text:p>
      <text:p text:style-name="P372"/>
      <text:p text:style-name="P428"><text:span text:style-name="T312">Также </text:span><text:span text:style-name="T86">a/an</text:span><text:span text:style-name="T312"> ставится, когда:</text:span></text:p>
      <text:list xml:id="list1411920153" text:style-name="L38">
        <text:list-item>
          <text:p text:style-name="P792">говорят о профессии (I`m a doctor);</text:p>
        </text:list-item>
        <text:list-item>
          <text:p text:style-name="P836"><text:span text:style-name="T83">впервые упоминяют </text:span><text:span text:style-name="T84">объект</text:span><text:span text:style-name="T83"> в разговоре (I have a cat);</text:span></text:p>
        </text:list-item>
        <text:list-item>
          <text:p text:style-name="P837"><text:span text:style-name="T2">дается определение </text:span><text:span text:style-name="T39">объекту</text:span><text:span text:style-name="T2"> (he is a good man).</text:span></text:p>
        </text:list-item>
      </text:list>
      <text:p text:style-name="P372"/>
      <text:p text:style-name="P612"><text:span text:style-name="T312">Если перед существительным </text:span><text:span text:style-name="T313">стоит</text:span><text:span text:style-name="T312"> </text:span><text:span text:style-name="T313">прилагательное</text:span><text:span text:style-name="T312">, то </text:span><text:span text:style-name="T83">a/</text:span><text:span text:style-name="T84">an</text:span><text:span text:style-name="T312"> ставится перед </text:span><text:span text:style-name="T336">прилагательным</text:span><text:span text:style-name="T313">.</text:span></text:p>
      <text:p text:style-name="P372"><text:span text:style-name="T700">A</text:span> big old house — <text:span text:style-name="T700">Б</text:span>ольшой старый дом.</text:p>
      <text:p text:style-name="P372"/>
      <text:p text:style-name="P211">При этом перед прилагательным без существительного <text:span text:style-name="T683">артикль</text:span> <text:span text:style-name="T2">a/</text:span><text:span text:style-name="T39">an</text:span> не ставится.</text:p>
      <text:p text:style-name="P372">This book is a good (неправильно). This book is good (правильно).</text:p>
      <text:p text:style-name="P372"/>
      <text:p text:style-name="P164">Определенный артикль <text:span text:style-name="T2">the</text:span></text:p>
      <text:p text:style-name="P404"/>
      <text:p text:style-name="P213">Указывает на определенный предмет или понятие. Т.е. на то, что выделяется из общей массы.</text:p>
      <text:p text:style-name="P213"/>
      <text:p text:style-name="P213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13">А также перед исчисляемым<text:span text:style-name="T685">и</text:span> и неисчисляемым<text:span text:style-name="T685">и</text:span> сущесвтительным<text:span text:style-name="T685">и</text:span>.</text:p>
      <text:p text:style-name="P213"/>
      <text:p text:style-name="P613"><text:span text:style-name="T314">Если предмет или человек упоминаются в речи впервые, то обычно о </text:span><text:span text:style-name="T315">нем</text:span><text:span text:style-name="T314"> еще ничего не известно и поэтому сначала используется неопределенный артикль </text:span><text:span text:style-name="T85">a/an</text:span><text:span text:style-name="T314">. Но если </text:span><text:span text:style-name="T315">он</text:span><text:span text:style-name="T314"> упоминаются в речи повторно, то далее </text:span><text:span text:style-name="T315">используется</text:span><text:span text:style-name="T314"> определенный артикль </text:span><text:span text:style-name="T85">the</text:span><text:span text:style-name="T314">.</text:span></text:p>
      <text:p text:style-name="P213"/>
      <text:p text:style-name="P300"><text:span text:style-name="T462">I have got </text:span><text:span text:style-name="T434">a</text:span><text:span text:style-name="T462"> puppy. </text:span><text:span text:style-name="T434">The</text:span><text:span text:style-name="T462"> puppy is white — У меня есть щенок. (Этот) Щенок белый.</text:span></text:p>
      <text:p text:style-name="P213"/>
      <text:p text:style-name="P213">Определенный артикль может стоять не только перед существительным, но и перед</text:p>
      <text:p text:style-name="P213">прилагательным. В этом случае прилагательное становится существительным.</text:p>
      <text:p text:style-name="P375"/>
      <text:p text:style-name="P301"><text:span text:style-name="T463">R</text:span><text:span text:style-name="T462">ich people — </text:span><text:span text:style-name="T463">Б</text:span><text:span text:style-name="T462">огатые люди; </text:span><text:span text:style-name="T463">The</text:span><text:span text:style-name="T462">e rich — </text:span><text:span text:style-name="T463">Б</text:span><text:span text:style-name="T462">огачи.</text:span></text:p>
      <text:p text:style-name="P167"><text:soft-page-break/><text:span text:style-name="T684">К</text:span>акой артикль выбрать?</text:p>
      <text:p text:style-name="P376"/>
      <text:p text:style-name="P614"><text:span text:style-name="T316">Можно п</text:span><text:span text:style-name="T315">редставить перед существит</text:span><text:span text:style-name="T316">ельным</text:span><text:span text:style-name="T315"> </text:span><text:span text:style-name="T316">слова:</text:span><text:span text:style-name="T315"> «один», «один такой», «один из».</text:span></text:p>
      <text:p text:style-name="P72"><text:span text:style-name="T444">Если логика предложения не нарушена, то скорее всего нужен </text:span><text:span text:style-name="T64">a/an</text:span><text:span text:style-name="T444">.</text:span></text:p>
      <text:p text:style-name="P376"/>
      <text:p text:style-name="P376">I`ve got a window in my room — У меня в комнате есть окно (обычное окно, каких много).</text:p>
      <text:p text:style-name="P377"/>
      <text:p text:style-name="P218">Также можно представить перед существительным слова: «тот самый», «конкретное этот» </text:p>
      <text:p text:style-name="P112"><text:span text:style-name="T444">и т. д. Если смысл предложения в целом не изменился, то можно ставить </text:span><text:span text:style-name="T64">the</text:span><text:span text:style-name="T444">.</text:span></text:p>
      <text:p text:style-name="P217"/>
      <text:p text:style-name="P378">Look at the window. It`s broken — Посмотри на <text:span text:style-name="T719">(это) </text:span>окно. Оно разбито.</text:p>
      <text:p text:style-name="P378"/>
      <text:p text:style-name="P635"><text:span text:style-name="T444">Очень часто артикли используются по особым правилам из-за того, что так сложилось исторически. </text:span><text:span text:style-name="T471">Так, н</text:span><text:span text:style-name="T444">апример </text:span><text:span text:style-name="T64">the</text:span><text:span text:style-name="T444"> всегда ставят: когда говорят о части помещения, когда человек куда-то направляется, когда объект </text:span><text:span text:style-name="T471">явяляется</text:span><text:span text:style-name="T444">, уникальный и т.д: </text:span></text:p>
      <text:p text:style-name="P383"/>
      <text:p text:style-name="P383">in the room, go to the bank, the Bible, the sky, on the left.</text:p>
      <text:p text:style-name="P383"/>
      <text:p text:style-name="P383"/>
      <text:p text:style-name="P539"><text:span text:style-name="T648">Прилагательное </text:span><text:span text:style-name="T652">(Adjective)</text:span></text:p>
      <text:p text:style-name="Standard"/>
      <text:p text:style-name="P617"><text:span text:style-name="T686">Часть речи, которая отвечает на вопрос «какой?». </text:span><text:span text:style-name="T687">Прилагательное </text:span><text:span text:style-name="T688">дает характеристику существительному</text:span><text:span text:style-name="T687"> и всегда стоит перед ним. Но может появляться и отдельно.</text:span></text:p>
      <text:p text:style-name="P615">Прилагательные деляться на 2 группы: оценочные и фактовые. </text:p>
      <text:p text:style-name="P615"/>
      <text:p text:style-name="P616">Оценочные прилагательные выражают личное мнение человека о предмете: </text:p>
      <text:p text:style-name="P636"><text:span text:style-name="T50">a</text:span><text:span text:style-name="T40"> </text:span><text:span text:style-name="T51">funny cat (мнение с которым можно не соглашаться). </text:span></text:p>
      <text:p text:style-name="P616"/>
      <text:p text:style-name="P616">Фактовые прилагательные указывают на визуальную информацию либо на факты, </text:p>
      <text:p text:style-name="P616">которые известны об объекте: <text:span text:style-name="T40">a </text:span><text:span text:style-name="T2">gray cat (характеристика, которая не зависит от мнения).</text:span></text:p>
      <text:p text:style-name="P302"/>
      <text:p text:style-name="P654"><text:span text:style-name="T269">Если к одному существительному относятся сразу и то, и другое, то первым нужно указывать оценочное прилагательное, а вторым — фактовое: </text:span><text:span text:style-name="T52">a</text:span><text:span text:style-name="T53"> funny gray cat.</text:span></text:p>
      <text:p text:style-name="P303"/>
      <text:p text:style-name="P73">Если прилагательное стоит после глагола, то оно будет переводиться наречием.</text:p>
      <text:p text:style-name="P73"/>
      <text:p text:style-name="P303">You look <text:span text:style-name="T417">nice</text:span>! — Ты <text:span text:style-name="T417">прекрасно</text:span> выглядишь!</text:p>
      <text:p text:style-name="P303">I feel <text:span text:style-name="T417">bad</text:span> — Я <text:span text:style-name="T417">плохо</text:span> себя чувствую.</text:p>
      <text:p text:style-name="P303"/>
      <text:p text:style-name="P179">Сравнительная и превосходная степень</text:p>
      <text:p text:style-name="P73"/>
      <text:p text:style-name="P620">Сравнительная степень используется когда, сравниваются 2 <text:span text:style-name="T701">прилагательных</text:span>. <text:span text:style-name="T701">Второе</text:span> может только подразумеваться. <text:span text:style-name="T688">О</text:span>бразуется с пом<text:span text:style-name="T688">ощью</text:span> окончания <text:span text:style-name="T2">-er</text:span> или слова <text:span text:style-name="T2">more </text:span><text:span text:style-name="T41">(более)</text:span>. </text:p>
      <text:p text:style-name="P620"/>
      <text:p text:style-name="P75">Суффикс <text:span text:style-name="T2">-er</text:span> ставится, когда слово маленькое, обычно из 1 слога:</text:p>
      <text:list xml:id="list133784952" text:style-name="L39">
        <text:list-item>
          <text:p text:style-name="P764">small (маленький) → smaller (меньше);</text:p>
        </text:list-item>
        <text:list-item>
          <text:p text:style-name="P764">funny (смешной) → funnier (смешнее);</text:p>
        </text:list-item>
      </text:list>
      <text:p text:style-name="P75"/>
      <text:p text:style-name="P75">Слово <text:span text:style-name="T2">more</text:span> ставится, когда слово состоит из 2х и более слогов:</text:p>
      <text:list xml:id="list1507693129" text:style-name="L40">
        <text:list-item>
          <text:p text:style-name="P765">useful (полезный) → more useful (более полезный);</text:p>
        </text:list-item>
        <text:list-item>
          <text:p text:style-name="P765">interesting (интересный) → more interesting (более интересный);</text:p>
        </text:list-item>
      </text:list>
      <text:p text:style-name="P304"/>
      <text:p text:style-name="P74"><text:soft-page-break/>Прилагательные, для которые сравнительная степень образуется и так, и э<text:span text:style-name="T738">т</text:span>ак: </text:p>
      <text:p text:style-name="P304">quiet, clever, narrow, simple.</text:p>
      <text:p text:style-name="P74"/>
      <text:p text:style-name="P304">Be <text:span text:style-name="T417">quieter</text:span>, please / Be <text:span text:style-name="T417">more quiet</text:span>, please — Веди себя <text:span text:style-name="T417">тише</text:span>, пожалуйста.</text:p>
      <text:p text:style-name="P304"/>
      <text:p text:style-name="P74">Часто, при сравнении, используется слово <text:span text:style-name="T2">than (чем):</text:span></text:p>
      <text:p text:style-name="P304">New York is bigger than Manchester — Нью Йорк больше, чем Манчестер.</text:p>
      <text:p text:style-name="P304"/>
      <text:p text:style-name="P618"><text:span text:style-name="T243">Иногда после </text:span><text:span text:style-name="T41">than</text:span><text:span text:style-name="T243"> идёт личное местоимение в объектном падеже</text:span><text:span text:style-name="T41"> (me, him, her…)</text:span></text:p>
      <text:p text:style-name="P618"><text:span text:style-name="T243">В этом случае оно будет переводится именительн</text:span><text:span text:style-name="T244">ым</text:span><text:span text:style-name="T243"> падеж</text:span><text:span text:style-name="T244">ом</text:span><text:span text:style-name="T243">.</text:span></text:p>
      <text:p text:style-name="P74"/>
      <text:p text:style-name="P304">I`m more attentive than <text:span text:style-name="T417">him</text:span> — Я внимательней, чем <text:span text:style-name="T417">он</text:span>.</text:p>
      <text:p text:style-name="P304"/>
      <text:p text:style-name="P76">В качестве альтернативы, местоимение может быть в именительном падеже, но с вместе </text:p>
      <text:p text:style-name="P76">с ним должен указываться вспомогательный или модальный глагол из первой части.</text:p>
      <text:p text:style-name="P76"/>
      <text:p text:style-name="P305">I <text:span text:style-name="T444">am</text:span> more attentive than <text:span text:style-name="T417">he is</text:span> — Я внимательне, чем <text:span text:style-name="T417">он</text:span>.</text:p>
      <text:p text:style-name="P305">I <text:span text:style-name="T444">can</text:span> jump higher than <text:span text:style-name="T417">he can</text:span> — Я прыгаю выше, чем <text:span text:style-name="T417">он</text:span>.</text:p>
      <text:p text:style-name="P305"/>
      <text:p text:style-name="P637"><text:span text:style-name="T245">Превосходная степень используется, когда сравниваю три и более </text:span><text:span text:style-name="T260">прилагательных</text:span><text:span text:style-name="T245">. </text:span></text:p>
      <text:p text:style-name="P79">Общее кол-во может только подразумеваться. Она обозначает наивысшую степень качества. </text:p>
      <text:p text:style-name="P77"/>
      <text:p text:style-name="P80"><text:span text:style-name="T701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80">а вместо <text:span text:style-name="T2">more</text:span> используется <text:span text:style-name="T2">most </text:span><text:span text:style-name="T42">(самый)</text:span>. </text:p>
      <text:p text:style-name="P80"/>
      <text:list xml:id="list3125130382" text:style-name="L41">
        <text:list-item>
          <text:p text:style-name="P766">strong (сильный) → the strongest (сильнейший);</text:p>
        </text:list-item>
        <text:list-item>
          <text:p text:style-name="P766">reasonable (разумный)→ the most reasonable (самый разумный);</text:p>
        </text:list-item>
      </text:list>
      <text:p text:style-name="P81"/>
      <text:p text:style-name="P619"><text:span text:style-name="T245">Перед </text:span><text:span text:style-name="T286">превосходной степенью</text:span><text:span text:style-name="T245"> </text:span><text:span text:style-name="T246">будет</text:span><text:span text:style-name="T245"> артикль </text:span><text:span text:style-name="T43">the</text:span><text:span text:style-name="T245">, а после </text:span><text:span text:style-name="T286">неё</text:span><text:span text:style-name="T245"> — предлог </text:span><text:span text:style-name="T43">in</text:span><text:span text:style-name="T245"> или </text:span><text:span text:style-name="T43">of</text:span><text:span text:style-name="T245">.</text:span></text:p>
      <text:p text:style-name="P78"/>
      <text:p text:style-name="P306">What is the longest river in the world? — Какая самая длинная река в мире?</text:p>
      <text:p text:style-name="P306">It was the happiest day of my life — Это был самый счастливый день в моей жизни.</text:p>
      <text:p text:style-name="P306"/>
      <text:p text:style-name="P83">Слова-исключения с особой сравнительной и превосходной степенью:</text:p>
      <text:list xml:id="list4087259480" text:style-name="L42">
        <text:list-item>
          <text:p text:style-name="P767">good (хороший) → better (лучше) → the best (наилучший);</text:p>
        </text:list-item>
        <text:list-item>
          <text:p text:style-name="P767">bad (плохой) → worse (хуже) → the worst (наихудший);</text:p>
        </text:list-item>
        <text:list-item>
          <text:p text:style-name="P767">far (далекий) → farther (дальше) → the farthest (самый далекий);</text:p>
        </text:list-item>
      </text:list>
      <text:p text:style-name="P307"/>
      <text:p text:style-name="P307"/>
      <text:p text:style-name="P11">Наречие <text:span text:style-name="T2">(Adverb)</text:span></text:p>
      <text:p text:style-name="P82"/>
      <text:p text:style-name="P84"><text:span text:style-name="T688">Часть речи, которая отвечает на вопрос</text:span><text:span text:style-name="T690">ы</text:span><text:span text:style-name="T688"> «</text:span><text:span text:style-name="T717">где?</text:span><text:span text:style-name="T688">», «</text:span><text:span text:style-name="T717">когда?</text:span><text:span text:style-name="T688">», «как?».</text:span></text:p>
      <text:p text:style-name="P84"/>
      <text:p text:style-name="P622"><text:span text:style-name="T248">Наречие </text:span><text:span text:style-name="T249">дает</text:span><text:span text:style-name="T248"> характеристику глаголу или прилагательному. Если оно относится к глаголу, то стоит после него (обычно в конце </text:span><text:span text:style-name="T250">предложен</text:span><text:span text:style-name="T249">ия</text:span><text:span text:style-name="T248">), а если к прилагательному — то перед ним.</text:span></text:p>
      <text:p text:style-name="P308"/>
      <text:p text:style-name="P308">I <text:span text:style-name="T733">kwon</text:span> him <text:span text:style-name="T417">well</text:span> — Я <text:span text:style-name="T417">хорошо</text:span> его <text:span text:style-name="T733">знаю</text:span>.</text:p>
      <text:p text:style-name="P308">He is <text:span text:style-name="T417">very</text:span> <text:span text:style-name="T733">serious</text:span> — Он <text:span text:style-name="T417">очень</text:span> <text:span text:style-name="T733">серьезный</text:span>.</text:p>
      <text:p text:style-name="P184"/>
      <text:p text:style-name="P184">Наречия, образованные от прилагательных</text:p>
      <text:p text:style-name="P85"/>
      <text:p text:style-name="P86">Они образуются с помощью окончания <text:span text:style-name="T2">-ly</text:span>:</text:p>
      <text:list xml:id="list1262547030" text:style-name="L43">
        <text:list-item>
          <text:p text:style-name="P768"><text:soft-page-break/>quick (быстрый) → quickly (быстро);</text:p>
        </text:list-item>
        <text:list-item>
          <text:p text:style-name="P768">serious (серьезный) → seriously (серьезно);</text:p>
        </text:list-item>
      </text:list>
      <text:p text:style-name="P309"/>
      <text:p text:style-name="P86">Наречия, которые <text:span text:style-name="T691">пишутся</text:span> как прилагательные:</text:p>
      <text:list xml:id="list3416094091" text:style-name="L44">
        <text:list-item>
          <text:p text:style-name="P769">fast — быстрый/быстро;</text:p>
        </text:list-item>
        <text:list-item>
          <text:p text:style-name="P769">late — поздний/поздно;</text:p>
        </text:list-item>
        <text:list-item>
          <text:p text:style-name="P769">hard — тяжелый/тяжело;</text:p>
        </text:list-item>
      </text:list>
      <text:p text:style-name="P309"/>
      <text:p text:style-name="P165">Самобытные наречия</text:p>
      <text:p text:style-name="P88"/>
      <text:p text:style-name="P87">Наречия, указывающие на степень чего-то:</text:p>
      <text:list xml:id="list1459644661" text:style-name="L45">
        <text:list-item>
          <text:p text:style-name="P770">enough — достаточно;</text:p>
        </text:list-item>
        <text:list-item>
          <text:p text:style-name="P770">a lot, much, many — много;</text:p>
        </text:list-item>
        <text:list-item>
          <text:p text:style-name="P770">almost — почти;</text:p>
        </text:list-item>
        <text:list-item>
          <text:p text:style-name="P770">pretty, very — довольно (очень);</text:p>
        </text:list-item>
        <text:list-item>
          <text:p text:style-name="P770">too — слишком;</text:p>
        </text:list-item>
      </text:list>
      <text:p text:style-name="P310"/>
      <text:p text:style-name="P87">Наречия, помогающие акцентироваться на чем-то:</text:p>
      <text:list xml:id="list2390540031" text:style-name="L46">
        <text:list-item>
          <text:p text:style-name="P771">just — всего лишь;</text:p>
        </text:list-item>
        <text:list-item>
          <text:p text:style-name="P771">only — только;</text:p>
        </text:list-item>
        <text:list-item>
          <text:p text:style-name="P771">simply — просто;</text:p>
        </text:list-item>
        <text:list-item>
          <text:p text:style-name="P771">especially — особенно;</text:p>
        </text:list-item>
      </text:list>
      <text:p text:style-name="P310"/>
      <text:p text:style-name="P87">Другие распространенные наречия:</text:p>
      <text:list xml:id="list4200553447" text:style-name="L47">
        <text:list-item>
          <text:p text:style-name="P772">quite — совсем;</text:p>
        </text:list-item>
        <text:list-item>
          <text:p text:style-name="P772">so — такой;</text:p>
        </text:list-item>
        <text:list-item>
          <text:p text:style-name="P772">soon — скоро;</text:p>
        </text:list-item>
      </text:list>
      <text:p text:style-name="P310"/>
      <text:p text:style-name="P310">Marry is pretty smart — Мэри довольно умная;</text:p>
      <text:p text:style-name="P310">We just want to ask you a question — Мы всего лишь хотим задать вам вопрос.</text:p>
      <text:p text:style-name="P310">Why are you so sad? — Почему ты такой грусный?</text:p>
      <text:p text:style-name="P310"/>
      <text:p text:style-name="P89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89">а <text:span text:style-name="T2">many</text:span> — перед исчисляемыми: <text:span text:style-name="T2">much work, many books.</text:span></text:p>
      <text:p text:style-name="P89"/>
      <text:p text:style-name="P89">Связка <text:span text:style-name="T2">a lot of</text:span> (или <text:span text:style-name="T2">lots of</text:span>) может стоять как перед исчисляемыми, так и неисчисляемыми</text:p>
      <text:p text:style-name="P623"><text:span text:style-name="T249">существительными: </text:span><text:span text:style-name="T45">a lot of coffee, a lot of cars. </text:span><text:span text:style-name="T249">Англоговорящие не используют </text:span><text:span text:style-name="T45">much</text:span><text:span text:style-name="T249"> </text:span></text:p>
      <text:p text:style-name="P623"><text:span text:style-name="T249">в утвердительных предложениях и заменяют его на </text:span><text:span text:style-name="T45">a lof of</text:span><text:span text:style-name="T249">.</text:span></text:p>
      <text:p text:style-name="P89"/>
      <text:p text:style-name="P312">There is a lot of juice in the jug — В кувшине много сока.</text:p>
      <text:p text:style-name="P312">There isn`t much coffee in the cup — В чашке не много кофе.</text:p>
      <text:p text:style-name="P311"/>
      <text:p text:style-name="P92">Слова <text:span text:style-name="T2">little</text:span> и <text:span text:style-name="T2">few</text:span> переводятся как «мало». <text:span text:style-name="T692">Слово </text:span><text:span text:style-name="T45">l</text:span><text:span text:style-name="T2">ittle</text:span> — это антоним <text:span text:style-name="T2">much</text:span>,</text:p>
      <text:p text:style-name="P92">а слово <text:span text:style-name="T2">few</text:span> — антоним <text:span text:style-name="T2">many</text:span>: <text:span text:style-name="T2">little work, few books.</text:span></text:p>
      <text:p text:style-name="P166"/>
      <text:p text:style-name="P166">Наречия частности</text:p>
      <text:p text:style-name="P89"/>
      <text:p text:style-name="P89">Указывают на то, когда или с какой периодичностью происходит действие в предложении.</text:p>
      <text:p text:style-name="P89">Это те самые слова-маячки, которые помогают определять правильное время.</text:p>
      <text:p text:style-name="P89"/>
      <text:p text:style-name="P89">Они могут стоять почти в любой позиции в предложении, но чаще всего стоят между подлежащим и сказуемым, но после вспомогательного глагола.</text:p>
      <text:p text:style-name="P312"><text:soft-page-break/><text:span text:style-name="T147">I</text:span> <text:span text:style-name="T186">don`t</text:span> <text:span text:style-name="T417">usually</text:span> <text:span text:style-name="T156">drive</text:span> to work — Обычно, я не еду (на машине) на работу.</text:p>
      <text:p text:style-name="P312"><text:span text:style-name="T147">You</text:span> <text:span text:style-name="T186">can</text:span> <text:span text:style-name="T417">always</text:span> <text:span text:style-name="T156">call</text:span> me — Ты всегда можешь позвонить мне.</text:p>
      <text:p text:style-name="P312"/>
      <text:p text:style-name="P90">Если наречие частотности в связке с другим словом, то вся связка должна быть в конце.</text:p>
      <text:p text:style-name="P313">I buy coffee on my way to work <text:span text:style-name="T417">very often</text:span> — Я <text:span text:style-name="T417">очень часто</text:span> покупаю кофе по дороге на работу.</text:p>
      <text:p text:style-name="Standard"/>
      <text:p text:style-name="Standard"/>
      <text:p text:style-name="P8">Предлог <text:span text:style-name="T2">(Preposition)</text:span></text:p>
      <text:p text:style-name="P91"/>
      <text:p text:style-name="P98">В английском языке, предлоги <text:span text:style-name="T716">перед существительными</text:span> заменяют падежи. <text:span text:style-name="T716">К одному и тому же падежу могут вести разные предлоги. <text:s/>В русском, за падежи отвечают оконания.</text:span></text:p>
      <text:p text:style-name="P94"/>
      <text:p text:style-name="P168">Предлоги времени <text:span text:style-name="T2">at, on, in</text:span></text:p>
      <text:p text:style-name="P94"/>
      <text:p text:style-name="P94">Отвечают на вопрос «когда?». Каждый из них обозначает разный момент времени.</text:p>
      <text:p text:style-name="P94"/>
      <text:p text:style-name="P438"><text:span text:style-name="T254">Предлог </text:span><text:span text:style-name="T47">at</text:span><text:span text:style-name="T254"> указывает на точное время. Иногда </text:span><text:span text:style-name="T256">он</text:span><text:span text:style-name="T254"> </text:span><text:span text:style-name="T256">указывает на </text:span><text:span text:style-name="T254">периоды дня и праздники:</text:span></text:p>
      <text:p text:style-name="P439"><text:span text:style-name="T254">Если в названии праздника </text:span><text:span text:style-name="T256">есть</text:span><text:span text:style-name="T254"> слово </text:span><text:span text:style-name="T47">day</text:span><text:span text:style-name="T254">, то он пишется с предлогом </text:span><text:span text:style-name="T47">on</text:span><text:span text:style-name="T254">, а не </text:span><text:span text:style-name="T47">at</text:span><text:span text:style-name="T254">.</text:span></text:p>
      <text:p text:style-name="P96"/>
      <text:list xml:id="list2724857242" text:style-name="L48">
        <text:list-item>
          <text:p text:style-name="P773">at 5 o`clock — в 5 часов;</text:p>
        </text:list-item>
        <text:list-item>
          <text:p text:style-name="P773">at night — ночью;</text:p>
        </text:list-item>
        <text:list-item>
          <text:p text:style-name="P773">at sunset — на рассвете;</text:p>
        </text:list-item>
        <text:list-item>
          <text:p text:style-name="P773">at the weekend — в выходные;</text:p>
        </text:list-item>
        <text:list-item>
          <text:p text:style-name="P773">at the moment — в данный момент;</text:p>
        </text:list-item>
        <text:list-item>
          <text:p text:style-name="P773">at the end (of) — в конце;</text:p>
        </text:list-item>
        <text:list-item>
          <text:p text:style-name="P773">at Christmas — на Рождество;</text:p>
        </text:list-item>
        <text:list-item>
          <text:p text:style-name="P773">at Easter — на Пасху;</text:p>
        </text:list-item>
      </text:list>
      <text:p text:style-name="P316"/>
      <text:p text:style-name="P96">Предлог <text:span text:style-name="T2">on</text:span> указывает на конкретный день. Обычно это дни недели или даты.</text:p>
      <text:p text:style-name="P97">В английском языке дни недели, месяцы, и названия праздников пишутся с большой буквы.</text:p>
      <text:p text:style-name="P317"/>
      <text:list xml:id="list1815650300" text:style-name="L49">
        <text:list-item>
          <text:p text:style-name="P774">on Sunday — в воскресенье / по воскресеньям;</text:p>
        </text:list-item>
        <text:list-item>
          <text:p text:style-name="P774">on the 8th of March — 8го марта;</text:p>
        </text:list-item>
        <text:list-item>
          <text:p text:style-name="P774">on April, 10 — 10го апреля;</text:p>
        </text:list-item>
        <text:list-item>
          <text:p text:style-name="P774">on my birthday — на мой день рождения;</text:p>
        </text:list-item>
        <text:list-item>
          <text:p text:style-name="P774">on Christmas day — в день Рождества;</text:p>
        </text:list-item>
      </text:list>
      <text:p text:style-name="P316"/>
      <text:p text:style-name="P95">Предлог <text:span text:style-name="T2">in</text:span> указывает на большие периоды: месяцы, сезоны, годы:</text:p>
      <text:list xml:id="list3389227363" text:style-name="L50">
        <text:list-item>
          <text:p text:style-name="P838">in January — в январе;</text:p>
        </text:list-item>
        <text:list-item>
          <text:p text:style-name="P775">in winter — зимой;</text:p>
        </text:list-item>
        <text:list-item>
          <text:p text:style-name="P775">in the evening — вечером;</text:p>
        </text:list-item>
        <text:list-item>
          <text:p text:style-name="P775">in 2065 — в 2065 году;</text:p>
        </text:list-item>
        <text:list-item>
          <text:p text:style-name="P775">in the 1970s — в 1970х годах;</text:p>
        </text:list-item>
        <text:list-item>
          <text:p text:style-name="P775">in the past — в прошлом;</text:p>
        </text:list-item>
      </text:list>
      <text:p text:style-name="P96"/>
      <text:p text:style-name="P95">Предлог <text:span text:style-name="T2">in</text:span> в связке с временем означает «через»:</text:p>
      <text:list xml:id="list3462818710" text:style-name="L51">
        <text:list-item>
          <text:p text:style-name="P776">in 5 minutes — через 5 минут;</text:p>
        </text:list-item>
        <text:list-item>
          <text:p text:style-name="P776">in two weeks — через две недели;</text:p>
        </text:list-item>
        <text:list-item>
          <text:p text:style-name="P776">in no time — мигом (через мгновение);</text:p>
        </text:list-item>
      </text:list>
      <text:p text:style-name="P94"/>
      <text:p text:style-name="P94">Предлоги времени не используются перед словами:<text:span text:style-name="T2"> last, next, this, that, each, every.</text:span></text:p>
      <text:p text:style-name="P315">See you next Friday — Увидимся в следующую пятницу.</text:p>
      <text:p text:style-name="P628"><text:soft-page-break/><text:span text:style-name="T258">П</text:span><text:span text:style-name="T257">редлоги </text:span><text:span text:style-name="T258">времени</text:span><text:span text:style-name="T257"> имееют множество нелогичных исключений. Так, например, </text:span><text:span text:style-name="T48">in</text:span><text:span text:style-name="T257"> и </text:span><text:span text:style-name="T48">at</text:span><text:span text:style-name="T257"> принятно говорить с некоторыми пер</text:span><text:span text:style-name="T258">и</text:span><text:span text:style-name="T257">одами дня. Это нужно просто заучить.</text:span></text:p>
      <text:p text:style-name="P105"/>
      <text:p text:style-name="P538"><text:span text:style-name="T257">Предлоги времени</text:span><text:span text:style-name="T48"> since, for, from ... to, until</text:span></text:p>
      <text:p text:style-name="P175"/>
      <text:p text:style-name="P219">Отвечают на вопрос «в какой период?» Связаны с большими отрезками времени.</text:p>
      <text:p text:style-name="P219"/>
      <text:p text:style-name="P629"><text:span text:style-name="T194">Предлог </text:span><text:span text:style-name="T2">since</text:span><text:span text:style-name="T194"> означает «с». Он указывает на начало периода:</text:span></text:p>
      <text:list xml:id="list2494976210" text:style-name="L52">
        <text:list-item>
          <text:p text:style-name="P793">since Wednesday — со среды;</text:p>
        </text:list-item>
        <text:list-item>
          <text:p text:style-name="P793">since 1984 — с 1984 года;</text:p>
        </text:list-item>
        <text:list-item>
          <text:p text:style-name="P793">since Monday — с понедельника;</text:p>
        </text:list-item>
      </text:list>
      <text:p text:style-name="P220"/>
      <text:p text:style-name="P220">Предлог <text:span text:style-name="T2">for</text:span> означает «уже», «в течение». Он указывает, как долго длится действие.</text:p>
      <text:list xml:id="list2834505411" text:style-name="L53">
        <text:list-item>
          <text:p text:style-name="P794">for 10 hours — (уже) 10 часов / в течении 10 часов;</text:p>
        </text:list-item>
        <text:list-item>
          <text:p text:style-name="P794">for two weeks — (уже) две недели / в течении 2х недель;</text:p>
        </text:list-item>
      </text:list>
      <text:p text:style-name="P379"/>
      <text:p text:style-name="P219"><text:span text:style-name="T2">Since</text:span> и <text:span text:style-name="T2">for</text:span> используются в <text:span text:style-name="T2">Present Perfect Continuous</text:span>.</text:p>
      <text:p text:style-name="P219"/>
      <text:p text:style-name="P429"><text:span text:style-name="T317">П</text:span><text:span text:style-name="T318">редлог </text:span><text:span text:style-name="T87">from ... to</text:span><text:span text:style-name="T318"> означает «с ... до». Он указыват </text:span><text:span text:style-name="T317">на</text:span><text:span text:style-name="T318"> границы периода:</text:span></text:p>
      <text:list xml:id="list3810014080" text:style-name="L54">
        <text:list-item>
          <text:p text:style-name="P795">from 9 to 5 — с девяти до пяти (часов);</text:p>
        </text:list-item>
        <text:list-item>
          <text:p text:style-name="P795">from January to March — с января по март;</text:p>
        </text:list-item>
      </text:list>
      <text:p text:style-name="P379"/>
      <text:p text:style-name="P51"><text:span text:style-name="T464">Предлог </text:span><text:span text:style-name="T87">until (till)</text:span><text:span text:style-name="T464"> означает «до того, как». Он </text:span><text:span text:style-name="T465">указывает на</text:span><text:span text:style-name="T464"> конец периода:</text:span></text:p>
      <text:list xml:id="list1826876422" text:style-name="L55">
        <text:list-item>
          <text:p text:style-name="P796">until Wednesday — до среды;</text:p>
        </text:list-item>
        <text:list-item>
          <text:p text:style-name="P796">until I come — до того, как я вернусь;</text:p>
        </text:list-item>
      </text:list>
      <text:p text:style-name="P379"/>
      <text:p text:style-name="P169"><text:span text:style-name="T697">Предлоги места </text:span><text:span text:style-name="T48">at, on, in</text:span></text:p>
      <text:p text:style-name="P406"/>
      <text:p text:style-name="P226">Отвечают на вопрос «где?». Помимо времени также указывают на местоположение.</text:p>
      <text:p text:style-name="P226"/>
      <text:p text:style-name="P430"><text:span text:style-name="T319">Предлог </text:span><text:span text:style-name="T88">at</text:span><text:span text:style-name="T319"> обозначает конкретное место/точку, где находится предмет:</text:span></text:p>
      <text:list xml:id="list2835330724" text:style-name="L56">
        <text:list-item>
          <text:p text:style-name="P797">at the bus stop — на автобусной остановке;</text:p>
        </text:list-item>
        <text:list-item>
          <text:p text:style-name="P797">at the top/bottom - наверху/внизу;</text:p>
        </text:list-item>
        <text:list-item>
          <text:p text:style-name="P797">at school — в школе.</text:p>
        </text:list-item>
      </text:list>
      <text:p text:style-name="P226"/>
      <text:p text:style-name="P430"><text:span text:style-name="T319">Предлог </text:span><text:span text:style-name="T88">on</text:span><text:span text:style-name="T319"> обозначает поверхность, </text:span><text:span text:style-name="T398">на</text:span><text:span text:style-name="T319"> которой располагается объект:</text:span></text:p>
      <text:list xml:id="list1527399742" text:style-name="L57">
        <text:list-item>
          <text:p text:style-name="P798">on the table/<text:span text:style-name="T720">floot/head</text:span> — на столе/<text:span text:style-name="T720">полу/голове</text:span>;</text:p>
        </text:list-item>
      </text:list>
      <text:p text:style-name="P384"/>
      <text:p text:style-name="P431"><text:span text:style-name="T88">П</text:span><text:span text:style-name="T89">редлог in обозначает положение </text:span><text:span text:style-name="T143">в</text:span><text:span text:style-name="T89"> опред. месте, ограниченном рамками или барьером.</text:span></text:p>
      <text:list xml:id="list2768793117" text:style-name="L58">
        <text:list-item>
          <text:p text:style-name="P799">in the house — в доме;</text:p>
        </text:list-item>
        <text:list-item>
          <text:p text:style-name="P799">in a box — в коробке;</text:p>
        </text:list-item>
      </text:list>
      <text:p text:style-name="P227"/>
      <text:p text:style-name="P110"><text:span text:style-name="T466">Эти предлоги также имеют исключения. </text:span><text:span text:style-name="T472">Например </text:span><text:span text:style-name="T94">i</text:span><text:span text:style-name="T89">n</text:span><text:span text:style-name="T466"> часто переводится как «на», </text:span></text:p>
      <text:p text:style-name="P110"><text:span text:style-name="T466">а </text:span><text:span text:style-name="T89">on</text:span><text:span text:style-name="T466"> — как «в». Особенно, когда они используются с транспортом:</text:span></text:p>
      <text:p text:style-name="P229"/>
      <text:list xml:id="list278532911" text:style-name="L59">
        <text:list-item>
          <text:p text:style-name="P800">in a car — на машине;</text:p>
        </text:list-item>
        <text:list-item>
          <text:p text:style-name="P801">in the street — на улице;</text:p>
        </text:list-item>
        <text:list-item>
          <text:p text:style-name="P800">on a bus — в автобусе;</text:p>
        </text:list-item>
        <text:list-item>
          <text:p text:style-name="P801">on the list — в списке;</text:p>
        </text:list-item>
        <text:list-item>
          <text:p text:style-name="P801">on the way — по дороге;</text:p>
        </text:list-item>
      </text:list>
      <text:p text:style-name="P228"/>
      <text:p text:style-name="P176"><text:soft-page-break/>Другие предлоги места</text:p>
      <text:p text:style-name="P227"/>
      <text:p text:style-name="P228">Помогают определить нахождение объекта в пространсте:</text:p>
      <text:list xml:id="list1937647569" text:style-name="L60">
        <text:list-item>
          <text:p text:style-name="P802">above — над;</text:p>
        </text:list-item>
        <text:list-item>
          <text:p text:style-name="P802">under — под;</text:p>
        </text:list-item>
        <text:list-item>
          <text:p text:style-name="P802">in front of — перед;</text:p>
        </text:list-item>
        <text:list-item>
          <text:p text:style-name="P802">behind — позади;</text:p>
        </text:list-item>
        <text:list-item>
          <text:p text:style-name="P802">between/with — между/c;</text:p>
        </text:list-item>
        <text:list-item>
          <text:p text:style-name="P777"><text:span text:style-name="T466">next to — рядом с</text:span><text:span text:style-name="T467">;</text:span></text:p>
        </text:list-item>
      </text:list>
      <text:p text:style-name="P387"/>
      <text:p text:style-name="P318"><text:span text:style-name="T467">The cat is </text:span><text:span text:style-name="T436">under</text:span><text:span text:style-name="T467"> the ball — Кот </text:span><text:span text:style-name="T436">под</text:span><text:span text:style-name="T467"> клубком.</text:span></text:p>
      <text:p text:style-name="P318"><text:span text:style-name="T467">The cat is </text:span><text:span text:style-name="T436">in front of</text:span><text:span text:style-name="T467"> the ball — Кот </text:span><text:span text:style-name="T436">перед</text:span><text:span text:style-name="T467"> клубком.</text:span></text:p>
      <text:p text:style-name="P385"/>
      <text:p text:style-name="P170"><text:span text:style-name="T698">Предллог направления </text:span><text:span text:style-name="T49">to</text:span></text:p>
      <text:p text:style-name="P227"/>
      <text:p text:style-name="P227">Отвечает на вопрос «куда?». Указывает в какое место хочет попасть человек.</text:p>
      <text:p text:style-name="P100"><text:span text:style-name="T466">Используется после глаголов движения: </text:span><text:span text:style-name="T89">go, walk, drive, come, travel, return, send, get.</text:span></text:p>
      <text:p text:style-name="P227"/>
      <text:p text:style-name="P318"><text:span text:style-name="T466">I want to </text:span><text:span text:style-name="T437">go to</text:span><text:span text:style-name="T466"> New York — Я хочу </text:span><text:span text:style-name="T437">поехать в</text:span><text:span text:style-name="T466"> Нью Йорк.</text:span></text:p>
      <text:p text:style-name="P318"><text:span text:style-name="T466">Did they </text:span><text:span text:style-name="T437">get to</text:span><text:span text:style-name="T466"> London? — Они </text:span><text:span text:style-name="T437">добрались до</text:span><text:span text:style-name="T466"> Лондона?</text:span></text:p>
      <text:p text:style-name="P385"/>
      <text:p text:style-name="P100"><text:span text:style-name="T466">Если в качестве направления используется слово </text:span><text:span text:style-name="T89">home</text:span><text:span text:style-name="T466">, то перед ним </text:span><text:span text:style-name="T89">to</text:span><text:span text:style-name="T466"> не нужен.</text:span></text:p>
      <text:p text:style-name="P386">Go home (правильно). Go to home (неправильно). </text:p>
      <text:p text:style-name="P385"/>
      <text:p text:style-name="P100"><text:span text:style-name="T466">Если нужно </text:span><text:span text:style-name="T468">сказать </text:span><text:span text:style-name="T466">что </text:span><text:span text:style-name="T468">человек бывал </text:span><text:span text:style-name="T466">в каком-то месте, например в стране или городе,</text:span></text:p>
      <text:p text:style-name="P100"><text:span text:style-name="T466">то нужно использовать </text:span><text:span text:style-name="T89">Present Perfect</text:span><text:span text:style-name="T466"> с </text:span><text:span text:style-name="T468">предлогом </text:span><text:span text:style-name="T89">to</text:span><text:span text:style-name="T466">.</text:span></text:p>
      <text:p text:style-name="P227"/>
      <text:p text:style-name="P385">The have been to Italy — Они бывали в Италии.</text:p>
      <text:p text:style-name="P385"/>
      <text:p text:style-name="P170"><text:span text:style-name="T698">Предлог </text:span><text:span text:style-name="T49">by</text:span></text:p>
      <text:p text:style-name="P407"/>
      <text:p text:style-name="P436"><text:span text:style-name="T322">Может п</text:span><text:span text:style-name="T320">ереводит</text:span><text:span text:style-name="T322">ь</text:span><text:span text:style-name="T320">ся по разному. </text:span><text:span text:style-name="T321">Помогает сказать, </text:span><text:span text:style-name="T399">как</text:span><text:span text:style-name="T321"> что-то делается или случается.</text:span></text:p>
      <text:p text:style-name="P437"><text:span text:style-name="T322">Иногда в</text:span><text:span text:style-name="T321">стречается в пассивном залоге, когда </text:span><text:span text:style-name="T322">указывают</text:span><text:span text:style-name="T321"> автора действия.</text:span></text:p>
      <text:p text:style-name="P230"/>
      <text:list xml:id="list4049047194" text:style-name="L61">
        <text:list-item>
          <text:p text:style-name="P803">happen by mistake — случиться по ошибке.</text:p>
        </text:list-item>
        <text:list-item>
          <text:p text:style-name="P804">send by post — отправиться почтой;</text:p>
        </text:list-item>
      </text:list>
      <text:p text:style-name="P390"/>
      <text:p text:style-name="P388">Did you play for the meal by credit card — Ты заплатил за еду кредиткой?</text:p>
      <text:p text:style-name="P389"/>
      <text:p text:style-name="P231">Также этот предлог используется в значении «около», «рядом».</text:p>
      <text:p text:style-name="P391"/>
      <text:p text:style-name="P392">Sit by me — Посиди рядом со мной.</text:p>
      <text:p text:style-name="P319"><text:span text:style-name="T444">There is a car parked by the store — </text:span><text:span text:style-name="T470">Около магазина стоит машина.</text:span></text:p>
      <text:p text:style-name="P172"/>
      <text:p text:style-name="P172">Связки существительных и предлогов</text:p>
      <text:p text:style-name="P171"/>
      <text:p text:style-name="P221">Иногда, после некоторых существительных, принято использовать определенные предлоги. </text:p>
      <text:p text:style-name="P221">Такие связки нужно просто запомнить. При переводе предлог может выпадать.</text:p>
      <text:p text:style-name="P222"/>
      <text:list xml:id="list2491173159" text:style-name="L62">
        <text:list-item>
          <text:p text:style-name="P805">a need for — нужда в;</text:p>
        </text:list-item>
        <text:list-item>
          <text:p text:style-name="P805">a reason for — причина для (чего-либо);</text:p>
        </text:list-item>
        <text:list-item>
          <text:p text:style-name="P805">an advantage of — преимущество (чего-либо);</text:p>
        </text:list-item>
        <text:list-item>
          <text:p text:style-name="P805"><text:soft-page-break/>a cause of — причина (чего-либо);</text:p>
          <text:p text:style-name="P805"/>
        </text:list-item>
        <text:list-item>
          <text:p text:style-name="P805">a solution to — решение какой-то проблемы;</text:p>
        </text:list-item>
        <text:list-item>
          <text:p text:style-name="P805">a key to — ключ к/от (чего-либо);</text:p>
        </text:list-item>
        <text:list-item>
          <text:p text:style-name="P805">an answer to — ответ на;</text:p>
        </text:list-item>
        <text:list-item>
          <text:p text:style-name="P805">an attitude to — отношение к;</text:p>
          <text:p text:style-name="P805"/>
        </text:list-item>
        <text:list-item>
          <text:p text:style-name="P805">a contact with/between — контакт с/между;</text:p>
        </text:list-item>
        <text:list-item>
          <text:p text:style-name="P805">a connection with/between — связь с/между;</text:p>
        </text:list-item>
        <text:list-item>
          <text:p text:style-name="P805">a relationship with/between — взаимосвязь с/между;</text:p>
        </text:list-item>
      </text:list>
      <text:p text:style-name="P380"/>
      <text:p text:style-name="P380">There must be a reason for his actions — Должна быть какая-то причина его действий.</text:p>
      <text:p text:style-name="P380">We`ll find a solution to the problem — Мы найдем решение этой проблемы.</text:p>
      <text:p text:style-name="P380">She has an emotion connection with him — У нее эмоциональная связь с ним.</text:p>
      <text:p text:style-name="P380"/>
      <text:p text:style-name="P172">Связки прилагательных и предлогов</text:p>
      <text:p text:style-name="P221"/>
      <text:p text:style-name="P223">Прилагательное + <text:span text:style-name="T2">about</text:span> означает «испытывать чувство из-за чего-либо»:</text:p>
      <text:list xml:id="list2224935938" text:style-name="L63">
        <text:list-item>
          <text:p text:style-name="P839"><text:span text:style-name="T90">happy about — </text:span><text:span text:style-name="T91">счастливый</text:span><text:span text:style-name="T90"> из-за;</text:span></text:p>
        </text:list-item>
        <text:list-item>
          <text:p text:style-name="P840"><text:span text:style-name="T90">upset about — </text:span><text:span text:style-name="T91">растроенный</text:span><text:span text:style-name="T90"> из-за;</text:span></text:p>
        </text:list-item>
        <text:list-item>
          <text:p text:style-name="P806">angry about — злиться из-за;</text:p>
        </text:list-item>
        <text:list-item>
          <text:p text:style-name="P841"><text:span text:style-name="T91">worried</text:span><text:span text:style-name="T90"> about — </text:span><text:span text:style-name="T91">волноваться</text:span><text:span text:style-name="T90"> из-за;</text:span></text:p>
        </text:list-item>
      </text:list>
      <text:p text:style-name="P380"/>
      <text:p text:style-name="P380">Bill seems really upset about this — Билл выглядит очень расстроенным из-за этого.</text:p>
      <text:p text:style-name="P380">I was worried about you — Я волновался за тебя.</text:p>
      <text:p text:style-name="P380"/>
      <text:p text:style-name="P101"><text:span text:style-name="T469">Слово</text:span><text:span text:style-name="T91"> sorry</text:span><text:span text:style-name="T469"> в связке с </text:span><text:span text:style-name="T91">about</text:span><text:span text:style-name="T469"> и </text:span><text:span text:style-name="T91">for</text:span><text:span text:style-name="T469"> выражает сожаление, сочувствие:</text:span></text:p>
      <text:p text:style-name="P224"/>
      <text:p text:style-name="P380">I`m sorry about my behavior — Прости мое поведение.</text:p>
      <text:p text:style-name="P380">Sorry for interrupting — Простите, что беспокою вас.</text:p>
      <text:p text:style-name="P380">I`m sorry for your loss — Сожалею о вашей утрате.</text:p>
      <text:p text:style-name="P380"/>
      <text:p text:style-name="P631">Если после прилагательного идет предлог <text:span text:style-name="T2">of</text:span>, то он будет соответствовать </text:p>
      <text:p text:style-name="P631">родительскому падежу (кого/чего). </text:p>
      <text:p text:style-name="P224"/>
      <text:p text:style-name="P381">It was very stupied of you to go there — Было очень глупо с твоей стороны идти туда.</text:p>
      <text:p text:style-name="P381"/>
      <text:p text:style-name="P225">Предлог <text:span text:style-name="T2">of</text:span> часто используется после прилагательных, выражающий отношение</text:p>
      <text:p text:style-name="P225">к чему-либо. Сама связка в этом случае <text:span text:style-name="T699">может </text:span>переводит<text:span text:style-name="T699">ь</text:span>ся глаголом:</text:p>
      <text:p text:style-name="P225"/>
      <text:list xml:id="list1113959496" text:style-name="L64">
        <text:list-item>
          <text:p text:style-name="P807">afraid of — бояться;</text:p>
        </text:list-item>
        <text:list-item>
          <text:p text:style-name="P807">proud of — гордиться;</text:p>
        </text:list-item>
        <text:list-item>
          <text:p text:style-name="P807">full of — полон;</text:p>
        </text:list-item>
        <text:list-item>
          <text:p text:style-name="P807">short of — не хватает;</text:p>
        </text:list-item>
        <text:list-item>
          <text:p text:style-name="P807">sure of — быть уверенным в.</text:p>
        </text:list-item>
      </text:list>
      <text:p text:style-name="P382"/>
      <text:p text:style-name="P381">Are you afraid of dogs? — Ты боишься собак?</text:p>
      <text:p text:style-name="P381">I`m sure of him — Я уверен в нем.</text:p>
      <text:p text:style-name="P381">This bag is full of cash — В этой сумке полно денег.</text:p>
      <text:p text:style-name="P173"><text:span text:style-name="T699">С</text:span>вязки глаголов и предлогов</text:p>
      <text:p text:style-name="P224"/>
      <text:p text:style-name="P440"><text:soft-page-break/><text:span text:style-name="T323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92">search</text:span><text:span text:style-name="T323"> чаще используется </text:span><text:span text:style-name="T92">look for</text:span><text:span text:style-name="T323">.</text:span></text:p>
      <text:p text:style-name="P491"/>
      <text:list xml:id="list3432938555" text:style-name="L65">
        <text:list-item>
          <text:p text:style-name="P824">look at — стмотреть на;</text:p>
        </text:list-item>
        <text:list-item>
          <text:p text:style-name="P824">look for — искать;</text:p>
        </text:list-item>
        <text:list-item>
          <text:p text:style-name="P825"><text:span text:style-name="T715">look</text:span> like — <text:span text:style-name="T715">выглядеть как</text:span>;</text:p>
        </text:list-item>
        <text:list-item>
          <text:p text:style-name="P824">listen to — слушать;</text:p>
        </text:list-item>
        <text:list-item>
          <text:p text:style-name="P824">wait for — ждать;</text:p>
        </text:list-item>
        <text:list-item>
          <text:p text:style-name="P824">stay at — останавливаться (например, в отеле);</text:p>
        </text:list-item>
        <text:list-item>
          <text:p text:style-name="P826">belong to — принадлежать к;</text:p>
        </text:list-item>
        <text:list-item>
          <text:p text:style-name="P826">happen to — случилось с;</text:p>
        </text:list-item>
        <text:list-item>
          <text:p text:style-name="P826">speak to / talk to — говорить с (кем-то);</text:p>
        </text:list-item>
        <text:list-item>
          <text:p text:style-name="P826">ask for — просить (чего-то);</text:p>
        </text:list-item>
        <text:list-item>
          <text:p text:style-name="P827">come from — происходить родом;</text:p>
        </text:list-item>
        <text:list-item>
          <text:p text:style-name="P826">depend on — зависить от;</text:p>
        </text:list-item>
        <text:list-item>
          <text:p text:style-name="P826">think about/of — думать о;</text:p>
        </text:list-item>
      </text:list>
      <text:p text:style-name="P472"/>
      <text:p text:style-name="P470">What are you looking at? — На что ты смотришь?</text:p>
      <text:p text:style-name="P650"><text:span text:style-name="T508">What does he look like? — Как он выглядит? / </text:span><text:span text:style-name="T509">Н</text:span><text:span text:style-name="T508">а что он похож?</text:span></text:p>
      <text:p text:style-name="P470">We belong to different world — Мы принадлежим к разным мирам.</text:p>
      <text:p text:style-name="P489"/>
      <text:p text:style-name="P102"><text:span text:style-name="T553">Если фразовый глагол имеет дополнение, то </text:span><text:span text:style-name="T554">оно </text:span><text:span text:style-name="T553">может стоять как в середине связки, </text:span></text:p>
      <text:p text:style-name="P102"><text:span text:style-name="T553">так и после </text:span><text:span text:style-name="T554">неё</text:span><text:span text:style-name="T553">. А если дополнение</text:span><text:span text:style-name="T554">м</text:span><text:span text:style-name="T553"> </text:span><text:span text:style-name="T554">является </text:span><text:span text:style-name="T553">местоимени</text:span><text:span text:style-name="T554">е</text:span><text:span text:style-name="T553">, то оно всегда будет </text:span><text:span text:style-name="T554">в середине</text:span><text:span text:style-name="T553">.</text:span></text:p>
      <text:p text:style-name="P490"/>
      <text:p text:style-name="P320"><text:span text:style-name="T553">I </text:span><text:span text:style-name="T481">turned</text:span><text:span text:style-name="T553"> </text:span><text:span text:style-name="T177">the light</text:span><text:span text:style-name="T553"> </text:span><text:span text:style-name="T481">off</text:span><text:span text:style-name="T553"> / I </text:span><text:span text:style-name="T481">turned off </text:span><text:span text:style-name="T177">the light </text:span><text:span text:style-name="T553">— Я выключил свет.</text:span></text:p>
      <text:p text:style-name="P320"><text:span text:style-name="T553">I </text:span><text:span text:style-name="T481">turned</text:span><text:span text:style-name="T553"> </text:span><text:span text:style-name="T177">it</text:span><text:span text:style-name="T553"> </text:span><text:span text:style-name="T481">off</text:span><text:span text:style-name="T553"> — Я выключил это.</text:span></text:p>
      <text:p text:style-name="P471"/>
      <text:p text:style-name="P471"/>
      <text:p text:style-name="P632"><text:span text:style-name="T565">С</text:span><text:span text:style-name="T564">ложн</text:span><text:span text:style-name="T567">ы</text:span><text:span text:style-name="T566">е </text:span><text:span text:style-name="T564">предложени</text:span><text:span text:style-name="T567">я</text:span></text:p>
      <text:p text:style-name="P490"/>
      <text:p text:style-name="P507">Это объединенные вместе, простые предложения, содержащие 2 и более подлежащих, </text:p>
      <text:p text:style-name="P508">и 2 и более сказуемых. </text:p>
      <text:p text:style-name="P508"/>
      <text:p text:style-name="P655"><text:span text:style-name="T533">Сложное предложение</text:span><text:span text:style-name="T521"> </text:span><text:span text:style-name="T533">в</text:span><text:span text:style-name="T522">сегда </text:span><text:span text:style-name="T523">име</text:span><text:span text:style-name="T533">е</text:span><text:span text:style-name="T523">т </text:span><text:span text:style-name="T522">главную часть и зависимые части, которые называются предаточными предложениями (clause). </text:span><text:span text:style-name="T534">Зависимые части расширяют смысл главной </text:span></text:p>
      <text:p text:style-name="P655"><text:span text:style-name="T535">и сообщают доп</text:span><text:span text:style-name="T533">олнительную</text:span><text:span text:style-name="T535"> информацию</text:span><text:span text:style-name="T534">.</text:span></text:p>
      <text:p text:style-name="P492"/>
      <text:p text:style-name="P321"><text:span text:style-name="T154">I</text:span><text:span text:style-name="T555"> </text:span><text:span text:style-name="T167">woke</text:span><text:span text:style-name="T555"> up at 7 o`clock — Я проснулся в 7 часов (простое предложение).</text:span></text:p>
      <text:p text:style-name="P322"><text:span text:style-name="T154">I</text:span><text:span text:style-name="T555"> </text:span><text:span text:style-name="T167">woke</text:span><text:span text:style-name="T555"> up at 7 o`clock, but </text:span><text:span text:style-name="T154">everybody</text:span><text:span text:style-name="T555"> </text:span><text:span text:style-name="T167">was</text:span><text:span text:style-name="T555"> still asleep — Я проснулся в 7, но все еще спали.</text:span></text:p>
      <text:p text:style-name="P473"/>
      <text:p text:style-name="P493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4"/>
      <text:p text:style-name="P495">Самые популярные союзы:</text:p>
      <text:list xml:id="list104253792" text:style-name="L66">
        <text:list-item>
          <text:p text:style-name="P828">and — и;</text:p>
        </text:list-item>
        <text:list-item>
          <text:p text:style-name="P828">or — или;</text:p>
        </text:list-item>
        <text:list-item>
          <text:p text:style-name="P828">but — но;</text:p>
        </text:list-item>
        <text:list-item>
          <text:p text:style-name="P828">so — поэтому;</text:p>
        </text:list-item>
        <text:list-item>
          <text:p text:style-name="P828">because — потому что;</text:p>
        </text:list-item>
      </text:list>
      <text:p text:style-name="P474">I met Jill, and we went for a wolk — Я встретила Джил и мы пошли гулять.</text:p>
      <text:p text:style-name="P474">I was very tired, so I went to sleep early — Я очень устал, поэтому я пошел спать раньше.</text:p>
      <text:p text:style-name="P518"><text:soft-page-break/></text:p>
      <text:p text:style-name="P111"><text:span text:style-name="T576">Перед </text:span><text:span text:style-name="T486">because</text:span><text:span text:style-name="T576"> запятая не ставится даже в сложном предложении.</text:span></text:p>
      <text:p text:style-name="P506"/>
      <text:p text:style-name="P643"><text:span text:style-name="T530">В вопросах, з</text:span><text:span text:style-name="T532">ависим</text:span><text:span text:style-name="T531">ая</text:span><text:span text:style-name="T532"> част</text:span><text:span text:style-name="T531">ь</text:span><text:span text:style-name="T532"> сохраня</text:span><text:span text:style-name="T531">е</text:span><text:span text:style-name="T532">т утвердительный порядок слов и отделя</text:span><text:span text:style-name="T531">е</text:span><text:span text:style-name="T532">тся вопросительным словом, котор</text:span><text:span text:style-name="T531">ое</text:span><text:span text:style-name="T532"> в этом случае явля</text:span><text:span text:style-name="T531">ю</text:span><text:span text:style-name="T532">тся союзом. Если вопрос общий, </text:span></text:p>
      <text:p text:style-name="P638"><text:span text:style-name="T511">то союзом будет слово </text:span><text:span text:style-name="T495">if/whether</text:span><text:span text:style-name="T511">. </text:span><text:span text:style-name="T524">Оно переводится частицей «ли».</text:span></text:p>
      <text:p text:style-name="P496"/>
      <text:p text:style-name="P323"><text:span text:style-name="T552">Do you know </text:span><text:span text:style-name="T479">why</text:span><text:span text:style-name="T552"> she is crying? </text:span><text:span text:style-name="T556">—</text:span><text:span text:style-name="T552"> </text:span><text:span text:style-name="T556">Ты знаешь </text:span><text:span text:style-name="T482">почему</text:span><text:span text:style-name="T556"> она плачит?</text:span></text:p>
      <text:p text:style-name="P408"><text:span text:style-name="T557">Can you tell </text:span><text:span text:style-name="T568">if</text:span><text:span text:style-name="T557"> this house belongs to Jerry? — Скажите, этот </text:span><text:span text:style-name="T568">ли</text:span><text:span text:style-name="T557"> дом принадлежит Джерри?</text:span></text:p>
      <text:p text:style-name="P483"/>
      <text:p text:style-name="P177"><text:span text:style-name="T568">П</text:span><text:span text:style-name="T478">ридаточные </text:span><text:span text:style-name="T575">определительные</text:span><text:span text:style-name="T478"> предложения</text:span></text:p>
      <text:p text:style-name="P497"/>
      <text:p text:style-name="P498">Дополняют по смыслу главную часть и обычно относятся к какому-то существительному </text:p>
      <text:p text:style-name="P498">или прилагательному. Могут стоять и в середине, и в конце предложения.</text:p>
      <text:p text:style-name="P498"/>
      <text:p text:style-name="P326"><text:span text:style-name="T552">The </text:span><text:span text:style-name="T153">woman</text:span><text:span text:style-name="T552"> </text:span><text:span text:style-name="T479">who lives next door</text:span><text:span text:style-name="T552"> </text:span><text:span text:style-name="T166">is</text:span><text:span text:style-name="T552"> a doctor — Женщина, которая/</text:span><text:span text:style-name="T562">что</text:span><text:span text:style-name="T552"> живет по соседству,</text:span></text:p>
      <text:p text:style-name="P475">работает доктором (выделенная часть относится к «женщине»).</text:p>
      <text:p text:style-name="P498"/>
      <text:p text:style-name="P499">Союзы, с которых начинается придаточное предложение:</text:p>
      <text:list xml:id="list2243707605" text:style-name="L67">
        <text:list-item>
          <text:p text:style-name="P842"><text:span text:style-name="T2">who — </text:span><text:span text:style-name="T58">кто</text:span><text:span text:style-name="T2"> (о людях);</text:span></text:p>
        </text:list-item>
        <text:list-item>
          <text:p text:style-name="P842"><text:span text:style-name="T504">which — </text:span><text:span text:style-name="T505">что</text:span><text:span text:style-name="T504"> (о предметах и животных);</text:span></text:p>
        </text:list-item>
        <text:list-item>
          <text:p text:style-name="P842"><text:span text:style-name="T504">that — </text:span><text:span text:style-name="T505">кто/что</text:span><text:span text:style-name="T504"> (о людях, предметах и животных);</text:span></text:p>
        </text:list-item>
        <text:list-item>
          <text:p text:style-name="P843"><text:span text:style-name="T504">w</text:span><text:span text:style-name="T495">hom, </text:span><text:span text:style-name="T506">whose</text:span><text:span text:style-name="T495"> — который (какой именно), </text:span><text:span text:style-name="T506">чей</text:span><text:span text:style-name="T495">;</text:span></text:p>
        </text:list-item>
        <text:list-item>
          <text:p text:style-name="P829">where — где, <text:span text:style-name="T714">куда, откуда</text:span>;</text:p>
        </text:list-item>
        <text:list-item>
          <text:p text:style-name="P830"><text:span text:style-name="T714">when</text:span> — <text:span text:style-name="T714">когда</text:span>;</text:p>
        </text:list-item>
      </text:list>
      <text:p text:style-name="P475"/>
      <text:p text:style-name="P498">Союзы ставить не обязательно. Всё предложение может быть без союзов и запятых.</text:p>
      <text:p text:style-name="P498">Но если союз заменяет подлежащее, то он обязан стоять.</text:p>
      <text:p text:style-name="P498"/>
      <text:p text:style-name="P326"><text:span text:style-name="T552">The</text:span><text:span text:style-name="T153"> movie</text:span><text:span text:style-name="T552"> </text:span><text:span text:style-name="T479">we saw last weak</text:span><text:span text:style-name="T552"> </text:span><text:span text:style-name="T166">was</text:span><text:span text:style-name="T552"> rather good — Филь, который мы смотрели на прошлой</text:span></text:p>
      <text:p text:style-name="P475">неделе, оказался довольно хорошим (при переводе союзы и запятые будут).</text:p>
      <text:p text:style-name="P498"/>
      <text:p text:style-name="P327"><text:span text:style-name="T560">I work in an office </text:span><text:span text:style-name="T155">which</text:span><text:span text:style-name="T560"> </text:span><text:span text:style-name="T168">is</text:span><text:span text:style-name="T560"> in Park street — Я работаю в офисе, </text:span><text:span text:style-name="T561">что</text:span><text:span text:style-name="T560"> на Парк стрит.</text:span></text:p>
      <text:p text:style-name="P477"/>
      <text:p text:style-name="P484">Косвенная речь</text:p>
      <text:p text:style-name="P500"/>
      <text:p text:style-name="P502">Это пересказ речи другого человека. В главной части указывается автор. </text:p>
      <text:p text:style-name="P502">В зависимой части меняется время, на прошлое.</text:p>
      <text:p text:style-name="P500"/>
      <text:p text:style-name="P478">I want to eat — Я хочу есть. (прямая речь)</text:p>
      <text:p text:style-name="P478">He said that he wanted to eat — Он сказал, что он хочет есть. (ковенная речь)</text:p>
      <text:p text:style-name="P503"/>
      <text:p text:style-name="P106"><text:span text:style-name="T552">Союз </text:span><text:span text:style-name="T495">that</text:span><text:span text:style-name="T552"> означает «что». Он часто выпадает при переводе.</text:span></text:p>
      <text:p text:style-name="P503"/>
      <text:p text:style-name="P639"><text:span text:style-name="T525">Если слова автора были в </text:span><text:span text:style-name="T499">Future</text:span><text:span text:style-name="T525">, то при пересказе они стану в </text:span><text:span text:style-name="T499">Future In The Past</text:span><text:span text:style-name="T525"> </text:span></text:p>
      <text:p text:style-name="P639"><text:span text:style-name="T525">(это когда </text:span><text:span text:style-name="T499">will</text:span><text:span text:style-name="T525"> меняется на </text:span><text:span text:style-name="T499">would</text:span><text:span text:style-name="T525">; перевод не обязательно будет в прошлом, </text:span></text:p>
      <text:p text:style-name="P500">прошлое указывается грамматически). </text:p>
      <text:p text:style-name="P500"/>
      <text:p text:style-name="P478">When will Joe come to the meeting? — Когда Джо придет на собрание?</text:p>
      <text:p text:style-name="P478">I asked when Joe would come to the meeting? — Я спросил, когда Джо придет на собрание?</text:p>
      <text:p text:style-name="P509"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480"><text:soft-page-break/></text:p>
      <text:p text:style-name="P649"><text:span text:style-name="T507">Stop the car → She told me </text:span><text:span text:style-name="T494">to stop</text:span><text:span text:style-name="T507"> the car</text:span><text:span text:style-name="T494"> </text:span><text:span text:style-name="T507">— Она сказала мне </text:span><text:span text:style-name="T494">остановить </text:span><text:span text:style-name="T507">машину.</text:span></text:p>
      <text:p text:style-name="P328"><text:span text:style-name="T563">Can I </text:span><text:span text:style-name="T485">sit </text:span><text:span text:style-name="T563">down? → He asked the permission </text:span><text:span text:style-name="T485">to sit</text:span><text:span text:style-name="T563"> down — Он спросил разрешения сесть.</text:span></text:p>
      <text:p text:style-name="P484"/>
      <text:p text:style-name="P108"><text:span text:style-name="T483">У</text:span><text:span text:style-name="T484">словные предложения</text:span></text:p>
      <text:p text:style-name="P504"/>
      <text:p text:style-name="P640"><text:span text:style-name="T526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500">when</text:span><text:span text:style-name="T526">, если ситуация случается наверняка, либо с союза </text:span><text:span text:style-name="T500">if</text:span><text:span text:style-name="T526">, если </text:span><text:span text:style-name="T527">есть только вероятность того, что случится.</text:span></text:p>
      <text:p text:style-name="P505"/>
      <text:p text:style-name="P478">When I com home (зависимая часть), I always watch TV (главная часть).</text:p>
      <text:p text:style-name="P478"/>
      <text:p text:style-name="P501">Союзы в условных предложениях:</text:p>
      <text:list xml:id="list3299209379" text:style-name="L68">
        <text:list-item>
          <text:p text:style-name="P831">when — когда;</text:p>
        </text:list-item>
        <text:list-item>
          <text:p text:style-name="P831">if — если;</text:p>
        </text:list-item>
        <text:list-item>
          <text:p text:style-name="P831">while — в то время, как;</text:p>
        </text:list-item>
        <text:list-item>
          <text:p text:style-name="P831">before — до того, как;</text:p>
        </text:list-item>
        <text:list-item>
          <text:p text:style-name="P831">after — после;</text:p>
        </text:list-item>
        <text:list-item>
          <text:p text:style-name="P831">until (till) — до того момента, как.</text:p>
        </text:list-item>
      </text:list>
      <text:p text:style-name="P500"/>
      <text:p text:style-name="P107"><text:span text:style-name="T557">Когда в главной части </text:span><text:span text:style-name="T559">стоит </text:span><text:span text:style-name="T557">настоящее, то такие предложения называются условными</text:span></text:p>
      <text:p text:style-name="P107"><text:span text:style-name="T557">предложениями нулевого типа (</text:span><text:span text:style-name="T501">Z</text:span><text:span text:style-name="T499">ero </text:span><text:span text:style-name="T501">C</text:span><text:span text:style-name="T499">onditionals</text:span><text:span text:style-name="T557">). Они расска</text:span><text:span text:style-name="T558">зывают</text:span><text:span text:style-name="T557">, при каких</text:span></text:p>
      <text:p text:style-name="P500">условиях обычно происходят события (уклад жизни).</text:p>
      <text:p text:style-name="P478"/>
      <text:p text:style-name="P478">Water boils when the temperature is 100 degrees — Вода кипит, когда температура 100 град.</text:p>
      <text:p text:style-name="P478">When the sun goes down, it gets dark — Когда солнце садится, становится темно.</text:p>
      <text:p text:style-name="P478"/>
      <text:p text:style-name="P641"><text:span text:style-name="T525">Когда в главной части стоит будущее, то </text:span><text:span text:style-name="T528">это</text:span><text:span text:style-name="T525"> условн</text:span><text:span text:style-name="T529">ые</text:span><text:span text:style-name="T528"> </text:span><text:span text:style-name="T525">предложени</text:span><text:span text:style-name="T529">я</text:span><text:span text:style-name="T525"> первого типа </text:span></text:p>
      <text:p text:style-name="P642"><text:span text:style-name="T525">(</text:span><text:span text:style-name="T502">F</text:span><text:span text:style-name="T499">irst </text:span><text:span text:style-name="T502">С</text:span><text:span text:style-name="T499">onditional</text:span><text:span text:style-name="T502">s</text:span><text:span text:style-name="T525">). </text:span><text:span text:style-name="T529">Они описывают </text:span><text:span text:style-name="T525">услови</text:span><text:span text:style-name="T529">я</text:span><text:span text:style-name="T525">, при </text:span><text:span text:style-name="T529">которых</text:span><text:span text:style-name="T525"> произойдут будущие события (планы). </text:span><text:span text:style-name="T529">З</text:span><text:span text:style-name="T528">ависим</text:span><text:span text:style-name="T529">я</text:span><text:span text:style-name="T528"> част</text:span><text:span text:style-name="T529">ь</text:span><text:span text:style-name="T528"> грамматически </text:span><text:span text:style-name="T529">в</text:span><text:span text:style-name="T528"> настояще</text:span><text:span text:style-name="T529">м</text:span><text:span text:style-name="T528">, но переводится будущим.</text:span></text:p>
      <text:p text:style-name="P500"/>
      <text:p text:style-name="P478">If it`s nice day tomorrow, I will go the beach — Если завтра будет хор. день, я пойду на пляж.</text:p>
      <text:p text:style-name="P478">I will go shopping if I have time — Я зайду в магазин, если у меня будет время.</text:p>
      <text:p text:style-name="P478"/>
      <text:p text:style-name="P639"><text:span text:style-name="T525">Условные предложения второго типа </text:span><text:span text:style-name="T529">(</text:span><text:span text:style-name="T503">Second Conditionals</text:span><text:span text:style-name="T529">)</text:span><text:span text:style-name="T525"> используются для описания нереальных ситуаций, связанных с настоящим (альтернативная реальность).</text:span></text:p>
      <text:p text:style-name="P500"/>
      <text:p text:style-name="P107"><text:span text:style-name="T557">Главная часть содержит связку </text:span><text:span text:style-name="T499">would + инфинитив</text:span><text:span text:style-name="T557">. Зависимая часть, грамматически,</text:span></text:p>
      <text:p text:style-name="P107"><text:span text:style-name="T557">стоит в прошешем времени, но привязана к настоящему. Союз </text:span><text:span text:style-name="T499">if</text:span><text:span text:style-name="T557"> переводится как «если бы».</text:span></text:p>
      <text:p text:style-name="P500"/>
      <text:p text:style-name="P324"><text:span text:style-name="T483">If</text:span><text:span text:style-name="T557"> he was rich (зависимая часть), he would buy Lamborgini (главная часть) —</text:span></text:p>
      <text:p text:style-name="P324"><text:span text:style-name="T483">Если бы</text:span><text:span text:style-name="T557"> он был богатым, он бы купил Ламборджини (would и will заменяют to?).</text:span></text:p>
      <text:p text:style-name="P479"/>
      <text:p text:style-name="P109"><text:span text:style-name="T557">Очень часто в условных предложениях второго типа в</text:span><text:span text:style-name="T499"> if-части</text:span><text:span text:style-name="T557">, глагол </text:span><text:span text:style-name="T499">be</text:span><text:span text:style-name="T557"> стоит в форме </text:span><text:span text:style-name="T499">were</text:span><text:span text:style-name="T557">,</text:span></text:p>
      <text:p text:style-name="P109"><text:span text:style-name="T557">даже после </text:span><text:span text:style-name="T499">I, he, she, it</text:span><text:span text:style-name="T557">. Это исключение из правил, которое нужно запомнить.</text:span></text:p>
      <text:p text:style-name="P479"/>
      <text:p text:style-name="P325"><text:span text:style-name="T557">If </text:span><text:span text:style-name="T483">he were</text:span><text:span text:style-name="T557"> rich, he would buy Lamborgini — Если бы </text:span><text:span text:style-name="T483">он был</text:span><text:span text:style-name="T557"> богатым, он бы купил</text:span></text:p>
      <text:p text:style-name="P479">Ламборджини (такой вариант тоже считается правильным).</text:p>
      <text:p text:style-name="P476"/>
      <text:p text:style-name="P706"><text:span text:style-name="T370">Таблица </text:span><text:span text:style-name="T371">форм</text:span><text:span text:style-name="T370"> глагола </text:span><text:span text:style-name="T120">b</text:span><text:span text:style-name="T121">e</text:span><text:span text:style-name="T370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675773650016">
          <table:table-cell table:style-name="Table5.A1" office:value-type="string">
            <text:p text:style-name="P709">Подлежащее</text:p>
          </table:table-cell>
          <table:table-cell table:style-name="Table5.A1" office:value-type="string">
            <text:p text:style-name="P710">Past</text:p>
          </table:table-cell>
          <table:table-cell table:style-name="Table5.A1" office:value-type="string">
            <text:p text:style-name="P710">Present</text:p>
          </table:table-cell>
          <table:table-cell table:style-name="Table5.D1" office:value-type="string">
            <text:p text:style-name="P710">Future</text:p>
          </table:table-cell>
        </table:table-row>
        <table:table-row table:style-name="TableLine94675770750128">
          <table:table-cell table:style-name="Table5.A2" office:value-type="string">
            <text:p text:style-name="P717">I</text:p>
          </table:table-cell>
          <table:table-cell table:style-name="Table5.A2" office:value-type="string">
            <text:p text:style-name="P718">was</text:p>
          </table:table-cell>
          <table:table-cell table:style-name="Table5.A2" office:value-type="string">
            <text:p text:style-name="P719">am</text:p>
          </table:table-cell>
          <table:table-cell table:style-name="Table5.D2" office:value-type="string">
            <text:p text:style-name="P720">will be</text:p>
          </table:table-cell>
        </table:table-row>
        <table:table-row table:style-name="TableLine94675770757712">
          <table:table-cell table:style-name="Table5.A2" office:value-type="string">
            <text:p text:style-name="P717">he/she/<text:span text:style-name="T702">it</text:span></text:p>
          </table:table-cell>
          <table:table-cell table:style-name="Table5.A2" office:value-type="string">
            <text:p text:style-name="P718">was</text:p>
          </table:table-cell>
          <table:table-cell table:style-name="Table5.A2" office:value-type="string">
            <text:p text:style-name="P719">is</text:p>
          </table:table-cell>
          <table:table-cell table:style-name="Table5.D2" office:value-type="string">
            <text:p text:style-name="P720">will be</text:p>
          </table:table-cell>
        </table:table-row>
        <table:table-row table:style-name="TableLine94675770764896">
          <table:table-cell table:style-name="Table5.A2" office:value-type="string">
            <text:p text:style-name="P717">you/we/they</text:p>
          </table:table-cell>
          <table:table-cell table:style-name="Table5.A2" office:value-type="string">
            <text:p text:style-name="P718">were</text:p>
          </table:table-cell>
          <table:table-cell table:style-name="Table5.A2" office:value-type="string">
            <text:p text:style-name="P719">are</text:p>
          </table:table-cell>
          <table:table-cell table:style-name="Table5.D2" office:value-type="string">
            <text:p text:style-name="P720">will be</text:p>
          </table:table-cell>
        </table:table-row>
      </table:table>
      <text:p text:style-name="P630"/>
      <text:p text:style-name="P644"><text:span text:style-name="T473">Таблица </text:span><text:span text:style-name="T474">личны</text:span><text:span text:style-name="T475">х</text:span><text:span text:style-name="T474"> и притяжательных </text:span><text:span text:style-name="T473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675770782336">
          <table:table-cell table:style-name="Table11.A1" table:number-columns-spanned="2" office:value-type="string">
            <text:p text:style-name="P711">Личные местоимения</text:p>
          </table:table-cell>
          <table:covered-table-cell/>
          <table:table-cell table:style-name="Table11.C1" table:number-columns-spanned="2" office:value-type="string">
            <text:p text:style-name="P711">Притяжательные местоимения</text:p>
          </table:table-cell>
          <table:covered-table-cell/>
        </table:table-row>
        <table:table-row table:style-name="TableLine94675770862064">
          <table:table-cell table:style-name="Table11.A2" office:value-type="string">
            <text:p text:style-name="P721"><text:span text:style-name="T703">и</text:span><text:span text:style-name="T704">менительный падеж</text:span></text:p>
            <text:p text:style-name="P722"><text:span text:style-name="T705">(</text:span>кто/что<text:span text:style-name="T705">)</text:span></text:p>
          </table:table-cell>
          <table:table-cell table:style-name="Table11.A2" office:value-type="string">
            <text:p text:style-name="P721"><text:span text:style-name="T703">о</text:span><text:span text:style-name="T704">бъектный падеж</text:span></text:p>
            <text:p text:style-name="P722"><text:span text:style-name="T705">(</text:span>кого, <text:span text:style-name="T705">к</text:span>ому, кем<text:span text:style-name="T705">)</text:span></text:p>
          </table:table-cell>
          <table:table-cell table:style-name="Table11.A2" office:value-type="string">
            <text:p text:style-name="P723"><text:span text:style-name="T705">с</text:span> существительным</text:p>
            <text:p text:style-name="P724">(чей)</text:p>
          </table:table-cell>
          <table:table-cell table:style-name="Table11.D2" office:value-type="string">
            <text:p text:style-name="P721"><text:span text:style-name="T705">о</text:span><text:span text:style-name="T704">тдельно</text:span></text:p>
            <text:p text:style-name="P724">(чей)</text:p>
          </table:table-cell>
        </table:table-row>
        <table:table-row table:style-name="TableLine94675770865264">
          <table:table-cell table:style-name="Table11.A2" office:value-type="string">
            <text:p text:style-name="P725">I</text:p>
          </table:table-cell>
          <table:table-cell table:style-name="Table11.A2" office:value-type="string">
            <text:p text:style-name="P725">me</text:p>
          </table:table-cell>
          <table:table-cell table:style-name="Table11.A2" office:value-type="string">
            <text:p text:style-name="P726">my</text:p>
          </table:table-cell>
          <table:table-cell table:style-name="Table11.D2" office:value-type="string">
            <text:p text:style-name="P726">mine</text:p>
          </table:table-cell>
        </table:table-row>
        <table:table-row table:style-name="TableLine94675770867888">
          <table:table-cell table:style-name="Table11.A2" office:value-type="string">
            <text:p text:style-name="P725">you</text:p>
          </table:table-cell>
          <table:table-cell table:style-name="Table11.A2" office:value-type="string">
            <text:p text:style-name="P725">you</text:p>
          </table:table-cell>
          <table:table-cell table:style-name="Table11.A2" office:value-type="string">
            <text:p text:style-name="P726">your</text:p>
          </table:table-cell>
          <table:table-cell table:style-name="Table11.D2" office:value-type="string">
            <text:p text:style-name="P726">yours</text:p>
          </table:table-cell>
        </table:table-row>
        <table:table-row table:style-name="TableLine94675770870368">
          <table:table-cell table:style-name="Table11.A2" office:value-type="string">
            <text:p text:style-name="P725">he</text:p>
          </table:table-cell>
          <table:table-cell table:style-name="Table11.A2" office:value-type="string">
            <text:p text:style-name="P725">him</text:p>
          </table:table-cell>
          <table:table-cell table:style-name="Table11.A2" office:value-type="string">
            <text:p text:style-name="P726">his</text:p>
          </table:table-cell>
          <table:table-cell table:style-name="Table11.D2" office:value-type="string">
            <text:p text:style-name="P726">his</text:p>
          </table:table-cell>
        </table:table-row>
        <table:table-row table:style-name="TableLine94675770881600">
          <table:table-cell table:style-name="Table11.A2" office:value-type="string">
            <text:p text:style-name="P725">she</text:p>
          </table:table-cell>
          <table:table-cell table:style-name="Table11.A2" office:value-type="string">
            <text:p text:style-name="P726">her</text:p>
          </table:table-cell>
          <table:table-cell table:style-name="Table11.A2" office:value-type="string">
            <text:p text:style-name="P726">her</text:p>
          </table:table-cell>
          <table:table-cell table:style-name="Table11.D2" office:value-type="string">
            <text:p text:style-name="P726">hers</text:p>
          </table:table-cell>
        </table:table-row>
        <table:table-row table:style-name="TableLine94675770885040">
          <table:table-cell table:style-name="Table11.A2" office:value-type="string">
            <text:p text:style-name="P725">it</text:p>
          </table:table-cell>
          <table:table-cell table:style-name="Table11.A2" office:value-type="string">
            <text:p text:style-name="P726">it</text:p>
          </table:table-cell>
          <table:table-cell table:style-name="Table11.A2" office:value-type="string">
            <text:p text:style-name="P726">its</text:p>
          </table:table-cell>
          <table:table-cell table:style-name="Table11.D2" office:value-type="string">
            <text:p text:style-name="P726">its</text:p>
          </table:table-cell>
        </table:table-row>
        <table:table-row table:style-name="TableLine94675770901568">
          <table:table-cell table:style-name="Table11.A2" office:value-type="string">
            <text:p text:style-name="P725">we</text:p>
          </table:table-cell>
          <table:table-cell table:style-name="Table11.A2" office:value-type="string">
            <text:p text:style-name="P726">us</text:p>
          </table:table-cell>
          <table:table-cell table:style-name="Table11.A2" office:value-type="string">
            <text:p text:style-name="P726">our</text:p>
          </table:table-cell>
          <table:table-cell table:style-name="Table11.D2" office:value-type="string">
            <text:p text:style-name="P726">ours</text:p>
          </table:table-cell>
        </table:table-row>
        <table:table-row table:style-name="TableLine94675770905232">
          <table:table-cell table:style-name="Table11.A2" office:value-type="string">
            <text:p text:style-name="P725">they</text:p>
          </table:table-cell>
          <table:table-cell table:style-name="Table11.A2" office:value-type="string">
            <text:p text:style-name="P726">them</text:p>
          </table:table-cell>
          <table:table-cell table:style-name="Table11.A2" office:value-type="string">
            <text:p text:style-name="P726">their</text:p>
          </table:table-cell>
          <table:table-cell table:style-name="Table11.D2" office:value-type="string">
            <text:p text:style-name="P726">theirs</text:p>
          </table:table-cell>
        </table:table-row>
      </table:table>
      <text:p text:style-name="P137"/>
      <text:p text:style-name="P644"><text:span text:style-name="T372">Таблица </text:span><text:span text:style-name="T373">условных предложений</text:span><text:span text:style-name="T372">:</text:span></text:p>
      <table:table table:name="Table14" table:style-name="Table14">
        <table:table-column table:style-name="Table14.A"/>
        <table:table-column table:style-name="Table14.B"/>
        <table:table-row table:style-name="TableLine94675770904480">
          <table:table-cell table:style-name="Table14.A1" office:value-type="string">
            <text:p text:style-name="P712">Тип</text:p>
          </table:table-cell>
          <table:table-cell table:style-name="Table14.B1" office:value-type="string">
            <text:p text:style-name="P712">Пример</text:p>
          </table:table-cell>
        </table:table-row>
        <table:table-row table:style-name="TableLine94675771014544">
          <table:table-cell table:style-name="Table14.A2" office:value-type="string">
            <text:p text:style-name="P727"><text:span text:style-name="T708">Z</text:span>ero <text:span text:style-name="T708">C</text:span>onditionals</text:p>
          </table:table-cell>
          <table:table-cell table:style-name="Table14.B2" office:value-type="string">
            <text:p text:style-name="P731"><text:span text:style-name="T706">If I </text:span><text:span text:style-name="T145">drive</text:span><text:span text:style-name="T706"> home early, I </text:span><text:span text:style-name="T145">watch</text:span><text:span text:style-name="T706"> some movie (уклад жизни)</text:span></text:p>
          </table:table-cell>
        </table:table-row>
        <table:table-row table:style-name="TableLine94675771030192">
          <table:table-cell table:style-name="Table14.A2" office:value-type="string">
            <text:p text:style-name="P727"><text:span text:style-name="T708">F</text:span>irst <text:span text:style-name="T708">C</text:span>onditionals</text:p>
          </table:table-cell>
          <table:table-cell table:style-name="Table14.B2" office:value-type="string">
            <text:p text:style-name="P728">If I <text:span text:style-name="T144">drive</text:span> home early today, I <text:span text:style-name="T144">will watch</text:span> some movie (планы)</text:p>
          </table:table-cell>
        </table:table-row>
        <table:table-row table:style-name="TableLine94675771030912">
          <table:table-cell table:style-name="Table14.A2" office:value-type="string">
            <text:p text:style-name="P727"><text:span text:style-name="T708">S</text:span>ec. <text:span text:style-name="T708">C</text:span>onditionals</text:p>
          </table:table-cell>
          <table:table-cell table:style-name="Table14.B2" office:value-type="string">
            <text:p text:style-name="P731"><text:span text:style-name="T706">If I </text:span><text:span text:style-name="T145">drove</text:span><text:span text:style-name="T706"> home earcly, I </text:span><text:span text:style-name="T145">would watch</text:span><text:span text:style-name="T706"> some movie (</text:span><text:span text:style-name="T707">нереальность</text:span><text:span text:style-name="T706">)</text:span></text:p>
          </table:table-cell>
        </table:table-row>
      </table:table>
      <text:p text:style-name="P138"/>
      <text:p text:style-name="P136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75771035040">
          <table:table-cell table:style-name="Table2.A1" office:value-type="string">
            <text:p text:style-name="P713">Глагол</text:p>
          </table:table-cell>
          <table:table-cell table:style-name="Table2.A1" office:value-type="string">
            <text:p text:style-name="P721"><text:span text:style-name="T438">З</text:span><text:span text:style-name="T439">начение</text:span></text:p>
          </table:table-cell>
          <table:table-cell table:style-name="Table2.C1" office:value-type="string">
            <text:p text:style-name="P721"><text:span text:style-name="T438">В</text:span><text:span text:style-name="T439">рем</text:span><text:span text:style-name="T438">я</text:span></text:p>
          </table:table-cell>
        </table:table-row>
        <table:table-row table:style-name="TableLine94675771130848">
          <table:table-cell table:style-name="Table2.A2" office:value-type="string">
            <text:p text:style-name="P729">can</text:p>
          </table:table-cell>
          <table:table-cell table:style-name="Table2.A2" office:value-type="string">
            <text:p text:style-name="P729">могу, умею</text:p>
          </table:table-cell>
          <table:table-cell table:style-name="Table2.C2" office:value-type="string">
            <text:p text:style-name="P729">настоящее и будущее</text:p>
          </table:table-cell>
        </table:table-row>
        <table:table-row table:style-name="TableLine94675771118208">
          <table:table-cell table:style-name="Table2.A2" office:value-type="string">
            <text:p text:style-name="P729">could</text:p>
          </table:table-cell>
          <table:table-cell table:style-name="Table2.A2" office:value-type="string">
            <text:p text:style-name="P729">мог, умел</text:p>
          </table:table-cell>
          <table:table-cell table:style-name="Table2.C2" office:value-type="string">
            <text:p text:style-name="P729">прошедшее</text:p>
          </table:table-cell>
        </table:table-row>
        <table:table-row table:style-name="TableLine94675771150432">
          <table:table-cell table:style-name="Table2.A2" office:value-type="string">
            <text:p text:style-name="P729">might, may</text:p>
          </table:table-cell>
          <table:table-cell table:style-name="Table2.A2" office:value-type="string">
            <text:p text:style-name="P729">может быть, мог бы,</text:p>
          </table:table-cell>
          <table:table-cell table:style-name="Table2.C2" office:value-type="string">
            <text:p text:style-name="P729">настоящее и будущие</text:p>
          </table:table-cell>
        </table:table-row>
        <table:table-row table:style-name="TableLine94675771160752">
          <table:table-cell table:style-name="Table2.A2" office:value-type="string">
            <text:p text:style-name="P729">must</text:p>
          </table:table-cell>
          <table:table-cell table:style-name="Table2.A2" office:value-type="string">
            <text:p text:style-name="P729">должен, нужно, нельзя</text:p>
          </table:table-cell>
          <table:table-cell table:style-name="Table2.C2" office:value-type="string">
            <text:p text:style-name="P729">настоящее</text:p>
          </table:table-cell>
        </table:table-row>
        <table:table-row table:style-name="TableLine94675771163728">
          <table:table-cell table:style-name="Table2.A2" office:value-type="string">
            <text:p text:style-name="P729">should</text:p>
          </table:table-cell>
          <table:table-cell table:style-name="Table2.A2" office:value-type="string">
            <text:p text:style-name="P729">следует сделать (совет)</text:p>
          </table:table-cell>
          <table:table-cell table:style-name="Table2.C2" office:value-type="string">
            <text:p text:style-name="P729">настоящее и будущие</text:p>
          </table:table-cell>
        </table:table-row>
        <table:table-row table:style-name="TableLine94675771171120">
          <table:table-cell table:style-name="Table2.A2" office:value-type="string">
            <text:p text:style-name="P729">would</text:p>
          </table:table-cell>
          <table:table-cell table:style-name="Table2.A2" office:value-type="string">
            <text:p text:style-name="P729">частица «бы»</text:p>
          </table:table-cell>
          <table:table-cell table:style-name="Table2.C2" office:value-type="string">
            <text:p text:style-name="P729">настоящ., прошед., будущ.</text:p>
          </table:table-cell>
        </table:table-row>
      </table:table>
      <text:p text:style-name="P140"/>
      <text:p text:style-name="P13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75771184400">
          <table:table-cell table:style-name="Table3.A1" office:value-type="string">
            <text:p text:style-name="P714">Конструкция</text:p>
          </table:table-cell>
          <table:table-cell table:style-name="Table3.A1" office:value-type="string">
            <text:p text:style-name="P714">Значение</text:p>
          </table:table-cell>
          <table:table-cell table:style-name="Table3.C1" office:value-type="string">
            <text:p text:style-name="P714">Время</text:p>
          </table:table-cell>
        </table:table-row>
        <table:table-row table:style-name="TableLine94675771216864">
          <table:table-cell table:style-name="Table3.A2" office:value-type="string">
            <text:p text:style-name="P730">be able to</text:p>
          </table:table-cell>
          <table:table-cell table:style-name="Table3.A2" office:value-type="string">
            <text:p text:style-name="P730">могу (близко к can)</text:p>
          </table:table-cell>
          <table:table-cell table:style-name="Table3.C2" office:value-type="string">
            <text:p text:style-name="P730">be меняется по временам</text:p>
          </table:table-cell>
        </table:table-row>
        <table:table-row table:style-name="TableLine94675771241648">
          <table:table-cell table:style-name="Table3.A2" office:value-type="string">
            <text:p text:style-name="P730">have to</text:p>
          </table:table-cell>
          <table:table-cell table:style-name="Table3.A2" office:value-type="string">
            <text:p text:style-name="P730">должен (близко к must)</text:p>
          </table:table-cell>
          <table:table-cell table:style-name="Table3.C2" office:value-type="string">
            <text:p text:style-name="P730">have меняется по временам</text:p>
          </table:table-cell>
        </table:table-row>
        <table:table-row table:style-name="TableLine94675771302384">
          <table:table-cell table:style-name="Table3.A2" office:value-type="string">
            <text:p text:style-name="P730">used to</text:p>
          </table:table-cell>
          <table:table-cell table:style-name="Table3.A2" office:value-type="string">
            <text:p text:style-name="P730">раньше делал (близко к would)</text:p>
          </table:table-cell>
          <table:table-cell table:style-name="Table3.C2" office:value-type="string">
            <text:p text:style-name="P730">всегда в прошедшем</text:p>
          </table:table-cell>
        </table:table-row>
      </table:table>
      <text:p text:style-name="P705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675771304944">
          <table:table-cell table:style-name="Table6.A1" office:value-type="string">
            <text:p text:style-name="P716">Начальная форма</text:p>
          </table:table-cell>
          <table:table-cell table:style-name="Table6.A1" office:value-type="string">
            <text:p text:style-name="P716">2я форма</text:p>
          </table:table-cell>
          <table:table-cell table:style-name="Table6.A1" office:value-type="string">
            <text:p text:style-name="P715">3я форма</text:p>
          </table:table-cell>
          <table:table-cell table:style-name="Table6.D1" office:value-type="string">
            <text:p text:style-name="P715">Перевод</text:p>
          </table:table-cell>
        </table:table-row>
        <table:table-row table:style-name="TableLine94675771496720">
          <table:table-cell table:style-name="Table6.A2" office:value-type="string">
            <text:p text:style-name="P732">begin</text:p>
          </table:table-cell>
          <table:table-cell table:style-name="Table6.A2" office:value-type="string">
            <text:p text:style-name="P732">began</text:p>
          </table:table-cell>
          <table:table-cell table:style-name="Table6.A2" office:value-type="string">
            <text:p text:style-name="P732">begun</text:p>
          </table:table-cell>
          <table:table-cell table:style-name="Table6.D2" office:value-type="string">
            <text:p text:style-name="P732">начинать</text:p>
          </table:table-cell>
        </table:table-row>
        <table:table-row table:style-name="TableLine94675771504768">
          <table:table-cell table:style-name="Table6.A2" office:value-type="string">
            <text:p text:style-name="P732">break</text:p>
          </table:table-cell>
          <table:table-cell table:style-name="Table6.A2" office:value-type="string">
            <text:p text:style-name="P732">broke</text:p>
          </table:table-cell>
          <table:table-cell table:style-name="Table6.A2" office:value-type="string">
            <text:p text:style-name="P732">broken</text:p>
          </table:table-cell>
          <table:table-cell table:style-name="Table6.D2" office:value-type="string">
            <text:p text:style-name="P732">ломать</text:p>
          </table:table-cell>
        </table:table-row>
        <table:table-row table:style-name="TableLine94675771508944">
          <table:table-cell table:style-name="Table6.A2" office:value-type="string">
            <text:p text:style-name="P732">bring</text:p>
          </table:table-cell>
          <table:table-cell table:style-name="Table6.A2" office:value-type="string">
            <text:p text:style-name="P732">brought</text:p>
          </table:table-cell>
          <table:table-cell table:style-name="Table6.A2" office:value-type="string">
            <text:p text:style-name="P732">brought</text:p>
          </table:table-cell>
          <table:table-cell table:style-name="Table6.D2" office:value-type="string">
            <text:p text:style-name="P732">приносить</text:p>
          </table:table-cell>
        </table:table-row>
        <table:table-row table:style-name="TableLine94675771517200">
          <table:table-cell table:style-name="Table6.A2" office:value-type="string">
            <text:p text:style-name="P732">buy</text:p>
          </table:table-cell>
          <table:table-cell table:style-name="Table6.A2" office:value-type="string">
            <text:p text:style-name="P732">bought</text:p>
          </table:table-cell>
          <table:table-cell table:style-name="Table6.A2" office:value-type="string">
            <text:p text:style-name="P732">bought</text:p>
          </table:table-cell>
          <table:table-cell table:style-name="Table6.D2" office:value-type="string">
            <text:p text:style-name="P732">покупать</text:p>
          </table:table-cell>
        </table:table-row>
        <table:table-row table:style-name="TableLine94675771520400">
          <table:table-cell table:style-name="Table6.A2" office:value-type="string">
            <text:p text:style-name="P732">come</text:p>
          </table:table-cell>
          <table:table-cell table:style-name="Table6.A2" office:value-type="string">
            <text:p text:style-name="P732">came</text:p>
          </table:table-cell>
          <table:table-cell table:style-name="Table6.A2" office:value-type="string">
            <text:p text:style-name="P732">come</text:p>
          </table:table-cell>
          <table:table-cell table:style-name="Table6.D2" office:value-type="string">
            <text:p text:style-name="P732">приходить</text:p>
          </table:table-cell>
        </table:table-row>
        <table:table-row table:style-name="TableLine94675771523152">
          <table:table-cell table:style-name="Table6.A2" office:value-type="string">
            <text:p text:style-name="P732">do</text:p>
          </table:table-cell>
          <table:table-cell table:style-name="Table6.A2" office:value-type="string">
            <text:p text:style-name="P732">did</text:p>
          </table:table-cell>
          <table:table-cell table:style-name="Table6.A2" office:value-type="string">
            <text:p text:style-name="P732">done</text:p>
          </table:table-cell>
          <table:table-cell table:style-name="Table6.D2" office:value-type="string">
            <text:p text:style-name="P732">делать</text:p>
          </table:table-cell>
        </table:table-row>
        <table:table-row table:style-name="TableLine94675771525888">
          <table:table-cell table:style-name="Table6.A2" office:value-type="string">
            <text:p text:style-name="P732">drink</text:p>
          </table:table-cell>
          <table:table-cell table:style-name="Table6.A2" office:value-type="string">
            <text:p text:style-name="P732">drank</text:p>
          </table:table-cell>
          <table:table-cell table:style-name="Table6.A2" office:value-type="string">
            <text:p text:style-name="P732">drunk</text:p>
          </table:table-cell>
          <table:table-cell table:style-name="Table6.D2" office:value-type="string">
            <text:p text:style-name="P732">пить</text:p>
          </table:table-cell>
        </table:table-row>
        <table:table-row table:style-name="TableLine94675771529264">
          <table:table-cell table:style-name="Table6.A2" office:value-type="string">
            <text:p text:style-name="P732">eat</text:p>
          </table:table-cell>
          <table:table-cell table:style-name="Table6.A2" office:value-type="string">
            <text:p text:style-name="P732">ate</text:p>
          </table:table-cell>
          <table:table-cell table:style-name="Table6.A2" office:value-type="string">
            <text:p text:style-name="P732">eaten</text:p>
          </table:table-cell>
          <table:table-cell table:style-name="Table6.D2" office:value-type="string">
            <text:p text:style-name="P732">есть</text:p>
          </table:table-cell>
        </table:table-row>
        <table:table-row table:style-name="TableLine94675771533392">
          <table:table-cell table:style-name="Table6.A2" office:value-type="string">
            <text:p text:style-name="P732">fall</text:p>
          </table:table-cell>
          <table:table-cell table:style-name="Table6.A2" office:value-type="string">
            <text:p text:style-name="P732">fell</text:p>
          </table:table-cell>
          <table:table-cell table:style-name="Table6.A2" office:value-type="string">
            <text:p text:style-name="P732">fallen</text:p>
          </table:table-cell>
          <table:table-cell table:style-name="Table6.D2" office:value-type="string">
            <text:p text:style-name="P732">падать</text:p>
          </table:table-cell>
        </table:table-row>
        <table:table-row table:style-name="TableLine94675771536432">
          <table:table-cell table:style-name="Table6.A2" office:value-type="string">
            <text:p text:style-name="P732">fly</text:p>
          </table:table-cell>
          <table:table-cell table:style-name="Table6.A2" office:value-type="string">
            <text:p text:style-name="P732">flew</text:p>
          </table:table-cell>
          <table:table-cell table:style-name="Table6.A2" office:value-type="string">
            <text:p text:style-name="P732">flown</text:p>
          </table:table-cell>
          <table:table-cell table:style-name="Table6.D2" office:value-type="string">
            <text:p text:style-name="P732">летать</text:p>
          </table:table-cell>
        </table:table-row>
        <table:table-row table:style-name="TableLine94675771540336">
          <table:table-cell table:style-name="Table6.A2" office:value-type="string">
            <text:p text:style-name="P732">forget</text:p>
          </table:table-cell>
          <table:table-cell table:style-name="Table6.A2" office:value-type="string">
            <text:p text:style-name="P732">forgot</text:p>
          </table:table-cell>
          <table:table-cell table:style-name="Table6.A2" office:value-type="string">
            <text:p text:style-name="P732">forgotten</text:p>
          </table:table-cell>
          <table:table-cell table:style-name="Table6.D2" office:value-type="string">
            <text:p text:style-name="P732">забывать</text:p>
          </table:table-cell>
        </table:table-row>
        <table:table-row table:style-name="TableLine94675771253792">
          <table:table-cell table:style-name="Table6.A2" office:value-type="string">
            <text:p text:style-name="P732">get</text:p>
          </table:table-cell>
          <table:table-cell table:style-name="Table6.A2" office:value-type="string">
            <text:p text:style-name="P732">got</text:p>
          </table:table-cell>
          <table:table-cell table:style-name="Table6.A2" office:value-type="string">
            <text:p text:style-name="P732">got</text:p>
          </table:table-cell>
          <table:table-cell table:style-name="Table6.D2" office:value-type="string">
            <text:p text:style-name="P732">получать</text:p>
          </table:table-cell>
        </table:table-row>
        <table:table-row table:style-name="TableLine94675771257776">
          <table:table-cell table:style-name="Table6.A2" office:value-type="string">
            <text:p text:style-name="P733">give</text:p>
          </table:table-cell>
          <table:table-cell table:style-name="Table6.A2" office:value-type="string">
            <text:p text:style-name="P733">gave</text:p>
          </table:table-cell>
          <table:table-cell table:style-name="Table6.A2" office:value-type="string">
            <text:p text:style-name="P733">given</text:p>
          </table:table-cell>
          <table:table-cell table:style-name="Table6.D2" office:value-type="string">
            <text:p text:style-name="P733">давать</text:p>
          </table:table-cell>
        </table:table-row>
        <table:table-row table:style-name="TableLine94675771564144">
          <table:table-cell table:style-name="Table6.A2" office:value-type="string">
            <text:p text:style-name="P733">go</text:p>
          </table:table-cell>
          <table:table-cell table:style-name="Table6.A2" office:value-type="string">
            <text:p text:style-name="P733">went</text:p>
          </table:table-cell>
          <table:table-cell table:style-name="Table6.A2" office:value-type="string">
            <text:p text:style-name="P733">gone</text:p>
          </table:table-cell>
          <table:table-cell table:style-name="Table6.D2" office:value-type="string">
            <text:p text:style-name="P733">идти</text:p>
          </table:table-cell>
        </table:table-row>
        <table:table-row table:style-name="TableLine94675771568208">
          <table:table-cell table:style-name="Table6.A2" office:value-type="string">
            <text:p text:style-name="P734">have</text:p>
          </table:table-cell>
          <table:table-cell table:style-name="Table6.A2" office:value-type="string">
            <text:p text:style-name="P734">had</text:p>
          </table:table-cell>
          <table:table-cell table:style-name="Table6.A2" office:value-type="string">
            <text:p text:style-name="P734">had</text:p>
          </table:table-cell>
          <table:table-cell table:style-name="Table6.D2" office:value-type="string">
            <text:p text:style-name="P734">иметь </text:p>
          </table:table-cell>
        </table:table-row>
        <table:table-row table:style-name="TableLine94675771580304">
          <table:table-cell table:style-name="Table6.A2" office:value-type="string">
            <text:p text:style-name="P734">hear</text:p>
          </table:table-cell>
          <table:table-cell table:style-name="Table6.A2" office:value-type="string">
            <text:p text:style-name="P734">heard</text:p>
          </table:table-cell>
          <table:table-cell table:style-name="Table6.A2" office:value-type="string">
            <text:p text:style-name="P734">heard</text:p>
          </table:table-cell>
          <table:table-cell table:style-name="Table6.D2" office:value-type="string">
            <text:p text:style-name="P734">слышать</text:p>
          </table:table-cell>
        </table:table-row>
        <table:table-row table:style-name="TableLine94675771583536">
          <table:table-cell table:style-name="Table6.A2" office:value-type="string">
            <text:p text:style-name="P734">know</text:p>
          </table:table-cell>
          <table:table-cell table:style-name="Table6.A2" office:value-type="string">
            <text:p text:style-name="P734">knew</text:p>
          </table:table-cell>
          <table:table-cell table:style-name="Table6.A2" office:value-type="string">
            <text:p text:style-name="P734">known</text:p>
          </table:table-cell>
          <table:table-cell table:style-name="Table6.D2" office:value-type="string">
            <text:p text:style-name="P734">знать</text:p>
          </table:table-cell>
        </table:table-row>
        <table:table-row table:style-name="TableLine94675771586576">
          <table:table-cell table:style-name="Table6.A2" office:value-type="string">
            <text:p text:style-name="P734">lose</text:p>
          </table:table-cell>
          <table:table-cell table:style-name="Table6.A2" office:value-type="string">
            <text:p text:style-name="P734">lost</text:p>
          </table:table-cell>
          <table:table-cell table:style-name="Table6.A2" office:value-type="string">
            <text:p text:style-name="P734">lost</text:p>
          </table:table-cell>
          <table:table-cell table:style-name="Table6.D2" office:value-type="string">
            <text:p text:style-name="P734">терять</text:p>
          </table:table-cell>
        </table:table-row>
        <table:table-row table:style-name="TableLine94675771591600">
          <table:table-cell table:style-name="Table6.A2" office:value-type="string">
            <text:p text:style-name="P734">make</text:p>
          </table:table-cell>
          <table:table-cell table:style-name="Table6.A2" office:value-type="string">
            <text:p text:style-name="P734">made</text:p>
          </table:table-cell>
          <table:table-cell table:style-name="Table6.A2" office:value-type="string">
            <text:p text:style-name="P734">made</text:p>
          </table:table-cell>
          <table:table-cell table:style-name="Table6.D2" office:value-type="string">
            <text:p text:style-name="P734">делать</text:p>
          </table:table-cell>
        </table:table-row>
        <table:table-row table:style-name="TableLine94675771600032">
          <table:table-cell table:style-name="Table6.A2" office:value-type="string">
            <text:p text:style-name="P734">pay</text:p>
          </table:table-cell>
          <table:table-cell table:style-name="Table6.A2" office:value-type="string">
            <text:p text:style-name="P734">paid</text:p>
          </table:table-cell>
          <table:table-cell table:style-name="Table6.A2" office:value-type="string">
            <text:p text:style-name="P734">paid</text:p>
          </table:table-cell>
          <table:table-cell table:style-name="Table6.D2" office:value-type="string">
            <text:p text:style-name="P734">платить</text:p>
          </table:table-cell>
        </table:table-row>
        <table:table-row table:style-name="TableLine94675771602848">
          <table:table-cell table:style-name="Table6.A2" office:value-type="string">
            <text:p text:style-name="P734">put</text:p>
          </table:table-cell>
          <table:table-cell table:style-name="Table6.A2" office:value-type="string">
            <text:p text:style-name="P734">put</text:p>
          </table:table-cell>
          <table:table-cell table:style-name="Table6.A2" office:value-type="string">
            <text:p text:style-name="P734">put</text:p>
          </table:table-cell>
          <table:table-cell table:style-name="Table6.D2" office:value-type="string">
            <text:p text:style-name="P734">класть</text:p>
          </table:table-cell>
        </table:table-row>
        <table:table-row table:style-name="TableLine94675771606320">
          <table:table-cell table:style-name="Table6.A2" office:value-type="string">
            <text:p text:style-name="P734">read</text:p>
          </table:table-cell>
          <table:table-cell table:style-name="Table6.A2" office:value-type="string">
            <text:p text:style-name="P734">read</text:p>
          </table:table-cell>
          <table:table-cell table:style-name="Table6.A2" office:value-type="string">
            <text:p text:style-name="P734">read</text:p>
          </table:table-cell>
          <table:table-cell table:style-name="Table6.D2" office:value-type="string">
            <text:p text:style-name="P734">читать</text:p>
          </table:table-cell>
        </table:table-row>
        <table:table-row table:style-name="TableLine94675771613888">
          <table:table-cell table:style-name="Table6.A2" office:value-type="string">
            <text:p text:style-name="P734">say</text:p>
          </table:table-cell>
          <table:table-cell table:style-name="Table6.A2" office:value-type="string">
            <text:p text:style-name="P734">said</text:p>
          </table:table-cell>
          <table:table-cell table:style-name="Table6.A2" office:value-type="string">
            <text:p text:style-name="P734">said</text:p>
          </table:table-cell>
          <table:table-cell table:style-name="Table6.D2" office:value-type="string">
            <text:p text:style-name="P734">сказать</text:p>
          </table:table-cell>
        </table:table-row>
        <table:table-row table:style-name="TableLine94675771617920">
          <table:table-cell table:style-name="Table6.A2" office:value-type="string">
            <text:p text:style-name="P734">speak</text:p>
          </table:table-cell>
          <table:table-cell table:style-name="Table6.A2" office:value-type="string">
            <text:p text:style-name="P734">spoke</text:p>
          </table:table-cell>
          <table:table-cell table:style-name="Table6.A2" office:value-type="string">
            <text:p text:style-name="P734">spoken</text:p>
          </table:table-cell>
          <table:table-cell table:style-name="Table6.D2" office:value-type="string">
            <text:p text:style-name="P734">говорить</text:p>
          </table:table-cell>
        </table:table-row>
        <table:table-row table:style-name="TableLine94675771620672">
          <table:table-cell table:style-name="Table6.A2" office:value-type="string">
            <text:p text:style-name="P734">see</text:p>
          </table:table-cell>
          <table:table-cell table:style-name="Table6.A2" office:value-type="string">
            <text:p text:style-name="P734">saw</text:p>
          </table:table-cell>
          <table:table-cell table:style-name="Table6.A2" office:value-type="string">
            <text:p text:style-name="P734">seen</text:p>
          </table:table-cell>
          <table:table-cell table:style-name="Table6.D2" office:value-type="string">
            <text:p text:style-name="P734">видеть</text:p>
          </table:table-cell>
        </table:table-row>
        <table:table-row table:style-name="TableLine94675771624752">
          <table:table-cell table:style-name="Table6.A2" office:value-type="string">
            <text:p text:style-name="P734">sit</text:p>
          </table:table-cell>
          <table:table-cell table:style-name="Table6.A2" office:value-type="string">
            <text:p text:style-name="P734">sat</text:p>
          </table:table-cell>
          <table:table-cell table:style-name="Table6.A2" office:value-type="string">
            <text:p text:style-name="P734">sat</text:p>
          </table:table-cell>
          <table:table-cell table:style-name="Table6.D2" office:value-type="string">
            <text:p text:style-name="P734">сидеть</text:p>
          </table:table-cell>
        </table:table-row>
        <table:table-row table:style-name="TableLine94675771627856">
          <table:table-cell table:style-name="Table6.A2" office:value-type="string">
            <text:p text:style-name="P734">take</text:p>
          </table:table-cell>
          <table:table-cell table:style-name="Table6.A2" office:value-type="string">
            <text:p text:style-name="P734">took</text:p>
          </table:table-cell>
          <table:table-cell table:style-name="Table6.A2" office:value-type="string">
            <text:p text:style-name="P734">taken</text:p>
          </table:table-cell>
          <table:table-cell table:style-name="Table6.D2" office:value-type="string">
            <text:p text:style-name="P734">брать</text:p>
          </table:table-cell>
        </table:table-row>
        <table:table-row table:style-name="TableLine94675771633264">
          <table:table-cell table:style-name="Table6.A2" office:value-type="string">
            <text:p text:style-name="P735">teach</text:p>
          </table:table-cell>
          <table:table-cell table:style-name="Table6.A2" office:value-type="string">
            <text:p text:style-name="P736">taught</text:p>
          </table:table-cell>
          <table:table-cell table:style-name="Table6.A2" office:value-type="string">
            <text:p text:style-name="P735">taught</text:p>
          </table:table-cell>
          <table:table-cell table:style-name="Table6.D2" office:value-type="string">
            <text:p text:style-name="P735">обучать</text:p>
          </table:table-cell>
        </table:table-row>
        <table:table-row table:style-name="TableLine94675771635824">
          <table:table-cell table:style-name="Table6.A2" office:value-type="string">
            <text:p text:style-name="P734">tell</text:p>
          </table:table-cell>
          <table:table-cell table:style-name="Table6.A2" office:value-type="string">
            <text:p text:style-name="P734">told</text:p>
          </table:table-cell>
          <table:table-cell table:style-name="Table6.A2" office:value-type="string">
            <text:p text:style-name="P734">told</text:p>
          </table:table-cell>
          <table:table-cell table:style-name="Table6.D2" office:value-type="string">
            <text:p text:style-name="P734">рассказывать</text:p>
          </table:table-cell>
        </table:table-row>
        <table:table-row table:style-name="TableLine94675771642176">
          <table:table-cell table:style-name="Table6.A2" office:value-type="string">
            <text:p text:style-name="P734">think</text:p>
          </table:table-cell>
          <table:table-cell table:style-name="Table6.A2" office:value-type="string">
            <text:p text:style-name="P734">thought</text:p>
          </table:table-cell>
          <table:table-cell table:style-name="Table6.A2" office:value-type="string">
            <text:p text:style-name="P734">thought</text:p>
          </table:table-cell>
          <table:table-cell table:style-name="Table6.D2" office:value-type="string">
            <text:p text:style-name="P734">думать</text:p>
          </table:table-cell>
        </table:table-row>
        <table:table-row table:style-name="TableLine94675771645552">
          <table:table-cell table:style-name="Table6.A2" office:value-type="string">
            <text:p text:style-name="P734">win</text:p>
          </table:table-cell>
          <table:table-cell table:style-name="Table6.A2" office:value-type="string">
            <text:p text:style-name="P734">won</text:p>
          </table:table-cell>
          <table:table-cell table:style-name="Table6.A2" office:value-type="string">
            <text:p text:style-name="P734">won</text:p>
          </table:table-cell>
          <table:table-cell table:style-name="Table6.D2" office:value-type="string">
            <text:p text:style-name="P734">побеждать</text:p>
          </table:table-cell>
        </table:table-row>
        <table:table-row table:style-name="TableLine94675771660672">
          <table:table-cell table:style-name="Table6.A2" office:value-type="string">
            <text:p text:style-name="P734">write</text:p>
          </table:table-cell>
          <table:table-cell table:style-name="Table6.A2" office:value-type="string">
            <text:p text:style-name="P734">wrote</text:p>
          </table:table-cell>
          <table:table-cell table:style-name="Table6.A2" office:value-type="string">
            <text:p text:style-name="P734">written</text:p>
          </table:table-cell>
          <table:table-cell table:style-name="Table6.D2" office:value-type="string">
            <text:p text:style-name="P734">писать</text:p>
          </table:table-cell>
        </table:table-row>
      </table:table>
      <text:p text:style-name="P1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5-17T16:59:04.302947297</dc:date>
    <meta:editing-duration>P1DT5H5M28S</meta:editing-duration>
    <meta:editing-cycles>357</meta:editing-cycles>
    <meta:document-statistic meta:table-count="6" meta:image-count="0" meta:object-count="0" meta:page-count="37" meta:paragraph-count="1402" meta:word-count="11251" meta:character-count="70430" meta:non-whitespace-character-count="60160"/>
  </office:meta>
</office:document-meta>
</file>